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ans" svg:font-family="'Liberation Sans'" style:font-family-generic="swis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1.8326in" style:rel-column-width="17346*"/>
    </style:style>
    <style:style style:name="Table5.B" style:family="table-column">
      <style:table-column-properties style:column-width="0.7743in" style:rel-column-width="7330*"/>
    </style:style>
    <style:style style:name="Table5.C" style:family="table-column">
      <style:table-column-properties style:column-width="0.775in" style:rel-column-width="7331*"/>
    </style:style>
    <style:style style:name="Table5.D" style:family="table-column">
      <style:table-column-properties style:column-width="1.2201in" style:rel-column-width="11545*"/>
    </style:style>
    <style:style style:name="Table5.E" style:family="table-column">
      <style:table-column-properties style:column-width="0.8903in" style:rel-column-width="8428*"/>
    </style:style>
    <style:style style:name="Table5.F" style:family="table-column">
      <style:table-column-properties style:column-width="1.4326in" style:rel-column-width="13555*"/>
    </style:style>
    <style:style style:name="Table5.A1" style:family="table-cell">
      <style:table-cell-properties fo:padding="0in" fo:border="none" style:writing-mode="page"/>
    </style:style>
    <style:style style:name="Table6" style:family="table">
      <style:table-properties style:width="6.925in" table:align="margins"/>
    </style:style>
    <style:style style:name="Table6.A" style:family="table-column">
      <style:table-column-properties style:column-width="0.8722in" style:rel-column-width="8254*"/>
    </style:style>
    <style:style style:name="Table6.B" style:family="table-column">
      <style:table-column-properties style:column-width="1.1264in" style:rel-column-width="10659*"/>
    </style:style>
    <style:style style:name="Table6.C" style:family="table-column">
      <style:table-column-properties style:column-width="4.9264in" style:rel-column-width="46622*"/>
    </style:style>
    <style:style style:name="Table6.A1" style:family="table-cell">
      <style:table-cell-properties fo:padding="0in" fo:border="none" style:writing-mode="page"/>
    </style:style>
    <style:style style:name="Table6.2" style:family="table-row">
      <style:table-row-properties style:min-row-height="0.2444in"/>
    </style:style>
    <style:style style:name="Table1" style:family="table">
      <style:table-properties style:width="6.925in" table:align="margins"/>
    </style:style>
    <style:style style:name="Table1.A" style:family="table-column">
      <style:table-column-properties style:column-width="1.1535in" style:rel-column-width="10915*"/>
    </style:style>
    <style:style style:name="Table1.B" style:family="table-column">
      <style:table-column-properties style:column-width="0.5979in" style:rel-column-width="5658*"/>
    </style:style>
    <style:style style:name="Table1.C" style:family="table-column">
      <style:table-column-properties style:column-width="0.9958in" style:rel-column-width="9424*"/>
    </style:style>
    <style:style style:name="Table1.D" style:family="table-column">
      <style:table-column-properties style:column-width="0.9375in" style:rel-column-width="8872*"/>
    </style:style>
    <style:style style:name="Table1.E" style:family="table-column">
      <style:table-column-properties style:column-width="0.8792in" style:rel-column-width="8320*"/>
    </style:style>
    <style:style style:name="Table1.F" style:family="table-column">
      <style:table-column-properties style:column-width="2.3611in" style:rel-column-width="22346*"/>
    </style:style>
    <style:style style:name="Table1.A1" style:family="table-cell">
      <style:table-cell-properties fo:padding="0in" fo:border="none" style:writing-mode="page"/>
    </style:style>
    <style:style style:name="Table12" style:family="table">
      <style:table-properties style:width="6.925in" table:align="margins"/>
    </style:style>
    <style:style style:name="Table12.A" style:family="table-column">
      <style:table-column-properties style:column-width="1.1535in" style:rel-column-width="10915*"/>
    </style:style>
    <style:style style:name="Table12.B" style:family="table-column">
      <style:table-column-properties style:column-width="0.5979in" style:rel-column-width="5658*"/>
    </style:style>
    <style:style style:name="Table12.C" style:family="table-column">
      <style:table-column-properties style:column-width="0.9958in" style:rel-column-width="9424*"/>
    </style:style>
    <style:style style:name="Table12.D" style:family="table-column">
      <style:table-column-properties style:column-width="0.9375in" style:rel-column-width="8872*"/>
    </style:style>
    <style:style style:name="Table12.E" style:family="table-column">
      <style:table-column-properties style:column-width="0.8792in" style:rel-column-width="8320*"/>
    </style:style>
    <style:style style:name="Table12.F" style:family="table-column">
      <style:table-column-properties style:column-width="2.3611in" style:rel-column-width="22346*"/>
    </style:style>
    <style:style style:name="Table12.A1" style:family="table-cell">
      <style:table-cell-properties fo:padding="0in" fo:border="none" style:writing-mode="page"/>
    </style:style>
    <style:style style:name="Table2" style:family="table">
      <style:table-properties style:width="6.925in" table:align="margins"/>
    </style:style>
    <style:style style:name="Table2.A" style:family="table-column">
      <style:table-column-properties style:column-width="1.1847in" style:rel-column-width="11211*"/>
    </style:style>
    <style:style style:name="Table2.B" style:family="table-column">
      <style:table-column-properties style:column-width="5.7403in" style:rel-column-width="54324*"/>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1.1535in" style:rel-column-width="10915*"/>
    </style:style>
    <style:style style:name="Table3.B" style:family="table-column">
      <style:table-column-properties style:column-width="0.5979in" style:rel-column-width="5658*"/>
    </style:style>
    <style:style style:name="Table3.C" style:family="table-column">
      <style:table-column-properties style:column-width="0.9958in" style:rel-column-width="9424*"/>
    </style:style>
    <style:style style:name="Table3.D" style:family="table-column">
      <style:table-column-properties style:column-width="0.9375in" style:rel-column-width="8872*"/>
    </style:style>
    <style:style style:name="Table3.E" style:family="table-column">
      <style:table-column-properties style:column-width="0.8792in" style:rel-column-width="8320*"/>
    </style:style>
    <style:style style:name="Table3.F" style:family="table-column">
      <style:table-column-properties style:column-width="2.3611in" style:rel-column-width="22346*"/>
    </style:style>
    <style:style style:name="Table3.A1" style:family="table-cell">
      <style:table-cell-properties fo:padding="0in" fo:border="none" style:writing-mode="page"/>
    </style:style>
    <style:style style:name="Table4" style:family="table">
      <style:table-properties style:width="6.925in" table:align="margins"/>
    </style:style>
    <style:style style:name="Table4.A" style:family="table-column">
      <style:table-column-properties style:column-width="1.1847in" style:rel-column-width="11211*"/>
    </style:style>
    <style:style style:name="Table4.B" style:family="table-column">
      <style:table-column-properties style:column-width="5.7403in" style:rel-column-width="54324*"/>
    </style:style>
    <style:style style:name="Table4.A1" style:family="table-cell">
      <style:table-cell-properties style:writing-mode="page"/>
    </style:style>
    <style:style style:name="Table15" style:family="table">
      <style:table-properties style:width="6.925in" table:align="margins"/>
    </style:style>
    <style:style style:name="Table15.A" style:family="table-column">
      <style:table-column-properties style:column-width="1.1535in" style:rel-column-width="10915*"/>
    </style:style>
    <style:style style:name="Table15.B" style:family="table-column">
      <style:table-column-properties style:column-width="0.5979in" style:rel-column-width="5658*"/>
    </style:style>
    <style:style style:name="Table15.C" style:family="table-column">
      <style:table-column-properties style:column-width="0.9958in" style:rel-column-width="9424*"/>
    </style:style>
    <style:style style:name="Table15.D" style:family="table-column">
      <style:table-column-properties style:column-width="0.9375in" style:rel-column-width="8872*"/>
    </style:style>
    <style:style style:name="Table15.E" style:family="table-column">
      <style:table-column-properties style:column-width="0.8792in" style:rel-column-width="8320*"/>
    </style:style>
    <style:style style:name="Table15.F" style:family="table-column">
      <style:table-column-properties style:column-width="2.3611in" style:rel-column-width="22346*"/>
    </style:style>
    <style:style style:name="Table15.A1" style:family="table-cell">
      <style:table-cell-properties fo:padding="0in" fo:border="none" style:writing-mode="page"/>
    </style:style>
    <style:style style:name="Table28" style:family="table">
      <style:table-properties style:width="6.925in" table:align="margins"/>
    </style:style>
    <style:style style:name="Table28.A" style:family="table-column">
      <style:table-column-properties style:column-width="1.1847in" style:rel-column-width="11211*"/>
    </style:style>
    <style:style style:name="Table28.B" style:family="table-column">
      <style:table-column-properties style:column-width="5.7403in" style:rel-column-width="54324*"/>
    </style:style>
    <style:style style:name="Table28.A1" style:family="table-cell">
      <style:table-cell-properties style:writing-mode="page"/>
    </style:style>
    <style:style style:name="Table7" style:family="table">
      <style:table-properties style:width="6.925in" table:align="margins"/>
    </style:style>
    <style:style style:name="Table7.A" style:family="table-column">
      <style:table-column-properties style:column-width="1.1535in" style:rel-column-width="10915*"/>
    </style:style>
    <style:style style:name="Table7.B" style:family="table-column">
      <style:table-column-properties style:column-width="0.5979in" style:rel-column-width="5658*"/>
    </style:style>
    <style:style style:name="Table7.C" style:family="table-column">
      <style:table-column-properties style:column-width="0.9958in" style:rel-column-width="9424*"/>
    </style:style>
    <style:style style:name="Table7.D" style:family="table-column">
      <style:table-column-properties style:column-width="0.9375in" style:rel-column-width="8872*"/>
    </style:style>
    <style:style style:name="Table7.E" style:family="table-column">
      <style:table-column-properties style:column-width="0.8792in" style:rel-column-width="8320*"/>
    </style:style>
    <style:style style:name="Table7.F" style:family="table-column">
      <style:table-column-properties style:column-width="2.3611in" style:rel-column-width="22346*"/>
    </style:style>
    <style:style style:name="Table7.A1" style:family="table-cell">
      <style:table-cell-properties fo:padding="0in" fo:border="none" style:writing-mode="page"/>
    </style:style>
    <style:style style:name="Table29" style:family="table">
      <style:table-properties style:width="6.925in" table:align="margins"/>
    </style:style>
    <style:style style:name="Table29.A" style:family="table-column">
      <style:table-column-properties style:column-width="1.1847in" style:rel-column-width="11211*"/>
    </style:style>
    <style:style style:name="Table29.B" style:family="table-column">
      <style:table-column-properties style:column-width="5.7403in" style:rel-column-width="54324*"/>
    </style:style>
    <style:style style:name="Table29.A1" style:family="table-cell">
      <style:table-cell-properties style:writing-mode="page"/>
    </style:style>
    <style:style style:name="Table13" style:family="table">
      <style:table-properties style:width="6.925in" table:align="margins"/>
    </style:style>
    <style:style style:name="Table13.A" style:family="table-column">
      <style:table-column-properties style:column-width="1.1535in" style:rel-column-width="10915*"/>
    </style:style>
    <style:style style:name="Table13.B" style:family="table-column">
      <style:table-column-properties style:column-width="0.5979in" style:rel-column-width="5658*"/>
    </style:style>
    <style:style style:name="Table13.C" style:family="table-column">
      <style:table-column-properties style:column-width="0.9958in" style:rel-column-width="9424*"/>
    </style:style>
    <style:style style:name="Table13.D" style:family="table-column">
      <style:table-column-properties style:column-width="0.9375in" style:rel-column-width="8872*"/>
    </style:style>
    <style:style style:name="Table13.E" style:family="table-column">
      <style:table-column-properties style:column-width="0.8792in" style:rel-column-width="8320*"/>
    </style:style>
    <style:style style:name="Table13.F" style:family="table-column">
      <style:table-column-properties style:column-width="2.3611in" style:rel-column-width="22346*"/>
    </style:style>
    <style:style style:name="Table13.A1" style:family="table-cell">
      <style:table-cell-properties fo:padding="0in" fo:border="none" style:writing-mode="page"/>
    </style:style>
    <style:style style:name="Table8" style:family="table">
      <style:table-properties style:width="6.925in" table:align="margins"/>
    </style:style>
    <style:style style:name="Table8.A" style:family="table-column">
      <style:table-column-properties style:column-width="1.1535in" style:rel-column-width="10915*"/>
    </style:style>
    <style:style style:name="Table8.B" style:family="table-column">
      <style:table-column-properties style:column-width="0.5979in" style:rel-column-width="5658*"/>
    </style:style>
    <style:style style:name="Table8.C" style:family="table-column">
      <style:table-column-properties style:column-width="0.9958in" style:rel-column-width="9424*"/>
    </style:style>
    <style:style style:name="Table8.D" style:family="table-column">
      <style:table-column-properties style:column-width="0.9375in" style:rel-column-width="8872*"/>
    </style:style>
    <style:style style:name="Table8.E" style:family="table-column">
      <style:table-column-properties style:column-width="0.8792in" style:rel-column-width="8320*"/>
    </style:style>
    <style:style style:name="Table8.F" style:family="table-column">
      <style:table-column-properties style:column-width="2.3611in" style:rel-column-width="22346*"/>
    </style:style>
    <style:style style:name="Table8.A1" style:family="table-cell">
      <style:table-cell-properties fo:padding="0in" fo:border="none" style:writing-mode="page"/>
    </style:style>
    <style:style style:name="Table9" style:family="table">
      <style:table-properties style:width="6.925in" table:align="margins"/>
    </style:style>
    <style:style style:name="Table9.A" style:family="table-column">
      <style:table-column-properties style:column-width="1.1847in" style:rel-column-width="11211*"/>
    </style:style>
    <style:style style:name="Table9.B" style:family="table-column">
      <style:table-column-properties style:column-width="5.7403in" style:rel-column-width="54324*"/>
    </style:style>
    <style:style style:name="Table9.A1" style:family="table-cell">
      <style:table-cell-properties style:writing-mode="page"/>
    </style:style>
    <style:style style:name="Table24" style:family="table">
      <style:table-properties style:width="6.925in" table:align="margins"/>
    </style:style>
    <style:style style:name="Table24.A" style:family="table-column">
      <style:table-column-properties style:column-width="1.1535in" style:rel-column-width="10915*"/>
    </style:style>
    <style:style style:name="Table24.B" style:family="table-column">
      <style:table-column-properties style:column-width="0.5979in" style:rel-column-width="5658*"/>
    </style:style>
    <style:style style:name="Table24.C" style:family="table-column">
      <style:table-column-properties style:column-width="0.9958in" style:rel-column-width="9424*"/>
    </style:style>
    <style:style style:name="Table24.D" style:family="table-column">
      <style:table-column-properties style:column-width="0.9375in" style:rel-column-width="8872*"/>
    </style:style>
    <style:style style:name="Table24.E" style:family="table-column">
      <style:table-column-properties style:column-width="0.8792in" style:rel-column-width="8320*"/>
    </style:style>
    <style:style style:name="Table24.F" style:family="table-column">
      <style:table-column-properties style:column-width="2.3611in" style:rel-column-width="22346*"/>
    </style:style>
    <style:style style:name="Table24.A1" style:family="table-cell">
      <style:table-cell-properties fo:padding="0in" fo:border="none" style:writing-mode="page"/>
    </style:style>
    <style:style style:name="Table25" style:family="table">
      <style:table-properties style:width="6.925in" table:align="margins"/>
    </style:style>
    <style:style style:name="Table25.A" style:family="table-column">
      <style:table-column-properties style:column-width="1.1847in" style:rel-column-width="11211*"/>
    </style:style>
    <style:style style:name="Table25.B" style:family="table-column">
      <style:table-column-properties style:column-width="5.7403in" style:rel-column-width="54324*"/>
    </style:style>
    <style:style style:name="Table25.A1" style:family="table-cell">
      <style:table-cell-properties style:writing-mode="page"/>
    </style:style>
    <style:style style:name="Table26" style:family="table">
      <style:table-properties style:width="6.925in" table:align="margins"/>
    </style:style>
    <style:style style:name="Table26.A" style:family="table-column">
      <style:table-column-properties style:column-width="1.1535in" style:rel-column-width="10915*"/>
    </style:style>
    <style:style style:name="Table26.B" style:family="table-column">
      <style:table-column-properties style:column-width="0.5979in" style:rel-column-width="5658*"/>
    </style:style>
    <style:style style:name="Table26.C" style:family="table-column">
      <style:table-column-properties style:column-width="0.9958in" style:rel-column-width="9424*"/>
    </style:style>
    <style:style style:name="Table26.D" style:family="table-column">
      <style:table-column-properties style:column-width="0.9375in" style:rel-column-width="8872*"/>
    </style:style>
    <style:style style:name="Table26.E" style:family="table-column">
      <style:table-column-properties style:column-width="0.8792in" style:rel-column-width="8320*"/>
    </style:style>
    <style:style style:name="Table26.F" style:family="table-column">
      <style:table-column-properties style:column-width="2.3611in" style:rel-column-width="22346*"/>
    </style:style>
    <style:style style:name="Table26.A1" style:family="table-cell">
      <style:table-cell-properties fo:padding="0in" fo:border="none" style:writing-mode="page"/>
    </style:style>
    <style:style style:name="Table27" style:family="table">
      <style:table-properties style:width="6.925in" table:align="margins"/>
    </style:style>
    <style:style style:name="Table27.A" style:family="table-column">
      <style:table-column-properties style:column-width="1.1847in" style:rel-column-width="11211*"/>
    </style:style>
    <style:style style:name="Table27.B" style:family="table-column">
      <style:table-column-properties style:column-width="5.7403in" style:rel-column-width="54324*"/>
    </style:style>
    <style:style style:name="Table27.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1.1535in" style:rel-column-width="10915*"/>
    </style:style>
    <style:style style:name="Table16.B" style:family="table-column">
      <style:table-column-properties style:column-width="0.5979in" style:rel-column-width="5658*"/>
    </style:style>
    <style:style style:name="Table16.C" style:family="table-column">
      <style:table-column-properties style:column-width="0.9958in" style:rel-column-width="9424*"/>
    </style:style>
    <style:style style:name="Table16.D" style:family="table-column">
      <style:table-column-properties style:column-width="0.9375in" style:rel-column-width="8872*"/>
    </style:style>
    <style:style style:name="Table16.E" style:family="table-column">
      <style:table-column-properties style:column-width="0.8792in" style:rel-column-width="8320*"/>
    </style:style>
    <style:style style:name="Table16.F" style:family="table-column">
      <style:table-column-properties style:column-width="2.3611in" style:rel-column-width="22346*"/>
    </style:style>
    <style:style style:name="Table16.A1" style:family="table-cell">
      <style:table-cell-properties fo:padding="0in" fo:border="none" style:writing-mode="page"/>
    </style:style>
    <style:style style:name="Table17" style:family="table">
      <style:table-properties style:width="6.925in" table:align="margins"/>
    </style:style>
    <style:style style:name="Table17.A" style:family="table-column">
      <style:table-column-properties style:column-width="1.1847in" style:rel-column-width="11211*"/>
    </style:style>
    <style:style style:name="Table17.B" style:family="table-column">
      <style:table-column-properties style:column-width="5.7403in" style:rel-column-width="54324*"/>
    </style:style>
    <style:style style:name="Table17.A1" style:family="table-cell">
      <style:table-cell-properties style:writing-mode="page"/>
    </style:style>
    <style:style style:name="Table18" style:family="table">
      <style:table-properties style:width="6.925in" table:align="margins"/>
    </style:style>
    <style:style style:name="Table18.A" style:family="table-column">
      <style:table-column-properties style:column-width="1.1535in" style:rel-column-width="10915*"/>
    </style:style>
    <style:style style:name="Table18.B" style:family="table-column">
      <style:table-column-properties style:column-width="0.5979in" style:rel-column-width="5658*"/>
    </style:style>
    <style:style style:name="Table18.C" style:family="table-column">
      <style:table-column-properties style:column-width="0.9958in" style:rel-column-width="9424*"/>
    </style:style>
    <style:style style:name="Table18.D" style:family="table-column">
      <style:table-column-properties style:column-width="0.9375in" style:rel-column-width="8872*"/>
    </style:style>
    <style:style style:name="Table18.E" style:family="table-column">
      <style:table-column-properties style:column-width="0.8792in" style:rel-column-width="8320*"/>
    </style:style>
    <style:style style:name="Table18.F" style:family="table-column">
      <style:table-column-properties style:column-width="2.3611in" style:rel-column-width="22346*"/>
    </style:style>
    <style:style style:name="Table18.A1" style:family="table-cell">
      <style:table-cell-properties fo:padding="0in" fo:border="none" style:writing-mode="page"/>
    </style:style>
    <style:style style:name="Table19" style:family="table">
      <style:table-properties style:width="6.925in" table:align="margins"/>
    </style:style>
    <style:style style:name="Table19.A" style:family="table-column">
      <style:table-column-properties style:column-width="1.1847in" style:rel-column-width="11211*"/>
    </style:style>
    <style:style style:name="Table19.B" style:family="table-column">
      <style:table-column-properties style:column-width="5.7403in" style:rel-column-width="54324*"/>
    </style:style>
    <style:style style:name="Table19.A1" style:family="table-cell">
      <style:table-cell-properties style:writing-mode="page"/>
    </style:style>
    <style:style style:name="Table10" style:family="table">
      <style:table-properties style:width="6.925in" table:align="margins"/>
    </style:style>
    <style:style style:name="Table10.A" style:family="table-column">
      <style:table-column-properties style:column-width="1.1535in" style:rel-column-width="10915*"/>
    </style:style>
    <style:style style:name="Table10.B" style:family="table-column">
      <style:table-column-properties style:column-width="0.5979in" style:rel-column-width="5658*"/>
    </style:style>
    <style:style style:name="Table10.C" style:family="table-column">
      <style:table-column-properties style:column-width="0.9958in" style:rel-column-width="9424*"/>
    </style:style>
    <style:style style:name="Table10.D" style:family="table-column">
      <style:table-column-properties style:column-width="0.9375in" style:rel-column-width="8872*"/>
    </style:style>
    <style:style style:name="Table10.E" style:family="table-column">
      <style:table-column-properties style:column-width="0.8792in" style:rel-column-width="8320*"/>
    </style:style>
    <style:style style:name="Table10.F" style:family="table-column">
      <style:table-column-properties style:column-width="2.3611in" style:rel-column-width="22346*"/>
    </style:style>
    <style:style style:name="Table10.A1" style:family="table-cell">
      <style:table-cell-properties fo:padding="0in" fo:border="none" style:writing-mode="page"/>
    </style:style>
    <style:style style:name="Table11" style:family="table">
      <style:table-properties style:width="6.925in" table:align="margins"/>
    </style:style>
    <style:style style:name="Table11.A" style:family="table-column">
      <style:table-column-properties style:column-width="1.1847in" style:rel-column-width="11211*"/>
    </style:style>
    <style:style style:name="Table11.B" style:family="table-column">
      <style:table-column-properties style:column-width="5.7403in" style:rel-column-width="54324*"/>
    </style:style>
    <style:style style:name="Table11.A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1.1535in" style:rel-column-width="10915*"/>
    </style:style>
    <style:style style:name="Table20.B" style:family="table-column">
      <style:table-column-properties style:column-width="0.5979in" style:rel-column-width="5658*"/>
    </style:style>
    <style:style style:name="Table20.C" style:family="table-column">
      <style:table-column-properties style:column-width="0.9958in" style:rel-column-width="9424*"/>
    </style:style>
    <style:style style:name="Table20.D" style:family="table-column">
      <style:table-column-properties style:column-width="0.9375in" style:rel-column-width="8872*"/>
    </style:style>
    <style:style style:name="Table20.E" style:family="table-column">
      <style:table-column-properties style:column-width="0.8792in" style:rel-column-width="8320*"/>
    </style:style>
    <style:style style:name="Table20.F" style:family="table-column">
      <style:table-column-properties style:column-width="2.3611in" style:rel-column-width="22346*"/>
    </style:style>
    <style:style style:name="Table20.A1" style:family="table-cell">
      <style:table-cell-properties fo:padding="0in" fo:border="none" style:writing-mode="page"/>
    </style:style>
    <style:style style:name="Table21" style:family="table">
      <style:table-properties style:width="6.925in" table:align="margins"/>
    </style:style>
    <style:style style:name="Table21.A" style:family="table-column">
      <style:table-column-properties style:column-width="1.1847in" style:rel-column-width="11211*"/>
    </style:style>
    <style:style style:name="Table21.B" style:family="table-column">
      <style:table-column-properties style:column-width="5.7403in" style:rel-column-width="54324*"/>
    </style:style>
    <style:style style:name="Table21.A1" style:family="table-cell">
      <style:table-cell-properties fo:padding="0in" fo:border="none" style:writing-mode="page"/>
    </style:style>
    <style:style style:name="Table23" style:family="table">
      <style:table-properties style:width="6.925in" table:align="margins"/>
    </style:style>
    <style:style style:name="Table23.A" style:family="table-column">
      <style:table-column-properties style:column-width="1.1535in" style:rel-column-width="10915*"/>
    </style:style>
    <style:style style:name="Table23.B" style:family="table-column">
      <style:table-column-properties style:column-width="0.5979in" style:rel-column-width="5658*"/>
    </style:style>
    <style:style style:name="Table23.C" style:family="table-column">
      <style:table-column-properties style:column-width="0.9958in" style:rel-column-width="9424*"/>
    </style:style>
    <style:style style:name="Table23.D" style:family="table-column">
      <style:table-column-properties style:column-width="0.9375in" style:rel-column-width="8872*"/>
    </style:style>
    <style:style style:name="Table23.E" style:family="table-column">
      <style:table-column-properties style:column-width="0.8792in" style:rel-column-width="8320*"/>
    </style:style>
    <style:style style:name="Table23.F" style:family="table-column">
      <style:table-column-properties style:column-width="2.3611in" style:rel-column-width="22346*"/>
    </style:style>
    <style:style style:name="Table23.A1" style:family="table-cell">
      <style:table-cell-properties fo:padding="0in" fo:border="none" style:writing-mode="page"/>
    </style:style>
    <style:style style:name="Table22" style:family="table">
      <style:table-properties style:width="6.925in" table:align="margins"/>
    </style:style>
    <style:style style:name="Table22.A" style:family="table-column">
      <style:table-column-properties style:column-width="1.1847in" style:rel-column-width="11211*"/>
    </style:style>
    <style:style style:name="Table22.B" style:family="table-column">
      <style:table-column-properties style:column-width="5.7403in" style:rel-column-width="54324*"/>
    </style:style>
    <style:style style:name="Table22.A1" style:family="table-cell">
      <style:table-cell-properties fo:padding="0in" fo:border="none" style:writing-mode="page"/>
    </style:style>
    <style:style style:name="Table14" style:family="table">
      <style:table-properties style:width="6.925in" table:align="margins"/>
    </style:style>
    <style:style style:name="Table14.A" style:family="table-column">
      <style:table-column-properties style:column-width="0.8729in" style:rel-column-width="8260*"/>
    </style:style>
    <style:style style:name="Table14.B" style:family="table-column">
      <style:table-column-properties style:column-width="0.8306in" style:rel-column-width="7859*"/>
    </style:style>
    <style:style style:name="Table14.C" style:family="table-column">
      <style:table-column-properties style:column-width="0.9854in" style:rel-column-width="9325*"/>
    </style:style>
    <style:style style:name="Table14.D" style:family="table-column">
      <style:table-column-properties style:column-width="0.6833in" style:rel-column-width="6466*"/>
    </style:style>
    <style:style style:name="Table14.E" style:family="table-column">
      <style:table-column-properties style:column-width="0.7556in" style:rel-column-width="7150*"/>
    </style:style>
    <style:style style:name="Table14.F" style:family="table-column">
      <style:table-column-properties style:column-width="2.7979in" style:rel-column-width="26475*"/>
    </style:style>
    <style:style style:name="Table14.A1" style:family="table-cell">
      <style:table-cell-properties style:vertical-align="middle" fo:padding="0in" fo:border="none" style:writing-mode="page"/>
    </style:style>
    <style:style style:name="Table14.A2" style:family="table-cell">
      <style:table-cell-properties fo:padding="0in" fo:border="none" style:writing-mode="page"/>
    </style:style>
    <style:style style:name="Table14.B2" style:family="table-cell">
      <style:table-cell-properties fo:padding="0in" fo:border="none" style:writing-mode="page"/>
    </style:style>
    <style:style style:name="Table14.C2" style:family="table-cell">
      <style:table-cell-properties fo:padding="0in" fo:border="none" style:writing-mode="page"/>
    </style:style>
    <style:style style:name="Table14.D2" style:family="table-cell">
      <style:table-cell-properties fo:padding="0in" fo:border="none" style:writing-mode="page"/>
    </style:style>
    <style:style style:name="Table14.E2" style:family="table-cell">
      <style:table-cell-properties fo:padding="0in" fo:border="none" style:writing-mode="page"/>
    </style:style>
    <style:style style:name="Table14.F2" style:family="table-cell">
      <style:table-cell-properties fo:padding="0in" fo:border="none" style:writing-mode="page"/>
    </style:style>
    <style:style style:name="Table14.A3" style:family="table-cell">
      <style:table-cell-properties fo:padding="0in" fo:border="none" style:writing-mode="page"/>
    </style:style>
    <style:style style:name="Table14.B3" style:family="table-cell">
      <style:table-cell-properties fo:padding="0in" fo:border="none" style:writing-mode="page"/>
    </style:style>
    <style:style style:name="Table14.C3" style:family="table-cell">
      <style:table-cell-properties fo:padding="0in" fo:border="none" style:writing-mode="page"/>
    </style:style>
    <style:style style:name="Table14.D3" style:family="table-cell">
      <style:table-cell-properties fo:padding="0in" fo:border="none" style:writing-mode="page"/>
    </style:style>
    <style:style style:name="Table14.E3" style:family="table-cell">
      <style:table-cell-properties fo:padding="0in" fo:border="none" style:writing-mode="page"/>
    </style:style>
    <style:style style:name="Table14.F3" style:family="table-cell">
      <style:table-cell-properties fo:padding="0in" fo:border="none" style:writing-mode="page"/>
    </style:style>
    <style:style style:name="Table14.A4" style:family="table-cell">
      <style:table-cell-properties fo:padding="0in" fo:border="none" style:writing-mode="page"/>
    </style:style>
    <style:style style:name="Table14.B4" style:family="table-cell">
      <style:table-cell-properties fo:padding="0in" fo:border="none" style:writing-mode="page"/>
    </style:style>
    <style:style style:name="Table14.C4" style:family="table-cell">
      <style:table-cell-properties fo:padding="0in" fo:border="none" style:writing-mode="page"/>
    </style:style>
    <style:style style:name="Table14.D4" style:family="table-cell">
      <style:table-cell-properties fo:padding="0in" fo:border="none" style:writing-mode="page"/>
    </style:style>
    <style:style style:name="Table14.E4" style:family="table-cell">
      <style:table-cell-properties fo:padding="0in" fo:border="none" style:writing-mode="page"/>
    </style:style>
    <style:style style:name="Table14.F4" style:family="table-cell">
      <style:table-cell-properties fo:padding="0in" fo:border="none" style:writing-mode="page"/>
    </style:style>
    <style:style style:name="Table14.A5" style:family="table-cell">
      <style:table-cell-properties fo:padding="0in" fo:border="none" style:writing-mode="page"/>
    </style:style>
    <style:style style:name="Table14.B5" style:family="table-cell">
      <style:table-cell-properties fo:padding="0in" fo:border="none" style:writing-mode="page"/>
    </style:style>
    <style:style style:name="Table14.C5" style:family="table-cell">
      <style:table-cell-properties fo:padding="0in" fo:border="none" style:writing-mode="page"/>
    </style:style>
    <style:style style:name="Table14.D5" style:family="table-cell">
      <style:table-cell-properties fo:padding="0in" fo:border="none" style:writing-mode="page"/>
    </style:style>
    <style:style style:name="Table14.E5" style:family="table-cell">
      <style:table-cell-properties fo:padding="0in" fo:border="none" style:writing-mode="page"/>
    </style:style>
    <style:style style:name="Table14.F5" style:family="table-cell">
      <style:table-cell-properties fo:padding="0in" fo:border="none" style:writing-mode="page"/>
    </style:style>
    <style:style style:name="Table14.A6" style:family="table-cell">
      <style:table-cell-properties fo:padding="0in" fo:border="none" style:writing-mode="page"/>
    </style:style>
    <style:style style:name="Table14.B6" style:family="table-cell">
      <style:table-cell-properties fo:padding="0in" fo:border="none" style:writing-mode="page"/>
    </style:style>
    <style:style style:name="Table14.C6" style:family="table-cell">
      <style:table-cell-properties fo:padding="0in" fo:border="none" style:writing-mode="page"/>
    </style:style>
    <style:style style:name="Table14.D6" style:family="table-cell">
      <style:table-cell-properties fo:padding="0in" fo:border="none" style:writing-mode="page"/>
    </style:style>
    <style:style style:name="Table14.E6" style:family="table-cell">
      <style:table-cell-properties fo:padding="0in" fo:border="none" style:writing-mode="page"/>
    </style:style>
    <style:style style:name="Table14.F6" style:family="table-cell">
      <style:table-cell-properties fo:padding="0in" fo:border="none" style:writing-mode="page"/>
    </style:style>
    <style:style style:name="Table14.A7" style:family="table-cell">
      <style:table-cell-properties fo:padding="0in" fo:border="none" style:writing-mode="page"/>
    </style:style>
    <style:style style:name="Table14.B7" style:family="table-cell">
      <style:table-cell-properties fo:padding="0in" fo:border="none" style:writing-mode="page"/>
    </style:style>
    <style:style style:name="Table14.C7" style:family="table-cell">
      <style:table-cell-properties fo:padding="0in" fo:border="none" style:writing-mode="page"/>
    </style:style>
    <style:style style:name="Table14.D7" style:family="table-cell">
      <style:table-cell-properties fo:padding="0in" fo:border="none" style:writing-mode="page"/>
    </style:style>
    <style:style style:name="Table14.E7" style:family="table-cell">
      <style:table-cell-properties fo:padding="0in" fo:border="none" style:writing-mode="page"/>
    </style:style>
    <style:style style:name="Table14.F7" style:family="table-cell">
      <style:table-cell-properties fo:padding="0in" fo:border="none" style:writing-mode="page"/>
    </style:style>
    <style:style style:name="Table14.A8" style:family="table-cell">
      <style:table-cell-properties fo:padding="0in" fo:border="none" style:writing-mode="page"/>
    </style:style>
    <style:style style:name="Table14.B8" style:family="table-cell">
      <style:table-cell-properties fo:padding="0in" fo:border="none" style:writing-mode="page"/>
    </style:style>
    <style:style style:name="Table14.C8" style:family="table-cell">
      <style:table-cell-properties fo:padding="0in" fo:border="none" style:writing-mode="page"/>
    </style:style>
    <style:style style:name="Table14.D8" style:family="table-cell">
      <style:table-cell-properties fo:padding="0in" fo:border="none" style:writing-mode="page"/>
    </style:style>
    <style:style style:name="Table14.E8" style:family="table-cell">
      <style:table-cell-properties fo:padding="0in" fo:border="none" style:writing-mode="page"/>
    </style:style>
    <style:style style:name="Table14.F8" style:family="table-cell">
      <style:table-cell-properties fo:padding="0in" fo:border="none" style:writing-mode="page"/>
    </style:style>
    <style:style style:name="Table14.A9" style:family="table-cell">
      <style:table-cell-properties fo:padding="0in" fo:border="none" style:writing-mode="page"/>
    </style:style>
    <style:style style:name="Table14.B9" style:family="table-cell">
      <style:table-cell-properties fo:padding="0in" fo:border="none" style:writing-mode="page"/>
    </style:style>
    <style:style style:name="Table14.C9" style:family="table-cell">
      <style:table-cell-properties fo:padding="0in" fo:border="none" style:writing-mode="page"/>
    </style:style>
    <style:style style:name="Table14.D9" style:family="table-cell">
      <style:table-cell-properties fo:padding="0in" fo:border="none" style:writing-mode="page"/>
    </style:style>
    <style:style style:name="Table14.E9" style:family="table-cell">
      <style:table-cell-properties fo:padding="0in" fo:border="none" style:writing-mode="page"/>
    </style:style>
    <style:style style:name="Table14.F9" style:family="table-cell">
      <style:table-cell-properties fo:padding="0in" fo:border="none" style:writing-mode="page"/>
    </style:style>
    <style:style style:name="Table14.A10" style:family="table-cell">
      <style:table-cell-properties fo:padding="0in" fo:border="none" style:writing-mode="page"/>
    </style:style>
    <style:style style:name="Table14.B10" style:family="table-cell">
      <style:table-cell-properties fo:padding="0in" fo:border="none" style:writing-mode="page"/>
    </style:style>
    <style:style style:name="Table14.C10" style:family="table-cell">
      <style:table-cell-properties fo:padding="0in" fo:border="none" style:writing-mode="page"/>
    </style:style>
    <style:style style:name="Table14.D10" style:family="table-cell">
      <style:table-cell-properties fo:padding="0in" fo:border="none" style:writing-mode="page"/>
    </style:style>
    <style:style style:name="Table14.E10" style:family="table-cell">
      <style:table-cell-properties fo:padding="0in" fo:border="none" style:writing-mode="page"/>
    </style:style>
    <style:style style:name="Table14.F10" style:family="table-cell">
      <style:table-cell-properties fo:padding="0in" fo:border="none" style:writing-mode="page"/>
    </style:style>
    <style:style style:name="Table14.A11" style:family="table-cell">
      <style:table-cell-properties fo:padding="0in" fo:border="none" style:writing-mode="page"/>
    </style:style>
    <style:style style:name="Table14.B11" style:family="table-cell">
      <style:table-cell-properties fo:padding="0in" fo:border="none" style:writing-mode="page"/>
    </style:style>
    <style:style style:name="Table14.C11" style:family="table-cell">
      <style:table-cell-properties fo:padding="0in" fo:border="none" style:writing-mode="page"/>
    </style:style>
    <style:style style:name="Table14.D11" style:family="table-cell">
      <style:table-cell-properties fo:padding="0in" fo:border="none" style:writing-mode="page"/>
    </style:style>
    <style:style style:name="Table14.E11" style:family="table-cell">
      <style:table-cell-properties fo:padding="0in" fo:border="none" style:writing-mode="page"/>
    </style:style>
    <style:style style:name="Table14.F11" style:family="table-cell">
      <style:table-cell-properties fo:padding="0in" fo:border="none" style:writing-mode="page"/>
    </style:style>
    <style:style style:name="Table14.A12" style:family="table-cell">
      <style:table-cell-properties fo:padding="0in" fo:border="none" style:writing-mode="page"/>
    </style:style>
    <style:style style:name="Table14.B12" style:family="table-cell">
      <style:table-cell-properties fo:padding="0in" fo:border="none" style:writing-mode="page"/>
    </style:style>
    <style:style style:name="Table14.C12" style:family="table-cell">
      <style:table-cell-properties fo:padding="0in" fo:border="none" style:writing-mode="page"/>
    </style:style>
    <style:style style:name="Table14.D12" style:family="table-cell">
      <style:table-cell-properties fo:padding="0in" fo:border="none" style:writing-mode="page"/>
    </style:style>
    <style:style style:name="Table14.E12" style:family="table-cell">
      <style:table-cell-properties fo:padding="0in" fo:border="none" style:writing-mode="page"/>
    </style:style>
    <style:style style:name="Table14.F12" style:family="table-cell">
      <style:table-cell-properties fo:padding="0in" fo:border="none" style:writing-mode="page"/>
    </style:style>
    <style:style style:name="Table14.A13" style:family="table-cell">
      <style:table-cell-properties fo:padding="0in" fo:border="none" style:writing-mode="page"/>
    </style:style>
    <style:style style:name="Table14.B13" style:family="table-cell">
      <style:table-cell-properties fo:padding="0in" fo:border="none" style:writing-mode="page"/>
    </style:style>
    <style:style style:name="Table14.C13" style:family="table-cell">
      <style:table-cell-properties fo:padding="0in" fo:border="none" style:writing-mode="page"/>
    </style:style>
    <style:style style:name="Table14.D13" style:family="table-cell">
      <style:table-cell-properties fo:padding="0in" fo:border="none" style:writing-mode="page"/>
    </style:style>
    <style:style style:name="Table14.E13" style:family="table-cell">
      <style:table-cell-properties fo:padding="0in" fo:border="none" style:writing-mode="page"/>
    </style:style>
    <style:style style:name="Table14.F13" style:family="table-cell">
      <style:table-cell-properties fo:padding="0in" fo:border="none" style:writing-mode="page"/>
    </style:style>
    <style:style style:name="Table14.A14" style:family="table-cell">
      <style:table-cell-properties fo:padding="0in" fo:border="none" style:writing-mode="page"/>
    </style:style>
    <style:style style:name="Table14.B14" style:family="table-cell">
      <style:table-cell-properties fo:padding="0in" fo:border="none" style:writing-mode="page"/>
    </style:style>
    <style:style style:name="Table14.C14" style:family="table-cell">
      <style:table-cell-properties fo:padding="0in" fo:border="none" style:writing-mode="page"/>
    </style:style>
    <style:style style:name="Table14.D14" style:family="table-cell">
      <style:table-cell-properties fo:padding="0in" fo:border="none" style:writing-mode="page"/>
    </style:style>
    <style:style style:name="Table14.E14" style:family="table-cell">
      <style:table-cell-properties fo:padding="0in" fo:border="none" style:writing-mode="page"/>
    </style:style>
    <style:style style:name="Table14.F14" style:family="table-cell">
      <style:table-cell-properties fo:padding="0in" fo:border="none" style:writing-mode="page"/>
    </style:style>
    <style:style style:name="Table14.A15" style:family="table-cell">
      <style:table-cell-properties fo:padding="0in" fo:border="none" style:writing-mode="page"/>
    </style:style>
    <style:style style:name="Table14.B15" style:family="table-cell">
      <style:table-cell-properties fo:padding="0in" fo:border="none" style:writing-mode="page"/>
    </style:style>
    <style:style style:name="Table14.C15" style:family="table-cell">
      <style:table-cell-properties fo:padding="0in" fo:border="none" style:writing-mode="page"/>
    </style:style>
    <style:style style:name="Table14.D15" style:family="table-cell">
      <style:table-cell-properties fo:padding="0in" fo:border="none" style:writing-mode="page"/>
    </style:style>
    <style:style style:name="Table14.E15" style:family="table-cell">
      <style:table-cell-properties fo:padding="0in" fo:border="none" style:writing-mode="page"/>
    </style:style>
    <style:style style:name="Table14.F15" style:family="table-cell">
      <style:table-cell-properties fo:padding="0in" fo:border="none" style:writing-mode="page"/>
    </style:style>
    <style:style style:name="Table14.A16" style:family="table-cell">
      <style:table-cell-properties fo:padding="0in" fo:border="none" style:writing-mode="page"/>
    </style:style>
    <style:style style:name="Table14.B16" style:family="table-cell">
      <style:table-cell-properties fo:padding="0in" fo:border="none" style:writing-mode="page"/>
    </style:style>
    <style:style style:name="Table14.C16" style:family="table-cell">
      <style:table-cell-properties fo:padding="0in" fo:border="none" style:writing-mode="page"/>
    </style:style>
    <style:style style:name="Table14.D16" style:family="table-cell">
      <style:table-cell-properties fo:padding="0in" fo:border="none" style:writing-mode="page"/>
    </style:style>
    <style:style style:name="Table14.E16" style:family="table-cell">
      <style:table-cell-properties fo:padding="0in" fo:border="none" style:writing-mode="page"/>
    </style:style>
    <style:style style:name="Table14.F16" style:family="table-cell">
      <style:table-cell-properties fo:padding="0in" fo:border="none" style:writing-mode="page"/>
    </style:style>
    <style:style style:name="Table14.A17" style:family="table-cell">
      <style:table-cell-properties fo:padding="0in" fo:border="none" style:writing-mode="page"/>
    </style:style>
    <style:style style:name="Table14.B17" style:family="table-cell">
      <style:table-cell-properties fo:padding="0in" fo:border="none" style:writing-mode="page"/>
    </style:style>
    <style:style style:name="Table14.C17" style:family="table-cell">
      <style:table-cell-properties fo:padding="0in" fo:border="none" style:writing-mode="page"/>
    </style:style>
    <style:style style:name="Table14.D17" style:family="table-cell">
      <style:table-cell-properties fo:padding="0in" fo:border="none" style:writing-mode="page"/>
    </style:style>
    <style:style style:name="Table14.E17" style:family="table-cell">
      <style:table-cell-properties fo:padding="0in" fo:border="none" style:writing-mode="page"/>
    </style:style>
    <style:style style:name="Table14.F17" style:family="table-cell">
      <style:table-cell-properties fo:padding="0in" fo:border="none" style:writing-mode="page"/>
    </style:style>
    <style:style style:name="Table14.A18" style:family="table-cell">
      <style:table-cell-properties fo:padding="0in" fo:border="none" style:writing-mode="page"/>
    </style:style>
    <style:style style:name="Table14.B18" style:family="table-cell">
      <style:table-cell-properties fo:padding="0in" fo:border="none" style:writing-mode="page"/>
    </style:style>
    <style:style style:name="Table14.C18" style:family="table-cell">
      <style:table-cell-properties fo:padding="0in" fo:border="none" style:writing-mode="page"/>
    </style:style>
    <style:style style:name="Table14.D18" style:family="table-cell">
      <style:table-cell-properties fo:padding="0in" fo:border="none" style:writing-mode="page"/>
    </style:style>
    <style:style style:name="Table14.E18" style:family="table-cell">
      <style:table-cell-properties fo:padding="0in" fo:border="none" style:writing-mode="page"/>
    </style:style>
    <style:style style:name="Table14.F18" style:family="table-cell">
      <style:table-cell-properties fo:padding="0in" fo:border="none" style:writing-mode="page"/>
    </style:style>
    <style:style style:name="Table14.A19" style:family="table-cell">
      <style:table-cell-properties fo:padding="0in" fo:border="none" style:writing-mode="page"/>
    </style:style>
    <style:style style:name="Table14.B19" style:family="table-cell">
      <style:table-cell-properties fo:padding="0in" fo:border="none" style:writing-mode="page"/>
    </style:style>
    <style:style style:name="Table14.C19" style:family="table-cell">
      <style:table-cell-properties fo:padding="0in" fo:border="none" style:writing-mode="page"/>
    </style:style>
    <style:style style:name="Table14.D19" style:family="table-cell">
      <style:table-cell-properties fo:padding="0in" fo:border="none" style:writing-mode="page"/>
    </style:style>
    <style:style style:name="Table14.E19" style:family="table-cell">
      <style:table-cell-properties fo:padding="0in" fo:border="none" style:writing-mode="page"/>
    </style:style>
    <style:style style:name="Table14.F19" style:family="table-cell">
      <style:table-cell-properties fo:padding="0in" fo:border="none" style:writing-mode="page"/>
    </style:style>
    <style:style style:name="Table14.A20" style:family="table-cell">
      <style:table-cell-properties fo:padding="0in" fo:border="none" style:writing-mode="page"/>
    </style:style>
    <style:style style:name="Table14.B20" style:family="table-cell">
      <style:table-cell-properties fo:padding="0in" fo:border="none" style:writing-mode="page"/>
    </style:style>
    <style:style style:name="Table14.C20" style:family="table-cell">
      <style:table-cell-properties fo:padding="0in" fo:border="none" style:writing-mode="page"/>
    </style:style>
    <style:style style:name="Table14.D20" style:family="table-cell">
      <style:table-cell-properties fo:padding="0in" fo:border="none" style:writing-mode="page"/>
    </style:style>
    <style:style style:name="Table14.E20" style:family="table-cell">
      <style:table-cell-properties fo:padding="0in" fo:border="none" style:writing-mode="page"/>
    </style:style>
    <style:style style:name="Table14.F20" style:family="table-cell">
      <style:table-cell-properties fo:padding="0in" fo:border="none" style:writing-mode="page"/>
    </style:style>
    <style:style style:name="Table14.A21" style:family="table-cell">
      <style:table-cell-properties fo:padding="0in" fo:border="none" style:writing-mode="page"/>
    </style:style>
    <style:style style:name="Table14.B21" style:family="table-cell">
      <style:table-cell-properties fo:padding="0in" fo:border="none" style:writing-mode="page"/>
    </style:style>
    <style:style style:name="Table14.C21" style:family="table-cell">
      <style:table-cell-properties fo:padding="0in" fo:border="none" style:writing-mode="page"/>
    </style:style>
    <style:style style:name="Table14.D21" style:family="table-cell">
      <style:table-cell-properties fo:padding="0in" fo:border="none" style:writing-mode="page"/>
    </style:style>
    <style:style style:name="Table14.E21" style:family="table-cell">
      <style:table-cell-properties fo:padding="0in" fo:border="none" style:writing-mode="page"/>
    </style:style>
    <style:style style:name="Table14.F21" style:family="table-cell">
      <style:table-cell-properties fo:padding="0in" fo:border="none" style:writing-mode="page"/>
    </style:style>
    <style:style style:name="Table14.A22" style:family="table-cell">
      <style:table-cell-properties fo:padding="0in" fo:border="none" style:writing-mode="page"/>
    </style:style>
    <style:style style:name="Table14.B22" style:family="table-cell">
      <style:table-cell-properties fo:padding="0in" fo:border="none" style:writing-mode="page"/>
    </style:style>
    <style:style style:name="Table14.C22" style:family="table-cell">
      <style:table-cell-properties fo:padding="0in" fo:border="none" style:writing-mode="page"/>
    </style:style>
    <style:style style:name="Table14.D22" style:family="table-cell">
      <style:table-cell-properties fo:padding="0in" fo:border="none" style:writing-mode="page"/>
    </style:style>
    <style:style style:name="Table14.E22" style:family="table-cell">
      <style:table-cell-properties fo:padding="0in" fo:border="none" style:writing-mode="page"/>
    </style:style>
    <style:style style:name="Table14.F22" style:family="table-cell">
      <style:table-cell-properties fo:padding="0in" fo:border="none" style:writing-mode="page"/>
    </style:style>
    <style:style style:name="Table14.A23" style:family="table-cell">
      <style:table-cell-properties fo:padding="0in" fo:border="none" style:writing-mode="page"/>
    </style:style>
    <style:style style:name="Table14.B23" style:family="table-cell">
      <style:table-cell-properties fo:padding="0in" fo:border="none" style:writing-mode="page"/>
    </style:style>
    <style:style style:name="Table14.C23" style:family="table-cell">
      <style:table-cell-properties fo:padding="0in" fo:border="none" style:writing-mode="page"/>
    </style:style>
    <style:style style:name="Table14.D23" style:family="table-cell">
      <style:table-cell-properties fo:padding="0in" fo:border="none" style:writing-mode="page"/>
    </style:style>
    <style:style style:name="Table14.E23" style:family="table-cell">
      <style:table-cell-properties fo:padding="0in" fo:border="none" style:writing-mode="page"/>
    </style:style>
    <style:style style:name="Table14.F23" style:family="table-cell">
      <style:table-cell-properties fo:padding="0in" fo:border="none" style:writing-mode="page"/>
    </style:style>
    <style:style style:name="Table14.A24" style:family="table-cell">
      <style:table-cell-properties fo:padding="0in" fo:border="none" style:writing-mode="page"/>
    </style:style>
    <style:style style:name="Table14.B24" style:family="table-cell">
      <style:table-cell-properties fo:padding="0in" fo:border="none" style:writing-mode="page"/>
    </style:style>
    <style:style style:name="Table14.C24" style:family="table-cell">
      <style:table-cell-properties fo:padding="0in" fo:border="none" style:writing-mode="page"/>
    </style:style>
    <style:style style:name="Table14.D24" style:family="table-cell">
      <style:table-cell-properties fo:padding="0in" fo:border="none" style:writing-mode="page"/>
    </style:style>
    <style:style style:name="Table14.E24" style:family="table-cell">
      <style:table-cell-properties fo:padding="0in" fo:border="none" style:writing-mode="page"/>
    </style:style>
    <style:style style:name="Table14.F24" style:family="table-cell">
      <style:table-cell-properties fo:padding="0in" fo:border="none" style:writing-mode="page"/>
    </style:style>
    <style:style style:name="Table14.A25" style:family="table-cell">
      <style:table-cell-properties fo:padding="0in" fo:border="none" style:writing-mode="page"/>
    </style:style>
    <style:style style:name="Table14.B25" style:family="table-cell">
      <style:table-cell-properties fo:padding="0in" fo:border="none" style:writing-mode="page"/>
    </style:style>
    <style:style style:name="Table14.C25" style:family="table-cell">
      <style:table-cell-properties fo:padding="0in" fo:border="none" style:writing-mode="page"/>
    </style:style>
    <style:style style:name="Table14.D25" style:family="table-cell">
      <style:table-cell-properties fo:padding="0in" fo:border="none" style:writing-mode="page"/>
    </style:style>
    <style:style style:name="Table14.E25" style:family="table-cell">
      <style:table-cell-properties fo:padding="0in" fo:border="none" style:writing-mode="page"/>
    </style:style>
    <style:style style:name="Table14.F25" style:family="table-cell">
      <style:table-cell-properties fo:padding="0in" fo:border="none" style:writing-mode="page"/>
    </style:style>
    <style:style style:name="Table14.A26" style:family="table-cell">
      <style:table-cell-properties fo:padding="0in" fo:border="none" style:writing-mode="page"/>
    </style:style>
    <style:style style:name="Table14.B26" style:family="table-cell">
      <style:table-cell-properties fo:padding="0in" fo:border="none" style:writing-mode="page"/>
    </style:style>
    <style:style style:name="Table14.C26" style:family="table-cell">
      <style:table-cell-properties fo:padding="0in" fo:border="none" style:writing-mode="page"/>
    </style:style>
    <style:style style:name="Table14.D26" style:family="table-cell">
      <style:table-cell-properties fo:padding="0in" fo:border="none" style:writing-mode="page"/>
    </style:style>
    <style:style style:name="Table14.E26" style:family="table-cell">
      <style:table-cell-properties fo:padding="0in" fo:border="none" style:writing-mode="page"/>
    </style:style>
    <style:style style:name="Table14.F26" style:family="table-cell">
      <style:table-cell-properties fo:padding="0in" fo:border="none" style:writing-mode="page"/>
    </style:style>
    <style:style style:name="Table14.A27" style:family="table-cell">
      <style:table-cell-properties fo:padding="0in" fo:border="none" style:writing-mode="page"/>
    </style:style>
    <style:style style:name="Table14.B27" style:family="table-cell">
      <style:table-cell-properties fo:padding="0in" fo:border="none" style:writing-mode="page"/>
    </style:style>
    <style:style style:name="Table14.C27" style:family="table-cell">
      <style:table-cell-properties fo:padding="0in" fo:border="none" style:writing-mode="page"/>
    </style:style>
    <style:style style:name="Table14.D27" style:family="table-cell">
      <style:table-cell-properties fo:padding="0in" fo:border="none" style:writing-mode="page"/>
    </style:style>
    <style:style style:name="Table14.E27" style:family="table-cell">
      <style:table-cell-properties fo:padding="0in" fo:border="none" style:writing-mode="page"/>
    </style:style>
    <style:style style:name="Table14.F27" style:family="table-cell">
      <style:table-cell-properties fo:padding="0in" fo:border="none" style:writing-mode="page"/>
    </style:style>
    <style:style style:name="Table14.A28" style:family="table-cell">
      <style:table-cell-properties fo:padding="0in" fo:border="none" style:writing-mode="page"/>
    </style:style>
    <style:style style:name="Table14.B28" style:family="table-cell">
      <style:table-cell-properties fo:padding="0in" fo:border="none" style:writing-mode="page"/>
    </style:style>
    <style:style style:name="Table14.C28" style:family="table-cell">
      <style:table-cell-properties fo:padding="0in" fo:border="none" style:writing-mode="page"/>
    </style:style>
    <style:style style:name="Table14.D28" style:family="table-cell">
      <style:table-cell-properties fo:padding="0in" fo:border="none" style:writing-mode="page"/>
    </style:style>
    <style:style style:name="Table14.E28" style:family="table-cell">
      <style:table-cell-properties fo:padding="0in" fo:border="none" style:writing-mode="page"/>
    </style:style>
    <style:style style:name="Table14.F28" style:family="table-cell">
      <style:table-cell-properties fo:padding="0in" fo:border="none" style:writing-mode="page"/>
    </style:style>
    <style:style style:name="Table14.A29" style:family="table-cell">
      <style:table-cell-properties fo:padding="0in" fo:border="none" style:writing-mode="page"/>
    </style:style>
    <style:style style:name="Table14.B29" style:family="table-cell">
      <style:table-cell-properties fo:padding="0in" fo:border="none" style:writing-mode="page"/>
    </style:style>
    <style:style style:name="Table14.C29" style:family="table-cell">
      <style:table-cell-properties fo:padding="0in" fo:border="none" style:writing-mode="page"/>
    </style:style>
    <style:style style:name="Table14.D29" style:family="table-cell">
      <style:table-cell-properties fo:padding="0in" fo:border="none" style:writing-mode="page"/>
    </style:style>
    <style:style style:name="Table14.E29" style:family="table-cell">
      <style:table-cell-properties fo:padding="0in" fo:border="none" style:writing-mode="page"/>
    </style:style>
    <style:style style:name="Table14.F29" style:family="table-cell">
      <style:table-cell-properties fo:padding="0in" fo:border="none" style:writing-mode="page"/>
    </style:style>
    <style:style style:name="Table14.A30" style:family="table-cell">
      <style:table-cell-properties fo:padding="0in" fo:border="none" style:writing-mode="page"/>
    </style:style>
    <style:style style:name="Table14.B30" style:family="table-cell">
      <style:table-cell-properties fo:padding="0in" fo:border="none" style:writing-mode="page"/>
    </style:style>
    <style:style style:name="Table14.C30" style:family="table-cell">
      <style:table-cell-properties fo:padding="0in" fo:border="none" style:writing-mode="page"/>
    </style:style>
    <style:style style:name="Table14.D30" style:family="table-cell">
      <style:table-cell-properties fo:padding="0in" fo:border="none" style:writing-mode="page"/>
    </style:style>
    <style:style style:name="Table14.E30" style:family="table-cell">
      <style:table-cell-properties fo:padding="0in" fo:border="none" style:writing-mode="page"/>
    </style:style>
    <style:style style:name="Table14.F30" style:family="table-cell">
      <style:table-cell-properties fo:padding="0in" fo:border="none" style:writing-mode="page"/>
    </style:style>
    <style:style style:name="Table14.A31" style:family="table-cell">
      <style:table-cell-properties fo:padding="0in" fo:border="none" style:writing-mode="page"/>
    </style:style>
    <style:style style:name="Table14.B31" style:family="table-cell">
      <style:table-cell-properties fo:padding="0in" fo:border="none" style:writing-mode="page"/>
    </style:style>
    <style:style style:name="Table14.C31" style:family="table-cell">
      <style:table-cell-properties fo:padding="0in" fo:border="none" style:writing-mode="page"/>
    </style:style>
    <style:style style:name="Table14.D31" style:family="table-cell">
      <style:table-cell-properties fo:padding="0in" fo:border="none" style:writing-mode="page"/>
    </style:style>
    <style:style style:name="Table14.E31" style:family="table-cell">
      <style:table-cell-properties fo:padding="0in" fo:border="none" style:writing-mode="page"/>
    </style:style>
    <style:style style:name="Table14.F31" style:family="table-cell">
      <style:table-cell-properties fo:padding="0in" fo:border="none" style:writing-mode="page"/>
    </style:style>
    <style:style style:name="Table14.A32" style:family="table-cell">
      <style:table-cell-properties fo:padding="0in" fo:border="none" style:writing-mode="page"/>
    </style:style>
    <style:style style:name="Table14.B32" style:family="table-cell">
      <style:table-cell-properties fo:padding="0in" fo:border="none" style:writing-mode="page"/>
    </style:style>
    <style:style style:name="Table14.C32" style:family="table-cell">
      <style:table-cell-properties fo:padding="0in" fo:border="none" style:writing-mode="page"/>
    </style:style>
    <style:style style:name="Table14.D32" style:family="table-cell">
      <style:table-cell-properties fo:padding="0in" fo:border="none" style:writing-mode="page"/>
    </style:style>
    <style:style style:name="Table14.E32" style:family="table-cell">
      <style:table-cell-properties fo:padding="0in" fo:border="none" style:writing-mode="page"/>
    </style:style>
    <style:style style:name="Table14.F32" style:family="table-cell">
      <style:table-cell-properties fo:padding="0in" fo:border="none" style:writing-mode="page"/>
    </style:style>
    <style:style style:name="Table14.A33" style:family="table-cell">
      <style:table-cell-properties fo:padding="0in" fo:border="none" style:writing-mode="page"/>
    </style:style>
    <style:style style:name="Table14.B33" style:family="table-cell">
      <style:table-cell-properties fo:padding="0in" fo:border="none" style:writing-mode="page"/>
    </style:style>
    <style:style style:name="Table14.C33" style:family="table-cell">
      <style:table-cell-properties fo:padding="0in" fo:border="none" style:writing-mode="page"/>
    </style:style>
    <style:style style:name="Table14.D33" style:family="table-cell">
      <style:table-cell-properties fo:padding="0in" fo:border="none" style:writing-mode="page"/>
    </style:style>
    <style:style style:name="Table14.E33" style:family="table-cell">
      <style:table-cell-properties fo:padding="0in" fo:border="none" style:writing-mode="page"/>
    </style:style>
    <style:style style:name="Table14.F33" style:family="table-cell">
      <style:table-cell-properties fo:padding="0in" fo:border="none" style:writing-mode="page"/>
    </style:style>
    <style:style style:name="Table14.A34" style:family="table-cell">
      <style:table-cell-properties fo:padding="0in" fo:border="none" style:writing-mode="page"/>
    </style:style>
    <style:style style:name="Table14.B34" style:family="table-cell">
      <style:table-cell-properties fo:padding="0in" fo:border="none" style:writing-mode="page"/>
    </style:style>
    <style:style style:name="Table14.C34" style:family="table-cell">
      <style:table-cell-properties fo:padding="0in" fo:border="none" style:writing-mode="page"/>
    </style:style>
    <style:style style:name="Table14.D34" style:family="table-cell">
      <style:table-cell-properties fo:padding="0in" fo:border="none" style:writing-mode="page"/>
    </style:style>
    <style:style style:name="Table14.E34" style:family="table-cell">
      <style:table-cell-properties fo:padding="0in" fo:border="none" style:writing-mode="page"/>
    </style:style>
    <style:style style:name="Table14.F34" style:family="table-cell">
      <style:table-cell-properties fo:padding="0in" fo:border="none" style:writing-mode="page"/>
    </style:style>
    <style:style style:name="Table14.A35" style:family="table-cell">
      <style:table-cell-properties fo:padding="0in" fo:border="none" style:writing-mode="page"/>
    </style:style>
    <style:style style:name="Table14.B35" style:family="table-cell">
      <style:table-cell-properties fo:padding="0in" fo:border="none" style:writing-mode="page"/>
    </style:style>
    <style:style style:name="Table14.C35" style:family="table-cell">
      <style:table-cell-properties fo:padding="0in" fo:border="none" style:writing-mode="page"/>
    </style:style>
    <style:style style:name="Table14.D35" style:family="table-cell">
      <style:table-cell-properties fo:padding="0in" fo:border="none" style:writing-mode="page"/>
    </style:style>
    <style:style style:name="Table14.E35" style:family="table-cell">
      <style:table-cell-properties fo:padding="0in" fo:border="none" style:writing-mode="page"/>
    </style:style>
    <style:style style:name="Table14.F35" style:family="table-cell">
      <style:table-cell-properties fo:padding="0in" fo:border="none" style:writing-mode="page"/>
    </style:style>
    <style:style style:name="Table14.A36" style:family="table-cell">
      <style:table-cell-properties fo:padding="0in" fo:border="none" style:writing-mode="page"/>
    </style:style>
    <style:style style:name="Table14.B36" style:family="table-cell">
      <style:table-cell-properties fo:padding="0in" fo:border="none" style:writing-mode="page"/>
    </style:style>
    <style:style style:name="Table14.C36" style:family="table-cell">
      <style:table-cell-properties fo:padding="0in" fo:border="none" style:writing-mode="page"/>
    </style:style>
    <style:style style:name="Table14.D36" style:family="table-cell">
      <style:table-cell-properties fo:padding="0in" fo:border="none" style:writing-mode="page"/>
    </style:style>
    <style:style style:name="Table14.E36" style:family="table-cell">
      <style:table-cell-properties fo:padding="0in" fo:border="none" style:writing-mode="page"/>
    </style:style>
    <style:style style:name="Table14.F36" style:family="table-cell">
      <style:table-cell-properties fo:padding="0in" fo:border="none" style:writing-mode="page"/>
    </style:style>
    <style:style style:name="Table14.A37" style:family="table-cell">
      <style:table-cell-properties fo:padding="0in" fo:border="none" style:writing-mode="page"/>
    </style:style>
    <style:style style:name="Table14.B37" style:family="table-cell">
      <style:table-cell-properties fo:padding="0in" fo:border="none" style:writing-mode="page"/>
    </style:style>
    <style:style style:name="Table14.C37" style:family="table-cell">
      <style:table-cell-properties fo:padding="0in" fo:border="none" style:writing-mode="page"/>
    </style:style>
    <style:style style:name="Table14.D37" style:family="table-cell">
      <style:table-cell-properties fo:padding="0in" fo:border="none" style:writing-mode="page"/>
    </style:style>
    <style:style style:name="Table14.E37" style:family="table-cell">
      <style:table-cell-properties fo:padding="0in" fo:border="none" style:writing-mode="page"/>
    </style:style>
    <style:style style:name="Table14.F37" style:family="table-cell">
      <style:table-cell-properties fo:padding="0in" fo:border="none" style:writing-mode="page"/>
    </style:style>
    <style:style style:name="Table14.A38" style:family="table-cell">
      <style:table-cell-properties fo:padding="0in" fo:border="none" style:writing-mode="page"/>
    </style:style>
    <style:style style:name="Table14.B38" style:family="table-cell">
      <style:table-cell-properties fo:padding="0in" fo:border="none" style:writing-mode="page"/>
    </style:style>
    <style:style style:name="Table14.C38" style:family="table-cell">
      <style:table-cell-properties fo:padding="0in" fo:border="none" style:writing-mode="page"/>
    </style:style>
    <style:style style:name="Table14.D38" style:family="table-cell">
      <style:table-cell-properties fo:padding="0in" fo:border="none" style:writing-mode="page"/>
    </style:style>
    <style:style style:name="Table14.E38" style:family="table-cell">
      <style:table-cell-properties fo:padding="0in" fo:border="none" style:writing-mode="page"/>
    </style:style>
    <style:style style:name="Table14.F38" style:family="table-cell">
      <style:table-cell-properties fo:padding="0in" fo:border="none" style:writing-mode="page"/>
    </style:style>
    <style:style style:name="Table14.A39" style:family="table-cell">
      <style:table-cell-properties fo:padding="0in" fo:border="none" style:writing-mode="page"/>
    </style:style>
    <style:style style:name="Table14.B39" style:family="table-cell">
      <style:table-cell-properties fo:padding="0in" fo:border="none" style:writing-mode="page"/>
    </style:style>
    <style:style style:name="Table14.C39" style:family="table-cell">
      <style:table-cell-properties fo:padding="0in" fo:border="none" style:writing-mode="page"/>
    </style:style>
    <style:style style:name="Table14.D39" style:family="table-cell">
      <style:table-cell-properties fo:padding="0in" fo:border="none" style:writing-mode="page"/>
    </style:style>
    <style:style style:name="Table14.E39" style:family="table-cell">
      <style:table-cell-properties fo:padding="0in" fo:border="none" style:writing-mode="page"/>
    </style:style>
    <style:style style:name="Table14.F39" style:family="table-cell">
      <style:table-cell-properties fo:padding="0in" fo:border="none" style:writing-mode="page"/>
    </style:style>
    <style:style style:name="Table14.A40" style:family="table-cell">
      <style:table-cell-properties fo:padding="0in" fo:border="none" style:writing-mode="page"/>
    </style:style>
    <style:style style:name="Table14.B40" style:family="table-cell">
      <style:table-cell-properties fo:padding="0in" fo:border="none" style:writing-mode="page"/>
    </style:style>
    <style:style style:name="Table14.C40" style:family="table-cell">
      <style:table-cell-properties fo:padding="0in" fo:border="none" style:writing-mode="page"/>
    </style:style>
    <style:style style:name="Table14.D40" style:family="table-cell">
      <style:table-cell-properties fo:padding="0in" fo:border="none" style:writing-mode="page"/>
    </style:style>
    <style:style style:name="Table14.E40" style:family="table-cell">
      <style:table-cell-properties fo:padding="0in" fo:border="none" style:writing-mode="page"/>
    </style:style>
    <style:style style:name="Table14.F40" style:family="table-cell">
      <style:table-cell-properties fo:padding="0in" fo:border="none" style:writing-mode="page"/>
    </style:style>
    <style:style style:name="Table14.A41" style:family="table-cell">
      <style:table-cell-properties fo:padding="0in" fo:border="none" style:writing-mode="page"/>
    </style:style>
    <style:style style:name="Table14.B41" style:family="table-cell">
      <style:table-cell-properties fo:padding="0in" fo:border="none" style:writing-mode="page"/>
    </style:style>
    <style:style style:name="Table14.C41" style:family="table-cell">
      <style:table-cell-properties fo:padding="0in" fo:border="none" style:writing-mode="page"/>
    </style:style>
    <style:style style:name="Table14.D41" style:family="table-cell">
      <style:table-cell-properties fo:padding="0in" fo:border="none" style:writing-mode="page"/>
    </style:style>
    <style:style style:name="Table14.E41" style:family="table-cell">
      <style:table-cell-properties fo:padding="0in" fo:border="none" style:writing-mode="page"/>
    </style:style>
    <style:style style:name="Table14.F41" style:family="table-cell">
      <style:table-cell-properties fo:padding="0in" fo:border="none" style:writing-mode="page"/>
    </style:style>
    <style:style style:name="Table14.A42" style:family="table-cell">
      <style:table-cell-properties fo:padding="0in" fo:border="none" style:writing-mode="page"/>
    </style:style>
    <style:style style:name="Table14.B42" style:family="table-cell">
      <style:table-cell-properties fo:padding="0in" fo:border="none" style:writing-mode="page"/>
    </style:style>
    <style:style style:name="Table14.C42" style:family="table-cell">
      <style:table-cell-properties fo:padding="0in" fo:border="none" style:writing-mode="page"/>
    </style:style>
    <style:style style:name="Table14.D42" style:family="table-cell">
      <style:table-cell-properties fo:padding="0in" fo:border="none" style:writing-mode="page"/>
    </style:style>
    <style:style style:name="Table14.E42" style:family="table-cell">
      <style:table-cell-properties fo:padding="0in" fo:border="none" style:writing-mode="page"/>
    </style:style>
    <style:style style:name="Table14.F42" style:family="table-cell">
      <style:table-cell-properties fo:padding="0in" fo:border="none" style:writing-mode="page"/>
    </style:style>
    <style:style style:name="Table14.A43" style:family="table-cell">
      <style:table-cell-properties fo:padding="0in" fo:border="none" style:writing-mode="page"/>
    </style:style>
    <style:style style:name="Table14.B43" style:family="table-cell">
      <style:table-cell-properties fo:padding="0in" fo:border="none" style:writing-mode="page"/>
    </style:style>
    <style:style style:name="Table14.C43" style:family="table-cell">
      <style:table-cell-properties fo:padding="0in" fo:border="none" style:writing-mode="page"/>
    </style:style>
    <style:style style:name="Table14.D43" style:family="table-cell">
      <style:table-cell-properties fo:padding="0in" fo:border="none" style:writing-mode="page"/>
    </style:style>
    <style:style style:name="Table14.E43" style:family="table-cell">
      <style:table-cell-properties fo:padding="0in" fo:border="none" style:writing-mode="page"/>
    </style:style>
    <style:style style:name="Table14.F43" style:family="table-cell">
      <style:table-cell-properties fo:padding="0in" fo:border="none" style:writing-mode="page"/>
    </style:style>
    <style:style style:name="Table14.A44" style:family="table-cell">
      <style:table-cell-properties fo:padding="0in" fo:border="none" style:writing-mode="page"/>
    </style:style>
    <style:style style:name="Table14.B44" style:family="table-cell">
      <style:table-cell-properties fo:padding="0in" fo:border="none" style:writing-mode="page"/>
    </style:style>
    <style:style style:name="Table14.C44" style:family="table-cell">
      <style:table-cell-properties fo:padding="0in" fo:border="none" style:writing-mode="page"/>
    </style:style>
    <style:style style:name="Table14.D44" style:family="table-cell">
      <style:table-cell-properties fo:padding="0in" fo:border="none" style:writing-mode="page"/>
    </style:style>
    <style:style style:name="Table14.E44" style:family="table-cell">
      <style:table-cell-properties fo:padding="0in" fo:border="none" style:writing-mode="page"/>
    </style:style>
    <style:style style:name="Table14.F44" style:family="table-cell">
      <style:table-cell-properties fo:padding="0in" fo:border="none" style:writing-mode="page"/>
    </style:style>
    <style:style style:name="Table14.A45" style:family="table-cell">
      <style:table-cell-properties fo:padding="0in" fo:border="none" style:writing-mode="page"/>
    </style:style>
    <style:style style:name="Table14.B45" style:family="table-cell">
      <style:table-cell-properties fo:padding="0in" fo:border="none" style:writing-mode="page"/>
    </style:style>
    <style:style style:name="Table14.C45" style:family="table-cell">
      <style:table-cell-properties fo:padding="0in" fo:border="none" style:writing-mode="page"/>
    </style:style>
    <style:style style:name="Table14.D45" style:family="table-cell">
      <style:table-cell-properties fo:padding="0in" fo:border="none" style:writing-mode="page"/>
    </style:style>
    <style:style style:name="Table14.E45" style:family="table-cell">
      <style:table-cell-properties fo:padding="0in" fo:border="none" style:writing-mode="page"/>
    </style:style>
    <style:style style:name="Table14.F45" style:family="table-cell">
      <style:table-cell-properties fo:padding="0in" fo:border="none" style:writing-mode="page"/>
    </style:style>
    <style:style style:name="Table14.A46" style:family="table-cell">
      <style:table-cell-properties fo:padding="0in" fo:border="none" style:writing-mode="page"/>
    </style:style>
    <style:style style:name="Table14.B46" style:family="table-cell">
      <style:table-cell-properties fo:padding="0in" fo:border="none" style:writing-mode="page"/>
    </style:style>
    <style:style style:name="Table14.C46" style:family="table-cell">
      <style:table-cell-properties fo:padding="0in" fo:border="none" style:writing-mode="page"/>
    </style:style>
    <style:style style:name="Table14.D46" style:family="table-cell">
      <style:table-cell-properties fo:padding="0in" fo:border="none" style:writing-mode="page"/>
    </style:style>
    <style:style style:name="Table14.E46" style:family="table-cell">
      <style:table-cell-properties fo:padding="0in" fo:border="none" style:writing-mode="page"/>
    </style:style>
    <style:style style:name="Table14.F46" style:family="table-cell">
      <style:table-cell-properties fo:padding="0in" fo:border="none" style:writing-mode="page"/>
    </style:style>
    <style:style style:name="Table14.A47" style:family="table-cell">
      <style:table-cell-properties fo:padding="0in" fo:border="none" style:writing-mode="page"/>
    </style:style>
    <style:style style:name="Table14.B47" style:family="table-cell">
      <style:table-cell-properties fo:padding="0in" fo:border="none" style:writing-mode="page"/>
    </style:style>
    <style:style style:name="Table14.C47" style:family="table-cell">
      <style:table-cell-properties fo:padding="0in" fo:border="none" style:writing-mode="page"/>
    </style:style>
    <style:style style:name="Table14.D47" style:family="table-cell">
      <style:table-cell-properties fo:padding="0in" fo:border="none" style:writing-mode="page"/>
    </style:style>
    <style:style style:name="Table14.E47" style:family="table-cell">
      <style:table-cell-properties fo:padding="0in" fo:border="none" style:writing-mode="page"/>
    </style:style>
    <style:style style:name="Table14.F47" style:family="table-cell">
      <style:table-cell-properties fo:padding="0in" fo:border="none" style:writing-mode="page"/>
    </style:style>
    <style:style style:name="Table14.A48" style:family="table-cell">
      <style:table-cell-properties fo:padding="0in" fo:border="none" style:writing-mode="page"/>
    </style:style>
    <style:style style:name="Table14.B48" style:family="table-cell">
      <style:table-cell-properties fo:padding="0in" fo:border="none" style:writing-mode="page"/>
    </style:style>
    <style:style style:name="Table14.C48" style:family="table-cell">
      <style:table-cell-properties fo:padding="0in" fo:border="none" style:writing-mode="page"/>
    </style:style>
    <style:style style:name="Table14.D48" style:family="table-cell">
      <style:table-cell-properties fo:padding="0in" fo:border="none" style:writing-mode="page"/>
    </style:style>
    <style:style style:name="Table14.E48" style:family="table-cell">
      <style:table-cell-properties fo:padding="0in" fo:border="none" style:writing-mode="page"/>
    </style:style>
    <style:style style:name="Table14.F48" style:family="table-cell">
      <style:table-cell-properties fo:padding="0in" fo:border="none" style:writing-mode="page"/>
    </style:style>
    <style:style style:name="Table14.A49" style:family="table-cell">
      <style:table-cell-properties fo:padding="0in" fo:border="none" style:writing-mode="page"/>
    </style:style>
    <style:style style:name="Table14.B49" style:family="table-cell">
      <style:table-cell-properties fo:padding="0in" fo:border="none" style:writing-mode="page"/>
    </style:style>
    <style:style style:name="Table14.C49" style:family="table-cell">
      <style:table-cell-properties fo:padding="0in" fo:border="none" style:writing-mode="page"/>
    </style:style>
    <style:style style:name="Table14.D49" style:family="table-cell">
      <style:table-cell-properties fo:padding="0in" fo:border="none" style:writing-mode="page"/>
    </style:style>
    <style:style style:name="Table14.E49" style:family="table-cell">
      <style:table-cell-properties fo:padding="0in" fo:border="none" style:writing-mode="page"/>
    </style:style>
    <style:style style:name="Table14.F49" style:family="table-cell">
      <style:table-cell-properties fo:padding="0in" fo:border="none" style:writing-mode="page"/>
    </style:style>
    <style:style style:name="Table14.A50" style:family="table-cell">
      <style:table-cell-properties fo:padding="0in" fo:border="none" style:writing-mode="page"/>
    </style:style>
    <style:style style:name="Table14.B50" style:family="table-cell">
      <style:table-cell-properties fo:padding="0in" fo:border="none" style:writing-mode="page"/>
    </style:style>
    <style:style style:name="Table14.C50" style:family="table-cell">
      <style:table-cell-properties fo:padding="0in" fo:border="none" style:writing-mode="page"/>
    </style:style>
    <style:style style:name="Table14.D50" style:family="table-cell">
      <style:table-cell-properties fo:padding="0in" fo:border="none" style:writing-mode="page"/>
    </style:style>
    <style:style style:name="Table14.E50" style:family="table-cell">
      <style:table-cell-properties fo:padding="0in" fo:border="none" style:writing-mode="page"/>
    </style:style>
    <style:style style:name="Table14.F50" style:family="table-cell">
      <style:table-cell-properties fo:padding="0in" fo:border="none" style:writing-mode="page"/>
    </style:style>
    <style:style style:name="Table14.A51" style:family="table-cell">
      <style:table-cell-properties fo:padding="0in" fo:border="none" style:writing-mode="page"/>
    </style:style>
    <style:style style:name="Table14.B51" style:family="table-cell">
      <style:table-cell-properties fo:padding="0in" fo:border="none" style:writing-mode="page"/>
    </style:style>
    <style:style style:name="Table14.C51" style:family="table-cell">
      <style:table-cell-properties fo:padding="0in" fo:border="none" style:writing-mode="page"/>
    </style:style>
    <style:style style:name="Table14.D51" style:family="table-cell">
      <style:table-cell-properties fo:padding="0in" fo:border="none" style:writing-mode="page"/>
    </style:style>
    <style:style style:name="Table14.E51" style:family="table-cell">
      <style:table-cell-properties fo:padding="0in" fo:border="none" style:writing-mode="page"/>
    </style:style>
    <style:style style:name="Table14.F51" style:family="table-cell">
      <style:table-cell-properties fo:padding="0in" fo:border="none" style:writing-mode="page"/>
    </style:style>
    <style:style style:name="Table14.A52" style:family="table-cell">
      <style:table-cell-properties fo:padding="0in" fo:border="none" style:writing-mode="page"/>
    </style:style>
    <style:style style:name="Table14.B52" style:family="table-cell">
      <style:table-cell-properties fo:padding="0in" fo:border="none" style:writing-mode="page"/>
    </style:style>
    <style:style style:name="Table14.C52" style:family="table-cell">
      <style:table-cell-properties fo:padding="0in" fo:border="none" style:writing-mode="page"/>
    </style:style>
    <style:style style:name="Table14.D52" style:family="table-cell">
      <style:table-cell-properties fo:padding="0in" fo:border="none" style:writing-mode="page"/>
    </style:style>
    <style:style style:name="Table14.E52" style:family="table-cell">
      <style:table-cell-properties fo:padding="0in" fo:border="none" style:writing-mode="page"/>
    </style:style>
    <style:style style:name="Table14.F52" style:family="table-cell">
      <style:table-cell-properties fo:padding="0in" fo:border="none" style:writing-mode="page"/>
    </style:style>
    <style:style style:name="Table14.A53" style:family="table-cell">
      <style:table-cell-properties fo:padding="0in" fo:border="none" style:writing-mode="page"/>
    </style:style>
    <style:style style:name="Table14.B53" style:family="table-cell">
      <style:table-cell-properties fo:padding="0in" fo:border="none" style:writing-mode="page"/>
    </style:style>
    <style:style style:name="Table14.C53" style:family="table-cell">
      <style:table-cell-properties fo:padding="0in" fo:border="none" style:writing-mode="page"/>
    </style:style>
    <style:style style:name="Table14.D53" style:family="table-cell">
      <style:table-cell-properties fo:padding="0in" fo:border="none" style:writing-mode="page"/>
    </style:style>
    <style:style style:name="Table14.E53" style:family="table-cell">
      <style:table-cell-properties fo:padding="0in" fo:border="none" style:writing-mode="page"/>
    </style:style>
    <style:style style:name="Table14.F53" style:family="table-cell">
      <style:table-cell-properties fo:padding="0in" fo:border="none" style:writing-mode="page"/>
    </style:style>
    <style:style style:name="Table14.A54" style:family="table-cell">
      <style:table-cell-properties fo:padding="0in" fo:border="none" style:writing-mode="page"/>
    </style:style>
    <style:style style:name="Table14.B54" style:family="table-cell">
      <style:table-cell-properties fo:padding="0in" fo:border="none" style:writing-mode="page"/>
    </style:style>
    <style:style style:name="Table14.C54" style:family="table-cell">
      <style:table-cell-properties fo:padding="0in" fo:border="none" style:writing-mode="page"/>
    </style:style>
    <style:style style:name="Table14.D54" style:family="table-cell">
      <style:table-cell-properties fo:padding="0in" fo:border="none" style:writing-mode="page"/>
    </style:style>
    <style:style style:name="Table14.E54" style:family="table-cell">
      <style:table-cell-properties fo:padding="0in" fo:border="none" style:writing-mode="page"/>
    </style:style>
    <style:style style:name="Table14.F54" style:family="table-cell">
      <style:table-cell-properties fo:padding="0in" fo:border="none" style:writing-mode="page"/>
    </style:style>
    <style:style style:name="Table14.A55" style:family="table-cell">
      <style:table-cell-properties fo:padding="0in" fo:border="none" style:writing-mode="page"/>
    </style:style>
    <style:style style:name="Table14.B55" style:family="table-cell">
      <style:table-cell-properties fo:padding="0in" fo:border="none" style:writing-mode="page"/>
    </style:style>
    <style:style style:name="Table14.C55" style:family="table-cell">
      <style:table-cell-properties fo:padding="0in" fo:border="none" style:writing-mode="page"/>
    </style:style>
    <style:style style:name="Table14.D55" style:family="table-cell">
      <style:table-cell-properties fo:padding="0in" fo:border="none" style:writing-mode="page"/>
    </style:style>
    <style:style style:name="Table14.E55" style:family="table-cell">
      <style:table-cell-properties fo:padding="0in" fo:border="none" style:writing-mode="page"/>
    </style:style>
    <style:style style:name="Table14.F55" style:family="table-cell">
      <style:table-cell-properties fo:padding="0in" fo:border="none" style:writing-mode="page"/>
    </style:style>
    <style:style style:name="Table14.A56" style:family="table-cell">
      <style:table-cell-properties fo:padding="0in" fo:border="none" style:writing-mode="page"/>
    </style:style>
    <style:style style:name="Table14.B56" style:family="table-cell">
      <style:table-cell-properties fo:padding="0in" fo:border="none" style:writing-mode="page"/>
    </style:style>
    <style:style style:name="Table14.C56" style:family="table-cell">
      <style:table-cell-properties fo:padding="0in" fo:border="none" style:writing-mode="page"/>
    </style:style>
    <style:style style:name="Table14.D56" style:family="table-cell">
      <style:table-cell-properties fo:padding="0in" fo:border="none" style:writing-mode="page"/>
    </style:style>
    <style:style style:name="Table14.E56" style:family="table-cell">
      <style:table-cell-properties fo:padding="0in" fo:border="none" style:writing-mode="page"/>
    </style:style>
    <style:style style:name="Table14.F56" style:family="table-cell">
      <style:table-cell-properties fo:padding="0in" fo:border="none" style:writing-mode="page"/>
    </style:style>
    <style:style style:name="Table14.A57" style:family="table-cell">
      <style:table-cell-properties fo:padding="0in" fo:border="none" style:writing-mode="page"/>
    </style:style>
    <style:style style:name="Table14.B57" style:family="table-cell">
      <style:table-cell-properties fo:padding="0in" fo:border="none" style:writing-mode="page"/>
    </style:style>
    <style:style style:name="Table14.C57" style:family="table-cell">
      <style:table-cell-properties fo:padding="0in" fo:border="none" style:writing-mode="page"/>
    </style:style>
    <style:style style:name="Table14.D57" style:family="table-cell">
      <style:table-cell-properties fo:padding="0in" fo:border="none" style:writing-mode="page"/>
    </style:style>
    <style:style style:name="Table14.E57" style:family="table-cell">
      <style:table-cell-properties fo:padding="0in" fo:border="none" style:writing-mode="page"/>
    </style:style>
    <style:style style:name="Table14.F57" style:family="table-cell">
      <style:table-cell-properties fo:padding="0in" fo:border="none" style:writing-mode="page"/>
    </style:style>
    <style:style style:name="Table14.A58" style:family="table-cell">
      <style:table-cell-properties fo:padding="0in" fo:border="none" style:writing-mode="page"/>
    </style:style>
    <style:style style:name="Table14.B58" style:family="table-cell">
      <style:table-cell-properties fo:padding="0in" fo:border="none" style:writing-mode="page"/>
    </style:style>
    <style:style style:name="Table14.C58" style:family="table-cell">
      <style:table-cell-properties fo:padding="0in" fo:border="none" style:writing-mode="page"/>
    </style:style>
    <style:style style:name="Table14.D58" style:family="table-cell">
      <style:table-cell-properties fo:padding="0in" fo:border="none" style:writing-mode="page"/>
    </style:style>
    <style:style style:name="Table14.E58" style:family="table-cell">
      <style:table-cell-properties fo:padding="0in" fo:border="none" style:writing-mode="page"/>
    </style:style>
    <style:style style:name="Table14.F58" style:family="table-cell">
      <style:table-cell-properties fo:padding="0in" fo:border="none" style:writing-mode="page"/>
    </style:style>
    <style:style style:name="Table14.A59" style:family="table-cell">
      <style:table-cell-properties fo:padding="0in" fo:border="none" style:writing-mode="page"/>
    </style:style>
    <style:style style:name="Table14.B59" style:family="table-cell">
      <style:table-cell-properties fo:padding="0in" fo:border="none" style:writing-mode="page"/>
    </style:style>
    <style:style style:name="Table14.C59" style:family="table-cell">
      <style:table-cell-properties fo:padding="0in" fo:border="none" style:writing-mode="page"/>
    </style:style>
    <style:style style:name="Table14.D59" style:family="table-cell">
      <style:table-cell-properties fo:padding="0in" fo:border="none" style:writing-mode="page"/>
    </style:style>
    <style:style style:name="Table14.E59" style:family="table-cell">
      <style:table-cell-properties fo:padding="0in" fo:border="none" style:writing-mode="page"/>
    </style:style>
    <style:style style:name="Table14.F59" style:family="table-cell">
      <style:table-cell-properties fo:padding="0in" fo:border="none" style:writing-mode="page"/>
    </style:style>
    <style:style style:name="Table14.A60" style:family="table-cell">
      <style:table-cell-properties fo:padding="0in" fo:border="none" style:writing-mode="page"/>
    </style:style>
    <style:style style:name="Table14.B60" style:family="table-cell">
      <style:table-cell-properties fo:padding="0in" fo:border="none" style:writing-mode="page"/>
    </style:style>
    <style:style style:name="Table14.C60" style:family="table-cell">
      <style:table-cell-properties fo:padding="0in" fo:border="none" style:writing-mode="page"/>
    </style:style>
    <style:style style:name="Table14.D60" style:family="table-cell">
      <style:table-cell-properties fo:padding="0in" fo:border="none" style:writing-mode="page"/>
    </style:style>
    <style:style style:name="Table14.E60" style:family="table-cell">
      <style:table-cell-properties fo:padding="0in" fo:border="none" style:writing-mode="page"/>
    </style:style>
    <style:style style:name="Table14.F60" style:family="table-cell">
      <style:table-cell-properties fo:padding="0in" fo:border="none" style:writing-mode="page"/>
    </style:style>
    <style:style style:name="Table14.A61" style:family="table-cell">
      <style:table-cell-properties fo:padding="0in" fo:border="none" style:writing-mode="page"/>
    </style:style>
    <style:style style:name="Table14.B61" style:family="table-cell">
      <style:table-cell-properties fo:padding="0in" fo:border="none" style:writing-mode="page"/>
    </style:style>
    <style:style style:name="Table14.C61" style:family="table-cell">
      <style:table-cell-properties fo:padding="0in" fo:border="none" style:writing-mode="page"/>
    </style:style>
    <style:style style:name="Table14.D61" style:family="table-cell">
      <style:table-cell-properties fo:padding="0in" fo:border="none" style:writing-mode="page"/>
    </style:style>
    <style:style style:name="Table14.E61" style:family="table-cell">
      <style:table-cell-properties fo:padding="0in" fo:border="none" style:writing-mode="page"/>
    </style:style>
    <style:style style:name="Table14.F61" style:family="table-cell">
      <style:table-cell-properties fo:padding="0in" fo:border="none" style:writing-mode="page"/>
    </style:style>
    <style:style style:name="Table14.A62" style:family="table-cell">
      <style:table-cell-properties fo:padding="0in" fo:border="none" style:writing-mode="page"/>
    </style:style>
    <style:style style:name="Table14.B62" style:family="table-cell">
      <style:table-cell-properties fo:padding="0in" fo:border="none" style:writing-mode="page"/>
    </style:style>
    <style:style style:name="Table14.C62" style:family="table-cell">
      <style:table-cell-properties fo:padding="0in" fo:border="none" style:writing-mode="page"/>
    </style:style>
    <style:style style:name="Table14.D62" style:family="table-cell">
      <style:table-cell-properties fo:padding="0in" fo:border="none" style:writing-mode="page"/>
    </style:style>
    <style:style style:name="Table14.E62" style:family="table-cell">
      <style:table-cell-properties fo:padding="0in" fo:border="none" style:writing-mode="page"/>
    </style:style>
    <style:style style:name="Table14.F62" style:family="table-cell">
      <style:table-cell-properties fo:padding="0in" fo:border="none" style:writing-mode="page"/>
    </style:style>
    <style:style style:name="Table14.A63" style:family="table-cell">
      <style:table-cell-properties fo:padding="0in" fo:border="none" style:writing-mode="page"/>
    </style:style>
    <style:style style:name="Table14.B63" style:family="table-cell">
      <style:table-cell-properties fo:padding="0in" fo:border="none" style:writing-mode="page"/>
    </style:style>
    <style:style style:name="Table14.C63" style:family="table-cell">
      <style:table-cell-properties fo:padding="0in" fo:border="none" style:writing-mode="page"/>
    </style:style>
    <style:style style:name="Table14.D63" style:family="table-cell">
      <style:table-cell-properties fo:padding="0in" fo:border="none" style:writing-mode="page"/>
    </style:style>
    <style:style style:name="Table14.E63" style:family="table-cell">
      <style:table-cell-properties fo:padding="0in" fo:border="none" style:writing-mode="page"/>
    </style:style>
    <style:style style:name="Table14.F63" style:family="table-cell">
      <style:table-cell-properties fo:padding="0in" fo:border="none" style:writing-mode="page"/>
    </style:style>
    <style:style style:name="Table14.A64" style:family="table-cell">
      <style:table-cell-properties fo:padding="0in" fo:border="none" style:writing-mode="page"/>
    </style:style>
    <style:style style:name="Table14.B64" style:family="table-cell">
      <style:table-cell-properties fo:padding="0in" fo:border="none" style:writing-mode="page"/>
    </style:style>
    <style:style style:name="Table14.C64" style:family="table-cell">
      <style:table-cell-properties fo:padding="0in" fo:border="none" style:writing-mode="page"/>
    </style:style>
    <style:style style:name="Table14.D64" style:family="table-cell">
      <style:table-cell-properties fo:padding="0in" fo:border="none" style:writing-mode="page"/>
    </style:style>
    <style:style style:name="Table14.E64" style:family="table-cell">
      <style:table-cell-properties fo:padding="0in" fo:border="none" style:writing-mode="page"/>
    </style:style>
    <style:style style:name="Table14.F64" style:family="table-cell">
      <style:table-cell-properties fo:padding="0in" fo:border="none" style:writing-mode="page"/>
    </style:style>
    <style:style style:name="Table14.A65" style:family="table-cell">
      <style:table-cell-properties fo:padding="0in" fo:border="none" style:writing-mode="page"/>
    </style:style>
    <style:style style:name="Table14.B65" style:family="table-cell">
      <style:table-cell-properties fo:padding="0in" fo:border="none" style:writing-mode="page"/>
    </style:style>
    <style:style style:name="Table14.C65" style:family="table-cell">
      <style:table-cell-properties fo:padding="0in" fo:border="none" style:writing-mode="page"/>
    </style:style>
    <style:style style:name="Table14.D65" style:family="table-cell">
      <style:table-cell-properties fo:padding="0in" fo:border="none" style:writing-mode="page"/>
    </style:style>
    <style:style style:name="Table14.E65" style:family="table-cell">
      <style:table-cell-properties fo:padding="0in" fo:border="none" style:writing-mode="page"/>
    </style:style>
    <style:style style:name="Table14.F65" style:family="table-cell">
      <style:table-cell-properties fo:padding="0in" fo:border="none" style:writing-mode="page"/>
    </style:style>
    <style:style style:name="Table14.A66" style:family="table-cell">
      <style:table-cell-properties fo:padding="0in" fo:border="none" style:writing-mode="page"/>
    </style:style>
    <style:style style:name="Table14.B66" style:family="table-cell">
      <style:table-cell-properties fo:padding="0in" fo:border="none" style:writing-mode="page"/>
    </style:style>
    <style:style style:name="Table14.C66" style:family="table-cell">
      <style:table-cell-properties fo:padding="0in" fo:border="none" style:writing-mode="page"/>
    </style:style>
    <style:style style:name="Table14.D66" style:family="table-cell">
      <style:table-cell-properties fo:padding="0in" fo:border="none" style:writing-mode="page"/>
    </style:style>
    <style:style style:name="Table14.E66" style:family="table-cell">
      <style:table-cell-properties fo:padding="0in" fo:border="none" style:writing-mode="page"/>
    </style:style>
    <style:style style:name="Table14.F66" style:family="table-cell">
      <style:table-cell-properties fo:padding="0in" fo:border="none" style:writing-mode="page"/>
    </style:style>
    <style:style style:name="Table14.A67" style:family="table-cell">
      <style:table-cell-properties fo:padding="0in" fo:border="none" style:writing-mode="page"/>
    </style:style>
    <style:style style:name="Table14.B67" style:family="table-cell">
      <style:table-cell-properties fo:padding="0in" fo:border="none" style:writing-mode="page"/>
    </style:style>
    <style:style style:name="Table14.C67" style:family="table-cell">
      <style:table-cell-properties fo:padding="0in" fo:border="none" style:writing-mode="page"/>
    </style:style>
    <style:style style:name="Table14.D67" style:family="table-cell">
      <style:table-cell-properties fo:padding="0in" fo:border="none" style:writing-mode="page"/>
    </style:style>
    <style:style style:name="Table14.E67" style:family="table-cell">
      <style:table-cell-properties fo:padding="0in" fo:border="none" style:writing-mode="page"/>
    </style:style>
    <style:style style:name="Table14.F67" style:family="table-cell">
      <style:table-cell-properties fo:padding="0in" fo:border="none" style:writing-mode="page"/>
    </style:style>
    <style:style style:name="Table14.A68" style:family="table-cell">
      <style:table-cell-properties fo:padding="0in" fo:border="none" style:writing-mode="page"/>
    </style:style>
    <style:style style:name="Table14.B68" style:family="table-cell">
      <style:table-cell-properties fo:padding="0in" fo:border="none" style:writing-mode="page"/>
    </style:style>
    <style:style style:name="Table14.C68" style:family="table-cell">
      <style:table-cell-properties fo:padding="0in" fo:border="none" style:writing-mode="page"/>
    </style:style>
    <style:style style:name="Table14.D68" style:family="table-cell">
      <style:table-cell-properties fo:padding="0in" fo:border="none" style:writing-mode="page"/>
    </style:style>
    <style:style style:name="Table14.E68" style:family="table-cell">
      <style:table-cell-properties fo:padding="0in" fo:border="none" style:writing-mode="page"/>
    </style:style>
    <style:style style:name="Table14.F68" style:family="table-cell">
      <style:table-cell-properties fo:padding="0in" fo:border="none" style:writing-mode="page"/>
    </style:style>
    <style:style style:name="Table14.A69" style:family="table-cell">
      <style:table-cell-properties fo:padding="0in" fo:border="none" style:writing-mode="page"/>
    </style:style>
    <style:style style:name="Table14.B69" style:family="table-cell">
      <style:table-cell-properties fo:padding="0in" fo:border="none" style:writing-mode="page"/>
    </style:style>
    <style:style style:name="Table14.C69" style:family="table-cell">
      <style:table-cell-properties fo:padding="0in" fo:border="none" style:writing-mode="page"/>
    </style:style>
    <style:style style:name="Table14.D69" style:family="table-cell">
      <style:table-cell-properties fo:padding="0in" fo:border="none" style:writing-mode="page"/>
    </style:style>
    <style:style style:name="Table14.E69" style:family="table-cell">
      <style:table-cell-properties fo:padding="0in" fo:border="none" style:writing-mode="page"/>
    </style:style>
    <style:style style:name="Table14.F69" style:family="table-cell">
      <style:table-cell-properties fo:padding="0in" fo:border="none" style:writing-mode="page"/>
    </style:style>
    <style:style style:name="Table14.A70" style:family="table-cell">
      <style:table-cell-properties fo:padding="0in" fo:border="none" style:writing-mode="page"/>
    </style:style>
    <style:style style:name="Table14.B70" style:family="table-cell">
      <style:table-cell-properties fo:padding="0in" fo:border="none" style:writing-mode="page"/>
    </style:style>
    <style:style style:name="Table14.C70" style:family="table-cell">
      <style:table-cell-properties fo:padding="0in" fo:border="none" style:writing-mode="page"/>
    </style:style>
    <style:style style:name="Table14.D70" style:family="table-cell">
      <style:table-cell-properties fo:padding="0in" fo:border="none" style:writing-mode="page"/>
    </style:style>
    <style:style style:name="Table14.E70" style:family="table-cell">
      <style:table-cell-properties fo:padding="0in" fo:border="none" style:writing-mode="page"/>
    </style:style>
    <style:style style:name="Table14.F70" style:family="table-cell">
      <style:table-cell-properties fo:padding="0in" fo:border="none" style:writing-mode="page"/>
    </style:style>
    <style:style style:name="Table14.A71" style:family="table-cell">
      <style:table-cell-properties fo:padding="0in" fo:border="none" style:writing-mode="page"/>
    </style:style>
    <style:style style:name="Table14.B71" style:family="table-cell">
      <style:table-cell-properties fo:padding="0in" fo:border="none" style:writing-mode="page"/>
    </style:style>
    <style:style style:name="Table14.C71" style:family="table-cell">
      <style:table-cell-properties fo:padding="0in" fo:border="none" style:writing-mode="page"/>
    </style:style>
    <style:style style:name="Table14.D71" style:family="table-cell">
      <style:table-cell-properties fo:padding="0in" fo:border="none" style:writing-mode="page"/>
    </style:style>
    <style:style style:name="Table14.E71" style:family="table-cell">
      <style:table-cell-properties fo:padding="0in" fo:border="none" style:writing-mode="page"/>
    </style:style>
    <style:style style:name="Table14.F71" style:family="table-cell">
      <style:table-cell-properties fo:padding="0in" fo:border="none" style:writing-mode="page"/>
    </style:style>
    <style:style style:name="P1" style:family="paragraph" style:parent-style-name="Header">
      <style:paragraph-properties fo:text-align="center" style:justify-single-word="false"/>
      <style:text-properties officeooo:paragraph-rsid="00058f2f"/>
    </style:style>
    <style:style style:name="P2" style:family="paragraph" style:parent-style-name="Footer">
      <style:paragraph-properties fo:text-align="center" style:justify-single-word="false"/>
      <style:text-properties style:font-name="Liberation Sans1" officeooo:rsid="00058f2f" officeooo:paragraph-rsid="00058f2f"/>
    </style:style>
    <style:style style:name="P3" style:family="paragraph" style:parent-style-name="Text_20_body">
      <style:text-properties style:font-name="Arial" officeooo:paragraph-rsid="00061fcf"/>
    </style:style>
    <style:style style:name="P4" style:family="paragraph" style:parent-style-name="Text_20_body">
      <style:text-properties style:font-name="Arial" officeooo:rsid="0006a93a" officeooo:paragraph-rsid="0006a93a"/>
    </style:style>
    <style:style style:name="P5" style:family="paragraph" style:parent-style-name="Text_20_body">
      <style:text-properties style:font-name="Arial" officeooo:rsid="00061fcf" officeooo:paragraph-rsid="0011aab1"/>
    </style:style>
    <style:style style:name="P6" style:family="paragraph" style:parent-style-name="Text_20_body">
      <style:text-properties style:font-name="Liberation Sans1"/>
    </style:style>
    <style:style style:name="P7" style:family="paragraph" style:parent-style-name="Text_20_body">
      <style:text-properties style:font-name="Liberation Sans1" officeooo:rsid="000c9a01" officeooo:paragraph-rsid="000c9a01"/>
    </style:style>
    <style:style style:name="P8" style:family="paragraph" style:parent-style-name="Text_20_body">
      <style:text-properties style:font-name="Liberation Sans1" fo:font-weight="bold" style:font-weight-asian="bold" style:font-weight-complex="bold"/>
    </style:style>
    <style:style style:name="P9" style:family="paragraph" style:parent-style-name="Text_20_body">
      <style:text-properties style:font-name="Liberation Sans1" fo:font-weight="bold" officeooo:rsid="000c9a01" officeooo:paragraph-rsid="000c9a01" style:font-weight-asian="bold" style:font-weight-complex="bold"/>
    </style:style>
    <style:style style:name="P10" style:family="paragraph" style:parent-style-name="Text_20_body">
      <style:text-properties style:font-name="Liberation Sans1" fo:font-weight="bold" officeooo:rsid="000c9a01" officeooo:paragraph-rsid="0014e6ac" style:font-weight-asian="bold" style:font-weight-complex="bold"/>
    </style:style>
    <style:style style:name="P11" style:family="paragraph" style:parent-style-name="Text_20_body">
      <style:text-properties style:font-name="Liberation Sans1" fo:font-weight="bold" officeooo:rsid="000c9a01" officeooo:paragraph-rsid="0063d67e" style:font-weight-asian="bold" style:font-weight-complex="bold"/>
    </style:style>
    <style:style style:name="P12" style:family="paragraph" style:parent-style-name="Text_20_body">
      <style:text-properties style:font-name="Liberation Sans1" fo:font-weight="bold" officeooo:rsid="000c9a01" officeooo:paragraph-rsid="007a0e72" style:font-weight-asian="bold" style:font-weight-complex="bold"/>
    </style:style>
    <style:style style:name="P13" style:family="paragraph" style:parent-style-name="Text_20_body">
      <style:text-properties style:font-name="Liberation Sans1" fo:font-weight="bold" officeooo:rsid="000c9a01" officeooo:paragraph-rsid="012f21b3" style:font-weight-asian="bold" style:font-weight-complex="bold"/>
    </style:style>
    <style:style style:name="P14" style:family="paragraph" style:parent-style-name="Text_20_body">
      <style:text-properties style:font-name="Liberation Sans1" fo:font-weight="bold" officeooo:rsid="000c9a01" officeooo:paragraph-rsid="0136c018" style:font-weight-asian="bold" style:font-weight-complex="bold"/>
    </style:style>
    <style:style style:name="P15" style:family="paragraph" style:parent-style-name="Text_20_body">
      <style:text-properties style:font-name="Liberation Sans1" fo:font-weight="bold" officeooo:rsid="000c9a01" officeooo:paragraph-rsid="013d570c" style:font-weight-asian="bold" style:font-weight-complex="bold"/>
    </style:style>
    <style:style style:name="P16" style:family="paragraph" style:parent-style-name="Text_20_body">
      <style:text-properties style:font-name="Liberation Sans1" fo:font-weight="bold" officeooo:rsid="000c9a01" officeooo:paragraph-rsid="0147ba1e" style:font-weight-asian="bold" style:font-weight-complex="bold"/>
    </style:style>
    <style:style style:name="P17" style:family="paragraph" style:parent-style-name="Text_20_body">
      <style:text-properties style:font-name="Liberation Sans1" fo:font-weight="bold" officeooo:rsid="000c9a01" officeooo:paragraph-rsid="015cc50d" style:font-weight-asian="bold" style:font-weight-complex="bold"/>
    </style:style>
    <style:style style:name="P18" style:family="paragraph" style:parent-style-name="Text_20_body">
      <style:text-properties style:font-name="Liberation Sans1" fo:font-weight="bold" officeooo:rsid="000c9a01" officeooo:paragraph-rsid="017c7d13" style:font-weight-asian="bold" style:font-weight-complex="bold"/>
    </style:style>
    <style:style style:name="P19" style:family="paragraph" style:parent-style-name="Text_20_body">
      <style:text-properties style:font-name="Liberation Sans1" fo:font-weight="bold" officeooo:rsid="000c9a01" officeooo:paragraph-rsid="01818816" style:font-weight-asian="bold" style:font-weight-complex="bold"/>
    </style:style>
    <style:style style:name="P20" style:family="paragraph" style:parent-style-name="Text_20_body">
      <style:text-properties style:font-name="Liberation Sans1" officeooo:rsid="001ff9ae" officeooo:paragraph-rsid="001ff9ae"/>
    </style:style>
    <style:style style:name="P21" style:family="paragraph" style:parent-style-name="Text_20_body">
      <style:text-properties style:font-name="Liberation Sans1" officeooo:rsid="0006a93a" officeooo:paragraph-rsid="00435dc5"/>
    </style:style>
    <style:style style:name="P22" style:family="paragraph" style:parent-style-name="Text_20_body">
      <style:text-properties style:font-name="Liberation Sans1" officeooo:rsid="003f6efc" officeooo:paragraph-rsid="003f6efc"/>
    </style:style>
    <style:style style:name="P23" style:family="paragraph" style:parent-style-name="Text_20_body">
      <style:text-properties style:font-name="Liberation Sans1" officeooo:rsid="00411893" officeooo:paragraph-rsid="00411893"/>
    </style:style>
    <style:style style:name="P24" style:family="paragraph" style:parent-style-name="Text_20_body">
      <style:text-properties style:font-name="Liberation Sans1" officeooo:rsid="0006e599" officeooo:paragraph-rsid="0006e599"/>
    </style:style>
    <style:style style:name="P25" style:family="paragraph" style:parent-style-name="Text_20_body">
      <style:text-properties style:font-name="Liberation Sans1" officeooo:rsid="009ca3e0" officeooo:paragraph-rsid="009ca3e0"/>
    </style:style>
    <style:style style:name="P26" style:family="paragraph" style:parent-style-name="Text_20_body">
      <style:text-properties style:font-name="Liberation Sans1" officeooo:rsid="009e2146" officeooo:paragraph-rsid="009e2146"/>
    </style:style>
    <style:style style:name="P27" style:family="paragraph" style:parent-style-name="Text_20_body">
      <style:text-properties style:font-name="Liberation Sans1" officeooo:rsid="009e5b22" officeooo:paragraph-rsid="009e5b22"/>
    </style:style>
    <style:style style:name="P28" style:family="paragraph" style:parent-style-name="Text_20_body">
      <style:text-properties style:font-name="Liberation Sans1" officeooo:rsid="009e71d8" officeooo:paragraph-rsid="009e71d8"/>
    </style:style>
    <style:style style:name="P29" style:family="paragraph" style:parent-style-name="Text_20_body">
      <style:text-properties style:font-name="Liberation Sans1" officeooo:rsid="00a02318" officeooo:paragraph-rsid="00a02318"/>
    </style:style>
    <style:style style:name="P30" style:family="paragraph" style:parent-style-name="Text_20_body">
      <style:text-properties style:font-name="Liberation Sans1" officeooo:rsid="00a135b7" officeooo:paragraph-rsid="00a135b7"/>
    </style:style>
    <style:style style:name="P31" style:family="paragraph" style:parent-style-name="Text_20_body">
      <style:text-properties style:font-name="Liberation Sans1" officeooo:rsid="010a8402" officeooo:paragraph-rsid="010a8402"/>
    </style:style>
    <style:style style:name="P32" style:family="paragraph" style:parent-style-name="Text_20_body">
      <style:text-properties style:font-name="Liberation Sans1" officeooo:rsid="01737af8" officeooo:paragraph-rsid="01737af8"/>
    </style:style>
    <style:style style:name="P33" style:family="paragraph" style:parent-style-name="Text_20_body">
      <style:text-properties style:font-name="Liberation Sans1" officeooo:rsid="016c8edd" officeooo:paragraph-rsid="016c8edd"/>
    </style:style>
    <style:style style:name="P34" style:family="paragraph" style:parent-style-name="Text_20_body">
      <style:text-properties style:font-name="Liberation Sans1" officeooo:rsid="01cd25a5" officeooo:paragraph-rsid="01cd25a5"/>
    </style:style>
    <style:style style:name="P35" style:family="paragraph" style:parent-style-name="Text_20_body">
      <style:text-properties style:font-name="Liberation Sans1" officeooo:rsid="01f8b5b3" officeooo:paragraph-rsid="01f8b5b3"/>
    </style:style>
    <style:style style:name="P36" style:family="paragraph" style:parent-style-name="Text_20_body">
      <style:text-properties style:font-name="Liberation Sans1" officeooo:rsid="00a48639" officeooo:paragraph-rsid="00a48639"/>
    </style:style>
    <style:style style:name="P37" style:family="paragraph" style:parent-style-name="Text_20_body">
      <style:text-properties style:font-name="Liberation Sans1" officeooo:rsid="024c2ce9" officeooo:paragraph-rsid="024c2ce9"/>
    </style:style>
    <style:style style:name="P38" style:family="paragraph" style:parent-style-name="Text_20_body">
      <style:text-properties officeooo:paragraph-rsid="001dda5b"/>
    </style:style>
    <style:style style:name="P39" style:family="paragraph" style:parent-style-name="Text_20_body">
      <style:text-properties officeooo:paragraph-rsid="00435dc5"/>
    </style:style>
    <style:style style:name="P40" style:family="paragraph" style:parent-style-name="Text_20_body">
      <style:text-properties officeooo:paragraph-rsid="0006e599"/>
    </style:style>
    <style:style style:name="P41" style:family="paragraph" style:parent-style-name="Text_20_body">
      <style:text-properties officeooo:paragraph-rsid="0091ee96"/>
    </style:style>
    <style:style style:name="P42" style:family="paragraph" style:parent-style-name="Text_20_body">
      <style:text-properties officeooo:paragraph-rsid="009e5b22"/>
    </style:style>
    <style:style style:name="P43" style:family="paragraph" style:parent-style-name="Text_20_body">
      <style:text-properties officeooo:rsid="009e5b22" officeooo:paragraph-rsid="009e5b22"/>
    </style:style>
    <style:style style:name="P44" style:family="paragraph" style:parent-style-name="Text_20_body">
      <style:text-properties officeooo:paragraph-rsid="009e71d8"/>
    </style:style>
    <style:style style:name="P45" style:family="paragraph" style:parent-style-name="Text_20_body">
      <style:text-properties officeooo:paragraph-rsid="010a8402"/>
    </style:style>
    <style:style style:name="P46" style:family="paragraph" style:parent-style-name="Text_20_body">
      <style:text-properties officeooo:rsid="010a8402" officeooo:paragraph-rsid="010a8402"/>
    </style:style>
    <style:style style:name="P47" style:family="paragraph" style:parent-style-name="Text_20_body">
      <style:text-properties officeooo:rsid="011694a1" officeooo:paragraph-rsid="011694a1"/>
    </style:style>
    <style:style style:name="P48" style:family="paragraph" style:parent-style-name="Text_20_body">
      <style:text-properties officeooo:rsid="0172bbed" officeooo:paragraph-rsid="0172bbed"/>
    </style:style>
    <style:style style:name="P49" style:family="paragraph" style:parent-style-name="Text_20_body">
      <style:text-properties officeooo:rsid="005dd5bb" officeooo:paragraph-rsid="005dd5bb"/>
    </style:style>
    <style:style style:name="P50" style:family="paragraph" style:parent-style-name="Text_20_body">
      <style:text-properties officeooo:rsid="005dd5bb" officeooo:paragraph-rsid="018aac9b"/>
    </style:style>
    <style:style style:name="P51" style:family="paragraph" style:parent-style-name="Text_20_body">
      <style:text-properties officeooo:paragraph-rsid="018a7403"/>
    </style:style>
    <style:style style:name="P52" style:family="paragraph" style:parent-style-name="Text_20_body">
      <style:text-properties officeooo:rsid="01d1269f" officeooo:paragraph-rsid="01d1269f"/>
    </style:style>
    <style:style style:name="P53" style:family="paragraph" style:parent-style-name="Text_20_body">
      <style:text-properties officeooo:paragraph-rsid="003f6efc"/>
    </style:style>
    <style:style style:name="P54" style:family="paragraph" style:parent-style-name="Text_20_body">
      <style:text-properties officeooo:rsid="01d4499f" officeooo:paragraph-rsid="01d4499f"/>
    </style:style>
    <style:style style:name="P55" style:family="paragraph" style:parent-style-name="Text_20_body">
      <style:text-properties officeooo:rsid="01f8b5b3" officeooo:paragraph-rsid="01f8b5b3"/>
    </style:style>
    <style:style style:name="P56" style:family="paragraph" style:parent-style-name="Text_20_body">
      <style:text-properties officeooo:paragraph-rsid="01fa8c72"/>
    </style:style>
    <style:style style:name="P57" style:family="paragraph" style:parent-style-name="Text_20_body">
      <style:text-properties officeooo:paragraph-rsid="024e08b0"/>
    </style:style>
    <style:style style:name="P58" style:family="paragraph" style:parent-style-name="Text_20_body">
      <style:text-properties officeooo:rsid="024e23c5" officeooo:paragraph-rsid="024e23c5"/>
    </style:style>
    <style:style style:name="P59" style:family="paragraph" style:parent-style-name="Table_20_Contents">
      <style:text-properties style:font-name="Liberation Sans1" fo:font-size="10pt" style:font-size-asian="10pt" style:font-size-complex="10pt"/>
    </style:style>
    <style:style style:name="P60" style:family="paragraph" style:parent-style-name="Table_20_Contents">
      <style:paragraph-properties fo:text-align="center" style:justify-single-word="false"/>
      <style:text-properties style:font-name="Liberation Sans1" fo:font-size="10pt" officeooo:rsid="00093d9a" officeooo:paragraph-rsid="00093d9a" style:font-size-asian="10pt" style:font-size-complex="10pt"/>
    </style:style>
    <style:style style:name="P61" style:family="paragraph" style:parent-style-name="Table_20_Contents">
      <style:paragraph-properties fo:text-align="center" style:justify-single-word="false"/>
      <style:text-properties style:font-name="Liberation Sans1" fo:font-size="10pt" officeooo:rsid="000aa718" officeooo:paragraph-rsid="000aa718" style:font-size-asian="10pt" style:font-size-complex="10pt"/>
    </style:style>
    <style:style style:name="P62" style:family="paragraph" style:parent-style-name="Table_20_Contents">
      <style:paragraph-properties fo:text-align="center" style:justify-single-word="false"/>
      <style:text-properties style:font-name="Liberation Sans1" fo:font-size="10pt" officeooo:rsid="000aa718" officeooo:paragraph-rsid="0050b7d0" style:font-size-asian="10pt" style:font-size-complex="10pt"/>
    </style:style>
    <style:style style:name="P63" style:family="paragraph" style:parent-style-name="Table_20_Contents">
      <style:paragraph-properties fo:text-align="center" style:justify-single-word="false"/>
      <style:text-properties style:font-name="Liberation Sans1" fo:font-size="10pt" officeooo:rsid="000aa718" officeooo:paragraph-rsid="0051659c" style:font-size-asian="10pt" style:font-size-complex="10pt"/>
    </style:style>
    <style:style style:name="P64" style:family="paragraph" style:parent-style-name="Table_20_Contents">
      <style:text-properties style:font-name="Liberation Sans1" fo:font-size="10pt" officeooo:paragraph-rsid="0014e6ac" style:font-size-asian="10pt" style:font-size-complex="10pt"/>
    </style:style>
    <style:style style:name="P65" style:family="paragraph" style:parent-style-name="Table_20_Contents">
      <style:paragraph-properties fo:text-align="center" style:justify-single-word="false"/>
      <style:text-properties style:font-name="Liberation Sans1" fo:font-size="10pt" officeooo:rsid="001dda5b" officeooo:paragraph-rsid="001dda5b" style:font-size-asian="10pt" style:font-size-complex="10pt"/>
    </style:style>
    <style:style style:name="P66" style:family="paragraph" style:parent-style-name="Table_20_Contents">
      <style:paragraph-properties fo:text-align="center" style:justify-single-word="false"/>
      <style:text-properties style:font-name="Liberation Sans1" fo:font-size="10pt" officeooo:rsid="0022a9fe" officeooo:paragraph-rsid="0022a9fe" style:font-size-asian="10pt" style:font-size-complex="10pt"/>
    </style:style>
    <style:style style:name="P67" style:family="paragraph" style:parent-style-name="Table_20_Contents">
      <style:paragraph-properties fo:text-align="center" style:justify-single-word="false"/>
      <style:text-properties style:font-name="Liberation Sans1" fo:font-size="10pt" officeooo:rsid="00245b1f" officeooo:paragraph-rsid="00245b1f" style:font-size-asian="10pt" style:font-size-complex="10pt"/>
    </style:style>
    <style:style style:name="P68" style:family="paragraph" style:parent-style-name="Table_20_Contents">
      <style:paragraph-properties fo:text-align="center" style:justify-single-word="false"/>
      <style:text-properties style:font-name="Liberation Sans1" fo:font-size="10pt" officeooo:rsid="002650c2" officeooo:paragraph-rsid="002650c2" style:font-size-asian="10pt" style:font-size-complex="10pt"/>
    </style:style>
    <style:style style:name="P69" style:family="paragraph" style:parent-style-name="Table_20_Contents">
      <style:paragraph-properties fo:text-align="center" style:justify-single-word="false"/>
      <style:text-properties style:font-name="Liberation Sans1" fo:font-size="10pt" officeooo:rsid="0026a930" officeooo:paragraph-rsid="0026a930" style:font-size-asian="10pt" style:font-size-complex="10pt"/>
    </style:style>
    <style:style style:name="P70" style:family="paragraph" style:parent-style-name="Table_20_Contents">
      <style:paragraph-properties fo:text-align="center" style:justify-single-word="false"/>
      <style:text-properties style:font-name="Liberation Sans1" fo:font-size="10pt" officeooo:rsid="0028a78c" officeooo:paragraph-rsid="0028a78c" style:font-size-asian="10pt" style:font-size-complex="10pt"/>
    </style:style>
    <style:style style:name="P71" style:family="paragraph" style:parent-style-name="Table_20_Contents">
      <style:paragraph-properties fo:text-align="center" style:justify-single-word="false"/>
      <style:text-properties style:font-name="Liberation Sans1" fo:font-size="10pt" officeooo:rsid="002947ed" officeooo:paragraph-rsid="002947ed" style:font-size-asian="10pt" style:font-size-complex="10pt"/>
    </style:style>
    <style:style style:name="P72" style:family="paragraph" style:parent-style-name="Table_20_Contents">
      <style:paragraph-properties fo:text-align="center" style:justify-single-word="false"/>
      <style:text-properties style:font-name="Liberation Sans1" fo:font-size="10pt" officeooo:rsid="0029972a" officeooo:paragraph-rsid="0029972a" style:font-size-asian="10pt" style:font-size-complex="10pt"/>
    </style:style>
    <style:style style:name="P73" style:family="paragraph" style:parent-style-name="Table_20_Contents">
      <style:paragraph-properties fo:text-align="center" style:justify-single-word="false"/>
      <style:text-properties style:font-name="Liberation Sans1" fo:font-size="10pt" officeooo:rsid="002a8d75" officeooo:paragraph-rsid="002a8d75" style:font-size-asian="10pt" style:font-size-complex="10pt"/>
    </style:style>
    <style:style style:name="P74" style:family="paragraph" style:parent-style-name="Table_20_Contents">
      <style:paragraph-properties fo:text-align="center" style:justify-single-word="false"/>
      <style:text-properties style:font-name="Liberation Sans1" fo:font-size="10pt" officeooo:rsid="002a8d75" officeooo:paragraph-rsid="00303382" style:font-size-asian="10pt" style:font-size-complex="10pt"/>
    </style:style>
    <style:style style:name="P75" style:family="paragraph" style:parent-style-name="Table_20_Contents">
      <style:paragraph-properties fo:text-align="center" style:justify-single-word="false"/>
      <style:text-properties style:font-name="Liberation Sans1" fo:font-size="10pt" officeooo:rsid="002a8d75" officeooo:paragraph-rsid="0032a9a9" style:font-size-asian="10pt" style:font-size-complex="10pt"/>
    </style:style>
    <style:style style:name="P76" style:family="paragraph" style:parent-style-name="Table_20_Contents">
      <style:paragraph-properties fo:text-align="center" style:justify-single-word="false"/>
      <style:text-properties style:font-name="Liberation Sans1" fo:font-size="10pt" officeooo:rsid="002c54b2" officeooo:paragraph-rsid="002c54b2" style:font-size-asian="10pt" style:font-size-complex="10pt"/>
    </style:style>
    <style:style style:name="P77" style:family="paragraph" style:parent-style-name="Table_20_Contents">
      <style:paragraph-properties fo:text-align="center" style:justify-single-word="false"/>
      <style:text-properties style:font-name="Liberation Sans1" fo:font-size="10pt" officeooo:rsid="002c54b2" officeooo:paragraph-rsid="002e3b1c" style:font-size-asian="10pt" style:font-size-complex="10pt"/>
    </style:style>
    <style:style style:name="P78" style:family="paragraph" style:parent-style-name="Table_20_Contents">
      <style:paragraph-properties fo:text-align="center" style:justify-single-word="false"/>
      <style:text-properties style:font-name="Liberation Sans1" fo:font-size="10pt" officeooo:rsid="002c54b2" officeooo:paragraph-rsid="003196bf" style:font-size-asian="10pt" style:font-size-complex="10pt"/>
    </style:style>
    <style:style style:name="P79" style:family="paragraph" style:parent-style-name="Table_20_Contents">
      <style:paragraph-properties fo:text-align="center" style:justify-single-word="false"/>
      <style:text-properties style:font-name="Liberation Sans1" fo:font-size="10pt" officeooo:rsid="002c54b2" officeooo:paragraph-rsid="003606bc" style:font-size-asian="10pt" style:font-size-complex="10pt"/>
    </style:style>
    <style:style style:name="P80" style:family="paragraph" style:parent-style-name="Table_20_Contents">
      <style:paragraph-properties fo:text-align="center" style:justify-single-word="false"/>
      <style:text-properties style:font-name="Liberation Sans1" fo:font-size="10pt" officeooo:rsid="003450e4" officeooo:paragraph-rsid="003450e4" style:font-size-asian="10pt" style:font-size-complex="10pt"/>
    </style:style>
    <style:style style:name="P81" style:family="paragraph" style:parent-style-name="Table_20_Contents">
      <style:paragraph-properties fo:text-align="center" style:justify-single-word="false"/>
      <style:text-properties style:font-name="Liberation Sans1" fo:font-size="10pt" officeooo:rsid="003651b8" officeooo:paragraph-rsid="003651b8" style:font-size-asian="10pt" style:font-size-complex="10pt"/>
    </style:style>
    <style:style style:name="P82" style:family="paragraph" style:parent-style-name="Table_20_Contents">
      <style:paragraph-properties fo:text-align="center" style:justify-single-word="false"/>
      <style:text-properties style:font-name="Liberation Sans1" fo:font-size="10pt" officeooo:rsid="003651b8" officeooo:paragraph-rsid="00375a97" style:font-size-asian="10pt" style:font-size-complex="10pt"/>
    </style:style>
    <style:style style:name="P83" style:family="paragraph" style:parent-style-name="Table_20_Contents">
      <style:paragraph-properties fo:text-align="center" style:justify-single-word="false"/>
      <style:text-properties style:font-name="Liberation Sans1" fo:font-size="10pt" officeooo:rsid="003651b8" officeooo:paragraph-rsid="011c9593" style:font-size-asian="10pt" style:font-size-complex="10pt"/>
    </style:style>
    <style:style style:name="P84" style:family="paragraph" style:parent-style-name="Table_20_Contents">
      <style:paragraph-properties fo:text-align="center" style:justify-single-word="false"/>
      <style:text-properties style:font-name="Liberation Sans1" fo:font-size="10pt" officeooo:rsid="004bc5da" officeooo:paragraph-rsid="004bc5da" style:font-size-asian="10pt" style:font-size-complex="10pt"/>
    </style:style>
    <style:style style:name="P85" style:family="paragraph" style:parent-style-name="Table_20_Contents">
      <style:paragraph-properties fo:text-align="center" style:justify-single-word="false"/>
      <style:text-properties style:font-name="Liberation Sans1" fo:font-size="10pt" officeooo:rsid="00509314" officeooo:paragraph-rsid="00509314" style:font-size-asian="10pt" style:font-size-complex="10pt"/>
    </style:style>
    <style:style style:name="P86" style:family="paragraph" style:parent-style-name="Table_20_Contents">
      <style:paragraph-properties fo:text-align="center" style:justify-single-word="false"/>
      <style:text-properties style:font-name="Liberation Sans1" fo:font-size="10pt" officeooo:rsid="00509314" officeooo:paragraph-rsid="0051659c" style:font-size-asian="10pt" style:font-size-complex="10pt"/>
    </style:style>
    <style:style style:name="P87" style:family="paragraph" style:parent-style-name="Table_20_Contents">
      <style:paragraph-properties fo:text-align="center" style:justify-single-word="false"/>
      <style:text-properties style:font-name="Liberation Sans1" fo:font-size="10pt" officeooo:rsid="00509314" officeooo:paragraph-rsid="011c9593" style:font-size-asian="10pt" style:font-size-complex="10pt"/>
    </style:style>
    <style:style style:name="P88" style:family="paragraph" style:parent-style-name="Table_20_Contents">
      <style:paragraph-properties fo:text-align="center" style:justify-single-word="false"/>
      <style:text-properties style:font-name="Liberation Sans1" fo:font-size="10pt" officeooo:rsid="0051659c" officeooo:paragraph-rsid="0051659c" style:font-size-asian="10pt" style:font-size-complex="10pt"/>
    </style:style>
    <style:style style:name="P89" style:family="paragraph" style:parent-style-name="Table_20_Contents">
      <style:paragraph-properties fo:text-align="center" style:justify-single-word="false"/>
      <style:text-properties style:font-name="Liberation Sans1" fo:font-size="10pt" officeooo:rsid="0051659c" officeooo:paragraph-rsid="011c9593" style:font-size-asian="10pt" style:font-size-complex="10pt"/>
    </style:style>
    <style:style style:name="P90" style:family="paragraph" style:parent-style-name="Table_20_Contents">
      <style:text-properties style:font-name="Liberation Sans1" fo:font-size="10pt" officeooo:rsid="0053c075" officeooo:paragraph-rsid="00628adb" style:font-size-asian="10pt" style:font-size-complex="10pt"/>
    </style:style>
    <style:style style:name="P91" style:family="paragraph" style:parent-style-name="Table_20_Contents">
      <style:text-properties style:font-name="Liberation Sans1" fo:font-size="10pt" officeooo:rsid="0053c075" officeooo:paragraph-rsid="00b38c29" style:font-size-asian="10pt" style:font-size-complex="10pt"/>
    </style:style>
    <style:style style:name="P92" style:family="paragraph" style:parent-style-name="Table_20_Contents">
      <style:text-properties style:font-name="Liberation Sans1" fo:font-size="10pt" officeooo:rsid="0053c075" officeooo:paragraph-rsid="011c9593" style:font-size-asian="10pt" style:font-size-complex="10pt"/>
    </style:style>
    <style:style style:name="P93" style:family="paragraph" style:parent-style-name="Table_20_Contents">
      <style:text-properties style:font-name="Liberation Sans1" fo:font-size="10pt" officeooo:rsid="0053c075" officeooo:paragraph-rsid="013d570c" style:font-size-asian="10pt" style:font-size-complex="10pt"/>
    </style:style>
    <style:style style:name="P94" style:family="paragraph" style:parent-style-name="Table_20_Contents">
      <style:text-properties style:font-name="Liberation Sans1" fo:font-size="10pt" officeooo:rsid="0053c075" officeooo:paragraph-rsid="0147ba1e" style:font-size-asian="10pt" style:font-size-complex="10pt"/>
    </style:style>
    <style:style style:name="P95" style:family="paragraph" style:parent-style-name="Table_20_Contents">
      <style:text-properties style:font-name="Liberation Sans1" fo:font-size="10pt" officeooo:rsid="0053c075" officeooo:paragraph-rsid="01512d57" style:font-size-asian="10pt" style:font-size-complex="10pt"/>
    </style:style>
    <style:style style:name="P96" style:family="paragraph" style:parent-style-name="Table_20_Contents">
      <style:text-properties style:font-name="Liberation Sans1" fo:font-size="10pt" officeooo:rsid="0053c075" officeooo:paragraph-rsid="015cc50d" style:font-size-asian="10pt" style:font-size-complex="10pt"/>
    </style:style>
    <style:style style:name="P97" style:family="paragraph" style:parent-style-name="Table_20_Contents">
      <style:text-properties style:font-name="Liberation Sans1" fo:font-size="10pt" officeooo:rsid="0053c075" officeooo:paragraph-rsid="01dda47f" style:font-size-asian="10pt" style:font-size-complex="10pt"/>
    </style:style>
    <style:style style:name="P98" style:family="paragraph" style:parent-style-name="Table_20_Contents">
      <style:paragraph-properties fo:text-align="center" style:justify-single-word="false"/>
      <style:text-properties style:font-name="Liberation Sans1" fo:font-size="10pt" officeooo:rsid="006fad9c" officeooo:paragraph-rsid="006fad9c" style:font-size-asian="10pt" style:font-size-complex="10pt"/>
    </style:style>
    <style:style style:name="P99" style:family="paragraph" style:parent-style-name="Table_20_Contents">
      <style:paragraph-properties fo:text-align="center" style:justify-single-word="false"/>
      <style:text-properties style:font-name="Liberation Sans1" fo:font-size="10pt" officeooo:rsid="006fad9c" officeooo:paragraph-rsid="00708bb2" style:font-size-asian="10pt" style:font-size-complex="10pt"/>
    </style:style>
    <style:style style:name="P100" style:family="paragraph" style:parent-style-name="Table_20_Contents">
      <style:paragraph-properties fo:text-align="center" style:justify-single-word="false"/>
      <style:text-properties style:font-name="Liberation Sans1" fo:font-size="10pt" officeooo:rsid="006fad9c" officeooo:paragraph-rsid="00716479" style:font-size-asian="10pt" style:font-size-complex="10pt"/>
    </style:style>
    <style:style style:name="P101" style:family="paragraph" style:parent-style-name="Table_20_Contents">
      <style:paragraph-properties fo:text-align="center" style:justify-single-word="false"/>
      <style:text-properties style:font-name="Liberation Sans1" fo:font-size="10pt" officeooo:rsid="006fad9c" officeooo:paragraph-rsid="00729f1d" style:font-size-asian="10pt" style:font-size-complex="10pt"/>
    </style:style>
    <style:style style:name="P102" style:family="paragraph" style:parent-style-name="Table_20_Contents">
      <style:paragraph-properties fo:text-align="center" style:justify-single-word="false"/>
      <style:text-properties style:font-name="Liberation Sans1" fo:font-size="10pt" officeooo:rsid="00708bb2" officeooo:paragraph-rsid="00708bb2" style:font-size-asian="10pt" style:font-size-complex="10pt"/>
    </style:style>
    <style:style style:name="P103" style:family="paragraph" style:parent-style-name="Table_20_Contents">
      <style:text-properties style:font-name="Liberation Sans1" fo:font-size="10pt" officeooo:paragraph-rsid="007a0e72" style:font-size-asian="10pt" style:font-size-complex="10pt"/>
    </style:style>
    <style:style style:name="P104" style:family="paragraph" style:parent-style-name="Table_20_Contents">
      <style:paragraph-properties fo:text-align="center" style:justify-single-word="false"/>
      <style:text-properties style:font-name="Liberation Sans1" fo:font-size="10pt" officeooo:rsid="0082eb72" officeooo:paragraph-rsid="0082eb72" style:font-size-asian="10pt" style:font-size-complex="10pt"/>
    </style:style>
    <style:style style:name="P105" style:family="paragraph" style:parent-style-name="Table_20_Contents">
      <style:paragraph-properties fo:text-align="center" style:justify-single-word="false"/>
      <style:text-properties style:font-name="Liberation Sans1" fo:font-size="10pt" officeooo:rsid="008302fb" officeooo:paragraph-rsid="008302fb" style:font-size-asian="10pt" style:font-size-complex="10pt"/>
    </style:style>
    <style:style style:name="P106" style:family="paragraph" style:parent-style-name="Table_20_Contents">
      <style:paragraph-properties fo:text-align="center" style:justify-single-word="false"/>
      <style:text-properties style:font-name="Liberation Sans1" fo:font-size="10pt" officeooo:rsid="008500c1" officeooo:paragraph-rsid="008500c1" style:font-size-asian="10pt" style:font-size-complex="10pt"/>
    </style:style>
    <style:style style:name="P107" style:family="paragraph" style:parent-style-name="Table_20_Contents">
      <style:text-properties style:font-name="Liberation Sans1" fo:font-size="10pt" officeooo:rsid="008fc749" officeooo:paragraph-rsid="008fc749" style:font-size-asian="10pt" style:font-size-complex="10pt"/>
    </style:style>
    <style:style style:name="P108" style:family="paragraph" style:parent-style-name="Table_20_Contents">
      <style:text-properties style:font-name="Liberation Sans1" fo:font-size="10pt" officeooo:rsid="008fec1c" officeooo:paragraph-rsid="008fec1c" style:font-size-asian="10pt" style:font-size-complex="10pt"/>
    </style:style>
    <style:style style:name="P109" style:family="paragraph" style:parent-style-name="Table_20_Contents">
      <style:text-properties style:font-name="Liberation Sans1" fo:font-size="10pt" officeooo:rsid="008ff742" officeooo:paragraph-rsid="008ff742" style:font-size-asian="10pt" style:font-size-complex="10pt"/>
    </style:style>
    <style:style style:name="P110" style:family="paragraph" style:parent-style-name="Table_20_Contents">
      <style:paragraph-properties fo:text-align="center" style:justify-single-word="false"/>
      <style:text-properties style:font-name="Liberation Sans1" fo:font-size="10pt" officeooo:rsid="00ab13b3" officeooo:paragraph-rsid="00ab13b3" style:font-size-asian="10pt" style:font-size-complex="10pt"/>
    </style:style>
    <style:style style:name="P111" style:family="paragraph" style:parent-style-name="Table_20_Contents">
      <style:paragraph-properties fo:text-align="center" style:justify-single-word="false"/>
      <style:text-properties style:font-name="Liberation Sans1" fo:font-size="10pt" officeooo:rsid="00ac5fcc" officeooo:paragraph-rsid="00ac5fcc" style:font-size-asian="10pt" style:font-size-complex="10pt"/>
    </style:style>
    <style:style style:name="P112" style:family="paragraph" style:parent-style-name="Table_20_Contents">
      <style:paragraph-properties fo:text-align="center" style:justify-single-word="false"/>
      <style:text-properties style:font-name="Liberation Sans1" fo:font-size="10pt" officeooo:rsid="00ad5107" officeooo:paragraph-rsid="00ad5107" style:font-size-asian="10pt" style:font-size-complex="10pt"/>
    </style:style>
    <style:style style:name="P113" style:family="paragraph" style:parent-style-name="Table_20_Contents">
      <style:paragraph-properties fo:text-align="center" style:justify-single-word="false"/>
      <style:text-properties style:font-name="Liberation Sans1" fo:font-size="10pt" officeooo:rsid="00af0ec5" officeooo:paragraph-rsid="00af0ec5" style:font-size-asian="10pt" style:font-size-complex="10pt"/>
    </style:style>
    <style:style style:name="P114" style:family="paragraph" style:parent-style-name="Table_20_Contents">
      <style:paragraph-properties fo:text-align="center" style:justify-single-word="false"/>
      <style:text-properties style:font-name="Liberation Sans1" fo:font-size="10pt" officeooo:rsid="00ca25c2" officeooo:paragraph-rsid="00ca25c2" style:font-size-asian="10pt" style:font-size-complex="10pt"/>
    </style:style>
    <style:style style:name="P115" style:family="paragraph" style:parent-style-name="Table_20_Contents">
      <style:paragraph-properties fo:text-align="center" style:justify-single-word="false"/>
      <style:text-properties style:font-name="Liberation Sans1" fo:font-size="10pt" officeooo:rsid="00ca25c2" officeooo:paragraph-rsid="0106000c" style:font-size-asian="10pt" style:font-size-complex="10pt"/>
    </style:style>
    <style:style style:name="P116" style:family="paragraph" style:parent-style-name="Table_20_Contents">
      <style:paragraph-properties fo:text-align="center" style:justify-single-word="false"/>
      <style:text-properties style:font-name="Liberation Sans1" fo:font-size="10pt" officeooo:rsid="00ca25c2" officeooo:paragraph-rsid="0109a27d" style:font-size-asian="10pt" style:font-size-complex="10pt"/>
    </style:style>
    <style:style style:name="P117" style:family="paragraph" style:parent-style-name="Table_20_Contents">
      <style:paragraph-properties fo:text-align="center" style:justify-single-word="false"/>
      <style:text-properties style:font-name="Liberation Sans1" fo:font-size="10pt" officeooo:rsid="00ca25c2" officeooo:paragraph-rsid="0221ea12" style:font-size-asian="10pt" style:font-size-complex="10pt"/>
    </style:style>
    <style:style style:name="P118" style:family="paragraph" style:parent-style-name="Table_20_Contents">
      <style:paragraph-properties fo:text-align="center" style:justify-single-word="false"/>
      <style:text-properties style:font-name="Liberation Sans1" fo:font-size="10pt" officeooo:rsid="00ca25c2" officeooo:paragraph-rsid="023ea459" style:font-size-asian="10pt" style:font-size-complex="10pt"/>
    </style:style>
    <style:style style:name="P119" style:family="paragraph" style:parent-style-name="Table_20_Contents">
      <style:paragraph-properties fo:text-align="center" style:justify-single-word="false"/>
      <style:text-properties style:font-name="Liberation Sans1" fo:font-size="10pt" officeooo:rsid="00ca25c2" officeooo:paragraph-rsid="023f86b7" style:font-size-asian="10pt" style:font-size-complex="10pt"/>
    </style:style>
    <style:style style:name="P120" style:family="paragraph" style:parent-style-name="Table_20_Contents">
      <style:paragraph-properties fo:text-align="center" style:justify-single-word="false"/>
      <style:text-properties style:font-name="Liberation Sans1" fo:font-size="10pt" officeooo:rsid="00ccc49e" officeooo:paragraph-rsid="010628eb" style:font-size-asian="10pt" style:font-size-complex="10pt"/>
    </style:style>
    <style:style style:name="P121" style:family="paragraph" style:parent-style-name="Table_20_Contents">
      <style:paragraph-properties fo:text-align="center" style:justify-single-word="false"/>
      <style:text-properties style:font-name="Liberation Sans1" fo:font-size="10pt" officeooo:rsid="00d3a979" officeooo:paragraph-rsid="010628eb" style:font-size-asian="10pt" style:font-size-complex="10pt"/>
    </style:style>
    <style:style style:name="P122" style:family="paragraph" style:parent-style-name="Table_20_Contents">
      <style:text-properties style:font-name="Liberation Sans1" fo:font-size="10pt" officeooo:rsid="00dabbb6" officeooo:paragraph-rsid="00dabbb6" style:font-size-asian="10pt" style:font-size-complex="10pt"/>
    </style:style>
    <style:style style:name="P123" style:family="paragraph" style:parent-style-name="Table_20_Contents">
      <style:paragraph-properties fo:text-align="center" style:justify-single-word="false"/>
      <style:text-properties style:font-name="Liberation Sans1" fo:font-size="10pt" officeooo:rsid="00cbf91a" officeooo:paragraph-rsid="00cbf91a" style:font-size-asian="10pt" style:font-size-complex="10pt"/>
    </style:style>
    <style:style style:name="P124" style:family="paragraph" style:parent-style-name="Table_20_Contents">
      <style:paragraph-properties fo:text-align="center" style:justify-single-word="false"/>
      <style:text-properties style:font-name="Liberation Sans1" fo:font-size="10pt" officeooo:rsid="00cbf91a" officeooo:paragraph-rsid="0106000c" style:font-size-asian="10pt" style:font-size-complex="10pt"/>
    </style:style>
    <style:style style:name="P125" style:family="paragraph" style:parent-style-name="Table_20_Contents">
      <style:paragraph-properties fo:text-align="center" style:justify-single-word="false"/>
      <style:text-properties style:font-name="Liberation Sans1" fo:font-size="10pt" officeooo:rsid="00cbf91a" officeooo:paragraph-rsid="010628eb" style:font-size-asian="10pt" style:font-size-complex="10pt"/>
    </style:style>
    <style:style style:name="P126" style:family="paragraph" style:parent-style-name="Table_20_Contents">
      <style:text-properties style:font-name="Liberation Sans1" fo:font-size="10pt" officeooo:rsid="00d22057" officeooo:paragraph-rsid="00d22057" style:font-size-asian="10pt" style:font-size-complex="10pt"/>
    </style:style>
    <style:style style:name="P127" style:family="paragraph" style:parent-style-name="Table_20_Contents">
      <style:text-properties style:font-name="Liberation Sans1" fo:font-size="10pt" officeooo:rsid="00d22057" officeooo:paragraph-rsid="023f86b7" style:font-size-asian="10pt" style:font-size-complex="10pt"/>
    </style:style>
    <style:style style:name="P128" style:family="paragraph" style:parent-style-name="Table_20_Contents">
      <style:text-properties style:font-name="Liberation Sans1" fo:font-size="10pt" officeooo:rsid="003f6efc" officeooo:paragraph-rsid="003f6efc" style:font-size-asian="10pt" style:font-size-complex="10pt"/>
    </style:style>
    <style:style style:name="P129" style:family="paragraph" style:parent-style-name="Table_20_Contents">
      <style:paragraph-properties fo:text-align="center" style:justify-single-word="false"/>
      <style:text-properties style:font-name="Liberation Sans1" fo:font-size="10pt" officeooo:rsid="003f6efc" officeooo:paragraph-rsid="003f6efc" style:font-size-asian="10pt" style:font-size-complex="10pt"/>
    </style:style>
    <style:style style:name="P130" style:family="paragraph" style:parent-style-name="Table_20_Contents">
      <style:paragraph-properties fo:text-align="center" style:justify-single-word="false"/>
      <style:text-properties style:font-name="Liberation Sans1" fo:font-size="10pt" officeooo:rsid="0055ec54" officeooo:paragraph-rsid="0055ec54" style:font-size-asian="10pt" style:font-size-complex="10pt"/>
    </style:style>
    <style:style style:name="P131" style:family="paragraph" style:parent-style-name="Table_20_Contents">
      <style:paragraph-properties fo:text-align="center" style:justify-single-word="false"/>
      <style:text-properties style:font-name="Liberation Sans1" fo:font-size="10pt" officeooo:rsid="0055ec54" officeooo:paragraph-rsid="010cf8a7" style:font-size-asian="10pt" style:font-size-complex="10pt"/>
    </style:style>
    <style:style style:name="P132" style:family="paragraph" style:parent-style-name="Table_20_Contents">
      <style:text-properties style:font-name="Liberation Sans1" fo:font-size="10pt" officeooo:rsid="010bf1da" officeooo:paragraph-rsid="010bf1da" style:font-size-asian="10pt" style:font-size-complex="10pt"/>
    </style:style>
    <style:style style:name="P133" style:family="paragraph" style:parent-style-name="Table_20_Contents">
      <style:paragraph-properties fo:text-align="center" style:justify-single-word="false"/>
      <style:text-properties style:font-name="Liberation Sans1" fo:font-size="10pt" officeooo:rsid="010bf1da" officeooo:paragraph-rsid="010bf1da" style:font-size-asian="10pt" style:font-size-complex="10pt"/>
    </style:style>
    <style:style style:name="P134" style:family="paragraph" style:parent-style-name="Table_20_Contents">
      <style:paragraph-properties fo:text-align="center" style:justify-single-word="false"/>
      <style:text-properties style:font-name="Liberation Sans1" fo:font-size="10pt" style:font-size-asian="10pt" style:font-size-complex="10pt"/>
    </style:style>
    <style:style style:name="P135" style:family="paragraph" style:parent-style-name="Table_20_Contents">
      <style:paragraph-properties fo:text-align="center" style:justify-single-word="false"/>
      <style:text-properties style:font-name="Liberation Sans1" fo:font-size="10pt" officeooo:rsid="010cf8a7" officeooo:paragraph-rsid="010cf8a7" style:font-size-asian="10pt" style:font-size-complex="10pt"/>
    </style:style>
    <style:style style:name="P136" style:family="paragraph" style:parent-style-name="Table_20_Contents">
      <style:text-properties style:font-name="Liberation Sans1" fo:font-size="10pt" officeooo:rsid="010cf8a7" officeooo:paragraph-rsid="010cf8a7" style:font-size-asian="10pt" style:font-size-complex="10pt"/>
    </style:style>
    <style:style style:name="P137" style:family="paragraph" style:parent-style-name="Table_20_Contents">
      <style:text-properties style:font-name="Liberation Sans1" fo:font-size="10pt" officeooo:rsid="0054760f" officeooo:paragraph-rsid="0054760f" style:font-size-asian="10pt" style:font-size-complex="10pt"/>
    </style:style>
    <style:style style:name="P138" style:family="paragraph" style:parent-style-name="Table_20_Contents">
      <style:paragraph-properties fo:text-align="center" style:justify-single-word="false"/>
      <style:text-properties style:font-name="Liberation Sans1" fo:font-size="10pt" officeooo:rsid="0054760f" officeooo:paragraph-rsid="0054760f" style:font-size-asian="10pt" style:font-size-complex="10pt"/>
    </style:style>
    <style:style style:name="P139" style:family="paragraph" style:parent-style-name="Table_20_Contents">
      <style:paragraph-properties fo:text-align="center" style:justify-single-word="false"/>
      <style:text-properties style:font-name="Liberation Sans1" fo:font-size="10pt" officeooo:rsid="010d1f1c" officeooo:paragraph-rsid="010d1f1c" style:font-size-asian="10pt" style:font-size-complex="10pt"/>
    </style:style>
    <style:style style:name="P140" style:family="paragraph" style:parent-style-name="Table_20_Contents">
      <style:paragraph-properties fo:text-align="center" style:justify-single-word="false"/>
      <style:text-properties style:font-name="Liberation Sans1" fo:font-size="10pt" officeooo:rsid="0114de23" officeooo:paragraph-rsid="011694a1" style:font-size-asian="10pt" style:font-size-complex="10pt"/>
    </style:style>
    <style:style style:name="P141" style:family="paragraph" style:parent-style-name="Table_20_Contents">
      <style:text-properties style:font-name="Liberation Sans1" fo:font-size="10pt" officeooo:rsid="0114de23" officeooo:paragraph-rsid="011694a1" style:font-size-asian="10pt" style:font-size-complex="10pt"/>
    </style:style>
    <style:style style:name="P142" style:family="paragraph" style:parent-style-name="Table_20_Contents">
      <style:text-properties style:font-name="Liberation Sans1" fo:font-size="10pt" officeooo:rsid="0114de23" officeooo:paragraph-rsid="011f2fe5" style:font-size-asian="10pt" style:font-size-complex="10pt"/>
    </style:style>
    <style:style style:name="P143" style:family="paragraph" style:parent-style-name="Table_20_Contents">
      <style:paragraph-properties fo:text-align="center" style:justify-single-word="false"/>
      <style:text-properties style:font-name="Liberation Sans1" fo:font-size="10pt" officeooo:rsid="011855e2" officeooo:paragraph-rsid="011855e2" style:font-size-asian="10pt" style:font-size-complex="10pt"/>
    </style:style>
    <style:style style:name="P144" style:family="paragraph" style:parent-style-name="Table_20_Contents">
      <style:text-properties style:font-name="Liberation Sans1" fo:font-size="10pt" officeooo:rsid="011855e2" officeooo:paragraph-rsid="011855e2" style:font-size-asian="10pt" style:font-size-complex="10pt"/>
    </style:style>
    <style:style style:name="P145" style:family="paragraph" style:parent-style-name="Table_20_Contents">
      <style:text-properties style:font-name="Liberation Sans1" fo:font-size="10pt" officeooo:rsid="011855e2" officeooo:paragraph-rsid="011f2fe5" style:font-size-asian="10pt" style:font-size-complex="10pt"/>
    </style:style>
    <style:style style:name="P146" style:family="paragraph" style:parent-style-name="Table_20_Contents">
      <style:paragraph-properties fo:text-align="center" style:justify-single-word="false"/>
      <style:text-properties style:font-name="Liberation Sans1" fo:font-size="10pt" officeooo:rsid="011cad84" officeooo:paragraph-rsid="011cad84" style:font-size-asian="10pt" style:font-size-complex="10pt"/>
    </style:style>
    <style:style style:name="P147" style:family="paragraph" style:parent-style-name="Table_20_Contents">
      <style:text-properties style:font-name="Liberation Sans1" fo:font-size="10pt" officeooo:rsid="011cad84" officeooo:paragraph-rsid="011cad84" style:font-size-asian="10pt" style:font-size-complex="10pt"/>
    </style:style>
    <style:style style:name="P148" style:family="paragraph" style:parent-style-name="Table_20_Contents">
      <style:paragraph-properties fo:text-align="center" style:justify-single-word="false"/>
      <style:text-properties style:font-name="Liberation Sans1" fo:font-size="10pt" officeooo:rsid="011d1048" officeooo:paragraph-rsid="011d1048" style:font-size-asian="10pt" style:font-size-complex="10pt"/>
    </style:style>
    <style:style style:name="P149" style:family="paragraph" style:parent-style-name="Table_20_Contents">
      <style:paragraph-properties fo:text-align="center" style:justify-single-word="false"/>
      <style:text-properties style:font-name="Liberation Sans1" fo:font-size="10pt" officeooo:rsid="0122a261" officeooo:paragraph-rsid="0122a261" style:font-size-asian="10pt" style:font-size-complex="10pt"/>
    </style:style>
    <style:style style:name="P150" style:family="paragraph" style:parent-style-name="Table_20_Contents">
      <style:paragraph-properties fo:text-align="center" style:justify-single-word="false"/>
      <style:text-properties style:font-name="Liberation Sans1" fo:font-size="10pt" officeooo:rsid="01256e29" officeooo:paragraph-rsid="01256e29" style:font-size-asian="10pt" style:font-size-complex="10pt"/>
    </style:style>
    <style:style style:name="P151" style:family="paragraph" style:parent-style-name="Table_20_Contents">
      <style:paragraph-properties fo:text-align="center" style:justify-single-word="false"/>
      <style:text-properties style:font-name="Liberation Sans1" fo:font-size="10pt" officeooo:rsid="01318aa4" officeooo:paragraph-rsid="01318aa4" style:font-size-asian="10pt" style:font-size-complex="10pt"/>
    </style:style>
    <style:style style:name="P152" style:family="paragraph" style:parent-style-name="Table_20_Contents">
      <style:paragraph-properties fo:text-align="center" style:justify-single-word="false"/>
      <style:text-properties style:font-name="Liberation Sans1" fo:font-size="10pt" officeooo:rsid="0135b30f" officeooo:paragraph-rsid="0135b30f" style:font-size-asian="10pt" style:font-size-complex="10pt"/>
    </style:style>
    <style:style style:name="P153" style:family="paragraph" style:parent-style-name="Table_20_Contents">
      <style:paragraph-properties fo:text-align="center" style:justify-single-word="false"/>
      <style:text-properties style:font-name="Liberation Sans1" fo:font-size="10pt" officeooo:rsid="0135b30f" officeooo:paragraph-rsid="013ace7c" style:font-size-asian="10pt" style:font-size-complex="10pt"/>
    </style:style>
    <style:style style:name="P154" style:family="paragraph" style:parent-style-name="Table_20_Contents">
      <style:paragraph-properties fo:text-align="center" style:justify-single-word="false"/>
      <style:text-properties style:font-name="Liberation Sans1" fo:font-size="10pt" officeooo:rsid="0136c018" officeooo:paragraph-rsid="0136c018" style:font-size-asian="10pt" style:font-size-complex="10pt"/>
    </style:style>
    <style:style style:name="P155" style:family="paragraph" style:parent-style-name="Table_20_Contents">
      <style:paragraph-properties fo:text-align="center" style:justify-single-word="false"/>
      <style:text-properties style:font-name="Liberation Sans1" fo:font-size="10pt" officeooo:rsid="013ba532" officeooo:paragraph-rsid="013ba532" style:font-size-asian="10pt" style:font-size-complex="10pt"/>
    </style:style>
    <style:style style:name="P156" style:family="paragraph" style:parent-style-name="Table_20_Contents">
      <style:paragraph-properties fo:text-align="center" style:justify-single-word="false"/>
      <style:text-properties style:font-name="Liberation Sans1" fo:font-size="10pt" officeooo:rsid="013de970" officeooo:paragraph-rsid="013de970" style:font-size-asian="10pt" style:font-size-complex="10pt"/>
    </style:style>
    <style:style style:name="P157" style:family="paragraph" style:parent-style-name="Table_20_Contents">
      <style:paragraph-properties fo:text-align="center" style:justify-single-word="false"/>
      <style:text-properties style:font-name="Liberation Sans1" fo:font-size="10pt" officeooo:rsid="013f3228" officeooo:paragraph-rsid="013f3228" style:font-size-asian="10pt" style:font-size-complex="10pt"/>
    </style:style>
    <style:style style:name="P158" style:family="paragraph" style:parent-style-name="Table_20_Contents">
      <style:paragraph-properties fo:text-align="center" style:justify-single-word="false"/>
      <style:text-properties style:font-name="Liberation Sans1" fo:font-size="10pt" officeooo:rsid="01408d6b" officeooo:paragraph-rsid="01408d6b" style:font-size-asian="10pt" style:font-size-complex="10pt"/>
    </style:style>
    <style:style style:name="P159" style:family="paragraph" style:parent-style-name="Table_20_Contents">
      <style:paragraph-properties fo:text-align="center" style:justify-single-word="false"/>
      <style:text-properties style:font-name="Liberation Sans1" fo:font-size="10pt" officeooo:rsid="014130c4" officeooo:paragraph-rsid="014130c4" style:font-size-asian="10pt" style:font-size-complex="10pt"/>
    </style:style>
    <style:style style:name="P160" style:family="paragraph" style:parent-style-name="Table_20_Contents">
      <style:paragraph-properties fo:text-align="center" style:justify-single-word="false"/>
      <style:text-properties style:font-name="Liberation Sans1" fo:font-size="10pt" officeooo:rsid="0142d537" officeooo:paragraph-rsid="0142d537" style:font-size-asian="10pt" style:font-size-complex="10pt"/>
    </style:style>
    <style:style style:name="P161" style:family="paragraph" style:parent-style-name="Table_20_Contents">
      <style:paragraph-properties fo:text-align="center" style:justify-single-word="false"/>
      <style:text-properties style:font-name="Liberation Sans1" fo:font-size="10pt" officeooo:rsid="0144784e" officeooo:paragraph-rsid="0144784e" style:font-size-asian="10pt" style:font-size-complex="10pt"/>
    </style:style>
    <style:style style:name="P162" style:family="paragraph" style:parent-style-name="Table_20_Contents">
      <style:paragraph-properties fo:text-align="center" style:justify-single-word="false"/>
      <style:text-properties style:font-name="Liberation Sans1" fo:font-size="10pt" officeooo:rsid="01453032" officeooo:paragraph-rsid="01453032" style:font-size-asian="10pt" style:font-size-complex="10pt"/>
    </style:style>
    <style:style style:name="P163" style:family="paragraph" style:parent-style-name="Table_20_Contents">
      <style:paragraph-properties fo:text-align="center" style:justify-single-word="false"/>
      <style:text-properties style:font-name="Liberation Sans1" fo:font-size="10pt" officeooo:rsid="0147ba1e" officeooo:paragraph-rsid="0147ba1e" style:font-size-asian="10pt" style:font-size-complex="10pt"/>
    </style:style>
    <style:style style:name="P164" style:family="paragraph" style:parent-style-name="Table_20_Contents">
      <style:text-properties style:font-name="Liberation Sans1" fo:font-size="10pt" officeooo:rsid="01498efc" officeooo:paragraph-rsid="01498efc" style:font-size-asian="10pt" style:font-size-complex="10pt"/>
    </style:style>
    <style:style style:name="P165" style:family="paragraph" style:parent-style-name="Table_20_Contents">
      <style:paragraph-properties fo:text-align="center" style:justify-single-word="false"/>
      <style:text-properties style:font-name="Liberation Sans1" fo:font-size="10pt" officeooo:rsid="01498efc" officeooo:paragraph-rsid="01498efc" style:font-size-asian="10pt" style:font-size-complex="10pt"/>
    </style:style>
    <style:style style:name="P166" style:family="paragraph" style:parent-style-name="Table_20_Contents">
      <style:paragraph-properties fo:text-align="center" style:justify-single-word="false"/>
      <style:text-properties style:font-name="Liberation Sans1" fo:font-size="10pt" officeooo:rsid="014a633f" officeooo:paragraph-rsid="014a633f" style:font-size-asian="10pt" style:font-size-complex="10pt"/>
    </style:style>
    <style:style style:name="P167" style:family="paragraph" style:parent-style-name="Table_20_Contents">
      <style:paragraph-properties fo:text-align="center" style:justify-single-word="false"/>
      <style:text-properties style:font-name="Liberation Sans1" fo:font-size="10pt" officeooo:rsid="014a64a4" officeooo:paragraph-rsid="014a64a4" style:font-size-asian="10pt" style:font-size-complex="10pt"/>
    </style:style>
    <style:style style:name="P168" style:family="paragraph" style:parent-style-name="Table_20_Contents">
      <style:paragraph-properties fo:text-align="center" style:justify-single-word="false"/>
      <style:text-properties style:font-name="Liberation Sans1" fo:font-size="10pt" officeooo:rsid="014b50bf" officeooo:paragraph-rsid="014b50bf" style:font-size-asian="10pt" style:font-size-complex="10pt"/>
    </style:style>
    <style:style style:name="P169" style:family="paragraph" style:parent-style-name="Table_20_Contents">
      <style:paragraph-properties fo:text-align="center" style:justify-single-word="false"/>
      <style:text-properties style:font-name="Liberation Sans1" fo:font-size="10pt" officeooo:rsid="0152ff39" officeooo:paragraph-rsid="0152ff39" style:font-size-asian="10pt" style:font-size-complex="10pt"/>
    </style:style>
    <style:style style:name="P170" style:family="paragraph" style:parent-style-name="Table_20_Contents">
      <style:paragraph-properties fo:text-align="center" style:justify-single-word="false"/>
      <style:text-properties style:font-name="Liberation Sans1" fo:font-size="10pt" officeooo:rsid="0154ae8a" officeooo:paragraph-rsid="0154ae8a" style:font-size-asian="10pt" style:font-size-complex="10pt"/>
    </style:style>
    <style:style style:name="P171" style:family="paragraph" style:parent-style-name="Table_20_Contents">
      <style:paragraph-properties fo:text-align="center" style:justify-single-word="false"/>
      <style:text-properties style:font-name="Liberation Sans1" fo:font-size="10pt" officeooo:rsid="0156ac84" officeooo:paragraph-rsid="0156ac84" style:font-size-asian="10pt" style:font-size-complex="10pt"/>
    </style:style>
    <style:style style:name="P172" style:family="paragraph" style:parent-style-name="Table_20_Contents">
      <style:paragraph-properties fo:text-align="center" style:justify-single-word="false"/>
      <style:text-properties style:font-name="Liberation Sans1" fo:font-size="10pt" officeooo:rsid="01573aab" officeooo:paragraph-rsid="01573aab" style:font-size-asian="10pt" style:font-size-complex="10pt"/>
    </style:style>
    <style:style style:name="P173" style:family="paragraph" style:parent-style-name="Table_20_Contents">
      <style:paragraph-properties fo:text-align="center" style:justify-single-word="false"/>
      <style:text-properties style:font-name="Liberation Sans1" fo:font-size="10pt" officeooo:rsid="01584a5f" officeooo:paragraph-rsid="01584a5f" style:font-size-asian="10pt" style:font-size-complex="10pt"/>
    </style:style>
    <style:style style:name="P174" style:family="paragraph" style:parent-style-name="Table_20_Contents">
      <style:paragraph-properties fo:text-align="center" style:justify-single-word="false"/>
      <style:text-properties style:font-name="Liberation Sans1" fo:font-size="10pt" officeooo:rsid="01593640" officeooo:paragraph-rsid="01593640" style:font-size-asian="10pt" style:font-size-complex="10pt"/>
    </style:style>
    <style:style style:name="P175" style:family="paragraph" style:parent-style-name="Table_20_Contents">
      <style:paragraph-properties fo:text-align="center" style:justify-single-word="false"/>
      <style:text-properties style:font-name="Liberation Sans1" fo:font-size="10pt" officeooo:rsid="015b304a" officeooo:paragraph-rsid="015b304a" style:font-size-asian="10pt" style:font-size-complex="10pt"/>
    </style:style>
    <style:style style:name="P176" style:family="paragraph" style:parent-style-name="Table_20_Contents">
      <style:paragraph-properties fo:text-align="center" style:justify-single-word="false"/>
      <style:text-properties style:font-name="Liberation Sans1" fo:font-size="10pt" officeooo:rsid="015da56c" officeooo:paragraph-rsid="015da56c" style:font-size-asian="10pt" style:font-size-complex="10pt"/>
    </style:style>
    <style:style style:name="P177" style:family="paragraph" style:parent-style-name="Table_20_Contents">
      <style:paragraph-properties fo:text-align="center" style:justify-single-word="false"/>
      <style:text-properties style:font-name="Liberation Sans1" fo:font-size="10pt" officeooo:rsid="015dd5c0" officeooo:paragraph-rsid="015dd5c0" style:font-size-asian="10pt" style:font-size-complex="10pt"/>
    </style:style>
    <style:style style:name="P178" style:family="paragraph" style:parent-style-name="Table_20_Contents">
      <style:paragraph-properties fo:text-align="center" style:justify-single-word="false"/>
      <style:text-properties style:font-name="Liberation Sans1" fo:font-size="10pt" officeooo:rsid="0163401b" officeooo:paragraph-rsid="0163401b" style:font-size-asian="10pt" style:font-size-complex="10pt"/>
    </style:style>
    <style:style style:name="P179" style:family="paragraph" style:parent-style-name="Table_20_Contents">
      <style:paragraph-properties fo:text-align="center" style:justify-single-word="false"/>
      <style:text-properties style:font-name="Liberation Sans1" fo:font-size="10pt" officeooo:rsid="0163b121" officeooo:paragraph-rsid="0163b121" style:font-size-asian="10pt" style:font-size-complex="10pt"/>
    </style:style>
    <style:style style:name="P180" style:family="paragraph" style:parent-style-name="Table_20_Contents">
      <style:text-properties style:font-name="Liberation Sans1" fo:font-size="10pt" officeooo:rsid="0138541d" officeooo:paragraph-rsid="0138541d" style:font-size-asian="10pt" style:font-size-complex="10pt"/>
    </style:style>
    <style:style style:name="P181" style:family="paragraph" style:parent-style-name="Table_20_Contents">
      <style:paragraph-properties fo:text-align="center" style:justify-single-word="false"/>
      <style:text-properties style:font-name="Liberation Sans1" fo:font-size="10pt" officeooo:rsid="0138541d" officeooo:paragraph-rsid="0138541d" style:font-size-asian="10pt" style:font-size-complex="10pt"/>
    </style:style>
    <style:style style:name="P182" style:family="paragraph" style:parent-style-name="Table_20_Contents">
      <style:text-properties style:font-name="Liberation Sans1" fo:font-size="10pt" officeooo:rsid="013858b1" officeooo:paragraph-rsid="013858b1" style:font-size-asian="10pt" style:font-size-complex="10pt"/>
    </style:style>
    <style:style style:name="P183" style:family="paragraph" style:parent-style-name="Table_20_Contents">
      <style:paragraph-properties fo:text-align="center" style:justify-single-word="false"/>
      <style:text-properties style:font-name="Liberation Sans1" fo:font-size="10pt" officeooo:rsid="013858b1" officeooo:paragraph-rsid="013858b1" style:font-size-asian="10pt" style:font-size-complex="10pt"/>
    </style:style>
    <style:style style:name="P184" style:family="paragraph" style:parent-style-name="Table_20_Contents">
      <style:text-properties style:font-name="Liberation Sans1" fo:font-size="10pt" officeooo:rsid="01395a30" officeooo:paragraph-rsid="01395a30" style:font-size-asian="10pt" style:font-size-complex="10pt"/>
    </style:style>
    <style:style style:name="P185" style:family="paragraph" style:parent-style-name="Table_20_Contents">
      <style:paragraph-properties fo:text-align="center" style:justify-single-word="false"/>
      <style:text-properties style:font-name="Liberation Sans1" fo:font-size="10pt" officeooo:rsid="01395a30" officeooo:paragraph-rsid="01395a30" style:font-size-asian="10pt" style:font-size-complex="10pt"/>
    </style:style>
    <style:style style:name="P186" style:family="paragraph" style:parent-style-name="Table_20_Contents">
      <style:paragraph-properties fo:text-align="center" style:justify-single-word="false"/>
      <style:text-properties style:font-name="Liberation Sans1" fo:font-size="10pt" officeooo:rsid="014a5afd" officeooo:paragraph-rsid="014a5afd" style:font-size-asian="10pt" style:font-size-complex="10pt"/>
    </style:style>
    <style:style style:name="P187" style:family="paragraph" style:parent-style-name="Table_20_Contents">
      <style:paragraph-properties fo:text-align="center" style:justify-single-word="false"/>
      <style:text-properties style:font-name="Liberation Sans1" fo:font-size="10pt" officeooo:rsid="014bdd90" officeooo:paragraph-rsid="014bdd90" style:font-size-asian="10pt" style:font-size-complex="10pt"/>
    </style:style>
    <style:style style:name="P188" style:family="paragraph" style:parent-style-name="Table_20_Contents">
      <style:paragraph-properties fo:text-align="center" style:justify-single-word="false"/>
      <style:text-properties style:font-name="Liberation Sans1" fo:font-size="10pt" officeooo:rsid="014c4ced" officeooo:paragraph-rsid="014c4ced" style:font-size-asian="10pt" style:font-size-complex="10pt"/>
    </style:style>
    <style:style style:name="P189" style:family="paragraph" style:parent-style-name="Table_20_Contents">
      <style:paragraph-properties fo:text-align="center" style:justify-single-word="false"/>
      <style:text-properties style:font-name="Liberation Sans1" fo:font-size="10pt" officeooo:rsid="014e1374" officeooo:paragraph-rsid="014e1374" style:font-size-asian="10pt" style:font-size-complex="10pt"/>
    </style:style>
    <style:style style:name="P190" style:family="paragraph" style:parent-style-name="Table_20_Contents">
      <style:paragraph-properties fo:text-align="center" style:justify-single-word="false"/>
      <style:text-properties style:font-name="Liberation Sans1" fo:font-size="10pt" officeooo:rsid="01572ca4" officeooo:paragraph-rsid="01572ca4" style:font-size-asian="10pt" style:font-size-complex="10pt"/>
    </style:style>
    <style:style style:name="P191" style:family="paragraph" style:parent-style-name="Table_20_Contents">
      <style:paragraph-properties fo:text-align="center" style:justify-single-word="false"/>
      <style:text-properties style:font-name="Liberation Sans1" fo:font-size="10pt" officeooo:rsid="015b8651" officeooo:paragraph-rsid="015b8651" style:font-size-asian="10pt" style:font-size-complex="10pt"/>
    </style:style>
    <style:style style:name="P192" style:family="paragraph" style:parent-style-name="Table_20_Contents">
      <style:paragraph-properties fo:text-align="center" style:justify-single-word="false"/>
      <style:text-properties style:font-name="Liberation Sans1" fo:font-size="10pt" officeooo:rsid="0165c37f" officeooo:paragraph-rsid="0165c37f" style:font-size-asian="10pt" style:font-size-complex="10pt"/>
    </style:style>
    <style:style style:name="P193" style:family="paragraph" style:parent-style-name="Table_20_Contents">
      <style:paragraph-properties fo:text-align="center" style:justify-single-word="false"/>
      <style:text-properties style:font-name="Liberation Sans1" fo:font-size="10pt" officeooo:rsid="0167cf05" officeooo:paragraph-rsid="0167cf05" style:font-size-asian="10pt" style:font-size-complex="10pt"/>
    </style:style>
    <style:style style:name="P194" style:family="paragraph" style:parent-style-name="Table_20_Contents">
      <style:paragraph-properties fo:text-align="center" style:justify-single-word="false"/>
      <style:text-properties style:font-name="Liberation Sans1" fo:font-size="10pt" officeooo:rsid="01692832" officeooo:paragraph-rsid="01692832" style:font-size-asian="10pt" style:font-size-complex="10pt"/>
    </style:style>
    <style:style style:name="P195" style:family="paragraph" style:parent-style-name="Table_20_Contents">
      <style:paragraph-properties fo:text-align="center" style:justify-single-word="false"/>
      <style:text-properties style:font-name="Liberation Sans1" fo:font-size="10pt" officeooo:rsid="016a5b76" officeooo:paragraph-rsid="016a5b76" style:font-size-asian="10pt" style:font-size-complex="10pt"/>
    </style:style>
    <style:style style:name="P196" style:family="paragraph" style:parent-style-name="Table_20_Contents">
      <style:paragraph-properties fo:text-align="center" style:justify-single-word="false"/>
      <style:text-properties style:font-name="Liberation Sans1" fo:font-size="10pt" officeooo:rsid="016b01ff" officeooo:paragraph-rsid="016b01ff" style:font-size-asian="10pt" style:font-size-complex="10pt"/>
    </style:style>
    <style:style style:name="P197" style:family="paragraph" style:parent-style-name="Table_20_Contents">
      <style:paragraph-properties fo:text-align="center" style:justify-single-word="false"/>
      <style:text-properties style:font-name="Liberation Sans1" fo:font-size="10pt" officeooo:rsid="017d99a5" officeooo:paragraph-rsid="017d99a5" style:font-size-asian="10pt" style:font-size-complex="10pt"/>
    </style:style>
    <style:style style:name="P198" style:family="paragraph" style:parent-style-name="Table_20_Contents">
      <style:paragraph-properties fo:text-align="center" style:justify-single-word="false"/>
      <style:text-properties style:font-name="Liberation Sans1" fo:font-size="10pt" officeooo:rsid="017e3cd1" officeooo:paragraph-rsid="017e3cd1" style:font-size-asian="10pt" style:font-size-complex="10pt"/>
    </style:style>
    <style:style style:name="P199" style:family="paragraph" style:parent-style-name="Table_20_Contents">
      <style:paragraph-properties fo:text-align="center" style:justify-single-word="false"/>
      <style:text-properties style:font-name="Liberation Sans1" fo:font-size="10pt" officeooo:rsid="017fca11" officeooo:paragraph-rsid="017fca11" style:font-size-asian="10pt" style:font-size-complex="10pt"/>
    </style:style>
    <style:style style:name="P200" style:family="paragraph" style:parent-style-name="Table_20_Contents">
      <style:paragraph-properties fo:text-align="center" style:justify-single-word="false"/>
      <style:text-properties style:font-name="Liberation Sans1" fo:font-size="10pt" officeooo:rsid="0185823e" officeooo:paragraph-rsid="0185823e" style:font-size-asian="10pt" style:font-size-complex="10pt"/>
    </style:style>
    <style:style style:name="P201" style:family="paragraph" style:parent-style-name="Table_20_Contents">
      <style:paragraph-properties fo:text-align="center" style:justify-single-word="false"/>
      <style:text-properties style:font-name="Liberation Sans1" fo:font-size="10pt" officeooo:rsid="0185a90d" officeooo:paragraph-rsid="0185a90d" style:font-size-asian="10pt" style:font-size-complex="10pt"/>
    </style:style>
    <style:style style:name="P202" style:family="paragraph" style:parent-style-name="Table_20_Contents">
      <style:paragraph-properties fo:text-align="center" style:justify-single-word="false"/>
      <style:text-properties style:font-name="Liberation Sans1" fo:font-size="10pt" officeooo:rsid="0187f9cc" officeooo:paragraph-rsid="0187f9cc" style:font-size-asian="10pt" style:font-size-complex="10pt"/>
    </style:style>
    <style:style style:name="P203" style:family="paragraph" style:parent-style-name="Table_20_Contents">
      <style:paragraph-properties fo:text-align="center" style:justify-single-word="false"/>
      <style:text-properties style:font-name="Liberation Sans1" fo:font-size="10pt" officeooo:rsid="01a6c2e1" officeooo:paragraph-rsid="01a6c2e1" style:font-size-asian="10pt" style:font-size-complex="10pt"/>
    </style:style>
    <style:style style:name="P204" style:family="paragraph" style:parent-style-name="Table_20_Contents">
      <style:paragraph-properties fo:text-align="center" style:justify-single-word="false"/>
      <style:text-properties style:font-name="Liberation Sans1" fo:font-size="10pt" officeooo:rsid="01bf18a2" officeooo:paragraph-rsid="01bf18a2" style:font-size-asian="10pt" style:font-size-complex="10pt"/>
    </style:style>
    <style:style style:name="P205" style:family="paragraph" style:parent-style-name="Table_20_Contents">
      <style:paragraph-properties fo:text-align="center" style:justify-single-word="false"/>
      <style:text-properties style:font-name="Liberation Sans1" fo:font-size="10pt" officeooo:rsid="01bf18a2" officeooo:paragraph-rsid="01c08625" style:font-size-asian="10pt" style:font-size-complex="10pt"/>
    </style:style>
    <style:style style:name="P206" style:family="paragraph" style:parent-style-name="Table_20_Contents">
      <style:paragraph-properties fo:text-align="center" style:justify-single-word="false"/>
      <style:text-properties style:font-name="Liberation Sans1" fo:font-size="10pt" officeooo:rsid="01bf18a2" officeooo:paragraph-rsid="01c0b6b9" style:font-size-asian="10pt" style:font-size-complex="10pt"/>
    </style:style>
    <style:style style:name="P207" style:family="paragraph" style:parent-style-name="Table_20_Contents">
      <style:paragraph-properties fo:text-align="center" style:justify-single-word="false"/>
      <style:text-properties style:font-name="Liberation Sans1" fo:font-size="10pt" officeooo:rsid="01bf18a2" officeooo:paragraph-rsid="01c1446b" style:font-size-asian="10pt" style:font-size-complex="10pt"/>
    </style:style>
    <style:style style:name="P208" style:family="paragraph" style:parent-style-name="Table_20_Contents">
      <style:paragraph-properties fo:text-align="center" style:justify-single-word="false"/>
      <style:text-properties style:font-name="Liberation Sans1" fo:font-size="10pt" officeooo:rsid="01bf18a2" officeooo:paragraph-rsid="01c207d8" style:font-size-asian="10pt" style:font-size-complex="10pt"/>
    </style:style>
    <style:style style:name="P209" style:family="paragraph" style:parent-style-name="Table_20_Contents">
      <style:paragraph-properties fo:text-align="center" style:justify-single-word="false"/>
      <style:text-properties style:font-name="Liberation Sans1" fo:font-size="10pt" officeooo:rsid="01bf18a2" officeooo:paragraph-rsid="01c232bf" style:font-size-asian="10pt" style:font-size-complex="10pt"/>
    </style:style>
    <style:style style:name="P210" style:family="paragraph" style:parent-style-name="Table_20_Contents">
      <style:paragraph-properties fo:text-align="center" style:justify-single-word="false"/>
      <style:text-properties style:font-name="Liberation Sans1" fo:font-size="10pt" officeooo:rsid="01bf18a2" officeooo:paragraph-rsid="01c41381" style:font-size-asian="10pt" style:font-size-complex="10pt"/>
    </style:style>
    <style:style style:name="P211" style:family="paragraph" style:parent-style-name="Table_20_Contents">
      <style:paragraph-properties fo:text-align="center" style:justify-single-word="false"/>
      <style:text-properties style:font-name="Liberation Sans1" fo:font-size="10pt" officeooo:rsid="01bf18a2" officeooo:paragraph-rsid="01c7856c" style:font-size-asian="10pt" style:font-size-complex="10pt"/>
    </style:style>
    <style:style style:name="P212" style:family="paragraph" style:parent-style-name="Table_20_Contents">
      <style:paragraph-properties fo:text-align="center" style:justify-single-word="false"/>
      <style:text-properties style:font-name="Liberation Sans1" fo:font-size="10pt" officeooo:rsid="01bf18a2" officeooo:paragraph-rsid="01c8664a" style:font-size-asian="10pt" style:font-size-complex="10pt"/>
    </style:style>
    <style:style style:name="P213" style:family="paragraph" style:parent-style-name="Table_20_Contents">
      <style:text-properties style:font-name="Liberation Sans1" fo:font-size="10pt" officeooo:rsid="01d65749" officeooo:paragraph-rsid="01d65749" style:font-size-asian="10pt" style:font-size-complex="10pt"/>
    </style:style>
    <style:style style:name="P214" style:family="paragraph" style:parent-style-name="Table_20_Contents">
      <style:text-properties style:font-name="Liberation Sans1" fo:font-size="10pt" officeooo:rsid="01d74ac6" officeooo:paragraph-rsid="01d74ac6" style:font-size-asian="10pt" style:font-size-complex="10pt"/>
    </style:style>
    <style:style style:name="P215" style:family="paragraph" style:parent-style-name="Table_20_Contents">
      <style:text-properties style:font-name="Liberation Sans1" fo:font-size="10pt" officeooo:rsid="01d74ac6" officeooo:paragraph-rsid="01d972e7" style:font-size-asian="10pt" style:font-size-complex="10pt"/>
    </style:style>
    <style:style style:name="P216" style:family="paragraph" style:parent-style-name="Table_20_Contents">
      <style:text-properties style:font-name="Liberation Sans1" fo:font-size="10pt" officeooo:rsid="01d74ac6" officeooo:paragraph-rsid="01db5746" style:font-size-asian="10pt" style:font-size-complex="10pt"/>
    </style:style>
    <style:style style:name="P217" style:family="paragraph" style:parent-style-name="Table_20_Contents">
      <style:text-properties style:font-name="Liberation Sans1" fo:font-size="10pt" officeooo:rsid="01dda47f" officeooo:paragraph-rsid="01dda47f" style:font-size-asian="10pt" style:font-size-complex="10pt"/>
    </style:style>
    <style:style style:name="P218" style:family="paragraph" style:parent-style-name="Table_20_Contents">
      <style:text-properties style:font-name="Liberation Sans1" fo:font-size="10pt" officeooo:rsid="01dea6f7" officeooo:paragraph-rsid="01dea6f7" style:font-size-asian="10pt" style:font-size-complex="10pt"/>
    </style:style>
    <style:style style:name="P219" style:family="paragraph" style:parent-style-name="Table_20_Contents">
      <style:paragraph-properties fo:text-align="center" style:justify-single-word="false"/>
      <style:text-properties style:font-name="Liberation Sans1" fo:font-size="10pt" fo:font-weight="normal" officeooo:rsid="000d69d3" officeooo:paragraph-rsid="000d69d3" style:font-size-asian="10pt" style:font-weight-asian="normal" style:font-size-complex="10pt" style:font-weight-complex="normal"/>
    </style:style>
    <style:style style:name="P220" style:family="paragraph" style:parent-style-name="Table_20_Contents">
      <style:paragraph-properties fo:text-align="center" style:justify-single-word="false"/>
      <style:text-properties style:font-name="Liberation Sans1" fo:font-size="10pt" fo:font-weight="normal" officeooo:rsid="000f20e6" officeooo:paragraph-rsid="000f20e6" style:font-size-asian="10pt" style:font-weight-asian="normal" style:font-size-complex="10pt" style:font-weight-complex="normal"/>
    </style:style>
    <style:style style:name="P221" style:family="paragraph" style:parent-style-name="Table_20_Contents">
      <style:paragraph-properties fo:text-align="center" style:justify-single-word="false"/>
      <style:text-properties style:font-name="Liberation Sans1" fo:font-size="10pt" fo:font-weight="normal" officeooo:rsid="000c9a01" officeooo:paragraph-rsid="000c9a01" style:font-size-asian="10pt" style:font-weight-asian="normal" style:font-size-complex="10pt" style:font-weight-complex="normal"/>
    </style:style>
    <style:style style:name="P222" style:family="paragraph" style:parent-style-name="Table_20_Contents">
      <style:paragraph-properties fo:text-align="center" style:justify-single-word="false"/>
      <style:text-properties style:font-name="Liberation Sans1" fo:font-size="10pt" fo:font-weight="normal" officeooo:rsid="00179c16" officeooo:paragraph-rsid="00179c16" style:font-size-asian="10pt" style:font-weight-asian="normal" style:font-size-complex="10pt" style:font-weight-complex="normal"/>
    </style:style>
    <style:style style:name="P223" style:family="paragraph" style:parent-style-name="Table_20_Contents">
      <style:paragraph-properties fo:text-align="center" style:justify-single-word="false"/>
      <style:text-properties style:font-name="Liberation Sans1" fo:font-size="10pt" fo:font-weight="normal" officeooo:rsid="00179c16" officeooo:paragraph-rsid="008fc749" style:font-size-asian="10pt" style:font-weight-asian="normal" style:font-size-complex="10pt" style:font-weight-complex="normal"/>
    </style:style>
    <style:style style:name="P224" style:family="paragraph" style:parent-style-name="Table_20_Contents">
      <style:paragraph-properties fo:text-align="center" style:justify-single-word="false"/>
      <style:text-properties style:font-name="Liberation Sans1" fo:font-size="10pt" fo:font-weight="normal" officeooo:rsid="00179c16" officeooo:paragraph-rsid="011c9593" style:font-size-asian="10pt" style:font-weight-asian="normal" style:font-size-complex="10pt" style:font-weight-complex="normal"/>
    </style:style>
    <style:style style:name="P225" style:family="paragraph" style:parent-style-name="Table_20_Contents">
      <style:paragraph-properties fo:text-align="center" style:justify-single-word="false"/>
      <style:text-properties style:font-name="Liberation Sans1" fo:font-size="10pt" fo:font-weight="normal" officeooo:rsid="001a6751" officeooo:paragraph-rsid="001a6751" style:font-size-asian="10pt" style:font-weight-asian="normal" style:font-size-complex="10pt" style:font-weight-complex="normal"/>
    </style:style>
    <style:style style:name="P226" style:family="paragraph" style:parent-style-name="Table_20_Contents">
      <style:paragraph-properties fo:text-align="center" style:justify-single-word="false"/>
      <style:text-properties style:font-name="Liberation Sans1" fo:font-size="10pt" fo:font-weight="normal" officeooo:rsid="001a6751" officeooo:paragraph-rsid="008fc749" style:font-size-asian="10pt" style:font-weight-asian="normal" style:font-size-complex="10pt" style:font-weight-complex="normal"/>
    </style:style>
    <style:style style:name="P227" style:family="paragraph" style:parent-style-name="Table_20_Contents">
      <style:paragraph-properties fo:text-align="center" style:justify-single-word="false"/>
      <style:text-properties style:font-name="Liberation Sans1" fo:font-size="10pt" fo:font-weight="normal" officeooo:rsid="001a6751" officeooo:paragraph-rsid="011c9593" style:font-size-asian="10pt" style:font-weight-asian="normal" style:font-size-complex="10pt" style:font-weight-complex="normal"/>
    </style:style>
    <style:style style:name="P228" style:family="paragraph" style:parent-style-name="Table_20_Contents">
      <style:paragraph-properties fo:text-align="center" style:justify-single-word="false"/>
      <style:text-properties style:font-name="Liberation Sans1" fo:font-size="10pt" fo:font-weight="normal" officeooo:rsid="00093d9a" officeooo:paragraph-rsid="00093d9a" style:font-size-asian="10pt" style:font-weight-asian="normal" style:font-size-complex="10pt" style:font-weight-complex="normal"/>
    </style:style>
    <style:style style:name="P229" style:family="paragraph" style:parent-style-name="Table_20_Contents">
      <style:paragraph-properties fo:text-align="center" style:justify-single-word="false"/>
      <style:text-properties style:font-name="Liberation Sans1" fo:font-size="10pt" fo:font-weight="normal" officeooo:rsid="001586f8" officeooo:paragraph-rsid="001586f8" style:font-size-asian="10pt" style:font-weight-asian="normal" style:font-size-complex="10pt" style:font-weight-complex="normal"/>
    </style:style>
    <style:style style:name="P230" style:family="paragraph" style:parent-style-name="Table_20_Contents">
      <style:paragraph-properties fo:text-align="center" style:justify-single-word="false"/>
      <style:text-properties style:font-name="Liberation Sans1" fo:font-size="10pt" fo:font-weight="normal" officeooo:rsid="00177383" officeooo:paragraph-rsid="00177383" style:font-size-asian="10pt" style:font-weight-asian="normal" style:font-size-complex="10pt" style:font-weight-complex="normal"/>
    </style:style>
    <style:style style:name="P231" style:family="paragraph" style:parent-style-name="Table_20_Contents">
      <style:paragraph-properties fo:text-align="center" style:justify-single-word="false"/>
      <style:text-properties style:font-name="Liberation Sans1" fo:font-size="10pt" fo:font-weight="normal" officeooo:rsid="0063d67e" officeooo:paragraph-rsid="0063d67e" style:font-size-asian="10pt" style:font-weight-asian="normal" style:font-size-complex="10pt" style:font-weight-complex="normal"/>
    </style:style>
    <style:style style:name="P232" style:family="paragraph" style:parent-style-name="Table_20_Contents">
      <style:paragraph-properties fo:text-align="center" style:justify-single-word="false"/>
      <style:text-properties style:font-name="Liberation Sans1" fo:font-size="10pt" fo:font-weight="normal" officeooo:rsid="0065b69f" officeooo:paragraph-rsid="0065b69f" style:font-size-asian="10pt" style:font-weight-asian="normal" style:font-size-complex="10pt" style:font-weight-complex="normal"/>
    </style:style>
    <style:style style:name="P233" style:family="paragraph" style:parent-style-name="Table_20_Contents">
      <style:paragraph-properties fo:text-align="center" style:justify-single-word="false"/>
      <style:text-properties style:font-name="Liberation Sans1" fo:font-size="10pt" fo:font-weight="normal" officeooo:rsid="006728cb" officeooo:paragraph-rsid="006728cb" style:font-size-asian="10pt" style:font-weight-asian="normal" style:font-size-complex="10pt" style:font-weight-complex="normal"/>
    </style:style>
    <style:style style:name="P234" style:family="paragraph" style:parent-style-name="Table_20_Contents">
      <style:paragraph-properties fo:text-align="center" style:justify-single-word="false"/>
      <style:text-properties style:font-name="Liberation Sans1" fo:font-size="10pt" fo:font-weight="normal" officeooo:rsid="0068e25b" officeooo:paragraph-rsid="0068e25b" style:font-size-asian="10pt" style:font-weight-asian="normal" style:font-size-complex="10pt" style:font-weight-complex="normal"/>
    </style:style>
    <style:style style:name="P235" style:family="paragraph" style:parent-style-name="Table_20_Contents">
      <style:paragraph-properties fo:text-align="center" style:justify-single-word="false"/>
      <style:text-properties style:font-name="Liberation Sans1" fo:font-size="10pt" fo:font-weight="normal" officeooo:rsid="006a8078" officeooo:paragraph-rsid="006a8078" style:font-size-asian="10pt" style:font-weight-asian="normal" style:font-size-complex="10pt" style:font-weight-complex="normal"/>
    </style:style>
    <style:style style:name="P236" style:family="paragraph" style:parent-style-name="Table_20_Contents">
      <style:paragraph-properties fo:text-align="center" style:justify-single-word="false"/>
      <style:text-properties style:font-name="Liberation Sans1" fo:font-size="10pt" fo:font-weight="normal" officeooo:rsid="007ab632" officeooo:paragraph-rsid="007ab632" style:font-size-asian="10pt" style:font-weight-asian="normal" style:font-size-complex="10pt" style:font-weight-complex="normal"/>
    </style:style>
    <style:style style:name="P237" style:family="paragraph" style:parent-style-name="Table_20_Contents">
      <style:paragraph-properties fo:text-align="center" style:justify-single-word="false"/>
      <style:text-properties style:font-name="Liberation Sans1" fo:font-size="10pt" fo:font-weight="normal" officeooo:rsid="007bf0f5" officeooo:paragraph-rsid="007bf0f5" style:font-size-asian="10pt" style:font-weight-asian="normal" style:font-size-complex="10pt" style:font-weight-complex="normal"/>
    </style:style>
    <style:style style:name="P238" style:family="paragraph" style:parent-style-name="Table_20_Contents">
      <style:paragraph-properties fo:text-align="center" style:justify-single-word="false"/>
      <style:text-properties style:font-name="Liberation Sans1" fo:font-size="10pt" fo:font-weight="normal" officeooo:rsid="007dee6c" officeooo:paragraph-rsid="007dee6c" style:font-size-asian="10pt" style:font-weight-asian="normal" style:font-size-complex="10pt" style:font-weight-complex="normal"/>
    </style:style>
    <style:style style:name="P239" style:family="paragraph" style:parent-style-name="Table_20_Contents">
      <style:paragraph-properties fo:text-align="center" style:justify-single-word="false"/>
      <style:text-properties style:font-name="Liberation Sans1" fo:font-size="10pt" fo:font-weight="normal" officeooo:rsid="007f87ea" officeooo:paragraph-rsid="007f87ea" style:font-size-asian="10pt" style:font-weight-asian="normal" style:font-size-complex="10pt" style:font-weight-complex="normal"/>
    </style:style>
    <style:style style:name="P240" style:family="paragraph" style:parent-style-name="Table_20_Contents">
      <style:text-properties style:font-name="Liberation Sans1" fo:font-size="10pt" fo:font-weight="normal" officeooo:rsid="00916c51" officeooo:paragraph-rsid="00916c51" style:font-size-asian="10pt" style:font-weight-asian="normal" style:font-size-complex="10pt" style:font-weight-complex="normal"/>
    </style:style>
    <style:style style:name="P241" style:family="paragraph" style:parent-style-name="Table_20_Contents">
      <style:paragraph-properties fo:text-align="center" style:justify-single-word="false"/>
      <style:text-properties style:font-name="Liberation Sans1" fo:font-size="10pt" fo:font-weight="normal" officeooo:rsid="0082eb72" officeooo:paragraph-rsid="0082eb72" style:font-size-asian="10pt" style:font-weight-asian="normal" style:font-size-complex="10pt" style:font-weight-complex="normal"/>
    </style:style>
    <style:style style:name="P242" style:family="paragraph" style:parent-style-name="Table_20_Contents">
      <style:paragraph-properties fo:text-align="center" style:justify-single-word="false"/>
      <style:text-properties style:font-name="Liberation Sans1" fo:font-size="10pt" fo:font-weight="normal" officeooo:rsid="00b38c29" officeooo:paragraph-rsid="00b38c29" style:font-size-asian="10pt" style:font-weight-asian="normal" style:font-size-complex="10pt" style:font-weight-complex="normal"/>
    </style:style>
    <style:style style:name="P243" style:family="paragraph" style:parent-style-name="Table_20_Contents">
      <style:paragraph-properties fo:text-align="center" style:justify-single-word="false"/>
      <style:text-properties style:font-name="Liberation Sans1" fo:font-size="10pt" fo:font-weight="normal" officeooo:rsid="00b4a22d" officeooo:paragraph-rsid="00b4a22d" style:font-size-asian="10pt" style:font-weight-asian="normal" style:font-size-complex="10pt" style:font-weight-complex="normal"/>
    </style:style>
    <style:style style:name="P244" style:family="paragraph" style:parent-style-name="Table_20_Contents">
      <style:paragraph-properties fo:text-align="center" style:justify-single-word="false"/>
      <style:text-properties style:font-name="Liberation Sans1" fo:font-size="10pt" fo:font-weight="normal" officeooo:rsid="00c4c521" officeooo:paragraph-rsid="00c4c521" style:font-size-asian="10pt" style:font-weight-asian="normal" style:font-size-complex="10pt" style:font-weight-complex="normal"/>
    </style:style>
    <style:style style:name="P245" style:family="paragraph" style:parent-style-name="Table_20_Contents">
      <style:paragraph-properties fo:text-align="center" style:justify-single-word="false"/>
      <style:text-properties style:font-name="Liberation Sans1" fo:font-size="10pt" fo:font-weight="normal" officeooo:rsid="00c79966" officeooo:paragraph-rsid="00c79966" style:font-size-asian="10pt" style:font-weight-asian="normal" style:font-size-complex="10pt" style:font-weight-complex="normal"/>
    </style:style>
    <style:style style:name="P246" style:family="paragraph" style:parent-style-name="Table_20_Contents">
      <style:paragraph-properties fo:text-align="center" style:justify-single-word="false"/>
      <style:text-properties style:font-name="Liberation Sans1" fo:font-size="10pt" fo:font-weight="normal" officeooo:rsid="00c79966" officeooo:paragraph-rsid="023f86b7" style:font-size-asian="10pt" style:font-weight-asian="normal" style:font-size-complex="10pt" style:font-weight-complex="normal"/>
    </style:style>
    <style:style style:name="P247" style:family="paragraph" style:parent-style-name="Table_20_Contents">
      <style:paragraph-properties fo:text-align="center" style:justify-single-word="false"/>
      <style:text-properties style:font-name="Liberation Sans1" fo:font-size="10pt" fo:font-weight="normal" officeooo:rsid="00b4ea3e" officeooo:paragraph-rsid="00b4ea3e" style:font-size-asian="10pt" style:font-weight-asian="normal" style:font-size-complex="10pt" style:font-weight-complex="normal"/>
    </style:style>
    <style:style style:name="P248" style:family="paragraph" style:parent-style-name="Table_20_Contents">
      <style:paragraph-properties fo:text-align="center" style:justify-single-word="false"/>
      <style:text-properties style:font-name="Liberation Sans1" fo:font-size="10pt" fo:font-weight="normal" officeooo:rsid="00b61407" officeooo:paragraph-rsid="00b61407" style:font-size-asian="10pt" style:font-weight-asian="normal" style:font-size-complex="10pt" style:font-weight-complex="normal"/>
    </style:style>
    <style:style style:name="P249" style:family="paragraph" style:parent-style-name="Table_20_Contents">
      <style:paragraph-properties fo:text-align="center" style:justify-single-word="false"/>
      <style:text-properties style:font-name="Liberation Sans1" fo:font-size="10pt" fo:font-weight="normal" officeooo:rsid="00b7bb64" officeooo:paragraph-rsid="00b7bb64" style:font-size-asian="10pt" style:font-weight-asian="normal" style:font-size-complex="10pt" style:font-weight-complex="normal"/>
    </style:style>
    <style:style style:name="P250" style:family="paragraph" style:parent-style-name="Table_20_Contents">
      <style:paragraph-properties fo:text-align="center" style:justify-single-word="false"/>
      <style:text-properties style:font-name="Liberation Sans1" fo:font-size="10pt" fo:font-weight="normal" officeooo:rsid="00b98819" officeooo:paragraph-rsid="00b98819" style:font-size-asian="10pt" style:font-weight-asian="normal" style:font-size-complex="10pt" style:font-weight-complex="normal"/>
    </style:style>
    <style:style style:name="P251" style:family="paragraph" style:parent-style-name="Table_20_Contents">
      <style:paragraph-properties fo:text-align="center" style:justify-single-word="false"/>
      <style:text-properties style:font-name="Liberation Sans1" fo:font-size="10pt" fo:font-weight="normal" officeooo:rsid="00b99a11" officeooo:paragraph-rsid="00b99a11" style:font-size-asian="10pt" style:font-weight-asian="normal" style:font-size-complex="10pt" style:font-weight-complex="normal"/>
    </style:style>
    <style:style style:name="P252" style:family="paragraph" style:parent-style-name="Table_20_Contents">
      <style:paragraph-properties fo:text-align="center" style:justify-single-word="false"/>
      <style:text-properties style:font-name="Liberation Sans1" fo:font-size="10pt" fo:font-weight="normal" officeooo:rsid="00bafb55" officeooo:paragraph-rsid="00bafb55" style:font-size-asian="10pt" style:font-weight-asian="normal" style:font-size-complex="10pt" style:font-weight-complex="normal"/>
    </style:style>
    <style:style style:name="P253" style:family="paragraph" style:parent-style-name="Table_20_Contents">
      <style:paragraph-properties fo:text-align="center" style:justify-single-word="false"/>
      <style:text-properties style:font-name="Liberation Sans1" fo:font-size="10pt" fo:font-weight="normal" officeooo:rsid="00bce0ba" officeooo:paragraph-rsid="00bce0ba" style:font-size-asian="10pt" style:font-weight-asian="normal" style:font-size-complex="10pt" style:font-weight-complex="normal"/>
    </style:style>
    <style:style style:name="P254" style:family="paragraph" style:parent-style-name="Table_20_Contents">
      <style:paragraph-properties fo:text-align="center" style:justify-single-word="false"/>
      <style:text-properties style:font-name="Liberation Sans1" fo:font-size="10pt" fo:font-weight="normal" officeooo:rsid="00be1c2a" officeooo:paragraph-rsid="00be1c2a" style:font-size-asian="10pt" style:font-weight-asian="normal" style:font-size-complex="10pt" style:font-weight-complex="normal"/>
    </style:style>
    <style:style style:name="P255" style:family="paragraph" style:parent-style-name="Table_20_Contents">
      <style:paragraph-properties fo:text-align="center" style:justify-single-word="false"/>
      <style:text-properties style:font-name="Liberation Sans1" fo:font-size="10pt" fo:font-weight="normal" officeooo:rsid="00bfb900" officeooo:paragraph-rsid="00bfb900" style:font-size-asian="10pt" style:font-weight-asian="normal" style:font-size-complex="10pt" style:font-weight-complex="normal"/>
    </style:style>
    <style:style style:name="P256" style:family="paragraph" style:parent-style-name="Table_20_Contents">
      <style:paragraph-properties fo:text-align="center" style:justify-single-word="false"/>
      <style:text-properties style:font-name="Liberation Sans1" fo:font-size="10pt" fo:font-weight="normal" officeooo:rsid="00c103a9" officeooo:paragraph-rsid="00c103a9" style:font-size-asian="10pt" style:font-weight-asian="normal" style:font-size-complex="10pt" style:font-weight-complex="normal"/>
    </style:style>
    <style:style style:name="P257" style:family="paragraph" style:parent-style-name="Table_20_Contents">
      <style:paragraph-properties fo:text-align="center" style:justify-single-word="false"/>
      <style:text-properties style:font-name="Liberation Sans1" fo:font-size="10pt" fo:font-weight="normal" officeooo:rsid="00c14e1d" officeooo:paragraph-rsid="00c14e1d" style:font-size-asian="10pt" style:font-weight-asian="normal" style:font-size-complex="10pt" style:font-weight-complex="normal"/>
    </style:style>
    <style:style style:name="P258" style:family="paragraph" style:parent-style-name="Table_20_Contents">
      <style:paragraph-properties fo:text-align="center" style:justify-single-word="false"/>
      <style:text-properties style:font-name="Liberation Sans1" fo:font-size="10pt" fo:font-weight="normal" officeooo:rsid="00c264d2" officeooo:paragraph-rsid="00c264d2" style:font-size-asian="10pt" style:font-weight-asian="normal" style:font-size-complex="10pt" style:font-weight-complex="normal"/>
    </style:style>
    <style:style style:name="P259" style:family="paragraph" style:parent-style-name="Table_20_Contents">
      <style:paragraph-properties fo:text-align="center" style:justify-single-word="false"/>
      <style:text-properties style:font-name="Liberation Sans1" fo:font-size="10pt" fo:font-weight="normal" officeooo:rsid="00c40986" officeooo:paragraph-rsid="00c40986" style:font-size-asian="10pt" style:font-weight-asian="normal" style:font-size-complex="10pt" style:font-weight-complex="normal"/>
    </style:style>
    <style:style style:name="P260" style:family="paragraph" style:parent-style-name="Table_20_Contents">
      <style:paragraph-properties fo:text-align="center" style:justify-single-word="false"/>
      <style:text-properties style:font-name="Liberation Sans1" fo:font-size="10pt" fo:font-weight="normal" officeooo:rsid="00c2aae0" officeooo:paragraph-rsid="00c2aae0" style:font-size-asian="10pt" style:font-weight-asian="normal" style:font-size-complex="10pt" style:font-weight-complex="normal"/>
    </style:style>
    <style:style style:name="P261" style:family="paragraph" style:parent-style-name="Table_20_Contents">
      <style:paragraph-properties fo:text-align="center" style:justify-single-word="false"/>
      <style:text-properties style:font-name="Liberation Sans1" fo:font-size="10pt" fo:font-weight="normal" officeooo:rsid="00c65099" officeooo:paragraph-rsid="00c65099" style:font-size-asian="10pt" style:font-weight-asian="normal" style:font-size-complex="10pt" style:font-weight-complex="normal"/>
    </style:style>
    <style:style style:name="P262" style:family="paragraph" style:parent-style-name="Table_20_Contents">
      <style:paragraph-properties fo:text-align="center" style:justify-single-word="false"/>
      <style:text-properties style:font-name="Liberation Sans1" fo:font-size="10pt" fo:font-weight="normal" officeooo:rsid="00d22057" officeooo:paragraph-rsid="00d22057" style:font-size-asian="10pt" style:font-weight-asian="normal" style:font-size-complex="10pt" style:font-weight-complex="normal"/>
    </style:style>
    <style:style style:name="P263" style:family="paragraph" style:parent-style-name="Table_20_Contents">
      <style:paragraph-properties fo:text-align="center" style:justify-single-word="false"/>
      <style:text-properties style:font-name="Liberation Sans1" fo:font-size="10pt" fo:font-weight="normal" officeooo:rsid="00c84fff" officeooo:paragraph-rsid="00c84fff" style:font-size-asian="10pt" style:font-weight-asian="normal" style:font-size-complex="10pt" style:font-weight-complex="normal"/>
    </style:style>
    <style:style style:name="P264" style:family="paragraph" style:parent-style-name="Table_20_Contents">
      <style:paragraph-properties fo:text-align="center" style:justify-single-word="false"/>
      <style:text-properties style:font-name="Liberation Sans1" fo:font-size="10pt" fo:font-weight="normal" officeooo:rsid="00c9bb4b" officeooo:paragraph-rsid="00c9bb4b" style:font-size-asian="10pt" style:font-weight-asian="normal" style:font-size-complex="10pt" style:font-weight-complex="normal"/>
    </style:style>
    <style:style style:name="P265" style:family="paragraph" style:parent-style-name="Table_20_Contents">
      <style:paragraph-properties fo:text-align="center" style:justify-single-word="false"/>
      <style:text-properties style:font-name="Liberation Sans1" fo:font-size="10pt" fo:font-weight="normal" officeooo:rsid="01040cc8" officeooo:paragraph-rsid="01040cc8" style:font-size-asian="10pt" style:font-weight-asian="normal" style:font-size-complex="10pt" style:font-weight-complex="normal"/>
    </style:style>
    <style:style style:name="P266" style:family="paragraph" style:parent-style-name="Table_20_Contents">
      <style:paragraph-properties fo:text-align="center" style:justify-single-word="false"/>
      <style:text-properties style:font-name="Liberation Sans1" fo:font-size="10pt" fo:font-weight="normal" officeooo:rsid="010bf1da" officeooo:paragraph-rsid="010bf1da" style:font-size-asian="10pt" style:font-weight-asian="normal" style:font-size-complex="10pt" style:font-weight-complex="normal"/>
    </style:style>
    <style:style style:name="P267" style:family="paragraph" style:parent-style-name="Table_20_Contents">
      <style:paragraph-properties fo:text-align="center" style:justify-single-word="false"/>
      <style:text-properties style:font-name="Liberation Sans1" fo:font-size="10pt" fo:font-weight="normal" officeooo:rsid="010cf8a7" officeooo:paragraph-rsid="010cf8a7" style:font-size-asian="10pt" style:font-weight-asian="normal" style:font-size-complex="10pt" style:font-weight-complex="normal"/>
    </style:style>
    <style:style style:name="P268" style:family="paragraph" style:parent-style-name="Table_20_Contents">
      <style:paragraph-properties fo:text-align="center" style:justify-single-word="false"/>
      <style:text-properties style:font-name="Liberation Sans1" fo:font-size="10pt" fo:font-weight="normal" officeooo:rsid="005b9037" officeooo:paragraph-rsid="011c9593" style:font-size-asian="10pt" style:font-weight-asian="normal" style:font-size-complex="10pt" style:font-weight-complex="normal"/>
    </style:style>
    <style:style style:name="P269" style:family="paragraph" style:parent-style-name="Table_20_Contents">
      <style:paragraph-properties fo:text-align="center" style:justify-single-word="false"/>
      <style:text-properties style:font-name="Liberation Sans1" fo:font-size="10pt" fo:font-weight="normal" officeooo:rsid="006ecf52" officeooo:paragraph-rsid="006ecf52" style:font-size-asian="10pt" style:font-weight-asian="normal" style:font-size-complex="10pt" style:font-weight-complex="normal"/>
    </style:style>
    <style:style style:name="P270" style:family="paragraph" style:parent-style-name="Table_20_Contents">
      <style:paragraph-properties fo:text-align="center" style:justify-single-word="false"/>
      <style:text-properties style:font-name="Liberation Sans1" fo:font-size="10pt" fo:font-weight="normal" officeooo:rsid="012f21b3" officeooo:paragraph-rsid="012f21b3" style:font-size-asian="10pt" style:font-weight-asian="normal" style:font-size-complex="10pt" style:font-weight-complex="normal"/>
    </style:style>
    <style:style style:name="P271" style:family="paragraph" style:parent-style-name="Table_20_Contents">
      <style:paragraph-properties fo:text-align="center" style:justify-single-word="false"/>
      <style:text-properties style:font-name="Liberation Sans1" fo:font-size="10pt" fo:font-weight="normal" officeooo:rsid="0136c018" officeooo:paragraph-rsid="0136c018" style:font-size-asian="10pt" style:font-weight-asian="normal" style:font-size-complex="10pt" style:font-weight-complex="normal"/>
    </style:style>
    <style:style style:name="P272" style:family="paragraph" style:parent-style-name="Table_20_Contents">
      <style:paragraph-properties fo:text-align="center" style:justify-single-word="false"/>
      <style:text-properties style:font-name="Liberation Sans1" fo:font-size="10pt" fo:font-weight="normal" officeooo:rsid="013de970" officeooo:paragraph-rsid="013de970" style:font-size-asian="10pt" style:font-weight-asian="normal" style:font-size-complex="10pt" style:font-weight-complex="normal"/>
    </style:style>
    <style:style style:name="P273" style:family="paragraph" style:parent-style-name="Table_20_Contents">
      <style:paragraph-properties fo:text-align="center" style:justify-single-word="false"/>
      <style:text-properties style:font-name="Liberation Sans1" fo:font-size="10pt" fo:font-weight="normal" officeooo:rsid="013f3228" officeooo:paragraph-rsid="013f3228" style:font-size-asian="10pt" style:font-weight-asian="normal" style:font-size-complex="10pt" style:font-weight-complex="normal"/>
    </style:style>
    <style:style style:name="P274" style:family="paragraph" style:parent-style-name="Table_20_Contents">
      <style:paragraph-properties fo:text-align="center" style:justify-single-word="false"/>
      <style:text-properties style:font-name="Liberation Sans1" fo:font-size="10pt" fo:font-weight="normal" officeooo:rsid="01408d6b" officeooo:paragraph-rsid="01408d6b" style:font-size-asian="10pt" style:font-weight-asian="normal" style:font-size-complex="10pt" style:font-weight-complex="normal"/>
    </style:style>
    <style:style style:name="P275" style:family="paragraph" style:parent-style-name="Table_20_Contents">
      <style:paragraph-properties fo:text-align="center" style:justify-single-word="false"/>
      <style:text-properties style:font-name="Liberation Sans1" fo:font-size="10pt" fo:font-weight="normal" officeooo:rsid="014130c4" officeooo:paragraph-rsid="014130c4" style:font-size-asian="10pt" style:font-weight-asian="normal" style:font-size-complex="10pt" style:font-weight-complex="normal"/>
    </style:style>
    <style:style style:name="P276" style:family="paragraph" style:parent-style-name="Table_20_Contents">
      <style:paragraph-properties fo:text-align="center" style:justify-single-word="false"/>
      <style:text-properties style:font-name="Liberation Sans1" fo:font-size="10pt" fo:font-weight="normal" officeooo:rsid="0142d537" officeooo:paragraph-rsid="0142d537" style:font-size-asian="10pt" style:font-weight-asian="normal" style:font-size-complex="10pt" style:font-weight-complex="normal"/>
    </style:style>
    <style:style style:name="P277" style:family="paragraph" style:parent-style-name="Table_20_Contents">
      <style:paragraph-properties fo:text-align="center" style:justify-single-word="false"/>
      <style:text-properties style:font-name="Liberation Sans1" fo:font-size="10pt" fo:font-weight="normal" officeooo:rsid="0144784e" officeooo:paragraph-rsid="0144784e" style:font-size-asian="10pt" style:font-weight-asian="normal" style:font-size-complex="10pt" style:font-weight-complex="normal"/>
    </style:style>
    <style:style style:name="P278" style:family="paragraph" style:parent-style-name="Table_20_Contents">
      <style:paragraph-properties fo:text-align="center" style:justify-single-word="false"/>
      <style:text-properties style:font-name="Liberation Sans1" fo:font-size="10pt" fo:font-weight="normal" officeooo:rsid="01453032" officeooo:paragraph-rsid="01453032" style:font-size-asian="10pt" style:font-weight-asian="normal" style:font-size-complex="10pt" style:font-weight-complex="normal"/>
    </style:style>
    <style:style style:name="P279" style:family="paragraph" style:parent-style-name="Table_20_Contents">
      <style:paragraph-properties fo:text-align="center" style:justify-single-word="false"/>
      <style:text-properties style:font-name="Liberation Sans1" fo:font-size="10pt" fo:font-weight="normal" officeooo:rsid="0147ba1e" officeooo:paragraph-rsid="0147ba1e" style:font-size-asian="10pt" style:font-weight-asian="normal" style:font-size-complex="10pt" style:font-weight-complex="normal"/>
    </style:style>
    <style:style style:name="P280" style:family="paragraph" style:parent-style-name="Table_20_Contents">
      <style:paragraph-properties fo:text-align="center" style:justify-single-word="false"/>
      <style:text-properties style:font-name="Liberation Sans1" fo:font-size="10pt" fo:font-weight="normal" officeooo:rsid="01498efc" officeooo:paragraph-rsid="01498efc" style:font-size-asian="10pt" style:font-weight-asian="normal" style:font-size-complex="10pt" style:font-weight-complex="normal"/>
    </style:style>
    <style:style style:name="P281" style:family="paragraph" style:parent-style-name="Table_20_Contents">
      <style:paragraph-properties fo:text-align="center" style:justify-single-word="false"/>
      <style:text-properties style:font-name="Liberation Sans1" fo:font-size="10pt" fo:font-weight="normal" officeooo:rsid="014a633f" officeooo:paragraph-rsid="014a633f" style:font-size-asian="10pt" style:font-weight-asian="normal" style:font-size-complex="10pt" style:font-weight-complex="normal"/>
    </style:style>
    <style:style style:name="P282" style:family="paragraph" style:parent-style-name="Table_20_Contents">
      <style:paragraph-properties fo:text-align="center" style:justify-single-word="false"/>
      <style:text-properties style:font-name="Liberation Sans1" fo:font-size="10pt" fo:font-weight="normal" officeooo:rsid="014a64a4" officeooo:paragraph-rsid="014a64a4" style:font-size-asian="10pt" style:font-weight-asian="normal" style:font-size-complex="10pt" style:font-weight-complex="normal"/>
    </style:style>
    <style:style style:name="P283" style:family="paragraph" style:parent-style-name="Table_20_Contents">
      <style:paragraph-properties fo:text-align="center" style:justify-single-word="false"/>
      <style:text-properties style:font-name="Liberation Sans1" fo:font-size="10pt" fo:font-weight="normal" officeooo:rsid="014b50bf" officeooo:paragraph-rsid="014b50bf" style:font-size-asian="10pt" style:font-weight-asian="normal" style:font-size-complex="10pt" style:font-weight-complex="normal"/>
    </style:style>
    <style:style style:name="P284" style:family="paragraph" style:parent-style-name="Table_20_Contents">
      <style:paragraph-properties fo:text-align="center" style:justify-single-word="false"/>
      <style:text-properties style:font-name="Liberation Sans1" fo:font-size="10pt" fo:font-weight="normal" officeooo:rsid="014bdd90" officeooo:paragraph-rsid="014bdd90" style:font-size-asian="10pt" style:font-weight-asian="normal" style:font-size-complex="10pt" style:font-weight-complex="normal"/>
    </style:style>
    <style:style style:name="P285" style:family="paragraph" style:parent-style-name="Table_20_Contents">
      <style:paragraph-properties fo:text-align="center" style:justify-single-word="false"/>
      <style:text-properties style:font-name="Liberation Sans1" fo:font-size="10pt" fo:font-weight="normal" officeooo:rsid="014c4ced" officeooo:paragraph-rsid="014c4ced" style:font-size-asian="10pt" style:font-weight-asian="normal" style:font-size-complex="10pt" style:font-weight-complex="normal"/>
    </style:style>
    <style:style style:name="P286" style:family="paragraph" style:parent-style-name="Table_20_Contents">
      <style:paragraph-properties fo:text-align="center" style:justify-single-word="false"/>
      <style:text-properties style:font-name="Liberation Sans1" fo:font-size="10pt" fo:font-weight="normal" officeooo:rsid="014e1374" officeooo:paragraph-rsid="014e1374" style:font-size-asian="10pt" style:font-weight-asian="normal" style:font-size-complex="10pt" style:font-weight-complex="normal"/>
    </style:style>
    <style:style style:name="P287" style:family="paragraph" style:parent-style-name="Table_20_Contents">
      <style:paragraph-properties fo:text-align="center" style:justify-single-word="false"/>
      <style:text-properties style:font-name="Liberation Sans1" fo:font-size="10pt" fo:font-weight="normal" officeooo:rsid="01512d57" officeooo:paragraph-rsid="01512d57" style:font-size-asian="10pt" style:font-weight-asian="normal" style:font-size-complex="10pt" style:font-weight-complex="normal"/>
    </style:style>
    <style:style style:name="P288" style:family="paragraph" style:parent-style-name="Table_20_Contents">
      <style:paragraph-properties fo:text-align="center" style:justify-single-word="false"/>
      <style:text-properties style:font-name="Liberation Sans1" fo:font-size="10pt" fo:font-weight="normal" officeooo:rsid="01512d57" officeooo:paragraph-rsid="0156ac84" style:font-size-asian="10pt" style:font-weight-asian="normal" style:font-size-complex="10pt" style:font-weight-complex="normal"/>
    </style:style>
    <style:style style:name="P289" style:family="paragraph" style:parent-style-name="Table_20_Contents">
      <style:paragraph-properties fo:text-align="center" style:justify-single-word="false"/>
      <style:text-properties style:font-name="Liberation Sans1" fo:font-size="10pt" fo:font-weight="normal" officeooo:rsid="01512d57" officeooo:paragraph-rsid="01572ca4" style:font-size-asian="10pt" style:font-weight-asian="normal" style:font-size-complex="10pt" style:font-weight-complex="normal"/>
    </style:style>
    <style:style style:name="P290" style:family="paragraph" style:parent-style-name="Table_20_Contents">
      <style:paragraph-properties fo:text-align="center" style:justify-single-word="false"/>
      <style:text-properties style:font-name="Liberation Sans1" fo:font-size="10pt" fo:font-weight="normal" officeooo:rsid="01512d57" officeooo:paragraph-rsid="01584a5f" style:font-size-asian="10pt" style:font-weight-asian="normal" style:font-size-complex="10pt" style:font-weight-complex="normal"/>
    </style:style>
    <style:style style:name="P291" style:family="paragraph" style:parent-style-name="Table_20_Contents">
      <style:paragraph-properties fo:text-align="center" style:justify-single-word="false"/>
      <style:text-properties style:font-name="Liberation Sans1" fo:font-size="10pt" fo:font-weight="normal" officeooo:rsid="01512d57" officeooo:paragraph-rsid="015b304a" style:font-size-asian="10pt" style:font-weight-asian="normal" style:font-size-complex="10pt" style:font-weight-complex="normal"/>
    </style:style>
    <style:style style:name="P292" style:family="paragraph" style:parent-style-name="Table_20_Contents">
      <style:paragraph-properties fo:text-align="center" style:justify-single-word="false"/>
      <style:text-properties style:font-name="Liberation Sans1" fo:font-size="10pt" fo:font-weight="normal" officeooo:rsid="015da56c" officeooo:paragraph-rsid="015da56c" style:font-size-asian="10pt" style:font-weight-asian="normal" style:font-size-complex="10pt" style:font-weight-complex="normal"/>
    </style:style>
    <style:style style:name="P293" style:family="paragraph" style:parent-style-name="Table_20_Contents">
      <style:paragraph-properties fo:text-align="center" style:justify-single-word="false"/>
      <style:text-properties style:font-name="Liberation Sans1" fo:font-size="10pt" fo:font-weight="normal" officeooo:rsid="015dd5c0" officeooo:paragraph-rsid="015dd5c0" style:font-size-asian="10pt" style:font-weight-asian="normal" style:font-size-complex="10pt" style:font-weight-complex="normal"/>
    </style:style>
    <style:style style:name="P294" style:family="paragraph" style:parent-style-name="Table_20_Contents">
      <style:paragraph-properties fo:text-align="center" style:justify-single-word="false"/>
      <style:text-properties style:font-name="Liberation Sans1" fo:font-size="10pt" fo:font-weight="normal" officeooo:rsid="0138541d" officeooo:paragraph-rsid="0138541d" style:font-size-asian="10pt" style:font-weight-asian="normal" style:font-size-complex="10pt" style:font-weight-complex="normal"/>
    </style:style>
    <style:style style:name="P295" style:family="paragraph" style:parent-style-name="Table_20_Contents">
      <style:paragraph-properties fo:text-align="center" style:justify-single-word="false"/>
      <style:text-properties style:font-name="Liberation Sans1" fo:font-size="10pt" fo:font-weight="normal" officeooo:rsid="013858b1" officeooo:paragraph-rsid="013858b1" style:font-size-asian="10pt" style:font-weight-asian="normal" style:font-size-complex="10pt" style:font-weight-complex="normal"/>
    </style:style>
    <style:style style:name="P296" style:family="paragraph" style:parent-style-name="Table_20_Contents">
      <style:paragraph-properties fo:text-align="center" style:justify-single-word="false"/>
      <style:text-properties style:font-name="Liberation Sans1" fo:font-size="10pt" fo:font-weight="normal" officeooo:rsid="013858b1" officeooo:paragraph-rsid="01395a30" style:font-size-asian="10pt" style:font-weight-asian="normal" style:font-size-complex="10pt" style:font-weight-complex="normal"/>
    </style:style>
    <style:style style:name="P297" style:family="paragraph" style:parent-style-name="Table_20_Contents">
      <style:paragraph-properties fo:text-align="center" style:justify-single-word="false"/>
      <style:text-properties style:font-name="Liberation Sans1" fo:font-size="10pt" fo:font-weight="normal" officeooo:rsid="0165c37f" officeooo:paragraph-rsid="0165c37f" style:font-size-asian="10pt" style:font-weight-asian="normal" style:font-size-complex="10pt" style:font-weight-complex="normal"/>
    </style:style>
    <style:style style:name="P298" style:family="paragraph" style:parent-style-name="Table_20_Contents">
      <style:paragraph-properties fo:text-align="center" style:justify-single-word="false"/>
      <style:text-properties style:font-name="Liberation Sans1" fo:font-size="10pt" fo:font-weight="normal" officeooo:rsid="0167bac2" officeooo:paragraph-rsid="0167bac2" style:font-size-asian="10pt" style:font-weight-asian="normal" style:font-size-complex="10pt" style:font-weight-complex="normal"/>
    </style:style>
    <style:style style:name="P299" style:family="paragraph" style:parent-style-name="Table_20_Contents">
      <style:paragraph-properties fo:text-align="center" style:justify-single-word="false"/>
      <style:text-properties style:font-name="Liberation Sans1" fo:font-size="10pt" fo:font-weight="normal" officeooo:rsid="016a5b76" officeooo:paragraph-rsid="016a5b76" style:font-size-asian="10pt" style:font-weight-asian="normal" style:font-size-complex="10pt" style:font-weight-complex="normal"/>
    </style:style>
    <style:style style:name="P300" style:family="paragraph" style:parent-style-name="Table_20_Contents">
      <style:paragraph-properties fo:text-align="center" style:justify-single-word="false"/>
      <style:text-properties style:font-name="Liberation Sans1" fo:font-size="10pt" fo:font-weight="normal" officeooo:rsid="016abb62" officeooo:paragraph-rsid="016abb62" style:font-size-asian="10pt" style:font-weight-asian="normal" style:font-size-complex="10pt" style:font-weight-complex="normal"/>
    </style:style>
    <style:style style:name="P301" style:family="paragraph" style:parent-style-name="Table_20_Contents">
      <style:paragraph-properties fo:text-align="center" style:justify-single-word="false"/>
      <style:text-properties style:font-name="Liberation Sans1" fo:font-size="10pt" fo:font-weight="normal" officeooo:rsid="016b01ff" officeooo:paragraph-rsid="016b01ff" style:font-size-asian="10pt" style:font-weight-asian="normal" style:font-size-complex="10pt" style:font-weight-complex="normal"/>
    </style:style>
    <style:style style:name="P302" style:family="paragraph" style:parent-style-name="Table_20_Contents">
      <style:paragraph-properties fo:text-align="center" style:justify-single-word="false"/>
      <style:text-properties style:font-name="Liberation Sans1" fo:font-size="10pt" fo:font-weight="normal" officeooo:rsid="017c8445" officeooo:paragraph-rsid="017c8445" style:font-size-asian="10pt" style:font-weight-asian="normal" style:font-size-complex="10pt" style:font-weight-complex="normal"/>
    </style:style>
    <style:style style:name="P303" style:family="paragraph" style:parent-style-name="Table_20_Contents">
      <style:paragraph-properties fo:text-align="center" style:justify-single-word="false"/>
      <style:text-properties style:font-name="Liberation Sans1" fo:font-size="10pt" fo:font-weight="normal" officeooo:rsid="01818816" officeooo:paragraph-rsid="01818816" style:font-size-asian="10pt" style:font-weight-asian="normal" style:font-size-complex="10pt" style:font-weight-complex="normal"/>
    </style:style>
    <style:style style:name="P304" style:family="paragraph" style:parent-style-name="Table_20_Contents">
      <style:paragraph-properties fo:text-align="center" style:justify-single-word="false"/>
      <style:text-properties style:font-name="Liberation Sans1" fo:font-size="10pt" fo:font-weight="normal" officeooo:rsid="01899eb8" officeooo:paragraph-rsid="01899eb8" style:font-size-asian="10pt" style:font-weight-asian="normal" style:font-size-complex="10pt" style:font-weight-complex="normal"/>
    </style:style>
    <style:style style:name="P305" style:family="paragraph" style:parent-style-name="Table_20_Contents">
      <style:paragraph-properties fo:text-align="center" style:justify-single-word="false"/>
      <style:text-properties style:font-name="Liberation Sans1" fo:font-size="10pt" fo:font-weight="normal" officeooo:rsid="01899eb8" officeooo:paragraph-rsid="01a9df8a" style:font-size-asian="10pt" style:font-weight-asian="normal" style:font-size-complex="10pt" style:font-weight-complex="normal"/>
    </style:style>
    <style:style style:name="P306" style:family="paragraph" style:parent-style-name="Table_20_Contents">
      <style:paragraph-properties fo:text-align="center" style:justify-single-word="false"/>
      <style:text-properties style:font-name="Liberation Sans1" fo:font-size="10pt" fo:font-weight="normal" officeooo:rsid="01899eb8" officeooo:paragraph-rsid="01c8e569" style:font-size-asian="10pt" style:font-weight-asian="normal" style:font-size-complex="10pt" style:font-weight-complex="normal"/>
    </style:style>
    <style:style style:name="P307" style:family="paragraph" style:parent-style-name="Table_20_Contents">
      <style:paragraph-properties fo:text-align="center" style:justify-single-word="false"/>
      <style:text-properties style:font-name="Liberation Sans1" fo:font-size="10pt" fo:font-weight="normal" officeooo:rsid="01461fc2" officeooo:paragraph-rsid="01461fc2" style:font-size-asian="10pt" style:font-weight-asian="normal" style:font-size-complex="10pt" style:font-weight-complex="normal"/>
    </style:style>
    <style:style style:name="P308" style:family="paragraph" style:parent-style-name="Table_20_Contents">
      <style:paragraph-properties fo:text-align="center" style:justify-single-word="false"/>
      <style:text-properties style:font-name="Liberation Sans1" fo:font-size="10pt" fo:font-weight="normal" officeooo:rsid="023ea459" officeooo:paragraph-rsid="023ea459" style:font-size-asian="10pt" style:font-weight-asian="normal" style:font-size-complex="10pt" style:font-weight-complex="normal"/>
    </style:style>
    <style:style style:name="P309" style:family="paragraph" style:parent-style-name="Table_20_Contents">
      <style:paragraph-properties fo:text-align="center" style:justify-single-word="false"/>
      <style:text-properties style:font-name="Liberation Sans1" officeooo:rsid="000c9a01" officeooo:paragraph-rsid="000c9a01"/>
    </style:style>
    <style:style style:name="P310" style:family="paragraph" style:parent-style-name="Table_20_Contents">
      <style:text-properties style:font-name="Liberation Sans1" officeooo:rsid="000c9a01" officeooo:paragraph-rsid="000c9a01"/>
    </style:style>
    <style:style style:name="P311" style:family="paragraph" style:parent-style-name="Table_20_Contents">
      <style:paragraph-properties fo:text-align="center" style:justify-single-word="false"/>
      <style:text-properties style:font-name="Liberation Sans1" officeooo:rsid="00411893" officeooo:paragraph-rsid="00411893"/>
    </style:style>
    <style:style style:name="P312" style:family="paragraph" style:parent-style-name="Table_20_Contents">
      <style:text-properties style:font-name="Liberation Sans1" officeooo:rsid="00411893" officeooo:paragraph-rsid="00411893"/>
    </style:style>
    <style:style style:name="P313" style:family="paragraph" style:parent-style-name="Table_20_Contents">
      <style:paragraph-properties fo:text-align="center" style:justify-single-word="false"/>
      <style:text-properties style:font-name="Liberation Sans1" officeooo:rsid="0041fea5" officeooo:paragraph-rsid="0041fea5"/>
    </style:style>
    <style:style style:name="P314" style:family="paragraph" style:parent-style-name="Table_20_Contents">
      <style:paragraph-properties fo:text-align="center" style:justify-single-word="false"/>
      <style:text-properties style:font-name="Liberation Sans1" fo:font-weight="normal" officeooo:rsid="000d69d3" officeooo:paragraph-rsid="000d69d3" style:font-weight-asian="normal" style:font-weight-complex="normal"/>
    </style:style>
    <style:style style:name="P315" style:family="paragraph" style:parent-style-name="Table_20_Contents">
      <style:text-properties style:font-name="Liberation Sans1" fo:font-weight="normal" officeooo:rsid="000d69d3" officeooo:paragraph-rsid="000d69d3" style:font-weight-asian="normal" style:font-weight-complex="normal"/>
    </style:style>
    <style:style style:name="P316" style:family="paragraph" style:parent-style-name="Table_20_Contents">
      <style:paragraph-properties fo:text-align="center" style:justify-single-word="false"/>
      <style:text-properties style:font-name="Liberation Sans1" fo:font-weight="normal" officeooo:rsid="000f20e6" officeooo:paragraph-rsid="000f20e6" style:font-weight-asian="normal" style:font-weight-complex="normal"/>
    </style:style>
    <style:style style:name="P317" style:family="paragraph" style:parent-style-name="Table_20_Contents">
      <style:text-properties style:font-name="Liberation Sans1" fo:font-weight="normal" officeooo:rsid="000f20e6" officeooo:paragraph-rsid="000f20e6" style:font-weight-asian="normal" style:font-weight-complex="normal"/>
    </style:style>
    <style:style style:name="P318" style:family="paragraph" style:parent-style-name="Table_20_Contents">
      <style:paragraph-properties fo:text-align="center" style:justify-single-word="false"/>
      <style:text-properties style:font-name="Liberation Sans1" fo:font-weight="normal" officeooo:rsid="00179c16" officeooo:paragraph-rsid="00179c16" style:font-weight-asian="normal" style:font-weight-complex="normal"/>
    </style:style>
    <style:style style:name="P319" style:family="paragraph" style:parent-style-name="Table_20_Contents">
      <style:text-properties style:font-name="Liberation Sans1" fo:font-weight="normal" officeooo:rsid="00179c16" officeooo:paragraph-rsid="00179c16" style:font-weight-asian="normal" style:font-weight-complex="normal"/>
    </style:style>
    <style:style style:name="P320" style:family="paragraph" style:parent-style-name="Table_20_Contents">
      <style:paragraph-properties fo:text-align="center" style:justify-single-word="false"/>
      <style:text-properties style:font-name="Liberation Sans1" fo:font-weight="normal" officeooo:rsid="0018cb3a" officeooo:paragraph-rsid="0018cb3a" style:font-weight-asian="normal" style:font-weight-complex="normal"/>
    </style:style>
    <style:style style:name="P321" style:family="paragraph" style:parent-style-name="Table_20_Contents">
      <style:text-properties style:font-name="Liberation Sans1" fo:font-weight="normal" officeooo:rsid="0018cb3a" officeooo:paragraph-rsid="0018cb3a" style:font-weight-asian="normal" style:font-weight-complex="normal"/>
    </style:style>
    <style:style style:name="P322" style:family="paragraph" style:parent-style-name="Table_20_Contents">
      <style:paragraph-properties fo:text-align="center" style:justify-single-word="false"/>
      <style:text-properties style:font-name="Liberation Sans1" fo:font-weight="normal" officeooo:rsid="0063d67e" officeooo:paragraph-rsid="0063d67e" style:font-weight-asian="normal" style:font-weight-complex="normal"/>
    </style:style>
    <style:style style:name="P323" style:family="paragraph" style:parent-style-name="Table_20_Contents">
      <style:paragraph-properties fo:text-align="center" style:justify-single-word="false"/>
      <style:text-properties style:font-name="Liberation Sans1" fo:font-weight="normal" officeooo:rsid="007a0e72" officeooo:paragraph-rsid="007a0e72" style:font-weight-asian="normal" style:font-weight-complex="normal"/>
    </style:style>
    <style:style style:name="P324" style:family="paragraph" style:parent-style-name="Table_20_Contents">
      <style:text-properties style:font-name="Liberation Sans1" fo:font-weight="normal" officeooo:rsid="007a0e72" officeooo:paragraph-rsid="007a0e72" style:font-weight-asian="normal" style:font-weight-complex="normal"/>
    </style:style>
    <style:style style:name="P325" style:family="paragraph" style:parent-style-name="Table_20_Contents">
      <style:paragraph-properties fo:text-align="center" style:justify-single-word="false"/>
      <style:text-properties style:font-name="Liberation Sans1" fo:font-weight="normal" officeooo:rsid="0136c018" officeooo:paragraph-rsid="0136c018" style:font-weight-asian="normal" style:font-weight-complex="normal"/>
    </style:style>
    <style:style style:name="P326" style:family="paragraph" style:parent-style-name="Table_20_Contents">
      <style:paragraph-properties fo:text-align="center" style:justify-single-word="false"/>
      <style:text-properties style:font-name="Liberation Sans1" fo:font-weight="normal" officeooo:rsid="0147ba1e" officeooo:paragraph-rsid="0147ba1e" style:font-weight-asian="normal" style:font-weight-complex="normal"/>
    </style:style>
    <style:style style:name="P327" style:family="paragraph" style:parent-style-name="Table_20_Contents">
      <style:text-properties style:font-name="Liberation Sans1" fo:font-weight="normal" officeooo:rsid="0147ba1e" officeooo:paragraph-rsid="0147ba1e" style:font-weight-asian="normal" style:font-weight-complex="normal"/>
    </style:style>
    <style:style style:name="P328" style:family="paragraph" style:parent-style-name="Table_20_Contents">
      <style:paragraph-properties fo:text-align="center" style:justify-single-word="false"/>
      <style:text-properties style:font-name="Liberation Sans1" fo:font-weight="normal" officeooo:rsid="01498efc" officeooo:paragraph-rsid="01498efc" style:font-weight-asian="normal" style:font-weight-complex="normal"/>
    </style:style>
    <style:style style:name="P329" style:family="paragraph" style:parent-style-name="Table_20_Contents">
      <style:text-properties style:font-name="Liberation Sans1" fo:font-weight="normal" officeooo:rsid="01498efc" officeooo:paragraph-rsid="01498efc" style:font-weight-asian="normal" style:font-weight-complex="normal"/>
    </style:style>
    <style:style style:name="P330" style:family="paragraph" style:parent-style-name="Table_20_Contents">
      <style:paragraph-properties fo:text-align="center" style:justify-single-word="false"/>
      <style:text-properties style:font-name="Liberation Sans1" fo:font-weight="normal" officeooo:rsid="014a5afd" officeooo:paragraph-rsid="014a5afd" style:font-weight-asian="normal" style:font-weight-complex="normal"/>
    </style:style>
    <style:style style:name="P331" style:family="paragraph" style:parent-style-name="Table_20_Contents">
      <style:text-properties style:font-name="Liberation Sans1" fo:font-weight="normal" officeooo:rsid="014a5afd" officeooo:paragraph-rsid="014a5afd" style:font-weight-asian="normal" style:font-weight-complex="normal"/>
    </style:style>
    <style:style style:name="P332" style:family="paragraph" style:parent-style-name="Table_20_Contents">
      <style:paragraph-properties fo:text-align="center" style:justify-single-word="false"/>
      <style:text-properties style:font-name="Liberation Sans1" fo:font-weight="normal" officeooo:rsid="01512d57" officeooo:paragraph-rsid="01512d57" style:font-weight-asian="normal" style:font-weight-complex="normal"/>
    </style:style>
    <style:style style:name="P333" style:family="paragraph" style:parent-style-name="Table_20_Contents">
      <style:paragraph-properties fo:text-align="center" style:justify-single-word="false"/>
      <style:text-properties style:font-name="Liberation Sans1" fo:font-weight="normal" officeooo:rsid="015cc50d" officeooo:paragraph-rsid="015cc50d" style:font-weight-asian="normal" style:font-weight-complex="normal"/>
    </style:style>
    <style:style style:name="P334" style:family="paragraph" style:parent-style-name="Table_20_Contents">
      <style:paragraph-properties fo:text-align="center" style:justify-single-word="false"/>
      <style:text-properties style:font-name="Liberation Sans1" fo:font-weight="normal" officeooo:rsid="017c8445" officeooo:paragraph-rsid="017c8445" style:font-weight-asian="normal" style:font-weight-complex="normal"/>
    </style:style>
    <style:style style:name="P335" style:family="paragraph" style:parent-style-name="Table_20_Contents">
      <style:paragraph-properties fo:text-align="center" style:justify-single-word="false"/>
      <style:text-properties style:font-name="Liberation Sans1" fo:font-weight="normal" officeooo:rsid="017c8445" officeooo:paragraph-rsid="01818816" style:font-weight-asian="normal" style:font-weight-complex="normal"/>
    </style:style>
    <style:style style:name="P336" style:family="paragraph" style:parent-style-name="Table_20_Contents">
      <style:text-properties style:font-name="Liberation Sans1" fo:font-weight="normal" officeooo:rsid="017c8445" officeooo:paragraph-rsid="017c8445" style:font-weight-asian="normal" style:font-weight-complex="normal"/>
    </style:style>
    <style:style style:name="P337" style:family="paragraph" style:parent-style-name="Table_20_Contents">
      <style:text-properties style:font-name="Liberation Sans1" fo:font-weight="normal" officeooo:rsid="017c8445" officeooo:paragraph-rsid="01818816" style:font-weight-asian="normal" style:font-weight-complex="normal"/>
    </style:style>
    <style:style style:name="P338" style:family="paragraph" style:parent-style-name="Table_20_Contents">
      <style:text-properties style:font-name="Liberation Sans1" fo:font-weight="normal" officeooo:rsid="01a7a1ca" officeooo:paragraph-rsid="01a7a1ca" style:font-weight-asian="normal" style:font-weight-complex="normal"/>
    </style:style>
    <style:style style:name="P339" style:family="paragraph" style:parent-style-name="Table_20_Contents">
      <style:text-properties style:font-name="Liberation Sans1" fo:font-weight="normal" officeooo:rsid="01a7a1ca" officeooo:paragraph-rsid="01a85839" style:font-weight-asian="normal" style:font-weight-complex="normal"/>
    </style:style>
    <style:style style:name="P340" style:family="paragraph" style:parent-style-name="Table_20_Contents">
      <style:paragraph-properties fo:text-align="center" style:justify-single-word="false"/>
      <style:text-properties style:font-name="Liberation Sans1" fo:font-weight="normal" officeooo:rsid="012f21b3" officeooo:paragraph-rsid="01a85839" style:font-weight-asian="normal" style:font-weight-complex="normal"/>
    </style:style>
    <style:style style:name="P341" style:family="paragraph" style:parent-style-name="Table_20_Contents">
      <style:text-properties style:font-name="Liberation Sans1" fo:font-weight="normal" officeooo:rsid="012f21b3" officeooo:paragraph-rsid="01a85839" style:font-weight-asian="normal" style:font-weight-complex="normal"/>
    </style:style>
    <style:style style:name="P342" style:family="paragraph" style:parent-style-name="Table_20_Contents">
      <style:text-properties style:font-name="Liberation Sans1" fo:font-weight="normal" officeooo:rsid="012f21b3" officeooo:paragraph-rsid="01a9b4c4" style:font-weight-asian="normal" style:font-weight-complex="normal"/>
    </style:style>
    <style:style style:name="P343" style:family="paragraph" style:parent-style-name="Table_20_Contents">
      <style:text-properties style:font-name="Liberation Sans1" fo:font-weight="normal" officeooo:rsid="013d570c" officeooo:paragraph-rsid="013d570c" style:font-weight-asian="normal" style:font-weight-complex="normal"/>
    </style:style>
    <style:style style:name="P344" style:family="paragraph" style:parent-style-name="Table_20_Contents">
      <style:paragraph-properties fo:text-align="center" style:justify-single-word="false"/>
      <style:text-properties style:font-name="Liberation Sans1" officeooo:rsid="005ee657" officeooo:paragraph-rsid="005ee657"/>
    </style:style>
    <style:style style:name="P345" style:family="paragraph" style:parent-style-name="Table_20_Contents">
      <style:paragraph-properties fo:text-align="center" style:justify-single-word="false"/>
      <style:text-properties style:font-name="Liberation Sans1" officeooo:rsid="00787f64" officeooo:paragraph-rsid="00787f64"/>
    </style:style>
    <style:style style:name="P346" style:family="paragraph" style:parent-style-name="Table_20_Contents">
      <style:paragraph-properties fo:text-align="center" style:justify-single-word="false"/>
      <style:text-properties style:font-name="Liberation Sans1" officeooo:rsid="008a22bd" officeooo:paragraph-rsid="008a22bd"/>
    </style:style>
    <style:style style:name="P347" style:family="paragraph" style:parent-style-name="Table_20_Contents">
      <style:text-properties style:font-name="Liberation Sans1" officeooo:rsid="008a22bd" officeooo:paragraph-rsid="008a22bd"/>
    </style:style>
    <style:style style:name="P348" style:family="paragraph" style:parent-style-name="Table_20_Contents">
      <style:paragraph-properties fo:text-align="center" style:justify-single-word="false"/>
      <style:text-properties style:font-name="Liberation Sans1" officeooo:rsid="007a0e72" officeooo:paragraph-rsid="007a0e72"/>
    </style:style>
    <style:style style:name="P349" style:family="paragraph" style:parent-style-name="Table_20_Contents">
      <style:text-properties style:font-name="Liberation Sans1" officeooo:rsid="007a0e72" officeooo:paragraph-rsid="007a0e72"/>
    </style:style>
    <style:style style:name="P350" style:family="paragraph" style:parent-style-name="Table_20_Contents">
      <style:paragraph-properties fo:text-align="center" style:justify-single-word="false"/>
      <style:text-properties style:font-name="Liberation Sans1" officeooo:rsid="00b022e5" officeooo:paragraph-rsid="00b022e5"/>
    </style:style>
    <style:style style:name="P351" style:family="paragraph" style:parent-style-name="Table_20_Contents">
      <style:text-properties style:font-name="Liberation Sans1" officeooo:rsid="00b022e5" officeooo:paragraph-rsid="00b022e5"/>
    </style:style>
    <style:style style:name="P352" style:family="paragraph" style:parent-style-name="Table_20_Contents">
      <style:paragraph-properties fo:text-align="center" style:justify-single-word="false"/>
      <style:text-properties style:font-name="Liberation Sans1" fo:font-weight="bold" officeooo:rsid="013d570c" officeooo:paragraph-rsid="013d570c" style:font-weight-asian="bold" style:font-weight-complex="bold"/>
    </style:style>
    <style:style style:name="P353" style:family="paragraph" style:parent-style-name="Table_20_Contents">
      <style:paragraph-properties fo:text-align="center" style:justify-single-word="false"/>
      <style:text-properties style:font-name="Liberation Sans1" officeooo:rsid="017aca10" officeooo:paragraph-rsid="017aca10"/>
    </style:style>
    <style:style style:name="P354" style:family="paragraph" style:parent-style-name="Table_20_Contents">
      <style:text-properties style:font-name="Liberation Sans1" officeooo:rsid="017aca10" officeooo:paragraph-rsid="017aca10"/>
    </style:style>
    <style:style style:name="P355" style:family="paragraph" style:parent-style-name="Table_20_Contents">
      <style:paragraph-properties fo:text-align="center" style:justify-single-word="false"/>
      <style:text-properties style:font-name="Liberation Sans1" officeooo:rsid="018e9557" officeooo:paragraph-rsid="018e9557"/>
    </style:style>
    <style:style style:name="P356" style:family="paragraph" style:parent-style-name="Table_20_Contents">
      <style:text-properties style:font-name="Liberation Sans1" officeooo:rsid="018e9557" officeooo:paragraph-rsid="018e9557"/>
    </style:style>
    <style:style style:name="P357" style:family="paragraph" style:parent-style-name="Table_20_Contents">
      <style:paragraph-properties fo:text-align="center" style:justify-single-word="false"/>
      <style:text-properties style:font-name="Liberation Sans1" officeooo:rsid="01d4499f" officeooo:paragraph-rsid="01d4499f"/>
    </style:style>
    <style:style style:name="P358" style:family="paragraph" style:parent-style-name="Table_20_Contents">
      <style:text-properties style:font-name="Liberation Sans1" officeooo:rsid="01d4499f" officeooo:paragraph-rsid="01d4499f"/>
    </style:style>
    <style:style style:name="P359" style:family="paragraph" style:parent-style-name="Table_20_Contents">
      <style:paragraph-properties fo:text-align="center" style:justify-single-word="false"/>
      <style:text-properties style:font-name="Liberation Sans1" officeooo:rsid="024ade95" officeooo:paragraph-rsid="024ade95"/>
    </style:style>
    <style:style style:name="P360" style:family="paragraph" style:parent-style-name="Table_20_Contents">
      <style:text-properties style:font-name="Liberation Sans1" officeooo:rsid="024ade95" officeooo:paragraph-rsid="024ade95"/>
    </style:style>
    <style:style style:name="P361" style:family="paragraph" style:parent-style-name="Table_20_Contents">
      <style:paragraph-properties fo:text-align="center" style:justify-single-word="false"/>
      <style:text-properties style:font-name="Liberation Mono" fo:font-size="10pt" officeooo:rsid="0008945a" officeooo:paragraph-rsid="0008945a" style:font-size-asian="10pt" style:font-size-complex="10pt"/>
    </style:style>
    <style:style style:name="P362" style:family="paragraph" style:parent-style-name="Table_20_Contents">
      <style:text-properties style:font-name="Liberation Mono" fo:font-size="10pt" officeooo:rsid="0058383e" officeooo:paragraph-rsid="00628adb" style:font-size-asian="10pt" style:font-size-complex="10pt"/>
    </style:style>
    <style:style style:name="P363" style:family="paragraph" style:parent-style-name="Table_20_Contents">
      <style:text-properties style:font-name="Liberation Mono" fo:font-size="10pt" officeooo:rsid="0058383e" officeooo:paragraph-rsid="01512d57" style:font-size-asian="10pt" style:font-size-complex="10pt"/>
    </style:style>
    <style:style style:name="P364" style:family="paragraph" style:parent-style-name="Table_20_Contents">
      <style:text-properties style:font-name="Liberation Mono" fo:font-size="10pt" officeooo:rsid="0058383e" officeooo:paragraph-rsid="015cc50d" style:font-size-asian="10pt" style:font-size-complex="10pt"/>
    </style:style>
    <style:style style:name="P365" style:family="paragraph" style:parent-style-name="Table_20_Contents">
      <style:text-properties style:font-name="Liberation Mono" fo:font-size="10pt" officeooo:rsid="0058383e" officeooo:paragraph-rsid="012e2232" style:font-size-asian="10pt" style:font-size-complex="10pt"/>
    </style:style>
    <style:style style:name="P366" style:family="paragraph" style:parent-style-name="Table_20_Contents">
      <style:text-properties style:font-name="Liberation Mono" fo:font-size="10pt" officeooo:rsid="0058383e" officeooo:paragraph-rsid="013d570c" style:font-size-asian="10pt" style:font-size-complex="10pt"/>
    </style:style>
    <style:style style:name="P367" style:family="paragraph" style:parent-style-name="Table_20_Contents">
      <style:text-properties style:font-name="Liberation Mono" fo:font-size="10pt" officeooo:rsid="0058383e" officeooo:paragraph-rsid="0147ba1e" style:font-size-asian="10pt" style:font-size-complex="10pt"/>
    </style:style>
    <style:style style:name="P368" style:family="paragraph" style:parent-style-name="Table_20_Contents">
      <style:paragraph-properties fo:text-align="center" style:justify-single-word="false"/>
      <style:text-properties style:font-name="Liberation Mono" fo:font-size="10pt" officeooo:rsid="01fb3b17" officeooo:paragraph-rsid="01fb3b17" style:font-size-asian="10pt" style:font-size-complex="10pt"/>
    </style:style>
    <style:style style:name="P369" style:family="paragraph" style:parent-style-name="Table_20_Contents">
      <style:paragraph-properties fo:text-align="center" style:justify-single-word="false"/>
      <style:text-properties style:font-name="Liberation Mono" fo:font-size="10pt" officeooo:rsid="01fc42ce" officeooo:paragraph-rsid="01fc42ce" style:font-size-asian="10pt" style:font-size-complex="10pt"/>
    </style:style>
    <style:style style:name="P370" style:family="paragraph" style:parent-style-name="Table_20_Contents">
      <style:paragraph-properties fo:text-align="center" style:justify-single-word="false"/>
      <style:text-properties style:font-name="Liberation Mono" fo:font-size="10pt" officeooo:rsid="01fc4a61" officeooo:paragraph-rsid="01fc4a61" style:font-size-asian="10pt" style:font-size-complex="10pt"/>
    </style:style>
    <style:style style:name="P371" style:family="paragraph" style:parent-style-name="Table_20_Contents">
      <style:paragraph-properties fo:text-align="center" style:justify-single-word="false"/>
      <style:text-properties style:font-name="Liberation Mono" fo:font-size="10pt" officeooo:rsid="01fcdc2f" officeooo:paragraph-rsid="01fcdc2f" style:font-size-asian="10pt" style:font-size-complex="10pt"/>
    </style:style>
    <style:style style:name="P372" style:family="paragraph" style:parent-style-name="Table_20_Contents">
      <style:paragraph-properties fo:text-align="center" style:justify-single-word="false"/>
      <style:text-properties style:font-name="Liberation Mono" fo:font-size="10pt" officeooo:rsid="0200e8d6" officeooo:paragraph-rsid="0200e8d6" style:font-size-asian="10pt" style:font-size-complex="10pt"/>
    </style:style>
    <style:style style:name="P373" style:family="paragraph" style:parent-style-name="Table_20_Contents">
      <style:paragraph-properties fo:text-align="center" style:justify-single-word="false"/>
      <style:text-properties style:font-name="Liberation Mono" fo:font-size="10pt" officeooo:rsid="0201530b" officeooo:paragraph-rsid="0201530b" style:font-size-asian="10pt" style:font-size-complex="10pt"/>
    </style:style>
    <style:style style:name="P374" style:family="paragraph" style:parent-style-name="Table_20_Contents">
      <style:paragraph-properties fo:text-align="center" style:justify-single-word="false"/>
      <style:text-properties style:font-name="Liberation Mono" fo:font-size="10pt" officeooo:rsid="020230dd" officeooo:paragraph-rsid="020230dd" style:font-size-asian="10pt" style:font-size-complex="10pt"/>
    </style:style>
    <style:style style:name="P375" style:family="paragraph" style:parent-style-name="Table_20_Contents">
      <style:paragraph-properties fo:text-align="center" style:justify-single-word="false"/>
      <style:text-properties style:font-name="Liberation Mono" fo:font-size="10pt" officeooo:rsid="0202e2af" officeooo:paragraph-rsid="0202e2af" style:font-size-asian="10pt" style:font-size-complex="10pt"/>
    </style:style>
    <style:style style:name="P376" style:family="paragraph" style:parent-style-name="Table_20_Contents">
      <style:paragraph-properties fo:text-align="center" style:justify-single-word="false"/>
      <style:text-properties style:font-name="Liberation Mono" fo:font-size="10pt" officeooo:rsid="02034898" officeooo:paragraph-rsid="02034898" style:font-size-asian="10pt" style:font-size-complex="10pt"/>
    </style:style>
    <style:style style:name="P377" style:family="paragraph" style:parent-style-name="Table_20_Contents">
      <style:paragraph-properties fo:text-align="center" style:justify-single-word="false"/>
      <style:text-properties style:font-name="Liberation Mono" fo:font-size="10pt" officeooo:rsid="0207e65c" officeooo:paragraph-rsid="0207e65c" style:font-size-asian="10pt" style:font-size-complex="10pt"/>
    </style:style>
    <style:style style:name="P378" style:family="paragraph" style:parent-style-name="Table_20_Contents">
      <style:paragraph-properties fo:text-align="center" style:justify-single-word="false"/>
      <style:text-properties style:font-name="Liberation Mono" fo:font-size="10pt" officeooo:rsid="0208a032" officeooo:paragraph-rsid="0208a032" style:font-size-asian="10pt" style:font-size-complex="10pt"/>
    </style:style>
    <style:style style:name="P379" style:family="paragraph" style:parent-style-name="Table_20_Contents">
      <style:paragraph-properties fo:text-align="center" style:justify-single-word="false"/>
      <style:text-properties style:font-name="Liberation Mono" fo:font-size="10pt" officeooo:rsid="0208d435" officeooo:paragraph-rsid="0208d435" style:font-size-asian="10pt" style:font-size-complex="10pt"/>
    </style:style>
    <style:style style:name="P380" style:family="paragraph" style:parent-style-name="Table_20_Contents">
      <style:paragraph-properties fo:text-align="center" style:justify-single-word="false"/>
      <style:text-properties style:font-name="Liberation Mono" fo:font-size="10pt" officeooo:rsid="0208d435" officeooo:paragraph-rsid="023f86b7" style:font-size-asian="10pt" style:font-size-complex="10pt"/>
    </style:style>
    <style:style style:name="P381" style:family="paragraph" style:parent-style-name="Table_20_Contents">
      <style:paragraph-properties fo:text-align="center" style:justify-single-word="false"/>
      <style:text-properties style:font-name="Liberation Mono" fo:font-size="10pt" officeooo:rsid="0208d435" officeooo:paragraph-rsid="02467ad6" style:font-size-asian="10pt" style:font-size-complex="10pt"/>
    </style:style>
    <style:style style:name="P382" style:family="paragraph" style:parent-style-name="Table_20_Contents">
      <style:paragraph-properties fo:text-align="center" style:justify-single-word="false"/>
      <style:text-properties style:font-name="Liberation Mono" fo:font-size="10pt" officeooo:rsid="020eeaa1" officeooo:paragraph-rsid="020eeaa1" style:font-size-asian="10pt" style:font-size-complex="10pt"/>
    </style:style>
    <style:style style:name="P383" style:family="paragraph" style:parent-style-name="Table_20_Contents">
      <style:paragraph-properties fo:text-align="center" style:justify-single-word="false"/>
      <style:text-properties style:font-name="Liberation Mono" fo:font-size="10pt" officeooo:rsid="021139d8" officeooo:paragraph-rsid="021139d8" style:font-size-asian="10pt" style:font-size-complex="10pt"/>
    </style:style>
    <style:style style:name="P384" style:family="paragraph" style:parent-style-name="Table_20_Contents">
      <style:paragraph-properties fo:text-align="center" style:justify-single-word="false"/>
      <style:text-properties style:font-name="Liberation Mono" fo:font-size="10pt" officeooo:rsid="021597c5" officeooo:paragraph-rsid="021597c5" style:font-size-asian="10pt" style:font-size-complex="10pt"/>
    </style:style>
    <style:style style:name="P385" style:family="paragraph" style:parent-style-name="Table_20_Contents">
      <style:paragraph-properties fo:text-align="center" style:justify-single-word="false"/>
      <style:text-properties style:font-name="Liberation Mono" fo:font-size="10pt" officeooo:rsid="02172e12" officeooo:paragraph-rsid="02172e12" style:font-size-asian="10pt" style:font-size-complex="10pt"/>
    </style:style>
    <style:style style:name="P386" style:family="paragraph" style:parent-style-name="Table_20_Contents">
      <style:paragraph-properties fo:text-align="center" style:justify-single-word="false"/>
      <style:text-properties style:font-name="Liberation Mono" fo:font-size="10pt" officeooo:rsid="021c7458" officeooo:paragraph-rsid="021c7458" style:font-size-asian="10pt" style:font-size-complex="10pt"/>
    </style:style>
    <style:style style:name="P387" style:family="paragraph" style:parent-style-name="Table_20_Contents">
      <style:paragraph-properties fo:text-align="center" style:justify-single-word="false"/>
      <style:text-properties style:font-name="Liberation Mono" fo:font-size="10pt" officeooo:rsid="00ca25c2" officeooo:paragraph-rsid="0106000c" style:font-size-asian="10pt" style:font-size-complex="10pt"/>
    </style:style>
    <style:style style:name="P388" style:family="paragraph" style:parent-style-name="Table_20_Contents">
      <style:paragraph-properties fo:text-align="center" style:justify-single-word="false"/>
      <style:text-properties style:font-name="Liberation Mono" fo:font-size="10pt" officeooo:rsid="00ca25c2" officeooo:paragraph-rsid="0227beb1" style:font-size-asian="10pt" style:font-size-complex="10pt"/>
    </style:style>
    <style:style style:name="P389" style:family="paragraph" style:parent-style-name="Table_20_Contents">
      <style:paragraph-properties fo:text-align="center" style:justify-single-word="false"/>
      <style:text-properties style:font-name="Liberation Mono" fo:font-size="10pt" officeooo:rsid="00ca25c2" officeooo:paragraph-rsid="0230a168" style:font-size-asian="10pt" style:font-size-complex="10pt"/>
    </style:style>
    <style:style style:name="P390" style:family="paragraph" style:parent-style-name="Table_20_Contents">
      <style:paragraph-properties fo:text-align="center" style:justify-single-word="false"/>
      <style:text-properties style:font-name="Liberation Mono" fo:font-size="10pt" officeooo:rsid="00ca25c2" officeooo:paragraph-rsid="0232eddd" style:font-size-asian="10pt" style:font-size-complex="10pt"/>
    </style:style>
    <style:style style:name="P391" style:family="paragraph" style:parent-style-name="Table_20_Contents">
      <style:paragraph-properties fo:text-align="center" style:justify-single-word="false"/>
      <style:text-properties style:font-name="Liberation Mono" fo:font-size="10pt" officeooo:rsid="00ca25c2" officeooo:paragraph-rsid="0236ecb0" style:font-size-asian="10pt" style:font-size-complex="10pt"/>
    </style:style>
    <style:style style:name="P392" style:family="paragraph" style:parent-style-name="Table_20_Contents">
      <style:paragraph-properties fo:text-align="center" style:justify-single-word="false"/>
      <style:text-properties style:font-name="Liberation Mono" fo:font-size="10pt" officeooo:rsid="00ca25c2" officeooo:paragraph-rsid="023f86b7" style:font-size-asian="10pt" style:font-size-complex="10pt"/>
    </style:style>
    <style:style style:name="P393" style:family="paragraph" style:parent-style-name="Table_20_Contents">
      <style:paragraph-properties fo:text-align="center" style:justify-single-word="false"/>
      <style:text-properties style:font-name="Liberation Mono" fo:font-size="10pt" officeooo:rsid="00ca25c2" officeooo:paragraph-rsid="02430289" style:font-size-asian="10pt" style:font-size-complex="10pt"/>
    </style:style>
    <style:style style:name="P394" style:family="paragraph" style:parent-style-name="Table_20_Contents">
      <style:paragraph-properties fo:text-align="center" style:justify-single-word="false"/>
      <style:text-properties style:font-name="Liberation Mono" fo:font-size="10pt" officeooo:rsid="00ca25c2" officeooo:paragraph-rsid="02467ad6" style:font-size-asian="10pt" style:font-size-complex="10pt"/>
    </style:style>
    <style:style style:name="P395" style:family="paragraph" style:parent-style-name="Table_20_Contents">
      <style:paragraph-properties fo:text-align="center" style:justify-single-word="false"/>
      <style:text-properties style:font-name="Liberation Mono" fo:font-size="10pt" officeooo:rsid="00ca25c2" officeooo:paragraph-rsid="0260919f" style:font-size-asian="10pt" style:font-size-complex="10pt"/>
    </style:style>
    <style:style style:name="P396" style:family="paragraph" style:parent-style-name="Table_20_Contents">
      <style:paragraph-properties fo:text-align="center" style:justify-single-word="false"/>
      <style:text-properties style:font-name="Liberation Mono" fo:font-size="10pt" officeooo:rsid="00ca25c2" officeooo:paragraph-rsid="02657d2a" style:font-size-asian="10pt" style:font-size-complex="10pt"/>
    </style:style>
    <style:style style:name="P397" style:family="paragraph" style:parent-style-name="Table_20_Contents">
      <style:paragraph-properties fo:text-align="center" style:justify-single-word="false"/>
      <style:text-properties style:font-name="Liberation Mono" fo:font-size="10pt" officeooo:rsid="00ca25c2" officeooo:paragraph-rsid="026dd921" style:font-size-asian="10pt" style:font-size-complex="10pt"/>
    </style:style>
    <style:style style:name="P398" style:family="paragraph" style:parent-style-name="Table_20_Contents">
      <style:paragraph-properties fo:text-align="center" style:justify-single-word="false"/>
      <style:text-properties style:font-name="Liberation Mono" fo:font-size="10pt" officeooo:rsid="023f86b7" officeooo:paragraph-rsid="023f86b7" style:font-size-asian="10pt" style:font-size-complex="10pt"/>
    </style:style>
    <style:style style:name="P399" style:family="paragraph" style:parent-style-name="Table_20_Contents">
      <style:paragraph-properties fo:text-align="center" style:justify-single-word="false"/>
      <style:text-properties style:font-name="Liberation Mono" fo:font-size="10pt" officeooo:rsid="0255fe4b" officeooo:paragraph-rsid="0255fe4b" style:font-size-asian="10pt" style:font-size-complex="10pt"/>
    </style:style>
    <style:style style:name="P400" style:family="paragraph" style:parent-style-name="Table_20_Contents">
      <style:paragraph-properties fo:text-align="center" style:justify-single-word="false"/>
      <style:text-properties style:font-name="Liberation Mono" fo:font-size="10pt" officeooo:rsid="0258018a" officeooo:paragraph-rsid="0258018a" style:font-size-asian="10pt" style:font-size-complex="10pt"/>
    </style:style>
    <style:style style:name="P401" style:family="paragraph" style:parent-style-name="Table_20_Contents">
      <style:paragraph-properties fo:text-align="center" style:justify-single-word="false"/>
      <style:text-properties style:font-name="Liberation Mono" fo:font-size="10pt" officeooo:rsid="0258018a" officeooo:paragraph-rsid="02599f92" style:font-size-asian="10pt" style:font-size-complex="10pt"/>
    </style:style>
    <style:style style:name="P402" style:family="paragraph" style:parent-style-name="Table_20_Contents">
      <style:paragraph-properties fo:text-align="center" style:justify-single-word="false"/>
      <style:text-properties style:font-name="Liberation Mono" fo:font-size="10pt" officeooo:rsid="026b58d9" officeooo:paragraph-rsid="026b58d9" style:font-size-asian="10pt" style:font-size-complex="10pt"/>
    </style:style>
    <style:style style:name="P403" style:family="paragraph" style:parent-style-name="Table_20_Contents">
      <style:paragraph-properties fo:text-align="center" style:justify-single-word="false"/>
      <style:text-properties style:font-name="Liberation Mono" fo:font-size="10pt" officeooo:rsid="00cbf91a" officeooo:paragraph-rsid="0106000c" style:font-size-asian="10pt" style:font-size-complex="10pt"/>
    </style:style>
    <style:style style:name="P404" style:family="paragraph" style:parent-style-name="Table_20_Contents">
      <style:paragraph-properties fo:text-align="center" style:justify-single-word="false"/>
      <style:text-properties style:font-name="Liberation Mono" fo:font-size="10pt" officeooo:rsid="00cbf91a" officeooo:paragraph-rsid="010628eb" style:font-size-asian="10pt" style:font-size-complex="10pt"/>
    </style:style>
    <style:style style:name="P405" style:family="paragraph" style:parent-style-name="Table_20_Contents">
      <style:paragraph-properties fo:text-align="center" style:justify-single-word="false"/>
      <style:text-properties style:font-name="Liberation Mono" fo:font-size="10pt" officeooo:rsid="00cbf91a" officeooo:paragraph-rsid="027d79d0" style:font-size-asian="10pt" style:font-size-complex="10pt"/>
    </style:style>
    <style:style style:name="P406" style:family="paragraph" style:parent-style-name="Table_20_Contents">
      <style:paragraph-properties fo:text-align="center" style:justify-single-word="false"/>
      <style:text-properties style:font-name="Liberation Mono" fo:font-size="10pt" officeooo:rsid="02777d9e" officeooo:paragraph-rsid="02777d9e" style:font-size-asian="10pt" style:font-size-complex="10pt"/>
    </style:style>
    <style:style style:name="P407" style:family="paragraph" style:parent-style-name="Table_20_Contents">
      <style:paragraph-properties fo:text-align="center" style:justify-single-word="false"/>
      <style:text-properties style:font-name="Liberation Mono" fo:font-size="10pt" officeooo:rsid="0277fffd" officeooo:paragraph-rsid="0277fffd" style:font-size-asian="10pt" style:font-size-complex="10pt"/>
    </style:style>
    <style:style style:name="P408" style:family="paragraph" style:parent-style-name="Table_20_Contents">
      <style:paragraph-properties fo:text-align="center" style:justify-single-word="false"/>
      <style:text-properties style:font-name="Liberation Mono" fo:font-size="10pt" officeooo:rsid="0279a192" officeooo:paragraph-rsid="0279a192" style:font-size-asian="10pt" style:font-size-complex="10pt"/>
    </style:style>
    <style:style style:name="P409" style:family="paragraph" style:parent-style-name="Table_20_Contents">
      <style:paragraph-properties fo:text-align="center" style:justify-single-word="false"/>
      <style:text-properties style:font-name="Liberation Mono" fo:font-size="10pt" officeooo:rsid="027a3b3c" officeooo:paragraph-rsid="027a3b3c" style:font-size-asian="10pt" style:font-size-complex="10pt"/>
    </style:style>
    <style:style style:name="P410" style:family="paragraph" style:parent-style-name="Table_20_Contents">
      <style:paragraph-properties fo:text-align="center" style:justify-single-word="false"/>
      <style:text-properties style:font-name="Liberation Mono" fo:font-size="10pt" officeooo:rsid="028065b3" officeooo:paragraph-rsid="028065b3" style:font-size-asian="10pt" style:font-size-complex="10pt"/>
    </style:style>
    <style:style style:name="P411" style:family="paragraph" style:parent-style-name="Table_20_Contents">
      <style:paragraph-properties fo:text-align="center" style:justify-single-word="false"/>
      <style:text-properties style:font-name="Liberation Mono" fo:font-size="10pt" fo:font-weight="normal" officeooo:rsid="0008945a" officeooo:paragraph-rsid="0008945a" style:font-size-asian="10pt" style:font-weight-asian="normal" style:font-size-complex="10pt" style:font-weight-complex="normal"/>
    </style:style>
    <style:style style:name="P412" style:family="paragraph" style:parent-style-name="Table_20_Contents">
      <style:paragraph-properties fo:text-align="center" style:justify-single-word="false"/>
      <style:text-properties style:font-name="Liberation Mono" fo:font-size="10pt" fo:font-weight="normal" officeooo:rsid="001586f8" officeooo:paragraph-rsid="001586f8" style:font-size-asian="10pt" style:font-weight-asian="normal" style:font-size-complex="10pt" style:font-weight-complex="normal"/>
    </style:style>
    <style:style style:name="P413" style:family="paragraph" style:parent-style-name="Table_20_Contents">
      <style:paragraph-properties fo:text-align="center" style:justify-single-word="false"/>
      <style:text-properties style:font-name="Liberation Mono" fo:font-size="10pt" fo:font-weight="normal" officeooo:rsid="007ab632" officeooo:paragraph-rsid="007ab632" style:font-size-asian="10pt" style:font-weight-asian="normal" style:font-size-complex="10pt" style:font-weight-complex="normal"/>
    </style:style>
    <style:style style:name="P414" style:family="paragraph" style:parent-style-name="Table_20_Contents">
      <style:paragraph-properties fo:text-align="center" style:justify-single-word="false"/>
      <style:text-properties style:font-name="Liberation Mono" fo:font-size="10pt" fo:font-weight="normal" officeooo:rsid="007f87ea" officeooo:paragraph-rsid="007f87ea" style:font-size-asian="10pt" style:font-weight-asian="normal" style:font-size-complex="10pt" style:font-weight-complex="normal"/>
    </style:style>
    <style:style style:name="P415" style:family="paragraph" style:parent-style-name="Table_20_Contents">
      <style:paragraph-properties fo:text-align="center" style:justify-single-word="false"/>
      <style:text-properties style:font-name="Liberation Mono" fo:font-size="10pt" fo:font-weight="normal" officeooo:rsid="007bf0f5" officeooo:paragraph-rsid="007bf0f5" style:font-size-asian="10pt" style:font-weight-asian="normal" style:font-size-complex="10pt" style:font-weight-complex="normal"/>
    </style:style>
    <style:style style:name="P416" style:family="paragraph" style:parent-style-name="Table_20_Contents">
      <style:paragraph-properties fo:text-align="center" style:justify-single-word="false"/>
      <style:text-properties style:font-name="Liberation Mono" fo:font-size="10pt" fo:font-weight="normal" officeooo:rsid="007dee6c" officeooo:paragraph-rsid="007dee6c" style:font-size-asian="10pt" style:font-weight-asian="normal" style:font-size-complex="10pt" style:font-weight-complex="normal"/>
    </style:style>
    <style:style style:name="P417" style:family="paragraph" style:parent-style-name="Table_20_Contents">
      <style:paragraph-properties fo:text-align="center" style:justify-single-word="false"/>
      <style:text-properties style:font-name="Liberation Mono" fo:font-size="10pt" fo:font-weight="normal" officeooo:rsid="0063d67e" officeooo:paragraph-rsid="0063d67e" style:font-size-asian="10pt" style:font-weight-asian="normal" style:font-size-complex="10pt" style:font-weight-complex="normal"/>
    </style:style>
    <style:style style:name="P418" style:family="paragraph" style:parent-style-name="Table_20_Contents">
      <style:paragraph-properties fo:text-align="center" style:justify-single-word="false"/>
      <style:text-properties style:font-name="Liberation Mono" fo:font-size="10pt" fo:font-weight="normal" officeooo:rsid="0065b69f" officeooo:paragraph-rsid="0065b69f" style:font-size-asian="10pt" style:font-weight-asian="normal" style:font-size-complex="10pt" style:font-weight-complex="normal"/>
    </style:style>
    <style:style style:name="P419" style:family="paragraph" style:parent-style-name="Table_20_Contents">
      <style:paragraph-properties fo:text-align="center" style:justify-single-word="false"/>
      <style:text-properties style:font-name="Liberation Mono" fo:font-size="10pt" fo:font-weight="normal" officeooo:rsid="006728cb" officeooo:paragraph-rsid="006728cb" style:font-size-asian="10pt" style:font-weight-asian="normal" style:font-size-complex="10pt" style:font-weight-complex="normal"/>
    </style:style>
    <style:style style:name="P420" style:family="paragraph" style:parent-style-name="Table_20_Contents">
      <style:paragraph-properties fo:text-align="center" style:justify-single-word="false"/>
      <style:text-properties style:font-name="Liberation Mono" fo:font-size="10pt" fo:font-weight="normal" officeooo:rsid="0068e25b" officeooo:paragraph-rsid="0068e25b" style:font-size-asian="10pt" style:font-weight-asian="normal" style:font-size-complex="10pt" style:font-weight-complex="normal"/>
    </style:style>
    <style:style style:name="P421" style:family="paragraph" style:parent-style-name="Table_20_Contents">
      <style:paragraph-properties fo:text-align="center" style:justify-single-word="false"/>
      <style:text-properties style:font-name="Liberation Mono" fo:font-size="10pt" fo:font-weight="normal" officeooo:rsid="006a8078" officeooo:paragraph-rsid="006a8078" style:font-size-asian="10pt" style:font-weight-asian="normal" style:font-size-complex="10pt" style:font-weight-complex="normal"/>
    </style:style>
    <style:style style:name="P422" style:family="paragraph" style:parent-style-name="Table_20_Contents">
      <style:paragraph-properties fo:text-align="center" style:justify-single-word="false"/>
      <style:text-properties style:font-name="Liberation Mono" fo:font-size="10pt" fo:font-weight="normal" officeooo:rsid="00b38c29" officeooo:paragraph-rsid="00b38c29" style:font-size-asian="10pt" style:font-weight-asian="normal" style:font-size-complex="10pt" style:font-weight-complex="normal"/>
    </style:style>
    <style:style style:name="P423" style:family="paragraph" style:parent-style-name="Table_20_Contents">
      <style:paragraph-properties fo:text-align="center" style:justify-single-word="false"/>
      <style:text-properties style:font-name="Liberation Mono" fo:font-size="10pt" fo:font-weight="normal" officeooo:rsid="00b4a22d" officeooo:paragraph-rsid="00b4a22d" style:font-size-asian="10pt" style:font-weight-asian="normal" style:font-size-complex="10pt" style:font-weight-complex="normal"/>
    </style:style>
    <style:style style:name="P424" style:family="paragraph" style:parent-style-name="Table_20_Contents">
      <style:paragraph-properties fo:text-align="center" style:justify-single-word="false"/>
      <style:text-properties style:font-name="Liberation Mono" fo:font-size="10pt" fo:font-weight="normal" officeooo:rsid="01040cc8" officeooo:paragraph-rsid="01040cc8" style:font-size-asian="10pt" style:font-weight-asian="normal" style:font-size-complex="10pt" style:font-weight-complex="normal"/>
    </style:style>
    <style:style style:name="P425" style:family="paragraph" style:parent-style-name="Table_20_Contents">
      <style:paragraph-properties fo:text-align="center" style:justify-single-word="false"/>
      <style:text-properties style:font-name="Liberation Mono" fo:font-size="10pt" fo:font-weight="normal" officeooo:rsid="0114de23" officeooo:paragraph-rsid="011694a1" style:font-size-asian="10pt" style:font-weight-asian="normal" style:font-size-complex="10pt" style:font-weight-complex="normal"/>
    </style:style>
    <style:style style:name="P426" style:family="paragraph" style:parent-style-name="Table_20_Contents">
      <style:paragraph-properties fo:text-align="center" style:justify-single-word="false"/>
      <style:text-properties style:font-name="Liberation Mono" fo:font-size="10pt" fo:font-weight="normal" officeooo:rsid="011855e2" officeooo:paragraph-rsid="011855e2" style:font-size-asian="10pt" style:font-weight-asian="normal" style:font-size-complex="10pt" style:font-weight-complex="normal"/>
    </style:style>
    <style:style style:name="P427" style:family="paragraph" style:parent-style-name="Table_20_Contents">
      <style:paragraph-properties fo:text-align="center" style:justify-single-word="false"/>
      <style:text-properties style:font-name="Liberation Mono" fo:font-size="10pt" fo:font-weight="normal" officeooo:rsid="0052f906" officeooo:paragraph-rsid="011c9593" style:font-size-asian="10pt" style:font-weight-asian="normal" style:font-size-complex="10pt" style:font-weight-complex="normal"/>
    </style:style>
    <style:style style:name="P428" style:family="paragraph" style:parent-style-name="Table_20_Contents">
      <style:paragraph-properties fo:text-align="center" style:justify-single-word="false"/>
      <style:text-properties style:font-name="Liberation Mono" fo:font-size="10pt" fo:font-weight="normal" officeooo:rsid="0053c075" officeooo:paragraph-rsid="011c9593" style:font-size-asian="10pt" style:font-weight-asian="normal" style:font-size-complex="10pt" style:font-weight-complex="normal"/>
    </style:style>
    <style:style style:name="P429" style:family="paragraph" style:parent-style-name="Table_20_Contents">
      <style:paragraph-properties fo:text-align="center" style:justify-single-word="false"/>
      <style:text-properties style:font-name="Liberation Mono" fo:font-size="10pt" fo:font-weight="normal" officeooo:rsid="011cad84" officeooo:paragraph-rsid="011cad84" style:font-size-asian="10pt" style:font-weight-asian="normal" style:font-size-complex="10pt" style:font-weight-complex="normal"/>
    </style:style>
    <style:style style:name="P430" style:family="paragraph" style:parent-style-name="Table_20_Contents">
      <style:paragraph-properties fo:text-align="center" style:justify-single-word="false"/>
      <style:text-properties style:font-name="Liberation Mono" fo:font-size="10pt" fo:font-weight="normal" officeooo:rsid="011d1048" officeooo:paragraph-rsid="011d1048" style:font-size-asian="10pt" style:font-weight-asian="normal" style:font-size-complex="10pt" style:font-weight-complex="normal"/>
    </style:style>
    <style:style style:name="P431" style:family="paragraph" style:parent-style-name="Table_20_Contents">
      <style:paragraph-properties fo:text-align="center" style:justify-single-word="false"/>
      <style:text-properties style:font-name="Liberation Mono" fo:font-size="10pt" fo:font-weight="normal" officeooo:rsid="0122a261" officeooo:paragraph-rsid="0122a261" style:font-size-asian="10pt" style:font-weight-asian="normal" style:font-size-complex="10pt" style:font-weight-complex="normal"/>
    </style:style>
    <style:style style:name="P432" style:family="paragraph" style:parent-style-name="Table_20_Contents">
      <style:paragraph-properties fo:text-align="center" style:justify-single-word="false"/>
      <style:text-properties style:font-name="Liberation Mono" fo:font-size="10pt" fo:font-weight="normal" officeooo:rsid="01256e29" officeooo:paragraph-rsid="01256e29" style:font-size-asian="10pt" style:font-weight-asian="normal" style:font-size-complex="10pt" style:font-weight-complex="normal"/>
    </style:style>
    <style:style style:name="P433" style:family="paragraph" style:parent-style-name="Table_20_Contents">
      <style:paragraph-properties fo:text-align="center" style:justify-single-word="false"/>
      <style:text-properties style:font-name="Liberation Mono" fo:font-size="10pt" fo:font-weight="normal" officeooo:rsid="013f3228" officeooo:paragraph-rsid="013f3228" style:font-size-asian="10pt" style:font-weight-asian="normal" style:font-size-complex="10pt" style:font-weight-complex="normal"/>
    </style:style>
    <style:style style:name="P434" style:family="paragraph" style:parent-style-name="Table_20_Contents">
      <style:paragraph-properties fo:text-align="center" style:justify-single-word="false"/>
      <style:text-properties style:font-name="Liberation Mono" fo:font-size="10pt" fo:font-weight="normal" officeooo:rsid="01408d6b" officeooo:paragraph-rsid="01408d6b" style:font-size-asian="10pt" style:font-weight-asian="normal" style:font-size-complex="10pt" style:font-weight-complex="normal"/>
    </style:style>
    <style:style style:name="P435" style:family="paragraph" style:parent-style-name="Table_20_Contents">
      <style:paragraph-properties fo:text-align="center" style:justify-single-word="false"/>
      <style:text-properties style:font-name="Liberation Mono" fo:font-size="10pt" fo:font-weight="normal" officeooo:rsid="014130c4" officeooo:paragraph-rsid="014130c4" style:font-size-asian="10pt" style:font-weight-asian="normal" style:font-size-complex="10pt" style:font-weight-complex="normal"/>
    </style:style>
    <style:style style:name="P436" style:family="paragraph" style:parent-style-name="Table_20_Contents">
      <style:paragraph-properties fo:text-align="center" style:justify-single-word="false"/>
      <style:text-properties style:font-name="Liberation Mono" fo:font-size="10pt" fo:font-weight="normal" officeooo:rsid="0142d537" officeooo:paragraph-rsid="0142d537" style:font-size-asian="10pt" style:font-weight-asian="normal" style:font-size-complex="10pt" style:font-weight-complex="normal"/>
    </style:style>
    <style:style style:name="P437" style:family="paragraph" style:parent-style-name="Table_20_Contents">
      <style:paragraph-properties fo:text-align="center" style:justify-single-word="false"/>
      <style:text-properties style:font-name="Liberation Mono" fo:font-size="10pt" fo:font-weight="normal" officeooo:rsid="0144784e" officeooo:paragraph-rsid="0144784e" style:font-size-asian="10pt" style:font-weight-asian="normal" style:font-size-complex="10pt" style:font-weight-complex="normal"/>
    </style:style>
    <style:style style:name="P438" style:family="paragraph" style:parent-style-name="Table_20_Contents">
      <style:paragraph-properties fo:text-align="center" style:justify-single-word="false"/>
      <style:text-properties style:font-name="Liberation Mono" fo:font-size="10pt" fo:font-weight="normal" officeooo:rsid="01453032" officeooo:paragraph-rsid="01453032" style:font-size-asian="10pt" style:font-weight-asian="normal" style:font-size-complex="10pt" style:font-weight-complex="normal"/>
    </style:style>
    <style:style style:name="P439" style:family="paragraph" style:parent-style-name="Table_20_Contents">
      <style:paragraph-properties fo:text-align="center" style:justify-single-word="false"/>
      <style:text-properties style:font-name="Liberation Mono" fo:font-size="10pt" fo:font-weight="normal" officeooo:rsid="01461fc2" officeooo:paragraph-rsid="01461fc2" style:font-size-asian="10pt" style:font-weight-asian="normal" style:font-size-complex="10pt" style:font-weight-complex="normal"/>
    </style:style>
    <style:style style:name="P440" style:family="paragraph" style:parent-style-name="Table_20_Contents">
      <style:paragraph-properties fo:text-align="center" style:justify-single-word="false"/>
      <style:text-properties style:font-name="Liberation Mono" fo:font-size="10pt" fo:font-weight="normal" officeooo:rsid="0147ba1e" officeooo:paragraph-rsid="0147ba1e" style:font-size-asian="10pt" style:font-weight-asian="normal" style:font-size-complex="10pt" style:font-weight-complex="normal"/>
    </style:style>
    <style:style style:name="P441" style:family="paragraph" style:parent-style-name="Table_20_Contents">
      <style:paragraph-properties fo:text-align="center" style:justify-single-word="false"/>
      <style:text-properties style:font-name="Liberation Mono" fo:font-size="10pt" fo:font-weight="normal" officeooo:rsid="01498efc" officeooo:paragraph-rsid="01498efc" style:font-size-asian="10pt" style:font-weight-asian="normal" style:font-size-complex="10pt" style:font-weight-complex="normal"/>
    </style:style>
    <style:style style:name="P442" style:family="paragraph" style:parent-style-name="Table_20_Contents">
      <style:paragraph-properties fo:text-align="center" style:justify-single-word="false"/>
      <style:text-properties style:font-name="Liberation Mono" fo:font-size="10pt" fo:font-weight="normal" officeooo:rsid="014a64a4" officeooo:paragraph-rsid="014a64a4" style:font-size-asian="10pt" style:font-weight-asian="normal" style:font-size-complex="10pt" style:font-weight-complex="normal"/>
    </style:style>
    <style:style style:name="P443" style:family="paragraph" style:parent-style-name="Table_20_Contents">
      <style:paragraph-properties fo:text-align="center" style:justify-single-word="false"/>
      <style:text-properties style:font-name="Liberation Mono" fo:font-size="10pt" fo:font-weight="normal" officeooo:rsid="014a5afd" officeooo:paragraph-rsid="014a5afd" style:font-size-asian="10pt" style:font-weight-asian="normal" style:font-size-complex="10pt" style:font-weight-complex="normal"/>
    </style:style>
    <style:style style:name="P444" style:family="paragraph" style:parent-style-name="Table_20_Contents">
      <style:paragraph-properties fo:text-align="center" style:justify-single-word="false"/>
      <style:text-properties style:font-name="Liberation Mono" fo:font-size="10pt" fo:font-weight="normal" officeooo:rsid="014b50bf" officeooo:paragraph-rsid="014b50bf" style:font-size-asian="10pt" style:font-weight-asian="normal" style:font-size-complex="10pt" style:font-weight-complex="normal"/>
    </style:style>
    <style:style style:name="P445" style:family="paragraph" style:parent-style-name="Table_20_Contents">
      <style:paragraph-properties fo:text-align="center" style:justify-single-word="false"/>
      <style:text-properties style:font-name="Liberation Mono" fo:font-size="10pt" fo:font-weight="normal" officeooo:rsid="014bdd90" officeooo:paragraph-rsid="014bdd90" style:font-size-asian="10pt" style:font-weight-asian="normal" style:font-size-complex="10pt" style:font-weight-complex="normal"/>
    </style:style>
    <style:style style:name="P446" style:family="paragraph" style:parent-style-name="Table_20_Contents">
      <style:paragraph-properties fo:text-align="center" style:justify-single-word="false"/>
      <style:text-properties style:font-name="Liberation Mono" fo:font-size="10pt" fo:font-weight="normal" officeooo:rsid="014c4ced" officeooo:paragraph-rsid="014c4ced" style:font-size-asian="10pt" style:font-weight-asian="normal" style:font-size-complex="10pt" style:font-weight-complex="normal"/>
    </style:style>
    <style:style style:name="P447" style:family="paragraph" style:parent-style-name="Table_20_Contents">
      <style:paragraph-properties fo:text-align="center" style:justify-single-word="false"/>
      <style:text-properties style:font-name="Liberation Mono" fo:font-size="10pt" fo:font-weight="normal" officeooo:rsid="014e1374" officeooo:paragraph-rsid="014e1374" style:font-size-asian="10pt" style:font-weight-asian="normal" style:font-size-complex="10pt" style:font-weight-complex="normal"/>
    </style:style>
    <style:style style:name="P448" style:family="paragraph" style:parent-style-name="Table_20_Contents">
      <style:paragraph-properties fo:text-align="center" style:justify-single-word="false"/>
      <style:text-properties style:font-name="Liberation Mono" fo:font-size="10pt" fo:font-weight="normal" officeooo:rsid="00b4ea3e" officeooo:paragraph-rsid="00b4ea3e" style:font-size-asian="10pt" style:font-weight-asian="normal" style:font-size-complex="10pt" style:font-weight-complex="normal"/>
    </style:style>
    <style:style style:name="P449" style:family="paragraph" style:parent-style-name="Table_20_Contents">
      <style:paragraph-properties fo:text-align="center" style:justify-single-word="false"/>
      <style:text-properties style:font-name="Liberation Mono" fo:font-size="10pt" fo:font-weight="normal" officeooo:rsid="00b61407" officeooo:paragraph-rsid="00b61407" style:font-size-asian="10pt" style:font-weight-asian="normal" style:font-size-complex="10pt" style:font-weight-complex="normal"/>
    </style:style>
    <style:style style:name="P450" style:family="paragraph" style:parent-style-name="Table_20_Contents">
      <style:paragraph-properties fo:text-align="center" style:justify-single-word="false"/>
      <style:text-properties style:font-name="Liberation Mono" fo:font-size="10pt" fo:font-weight="normal" officeooo:rsid="01fb3b17" officeooo:paragraph-rsid="01fb3b17" style:font-size-asian="10pt" style:font-weight-asian="normal" style:font-size-complex="10pt" style:font-weight-complex="normal"/>
    </style:style>
    <style:style style:name="P451" style:family="paragraph" style:parent-style-name="Table_20_Contents">
      <style:paragraph-properties fo:text-align="center" style:justify-single-word="false"/>
      <style:text-properties style:font-name="Liberation Mono" fo:font-size="10pt" fo:font-weight="normal" officeooo:rsid="00b99a11" officeooo:paragraph-rsid="00b99a11" style:font-size-asian="10pt" style:font-weight-asian="normal" style:font-size-complex="10pt" style:font-weight-complex="normal"/>
    </style:style>
    <style:style style:name="P452" style:family="paragraph" style:parent-style-name="Table_20_Contents">
      <style:paragraph-properties fo:text-align="center" style:justify-single-word="false"/>
      <style:text-properties style:font-name="Liberation Mono" fo:font-size="10pt" fo:font-weight="normal" officeooo:rsid="00c103a9" officeooo:paragraph-rsid="00c103a9" style:font-size-asian="10pt" style:font-weight-asian="normal" style:font-size-complex="10pt" style:font-weight-complex="normal"/>
    </style:style>
    <style:style style:name="P453" style:family="paragraph" style:parent-style-name="Table_20_Contents">
      <style:paragraph-properties fo:text-align="center" style:justify-single-word="false"/>
      <style:text-properties style:font-name="Liberation Mono" fo:font-size="10pt" fo:font-weight="normal" officeooo:rsid="00b7bb64" officeooo:paragraph-rsid="00b7bb64" style:font-size-asian="10pt" style:font-weight-asian="normal" style:font-size-complex="10pt" style:font-weight-complex="normal"/>
    </style:style>
    <style:style style:name="P454" style:family="paragraph" style:parent-style-name="Table_20_Contents">
      <style:paragraph-properties fo:text-align="center" style:justify-single-word="false"/>
      <style:text-properties style:font-name="Liberation Mono" fo:font-size="10pt" fo:font-weight="normal" officeooo:rsid="02172e12" officeooo:paragraph-rsid="02172e12" style:font-size-asian="10pt" style:font-weight-asian="normal" style:font-size-complex="10pt" style:font-weight-complex="normal"/>
    </style:style>
    <style:style style:name="P455" style:family="paragraph" style:parent-style-name="Table_20_Contents">
      <style:paragraph-properties fo:text-align="center" style:justify-single-word="false"/>
      <style:text-properties style:font-name="Liberation Mono" fo:font-size="10pt" fo:font-weight="normal" officeooo:rsid="00ca25c2" officeooo:paragraph-rsid="0106000c" style:font-size-asian="10pt" style:font-weight-asian="normal" style:font-size-complex="10pt" style:font-weight-complex="normal"/>
    </style:style>
    <style:style style:name="P456" style:family="paragraph" style:parent-style-name="Table_20_Contents">
      <style:paragraph-properties fo:text-align="center" style:justify-single-word="false"/>
      <style:text-properties style:font-name="Liberation Mono" fo:font-size="10pt" fo:font-weight="normal" officeooo:rsid="00b98819" officeooo:paragraph-rsid="00b98819" style:font-size-asian="10pt" style:font-weight-asian="normal" style:font-size-complex="10pt" style:font-weight-complex="normal"/>
    </style:style>
    <style:style style:name="P457" style:family="paragraph" style:parent-style-name="Table_20_Contents">
      <style:paragraph-properties fo:text-align="center" style:justify-single-word="false"/>
      <style:text-properties style:font-name="Liberation Mono" fo:font-size="10pt" fo:font-weight="normal" officeooo:rsid="00c65099" officeooo:paragraph-rsid="00c65099" style:font-size-asian="10pt" style:font-weight-asian="normal" style:font-size-complex="10pt" style:font-weight-complex="normal"/>
    </style:style>
    <style:style style:name="P458" style:family="paragraph" style:parent-style-name="Table_20_Contents">
      <style:paragraph-properties fo:text-align="center" style:justify-single-word="false"/>
      <style:text-properties style:font-name="Liberation Mono" fo:font-size="10pt" fo:font-weight="normal" officeooo:rsid="00d22057" officeooo:paragraph-rsid="00d22057" style:font-size-asian="10pt" style:font-weight-asian="normal" style:font-size-complex="10pt" style:font-weight-complex="normal"/>
    </style:style>
    <style:style style:name="P459" style:family="paragraph" style:parent-style-name="Table_20_Contents">
      <style:paragraph-properties fo:text-align="center" style:justify-single-word="false"/>
      <style:text-properties style:font-name="Liberation Mono" fo:font-size="10pt" fo:font-weight="normal" officeooo:rsid="00c79966" officeooo:paragraph-rsid="00c79966" style:font-size-asian="10pt" style:font-weight-asian="normal" style:font-size-complex="10pt" style:font-weight-complex="normal"/>
    </style:style>
    <style:style style:name="P460" style:family="paragraph" style:parent-style-name="Table_20_Contents">
      <style:paragraph-properties fo:text-align="center" style:justify-single-word="false"/>
      <style:text-properties style:font-name="Liberation Mono" fo:font-size="10pt" fo:font-weight="normal" officeooo:rsid="023ea459" officeooo:paragraph-rsid="023ea459" style:font-size-asian="10pt" style:font-weight-asian="normal" style:font-size-complex="10pt" style:font-weight-complex="normal"/>
    </style:style>
    <style:style style:name="P461" style:family="paragraph" style:parent-style-name="Table_20_Contents">
      <style:paragraph-properties fo:text-align="center" style:justify-single-word="false"/>
      <style:text-properties style:font-name="Liberation Mono" fo:font-size="10pt" fo:font-weight="normal" officeooo:rsid="02467ad6" officeooo:paragraph-rsid="02467ad6" style:font-size-asian="10pt" style:font-weight-asian="normal" style:font-size-complex="10pt" style:font-weight-complex="normal"/>
    </style:style>
    <style:style style:name="P462" style:family="paragraph" style:parent-style-name="Table_20_Contents">
      <style:paragraph-properties fo:text-align="center" style:justify-single-word="false"/>
      <style:text-properties style:font-name="Liberation Mono" fo:font-size="10pt" fo:font-weight="normal" officeooo:rsid="023f86b7" officeooo:paragraph-rsid="023f86b7" style:font-size-asian="10pt" style:font-weight-asian="normal" style:font-size-complex="10pt" style:font-weight-complex="normal"/>
    </style:style>
    <style:style style:name="P463" style:family="paragraph" style:parent-style-name="Table_20_Contents">
      <style:paragraph-properties fo:text-align="center" style:justify-single-word="false"/>
      <style:text-properties style:font-name="Liberation Mono" fo:font-size="10pt" fo:font-weight="normal" officeooo:rsid="0152ff39" officeooo:paragraph-rsid="0152ff39" style:font-size-asian="10pt" style:font-weight-asian="normal" style:font-size-complex="10pt" style:font-weight-complex="normal"/>
    </style:style>
    <style:style style:name="P464" style:family="paragraph" style:parent-style-name="Table_20_Contents">
      <style:paragraph-properties fo:text-align="center" style:justify-single-word="false"/>
      <style:text-properties style:font-name="Liberation Mono" fo:font-size="10pt" fo:font-weight="normal" officeooo:rsid="0154ae8a" officeooo:paragraph-rsid="0154ae8a" style:font-size-asian="10pt" style:font-weight-asian="normal" style:font-size-complex="10pt" style:font-weight-complex="normal"/>
    </style:style>
    <style:style style:name="P465" style:family="paragraph" style:parent-style-name="Table_20_Contents">
      <style:paragraph-properties fo:text-align="center" style:justify-single-word="false"/>
      <style:text-properties style:font-name="Liberation Mono" fo:font-size="10pt" fo:font-weight="normal" officeooo:rsid="0156ac84" officeooo:paragraph-rsid="0156ac84" style:font-size-asian="10pt" style:font-weight-asian="normal" style:font-size-complex="10pt" style:font-weight-complex="normal"/>
    </style:style>
    <style:style style:name="P466" style:family="paragraph" style:parent-style-name="Table_20_Contents">
      <style:paragraph-properties fo:text-align="center" style:justify-single-word="false"/>
      <style:text-properties style:font-name="Liberation Mono" fo:font-size="10pt" fo:font-weight="normal" officeooo:rsid="01572ca4" officeooo:paragraph-rsid="01572ca4" style:font-size-asian="10pt" style:font-weight-asian="normal" style:font-size-complex="10pt" style:font-weight-complex="normal"/>
    </style:style>
    <style:style style:name="P467" style:family="paragraph" style:parent-style-name="Table_20_Contents">
      <style:paragraph-properties fo:text-align="center" style:justify-single-word="false"/>
      <style:text-properties style:font-name="Liberation Mono" fo:font-size="10pt" fo:font-weight="normal" officeooo:rsid="01584a5f" officeooo:paragraph-rsid="01584a5f" style:font-size-asian="10pt" style:font-weight-asian="normal" style:font-size-complex="10pt" style:font-weight-complex="normal"/>
    </style:style>
    <style:style style:name="P468" style:family="paragraph" style:parent-style-name="Table_20_Contents">
      <style:paragraph-properties fo:text-align="center" style:justify-single-word="false"/>
      <style:text-properties style:font-name="Liberation Mono" fo:font-size="10pt" fo:font-weight="normal" officeooo:rsid="01593640" officeooo:paragraph-rsid="01593640" style:font-size-asian="10pt" style:font-weight-asian="normal" style:font-size-complex="10pt" style:font-weight-complex="normal"/>
    </style:style>
    <style:style style:name="P469" style:family="paragraph" style:parent-style-name="Table_20_Contents">
      <style:paragraph-properties fo:text-align="center" style:justify-single-word="false"/>
      <style:text-properties style:font-name="Liberation Mono" fo:font-size="10pt" fo:font-weight="normal" officeooo:rsid="015b304a" officeooo:paragraph-rsid="015b304a" style:font-size-asian="10pt" style:font-weight-asian="normal" style:font-size-complex="10pt" style:font-weight-complex="normal"/>
    </style:style>
    <style:style style:name="P470" style:family="paragraph" style:parent-style-name="Table_20_Contents">
      <style:paragraph-properties fo:text-align="center" style:justify-single-word="false"/>
      <style:text-properties style:font-name="Liberation Mono" fo:font-size="10pt" fo:font-weight="normal" officeooo:rsid="015b8651" officeooo:paragraph-rsid="015b8651" style:font-size-asian="10pt" style:font-weight-asian="normal" style:font-size-complex="10pt" style:font-weight-complex="normal"/>
    </style:style>
    <style:style style:name="P471" style:family="paragraph" style:parent-style-name="Table_20_Contents">
      <style:paragraph-properties fo:text-align="center" style:justify-single-word="false"/>
      <style:text-properties style:font-name="Liberation Mono" fo:font-size="10pt" fo:font-weight="normal" officeooo:rsid="015da56c" officeooo:paragraph-rsid="015da56c" style:font-size-asian="10pt" style:font-weight-asian="normal" style:font-size-complex="10pt" style:font-weight-complex="normal"/>
    </style:style>
    <style:style style:name="P472" style:family="paragraph" style:parent-style-name="Table_20_Contents">
      <style:paragraph-properties fo:text-align="center" style:justify-single-word="false"/>
      <style:text-properties style:font-name="Liberation Mono" fo:font-size="10pt" fo:font-weight="normal" officeooo:rsid="015dd5c0" officeooo:paragraph-rsid="015dd5c0" style:font-size-asian="10pt" style:font-weight-asian="normal" style:font-size-complex="10pt" style:font-weight-complex="normal"/>
    </style:style>
    <style:style style:name="P473" style:family="paragraph" style:parent-style-name="Table_20_Contents">
      <style:paragraph-properties fo:text-align="center" style:justify-single-word="false"/>
      <style:text-properties style:font-name="Liberation Mono" fo:font-size="10pt" fo:font-weight="normal" officeooo:rsid="012e2232" officeooo:paragraph-rsid="012e2232" style:font-size-asian="10pt" style:font-weight-asian="normal" style:font-size-complex="10pt" style:font-weight-complex="normal"/>
    </style:style>
    <style:style style:name="P474" style:family="paragraph" style:parent-style-name="Table_20_Contents">
      <style:paragraph-properties fo:text-align="center" style:justify-single-word="false"/>
      <style:text-properties style:font-name="Liberation Mono" fo:font-size="10pt" fo:font-weight="normal" officeooo:rsid="0136c018" officeooo:paragraph-rsid="0136c018" style:font-size-asian="10pt" style:font-weight-asian="normal" style:font-size-complex="10pt" style:font-weight-complex="normal"/>
    </style:style>
    <style:style style:name="P475" style:family="paragraph" style:parent-style-name="Table_20_Contents">
      <style:paragraph-properties fo:text-align="center" style:justify-single-word="false"/>
      <style:text-properties style:font-name="Liberation Mono" fo:font-size="10pt" fo:font-weight="normal" officeooo:rsid="0138541d" officeooo:paragraph-rsid="0138541d" style:font-size-asian="10pt" style:font-weight-asian="normal" style:font-size-complex="10pt" style:font-weight-complex="normal"/>
    </style:style>
    <style:style style:name="P476" style:family="paragraph" style:parent-style-name="Table_20_Contents">
      <style:paragraph-properties fo:text-align="center" style:justify-single-word="false"/>
      <style:text-properties style:font-name="Liberation Mono" fo:font-size="10pt" fo:font-weight="normal" officeooo:rsid="013858b1" officeooo:paragraph-rsid="013858b1" style:font-size-asian="10pt" style:font-weight-asian="normal" style:font-size-complex="10pt" style:font-weight-complex="normal"/>
    </style:style>
    <style:style style:name="P477" style:family="paragraph" style:parent-style-name="Table_20_Contents">
      <style:paragraph-properties fo:text-align="center" style:justify-single-word="false"/>
      <style:text-properties style:font-name="Liberation Mono" fo:font-size="10pt" fo:font-weight="normal" officeooo:rsid="01395a30" officeooo:paragraph-rsid="01395a30" style:font-size-asian="10pt" style:font-weight-asian="normal" style:font-size-complex="10pt" style:font-weight-complex="normal"/>
    </style:style>
    <style:style style:name="P478" style:family="paragraph" style:parent-style-name="Table_20_Contents">
      <style:paragraph-properties fo:text-align="center" style:justify-single-word="false"/>
      <style:text-properties style:font-name="Liberation Mono" fo:font-size="10pt" fo:font-weight="normal" officeooo:rsid="00c14e1d" officeooo:paragraph-rsid="00c14e1d" style:font-size-asian="10pt" style:font-weight-asian="normal" style:font-size-complex="10pt" style:font-weight-complex="normal"/>
    </style:style>
    <style:style style:name="P479" style:family="paragraph" style:parent-style-name="Table_20_Contents">
      <style:paragraph-properties fo:text-align="center" style:justify-single-word="false"/>
      <style:text-properties style:font-name="Liberation Mono" fo:font-size="10pt" fo:font-weight="normal" officeooo:rsid="00c264d2" officeooo:paragraph-rsid="00c264d2" style:font-size-asian="10pt" style:font-weight-asian="normal" style:font-size-complex="10pt" style:font-weight-complex="normal"/>
    </style:style>
    <style:style style:name="P480" style:family="paragraph" style:parent-style-name="Table_20_Contents">
      <style:paragraph-properties fo:text-align="center" style:justify-single-word="false"/>
      <style:text-properties style:font-name="Liberation Mono" fo:font-size="10pt" fo:font-weight="normal" officeooo:rsid="00c2aae0" officeooo:paragraph-rsid="00c2aae0" style:font-size-asian="10pt" style:font-weight-asian="normal" style:font-size-complex="10pt" style:font-weight-complex="normal"/>
    </style:style>
    <style:style style:name="P481" style:family="paragraph" style:parent-style-name="Table_20_Contents">
      <style:paragraph-properties fo:text-align="center" style:justify-single-word="false"/>
      <style:text-properties style:font-name="Liberation Mono" fo:font-size="10pt" fo:font-weight="normal" officeooo:rsid="00c40986" officeooo:paragraph-rsid="00c40986" style:font-size-asian="10pt" style:font-weight-asian="normal" style:font-size-complex="10pt" style:font-weight-complex="normal"/>
    </style:style>
    <style:style style:name="P482" style:family="paragraph" style:parent-style-name="Table_20_Contents">
      <style:paragraph-properties fo:text-align="center" style:justify-single-word="false"/>
      <style:text-properties style:font-name="Liberation Mono" fo:font-size="10pt" fo:font-weight="normal" officeooo:rsid="00c84fff" officeooo:paragraph-rsid="00c84fff" style:font-size-asian="10pt" style:font-weight-asian="normal" style:font-size-complex="10pt" style:font-weight-complex="normal"/>
    </style:style>
    <style:style style:name="P483" style:family="paragraph" style:parent-style-name="Table_20_Contents">
      <style:paragraph-properties fo:text-align="center" style:justify-single-word="false"/>
      <style:text-properties style:font-name="Liberation Mono" fo:font-size="10pt" fo:font-weight="normal" officeooo:rsid="00c9bb4b" officeooo:paragraph-rsid="00c9bb4b" style:font-size-asian="10pt" style:font-weight-asian="normal" style:font-size-complex="10pt" style:font-weight-complex="normal"/>
    </style:style>
    <style:style style:name="P484" style:family="paragraph" style:parent-style-name="Table_20_Contents">
      <style:paragraph-properties fo:text-align="center" style:justify-single-word="false"/>
      <style:text-properties style:font-name="Liberation Mono" fo:font-size="10pt" fo:font-weight="normal" officeooo:rsid="00bafb55" officeooo:paragraph-rsid="00bafb55" style:font-size-asian="10pt" style:font-weight-asian="normal" style:font-size-complex="10pt" style:font-weight-complex="normal"/>
    </style:style>
    <style:style style:name="P485" style:family="paragraph" style:parent-style-name="Table_20_Contents">
      <style:paragraph-properties fo:text-align="center" style:justify-single-word="false"/>
      <style:text-properties style:font-name="Liberation Mono" fo:font-size="10pt" fo:font-weight="normal" officeooo:rsid="00bce0ba" officeooo:paragraph-rsid="00bce0ba" style:font-size-asian="10pt" style:font-weight-asian="normal" style:font-size-complex="10pt" style:font-weight-complex="normal"/>
    </style:style>
    <style:style style:name="P486" style:family="paragraph" style:parent-style-name="Table_20_Contents">
      <style:paragraph-properties fo:text-align="center" style:justify-single-word="false"/>
      <style:text-properties style:font-name="Liberation Mono" fo:font-size="10pt" fo:font-weight="normal" officeooo:rsid="00be1c2a" officeooo:paragraph-rsid="00be1c2a" style:font-size-asian="10pt" style:font-weight-asian="normal" style:font-size-complex="10pt" style:font-weight-complex="normal"/>
    </style:style>
    <style:style style:name="P487" style:family="paragraph" style:parent-style-name="Table_20_Contents">
      <style:paragraph-properties fo:text-align="center" style:justify-single-word="false"/>
      <style:text-properties style:font-name="Liberation Mono" fo:font-size="10pt" fo:font-weight="normal" officeooo:rsid="00bfb900" officeooo:paragraph-rsid="00bfb900" style:font-size-asian="10pt" style:font-weight-asian="normal" style:font-size-complex="10pt" style:font-weight-complex="normal"/>
    </style:style>
    <style:style style:name="P488" style:family="paragraph" style:parent-style-name="Table_20_Contents">
      <style:paragraph-properties fo:text-align="center" style:justify-single-word="false"/>
      <style:text-properties officeooo:paragraph-rsid="007a0e72"/>
    </style:style>
    <style:style style:name="P489" style:family="paragraph" style:parent-style-name="Table_20_Contents">
      <style:paragraph-properties fo:text-align="center" style:justify-single-word="false"/>
      <style:text-properties officeooo:paragraph-rsid="011694a1"/>
    </style:style>
    <style:style style:name="P490" style:family="paragraph" style:parent-style-name="Table_20_Contents">
      <style:paragraph-properties fo:text-align="center" style:justify-single-word="false"/>
      <style:text-properties officeooo:paragraph-rsid="011c9593"/>
    </style:style>
    <style:style style:name="P491" style:family="paragraph" style:parent-style-name="Table_20_Contents">
      <style:paragraph-properties fo:text-align="center" style:justify-single-word="false"/>
      <style:text-properties officeooo:paragraph-rsid="011f2fe5"/>
    </style:style>
    <style:style style:name="P492" style:family="paragraph" style:parent-style-name="Table_20_Contents">
      <style:paragraph-properties fo:text-align="center" style:justify-single-word="false"/>
      <style:text-properties officeooo:paragraph-rsid="012e2232"/>
    </style:style>
    <style:style style:name="P493" style:family="paragraph" style:parent-style-name="Table_20_Contents">
      <style:paragraph-properties fo:text-align="center" style:justify-single-word="false"/>
      <style:text-properties officeooo:paragraph-rsid="014130c4"/>
    </style:style>
    <style:style style:name="P494" style:family="paragraph" style:parent-style-name="Table_20_Contents">
      <style:paragraph-properties fo:text-align="center" style:justify-single-word="false"/>
      <style:text-properties officeooo:paragraph-rsid="01408d6b"/>
    </style:style>
    <style:style style:name="P495" style:family="paragraph" style:parent-style-name="Table_20_Contents">
      <style:paragraph-properties fo:text-align="center" style:justify-single-word="false"/>
      <style:text-properties officeooo:paragraph-rsid="014bdd90"/>
    </style:style>
    <style:style style:name="P496" style:family="paragraph" style:parent-style-name="Table_20_Contents">
      <style:paragraph-properties fo:text-align="center" style:justify-single-word="false"/>
      <style:text-properties officeooo:paragraph-rsid="014c4ced"/>
    </style:style>
    <style:style style:name="P497" style:family="paragraph" style:parent-style-name="Table_20_Contents">
      <style:paragraph-properties fo:text-align="center" style:justify-single-word="false"/>
      <style:text-properties officeooo:paragraph-rsid="0106000c"/>
    </style:style>
    <style:style style:name="P498" style:family="paragraph" style:parent-style-name="Table_20_Contents">
      <style:paragraph-properties fo:text-align="center" style:justify-single-word="false"/>
      <style:text-properties officeooo:paragraph-rsid="00c79966"/>
    </style:style>
    <style:style style:name="P499" style:family="paragraph" style:parent-style-name="Table_20_Contents">
      <style:text-properties officeooo:paragraph-rsid="00411893"/>
    </style:style>
    <style:style style:name="P500" style:family="paragraph" style:parent-style-name="Table_20_Contents">
      <style:paragraph-properties fo:text-align="center" style:justify-single-word="false"/>
      <style:text-properties officeooo:rsid="0063d67e" officeooo:paragraph-rsid="0063d67e"/>
    </style:style>
    <style:style style:name="P501" style:family="paragraph" style:parent-style-name="Table_20_Contents">
      <style:text-properties officeooo:paragraph-rsid="0063d67e"/>
    </style:style>
    <style:style style:name="P502" style:family="paragraph" style:parent-style-name="Table_20_Contents">
      <style:text-properties officeooo:paragraph-rsid="007a0e72"/>
    </style:style>
    <style:style style:name="P503" style:family="paragraph" style:parent-style-name="Table_20_Contents">
      <style:paragraph-properties fo:text-align="center" style:justify-single-word="false"/>
      <style:text-properties fo:font-size="10pt" officeooo:paragraph-rsid="00767310" style:font-size-asian="10pt" style:font-size-complex="10pt"/>
    </style:style>
    <style:style style:name="P504" style:family="paragraph" style:parent-style-name="Table_20_Contents">
      <style:paragraph-properties fo:text-align="center" style:justify-single-word="false"/>
      <style:text-properties fo:font-size="10pt" officeooo:paragraph-rsid="00876e75" style:font-size-asian="10pt" style:font-size-complex="10pt"/>
    </style:style>
    <style:style style:name="P505" style:family="paragraph" style:parent-style-name="Table_20_Contents">
      <style:paragraph-properties fo:text-align="center" style:justify-single-word="false"/>
      <style:text-properties fo:font-size="10pt" officeooo:paragraph-rsid="00ca25c2" style:font-size-asian="10pt" style:font-size-complex="10pt"/>
    </style:style>
    <style:style style:name="P506" style:family="paragraph" style:parent-style-name="Table_20_Contents">
      <style:paragraph-properties fo:text-align="center" style:justify-single-word="false"/>
      <style:text-properties officeooo:rsid="011f2fe5" officeooo:paragraph-rsid="011f2fe5"/>
    </style:style>
    <style:style style:name="P507" style:family="paragraph" style:parent-style-name="Table_20_Contents">
      <style:paragraph-properties fo:text-align="center" style:justify-single-word="false"/>
      <style:text-properties officeooo:rsid="0122a261" officeooo:paragraph-rsid="0122a261"/>
    </style:style>
    <style:style style:name="P508" style:family="paragraph" style:parent-style-name="Table_20_Contents">
      <style:paragraph-properties fo:text-align="center" style:justify-single-word="false"/>
      <style:text-properties officeooo:rsid="0136c018" officeooo:paragraph-rsid="0136c018"/>
    </style:style>
    <style:style style:name="P509" style:family="paragraph" style:parent-style-name="Table_20_Contents">
      <style:paragraph-properties fo:text-align="center" style:justify-single-word="false"/>
      <style:text-properties officeooo:rsid="013de970" officeooo:paragraph-rsid="013de970"/>
    </style:style>
    <style:style style:name="P510" style:family="paragraph" style:parent-style-name="Table_20_Contents">
      <style:paragraph-properties fo:text-align="center" style:justify-single-word="false"/>
      <style:text-properties officeooo:rsid="0152ff39" officeooo:paragraph-rsid="0152ff39"/>
    </style:style>
    <style:style style:name="P511" style:family="paragraph" style:parent-style-name="Table_20_Contents">
      <style:paragraph-properties fo:text-align="center" style:justify-single-word="false"/>
      <style:text-properties officeooo:rsid="015da56c" officeooo:paragraph-rsid="015da56c"/>
    </style:style>
    <style:style style:name="P512" style:family="paragraph" style:parent-style-name="Table_20_Contents">
      <style:paragraph-properties fo:text-align="center" style:justify-single-word="false"/>
      <style:text-properties fo:font-weight="normal" officeooo:paragraph-rsid="013de970" style:font-weight-asian="normal" style:font-weight-complex="normal"/>
    </style:style>
    <style:style style:name="P513" style:family="paragraph" style:parent-style-name="Table_20_Contents">
      <style:text-properties officeooo:paragraph-rsid="01d972e7"/>
    </style:style>
    <style:style style:name="P514" style:family="paragraph" style:parent-style-name="Table_20_Contents">
      <style:text-properties officeooo:paragraph-rsid="01dc728a"/>
    </style:style>
    <style:style style:name="P515" style:family="paragraph" style:parent-style-name="Table_20_Contents">
      <style:text-properties officeooo:paragraph-rsid="01dda47f"/>
    </style:style>
    <style:style style:name="P516" style:family="paragraph" style:parent-style-name="Table_20_Contents">
      <style:text-properties officeooo:paragraph-rsid="01d65749"/>
    </style:style>
    <style:style style:name="P517" style:family="paragraph" style:parent-style-name="Table_20_Heading">
      <style:text-properties style:font-name="Liberation Sans1" fo:font-size="10pt" style:font-size-asian="10pt" style:font-size-complex="10pt"/>
    </style:style>
    <style:style style:name="P518" style:family="paragraph" style:parent-style-name="Table_20_Heading">
      <style:text-properties style:font-name="Liberation Sans1" fo:font-size="10pt" officeooo:rsid="000738fb" officeooo:paragraph-rsid="000738fb" style:font-size-asian="10pt" style:font-size-complex="10pt"/>
    </style:style>
    <style:style style:name="P519" style:family="paragraph" style:parent-style-name="Table_20_Heading">
      <style:text-properties style:font-name="Liberation Sans1" fo:font-size="10pt" officeooo:rsid="000738fb" officeooo:paragraph-rsid="0014e6ac" style:font-size-asian="10pt" style:font-size-complex="10pt"/>
    </style:style>
    <style:style style:name="P520" style:family="paragraph" style:parent-style-name="Table_20_Heading">
      <style:text-properties style:font-name="Liberation Sans1" fo:font-size="10pt" officeooo:rsid="000738fb" officeooo:paragraph-rsid="00628adb" style:font-size-asian="10pt" style:font-size-complex="10pt"/>
    </style:style>
    <style:style style:name="P521" style:family="paragraph" style:parent-style-name="Table_20_Heading">
      <style:text-properties style:font-name="Liberation Sans1" fo:font-size="10pt" officeooo:rsid="000738fb" officeooo:paragraph-rsid="007a0e72" style:font-size-asian="10pt" style:font-size-complex="10pt"/>
    </style:style>
    <style:style style:name="P522" style:family="paragraph" style:parent-style-name="Table_20_Heading">
      <style:text-properties style:font-name="Liberation Sans1" fo:font-size="10pt" officeooo:rsid="000738fb" officeooo:paragraph-rsid="008fc749" style:font-size-asian="10pt" style:font-size-complex="10pt"/>
    </style:style>
    <style:style style:name="P523" style:family="paragraph" style:parent-style-name="Table_20_Heading">
      <style:text-properties style:font-name="Liberation Sans1" fo:font-size="10pt" officeooo:rsid="000738fb" officeooo:paragraph-rsid="00b38c29" style:font-size-asian="10pt" style:font-size-complex="10pt"/>
    </style:style>
    <style:style style:name="P524" style:family="paragraph" style:parent-style-name="Table_20_Heading">
      <style:text-properties style:font-name="Liberation Sans1" fo:font-size="10pt" officeooo:rsid="000738fb" officeooo:paragraph-rsid="011694a1" style:font-size-asian="10pt" style:font-size-complex="10pt"/>
    </style:style>
    <style:style style:name="P525" style:family="paragraph" style:parent-style-name="Table_20_Heading">
      <style:text-properties style:font-name="Liberation Sans1" fo:font-size="10pt" officeooo:rsid="000738fb" officeooo:paragraph-rsid="011c9593" style:font-size-asian="10pt" style:font-size-complex="10pt"/>
    </style:style>
    <style:style style:name="P526" style:family="paragraph" style:parent-style-name="Table_20_Heading">
      <style:text-properties style:font-name="Liberation Sans1" fo:font-size="10pt" officeooo:rsid="000738fb" officeooo:paragraph-rsid="011f2fe5" style:font-size-asian="10pt" style:font-size-complex="10pt"/>
    </style:style>
    <style:style style:name="P527" style:family="paragraph" style:parent-style-name="Table_20_Heading">
      <style:text-properties style:font-name="Liberation Sans1" fo:font-size="10pt" officeooo:rsid="000738fb" officeooo:paragraph-rsid="012e2232" style:font-size-asian="10pt" style:font-size-complex="10pt"/>
    </style:style>
    <style:style style:name="P528" style:family="paragraph" style:parent-style-name="Table_20_Heading">
      <style:text-properties style:font-name="Liberation Sans1" fo:font-size="10pt" officeooo:rsid="000738fb" officeooo:paragraph-rsid="0136c018" style:font-size-asian="10pt" style:font-size-complex="10pt"/>
    </style:style>
    <style:style style:name="P529" style:family="paragraph" style:parent-style-name="Table_20_Heading">
      <style:text-properties style:font-name="Liberation Sans1" fo:font-size="10pt" officeooo:rsid="000738fb" officeooo:paragraph-rsid="013d570c" style:font-size-asian="10pt" style:font-size-complex="10pt"/>
    </style:style>
    <style:style style:name="P530" style:family="paragraph" style:parent-style-name="Table_20_Heading">
      <style:text-properties style:font-name="Liberation Sans1" fo:font-size="10pt" officeooo:rsid="000738fb" officeooo:paragraph-rsid="0147ba1e" style:font-size-asian="10pt" style:font-size-complex="10pt"/>
    </style:style>
    <style:style style:name="P531" style:family="paragraph" style:parent-style-name="Table_20_Heading">
      <style:text-properties style:font-name="Liberation Sans1" fo:font-size="10pt" officeooo:rsid="000738fb" officeooo:paragraph-rsid="01512d57" style:font-size-asian="10pt" style:font-size-complex="10pt"/>
    </style:style>
    <style:style style:name="P532" style:family="paragraph" style:parent-style-name="Table_20_Heading">
      <style:text-properties style:font-name="Liberation Sans1" fo:font-size="10pt" officeooo:rsid="000738fb" officeooo:paragraph-rsid="015cc50d" style:font-size-asian="10pt" style:font-size-complex="10pt"/>
    </style:style>
    <style:style style:name="P533" style:family="paragraph" style:parent-style-name="Table_20_Heading">
      <style:text-properties style:font-name="Liberation Sans1" fo:font-size="10pt" officeooo:rsid="003f6efc" officeooo:paragraph-rsid="003f6efc" style:font-size-asian="10pt" style:font-size-complex="10pt"/>
    </style:style>
    <style:style style:name="P534" style:family="paragraph" style:parent-style-name="Table_20_Heading">
      <style:text-properties style:font-name="Liberation Sans1" fo:font-size="10pt" officeooo:rsid="016b01ff" officeooo:paragraph-rsid="016b01ff" style:font-size-asian="10pt" style:font-size-complex="10pt"/>
    </style:style>
    <style:style style:name="P535" style:family="paragraph" style:parent-style-name="Table_20_Heading">
      <style:text-properties style:font-name="Liberation Sans1" fo:font-size="10pt" fo:font-weight="bold" officeooo:rsid="000c9a01" officeooo:paragraph-rsid="000c9a01" style:font-size-asian="10pt" style:font-weight-asian="bold" style:font-size-complex="10pt" style:font-weight-complex="bold"/>
    </style:style>
    <style:style style:name="P536" style:family="paragraph" style:parent-style-name="Table_20_Heading">
      <style:text-properties style:font-name="Liberation Sans1" fo:font-size="10pt" fo:font-weight="bold" officeooo:rsid="000c9a01" officeooo:paragraph-rsid="0014e6ac" style:font-size-asian="10pt" style:font-weight-asian="bold" style:font-size-complex="10pt" style:font-weight-complex="bold"/>
    </style:style>
    <style:style style:name="P537" style:family="paragraph" style:parent-style-name="Table_20_Heading">
      <style:text-properties style:font-name="Liberation Sans1" fo:font-size="10pt" fo:font-weight="bold" officeooo:rsid="000c9a01" officeooo:paragraph-rsid="00628adb" style:font-size-asian="10pt" style:font-weight-asian="bold" style:font-size-complex="10pt" style:font-weight-complex="bold"/>
    </style:style>
    <style:style style:name="P538" style:family="paragraph" style:parent-style-name="Table_20_Heading">
      <style:text-properties style:font-name="Liberation Sans1" fo:font-size="10pt" fo:font-weight="bold" officeooo:rsid="000c9a01" officeooo:paragraph-rsid="007a0e72" style:font-size-asian="10pt" style:font-weight-asian="bold" style:font-size-complex="10pt" style:font-weight-complex="bold"/>
    </style:style>
    <style:style style:name="P539" style:family="paragraph" style:parent-style-name="Table_20_Heading">
      <style:text-properties style:font-name="Liberation Sans1" fo:font-size="10pt" fo:font-weight="bold" officeooo:rsid="000c9a01" officeooo:paragraph-rsid="008fc749" style:font-size-asian="10pt" style:font-weight-asian="bold" style:font-size-complex="10pt" style:font-weight-complex="bold"/>
    </style:style>
    <style:style style:name="P540" style:family="paragraph" style:parent-style-name="Table_20_Heading">
      <style:text-properties style:font-name="Liberation Sans1" fo:font-size="10pt" fo:font-weight="bold" officeooo:rsid="000c9a01" officeooo:paragraph-rsid="011694a1" style:font-size-asian="10pt" style:font-weight-asian="bold" style:font-size-complex="10pt" style:font-weight-complex="bold"/>
    </style:style>
    <style:style style:name="P541" style:family="paragraph" style:parent-style-name="Table_20_Heading">
      <style:text-properties style:font-name="Liberation Sans1" fo:font-size="10pt" fo:font-weight="bold" officeooo:rsid="000c9a01" officeooo:paragraph-rsid="011c9593" style:font-size-asian="10pt" style:font-weight-asian="bold" style:font-size-complex="10pt" style:font-weight-complex="bold"/>
    </style:style>
    <style:style style:name="P542" style:family="paragraph" style:parent-style-name="Table_20_Heading">
      <style:text-properties style:font-name="Liberation Sans1" fo:font-size="10pt" fo:font-weight="bold" officeooo:rsid="000c9a01" officeooo:paragraph-rsid="011f2fe5" style:font-size-asian="10pt" style:font-weight-asian="bold" style:font-size-complex="10pt" style:font-weight-complex="bold"/>
    </style:style>
    <style:style style:name="P543" style:family="paragraph" style:parent-style-name="Table_20_Heading">
      <style:text-properties style:font-name="Liberation Sans1" fo:font-size="10pt" fo:font-weight="bold" officeooo:rsid="000c9a01" officeooo:paragraph-rsid="012e2232" style:font-size-asian="10pt" style:font-weight-asian="bold" style:font-size-complex="10pt" style:font-weight-complex="bold"/>
    </style:style>
    <style:style style:name="P544" style:family="paragraph" style:parent-style-name="Table_20_Heading">
      <style:text-properties style:font-name="Liberation Sans1" fo:font-size="10pt" fo:font-weight="bold" officeooo:rsid="000c9a01" officeooo:paragraph-rsid="0136c018" style:font-size-asian="10pt" style:font-weight-asian="bold" style:font-size-complex="10pt" style:font-weight-complex="bold"/>
    </style:style>
    <style:style style:name="P545" style:family="paragraph" style:parent-style-name="Table_20_Heading">
      <style:text-properties style:font-name="Liberation Sans1" fo:font-size="10pt" fo:font-weight="bold" officeooo:rsid="000c9a01" officeooo:paragraph-rsid="013d570c" style:font-size-asian="10pt" style:font-weight-asian="bold" style:font-size-complex="10pt" style:font-weight-complex="bold"/>
    </style:style>
    <style:style style:name="P546" style:family="paragraph" style:parent-style-name="Table_20_Heading">
      <style:text-properties style:font-name="Liberation Sans1" fo:font-size="10pt" fo:font-weight="bold" officeooo:rsid="000c9a01" officeooo:paragraph-rsid="0147ba1e" style:font-size-asian="10pt" style:font-weight-asian="bold" style:font-size-complex="10pt" style:font-weight-complex="bold"/>
    </style:style>
    <style:style style:name="P547" style:family="paragraph" style:parent-style-name="Table_20_Heading">
      <style:text-properties style:font-name="Liberation Sans1" fo:font-size="10pt" fo:font-weight="bold" officeooo:rsid="000c9a01" officeooo:paragraph-rsid="01512d57" style:font-size-asian="10pt" style:font-weight-asian="bold" style:font-size-complex="10pt" style:font-weight-complex="bold"/>
    </style:style>
    <style:style style:name="P548" style:family="paragraph" style:parent-style-name="Table_20_Heading">
      <style:text-properties style:font-name="Liberation Sans1" fo:font-size="10pt" fo:font-weight="bold" officeooo:rsid="000c9a01" officeooo:paragraph-rsid="015cc50d" style:font-size-asian="10pt" style:font-weight-asian="bold" style:font-size-complex="10pt" style:font-weight-complex="bold"/>
    </style:style>
    <style:style style:name="P549" style:family="paragraph" style:parent-style-name="Table_20_Heading">
      <style:text-properties style:font-name="Liberation Sans1" fo:font-size="10pt" fo:font-weight="bold" officeooo:rsid="0108e6fb" officeooo:paragraph-rsid="0108e6fb" style:font-size-asian="10pt" style:font-weight-asian="bold" style:font-size-complex="10pt" style:font-weight-complex="bold"/>
    </style:style>
    <style:style style:name="P550" style:family="paragraph" style:parent-style-name="Table_20_Heading">
      <style:text-properties style:font-name="Liberation Sans1" fo:font-size="10pt" fo:font-weight="bold" officeooo:rsid="00b38c29" officeooo:paragraph-rsid="01f6cc25" style:font-size-asian="10pt" style:font-weight-asian="bold" style:font-size-complex="10pt" style:font-weight-complex="bold"/>
    </style:style>
    <style:style style:name="P551" style:family="paragraph" style:parent-style-name="Table_20_Heading">
      <style:text-properties style:font-name="Liberation Sans1" fo:font-size="10pt" fo:font-weight="bold" officeooo:rsid="01f6cc25" officeooo:paragraph-rsid="01f6cc25" style:font-size-asian="10pt" style:font-weight-asian="bold" style:font-size-complex="10pt" style:font-weight-complex="bold"/>
    </style:style>
    <style:style style:name="P552" style:family="paragraph" style:parent-style-name="Table_20_Heading">
      <style:text-properties style:font-name="Liberation Sans1" officeooo:rsid="000c9a01" officeooo:paragraph-rsid="000c9a01"/>
    </style:style>
    <style:style style:name="P553" style:family="paragraph" style:parent-style-name="Table_20_Heading">
      <style:text-properties style:font-name="Liberation Sans1" officeooo:rsid="000c9a01" officeooo:paragraph-rsid="0014e6ac"/>
    </style:style>
    <style:style style:name="P554" style:family="paragraph" style:parent-style-name="Table_20_Heading">
      <style:text-properties style:font-name="Liberation Sans1" officeooo:rsid="000c9a01" officeooo:paragraph-rsid="0063d67e"/>
    </style:style>
    <style:style style:name="P555" style:family="paragraph" style:parent-style-name="Table_20_Heading">
      <style:text-properties style:font-name="Liberation Sans1" officeooo:rsid="000c9a01" officeooo:paragraph-rsid="007a0e72"/>
    </style:style>
    <style:style style:name="P556" style:family="paragraph" style:parent-style-name="Table_20_Heading">
      <style:text-properties style:font-name="Liberation Sans1" officeooo:rsid="000c9a01" officeooo:paragraph-rsid="012f21b3"/>
    </style:style>
    <style:style style:name="P557" style:family="paragraph" style:parent-style-name="Table_20_Heading">
      <style:text-properties style:font-name="Liberation Sans1" officeooo:rsid="000c9a01" officeooo:paragraph-rsid="0136c018"/>
    </style:style>
    <style:style style:name="P558" style:family="paragraph" style:parent-style-name="Table_20_Heading">
      <style:text-properties style:font-name="Liberation Sans1" officeooo:rsid="000c9a01" officeooo:paragraph-rsid="013d570c"/>
    </style:style>
    <style:style style:name="P559" style:family="paragraph" style:parent-style-name="Table_20_Heading">
      <style:text-properties style:font-name="Liberation Sans1" officeooo:rsid="000c9a01" officeooo:paragraph-rsid="0147ba1e"/>
    </style:style>
    <style:style style:name="P560" style:family="paragraph" style:parent-style-name="Table_20_Heading">
      <style:text-properties style:font-name="Liberation Sans1" officeooo:rsid="000c9a01" officeooo:paragraph-rsid="01512d57"/>
    </style:style>
    <style:style style:name="P561" style:family="paragraph" style:parent-style-name="Table_20_Heading">
      <style:text-properties style:font-name="Liberation Sans1" officeooo:rsid="000c9a01" officeooo:paragraph-rsid="015cc50d"/>
    </style:style>
    <style:style style:name="P562" style:family="paragraph" style:parent-style-name="Table_20_Heading">
      <style:text-properties style:font-name="Liberation Sans1" officeooo:rsid="000c9a01" officeooo:paragraph-rsid="017c8445"/>
    </style:style>
    <style:style style:name="P563" style:family="paragraph" style:parent-style-name="Table_20_Heading">
      <style:text-properties style:font-name="Liberation Sans1" officeooo:rsid="000c9a01" officeooo:paragraph-rsid="01818816"/>
    </style:style>
    <style:style style:name="P564" style:family="paragraph" style:parent-style-name="Table_20_Heading">
      <style:text-properties style:font-name="Liberation Sans1" officeooo:rsid="00411893" officeooo:paragraph-rsid="00411893"/>
    </style:style>
    <style:style style:name="P565" style:family="paragraph" style:parent-style-name="Table_20_Heading">
      <style:text-properties style:font-name="Liberation Sans1" officeooo:rsid="0041fea5" officeooo:paragraph-rsid="0041fea5"/>
    </style:style>
    <style:style style:name="P566" style:family="paragraph" style:parent-style-name="Standard">
      <style:text-properties style:font-name="Liberation Sans1" officeooo:rsid="0006e599" officeooo:paragraph-rsid="007a0e72"/>
    </style:style>
    <style:style style:name="P567" style:family="paragraph" style:parent-style-name="Standard">
      <style:text-properties style:font-name="Liberation Sans1" officeooo:rsid="0006e599" officeooo:paragraph-rsid="0063d67e"/>
    </style:style>
    <style:style style:name="P568" style:family="paragraph" style:parent-style-name="Standard">
      <style:text-properties style:font-name="Liberation Sans1" officeooo:rsid="0006e599" officeooo:paragraph-rsid="013d570c"/>
    </style:style>
    <style:style style:name="P569" style:family="paragraph" style:parent-style-name="Standard">
      <style:text-properties style:font-name="Liberation Sans1" officeooo:rsid="0006e599" officeooo:paragraph-rsid="0147ba1e"/>
    </style:style>
    <style:style style:name="P570" style:family="paragraph" style:parent-style-name="Standard">
      <style:text-properties style:font-name="Liberation Sans1" officeooo:rsid="0006e599" officeooo:paragraph-rsid="01512d57"/>
    </style:style>
    <style:style style:name="P571" style:family="paragraph" style:parent-style-name="Standard">
      <style:text-properties style:font-name="Liberation Sans1" officeooo:rsid="0006e599" officeooo:paragraph-rsid="015cc50d"/>
    </style:style>
    <style:style style:name="P572" style:family="paragraph" style:parent-style-name="Standard">
      <style:text-properties style:font-name="Liberation Sans1" officeooo:rsid="0006e599" officeooo:paragraph-rsid="011694a1"/>
    </style:style>
    <style:style style:name="P573" style:family="paragraph" style:parent-style-name="Standard">
      <style:text-properties style:font-name="Liberation Sans1" fo:font-weight="bold" officeooo:rsid="000c9a01" officeooo:paragraph-rsid="0014e6ac" style:font-weight-asian="bold" style:font-weight-complex="bold"/>
    </style:style>
    <style:style style:name="P574" style:family="paragraph" style:parent-style-name="Standard">
      <style:text-properties style:font-name="Liberation Sans1" fo:font-weight="bold" officeooo:rsid="000c9a01" officeooo:paragraph-rsid="007a0e72" style:font-weight-asian="bold" style:font-weight-complex="bold"/>
    </style:style>
    <style:style style:name="P575" style:family="paragraph" style:parent-style-name="Standard">
      <style:text-properties style:font-name="Liberation Sans1" fo:font-weight="bold" officeooo:rsid="000c9a01" officeooo:paragraph-rsid="0136c018" style:font-weight-asian="bold" style:font-weight-complex="bold"/>
    </style:style>
    <style:style style:name="P576" style:family="paragraph" style:parent-style-name="Standard">
      <style:text-properties style:font-name="Liberation Sans1" officeooo:paragraph-rsid="00b38c29"/>
    </style:style>
    <style:style style:name="P577" style:family="paragraph" style:parent-style-name="Standard">
      <style:text-properties style:font-name="Liberation Sans1" officeooo:rsid="0147ba1e" officeooo:paragraph-rsid="0147ba1e"/>
    </style:style>
    <style:style style:name="P578" style:family="paragraph" style:parent-style-name="Standard">
      <style:text-properties style:font-name="Liberation Sans1" officeooo:rsid="01cd25a5" officeooo:paragraph-rsid="0147ba1e"/>
    </style:style>
    <style:style style:name="P579" style:family="paragraph" style:parent-style-name="Standard">
      <style:text-properties officeooo:paragraph-rsid="0052f906"/>
    </style:style>
    <style:style style:name="P580" style:family="paragraph" style:parent-style-name="Standard">
      <style:text-properties officeooo:paragraph-rsid="00628adb"/>
    </style:style>
    <style:style style:name="P581" style:family="paragraph" style:parent-style-name="Standard">
      <style:text-properties officeooo:rsid="011694a1" officeooo:paragraph-rsid="011c9593"/>
    </style:style>
    <style:style style:name="P582" style:family="paragraph" style:parent-style-name="Standard">
      <style:text-properties officeooo:paragraph-rsid="012e2232"/>
    </style:style>
    <style:style style:name="P583" style:family="paragraph" style:parent-style-name="Standard">
      <style:text-properties officeooo:paragraph-rsid="012f21b3"/>
    </style:style>
    <style:style style:name="P584" style:family="paragraph" style:parent-style-name="Standard">
      <style:text-properties officeooo:paragraph-rsid="0136c018"/>
    </style:style>
    <style:style style:name="P585" style:family="paragraph" style:parent-style-name="Contents_20_1">
      <style:paragraph-properties>
        <style:tab-stops>
          <style:tab-stop style:position="6.9252in" style:type="right" style:leader-style="dotted" style:leader-text="."/>
        </style:tab-stops>
      </style:paragraph-properties>
    </style:style>
    <style:style style:name="P586" style:family="paragraph" style:parent-style-name="Contents_20_2">
      <style:paragraph-properties>
        <style:tab-stops>
          <style:tab-stop style:position="6.7283in" style:type="right" style:leader-style="dotted" style:leader-text="."/>
        </style:tab-stops>
      </style:paragraph-properties>
    </style:style>
    <style:style style:name="P587" style:family="paragraph" style:parent-style-name="Contents_20_3">
      <style:paragraph-properties>
        <style:tab-stops>
          <style:tab-stop style:position="6.5319in" style:type="right" style:leader-style="dotted" style:leader-text="."/>
        </style:tab-stops>
      </style:paragraph-properties>
    </style:style>
    <style:style style:name="P588" style:family="paragraph" style:parent-style-name="Heading_20_1">
      <style:paragraph-properties fo:break-before="page"/>
    </style:style>
    <style:style style:name="P589" style:family="paragraph" style:parent-style-name="Heading_20_1">
      <style:paragraph-properties fo:break-before="page"/>
      <style:text-properties officeooo:paragraph-rsid="006252e9"/>
    </style:style>
    <style:style style:name="P590" style:family="paragraph" style:parent-style-name="Heading_20_1">
      <style:paragraph-properties fo:break-before="page"/>
      <style:text-properties officeooo:paragraph-rsid="00799d4d"/>
    </style:style>
    <style:style style:name="P591" style:family="paragraph" style:parent-style-name="Heading_20_1">
      <style:paragraph-properties fo:break-before="page"/>
      <style:text-properties officeooo:paragraph-rsid="00b38c29"/>
    </style:style>
    <style:style style:name="P592" style:family="paragraph" style:parent-style-name="Heading_20_2">
      <style:text-properties officeooo:rsid="011f2fe5" officeooo:paragraph-rsid="017c8445"/>
    </style:style>
    <style:style style:name="P593" style:family="paragraph" style:parent-style-name="Heading_20_2">
      <style:text-properties officeooo:rsid="011f2fe5" officeooo:paragraph-rsid="01818816"/>
    </style:style>
    <style:style style:name="P594" style:family="paragraph" style:parent-style-name="Heading_20_2">
      <style:text-properties officeooo:paragraph-rsid="011f2fe5"/>
    </style:style>
    <style:style style:name="P595" style:family="paragraph" style:parent-style-name="Heading_20_2">
      <style:text-properties officeooo:paragraph-rsid="00628adb"/>
    </style:style>
    <style:style style:name="P596" style:family="paragraph" style:parent-style-name="Heading_20_2">
      <style:text-properties officeooo:rsid="01512d57" officeooo:paragraph-rsid="01512d57"/>
    </style:style>
    <style:style style:name="P597" style:family="paragraph" style:parent-style-name="Heading_20_2">
      <style:text-properties officeooo:paragraph-rsid="01512d57"/>
    </style:style>
    <style:style style:name="P598" style:family="paragraph" style:parent-style-name="Heading_20_2">
      <style:text-properties officeooo:paragraph-rsid="007a0e72"/>
    </style:style>
    <style:style style:name="P599" style:family="paragraph" style:parent-style-name="Heading_20_2">
      <style:text-properties style:font-name="Liberation Sans1" officeooo:paragraph-rsid="00b38c29"/>
    </style:style>
    <style:style style:name="P600" style:family="paragraph" style:parent-style-name="Table_20_Contents">
      <style:paragraph-properties fo:text-align="center" style:justify-single-word="false"/>
      <style:text-properties style:font-name="Liberation Mono" fo:font-size="10pt" officeooo:rsid="028790dc" officeooo:paragraph-rsid="028790dc" style:font-size-asian="10pt" style:font-size-complex="10pt"/>
    </style:style>
    <style:style style:name="P601" style:family="paragraph" style:parent-style-name="Table_20_Contents">
      <style:paragraph-properties fo:text-align="center" style:justify-single-word="false"/>
      <style:text-properties style:font-name="Liberation Mono" fo:font-size="10pt" officeooo:rsid="028f41c0" officeooo:paragraph-rsid="028f41c0" style:font-size-asian="10pt" style:font-size-complex="10pt"/>
    </style:style>
    <style:style style:name="P602" style:family="paragraph" style:parent-style-name="Table_20_Contents">
      <style:paragraph-properties fo:text-align="center" style:justify-single-word="false"/>
      <style:text-properties style:font-name="Liberation Mono" fo:font-size="10pt" fo:font-weight="normal" officeooo:rsid="00b38c29" officeooo:paragraph-rsid="00b38c29" style:font-size-asian="10pt" style:font-weight-asian="normal" style:font-size-complex="10pt" style:font-weight-complex="normal"/>
    </style:style>
    <style:style style:name="P603" style:family="paragraph" style:parent-style-name="Table_20_Contents">
      <style:paragraph-properties fo:text-align="center" style:justify-single-word="false"/>
      <style:text-properties style:font-name="Liberation Mono" fo:font-size="10pt" fo:font-weight="normal" officeooo:rsid="008fc749" officeooo:paragraph-rsid="008fc749" style:font-size-asian="10pt" style:font-weight-asian="normal" style:font-size-complex="10pt" style:font-weight-complex="normal"/>
    </style:style>
    <style:style style:name="P604" style:family="paragraph" style:parent-style-name="Table_20_Contents">
      <style:paragraph-properties fo:text-align="center" style:justify-single-word="false"/>
      <style:text-properties style:font-name="Liberation Mono" fo:font-size="10pt" fo:font-weight="normal" officeooo:rsid="008fec1c" officeooo:paragraph-rsid="008fec1c" style:font-size-asian="10pt" style:font-weight-asian="normal" style:font-size-complex="10pt" style:font-weight-complex="normal"/>
    </style:style>
    <style:style style:name="P605" style:family="paragraph" style:parent-style-name="Table_20_Contents">
      <style:paragraph-properties fo:text-align="center" style:justify-single-word="false"/>
      <style:text-properties style:font-name="Liberation Mono" fo:font-size="10pt" fo:font-weight="normal" officeooo:rsid="008ff742" officeooo:paragraph-rsid="008ff742" style:font-size-asian="10pt" style:font-weight-asian="normal" style:font-size-complex="10pt" style:font-weight-complex="normal"/>
    </style:style>
    <style:style style:name="P606" style:family="paragraph" style:parent-style-name="Table_20_Contents">
      <style:paragraph-properties fo:text-align="center" style:justify-single-word="false"/>
      <style:text-properties style:font-name="Liberation Mono" fo:font-size="10pt" fo:font-weight="normal" officeooo:rsid="00c4c521" officeooo:paragraph-rsid="00c4c521" style:font-size-asian="10pt" style:font-weight-asian="normal" style:font-size-complex="10pt" style:font-weight-complex="normal"/>
    </style:style>
    <style:style style:name="P607" style:family="paragraph" style:parent-style-name="Table_20_Contents">
      <style:paragraph-properties fo:text-align="center" style:justify-single-word="false"/>
      <style:text-properties style:font-name="Liberation Mono" fo:font-size="10pt" fo:font-weight="normal" officeooo:rsid="00c79966" officeooo:paragraph-rsid="00c79966" style:font-size-asian="10pt" style:font-weight-asian="normal" style:font-size-complex="10pt" style:font-weight-complex="normal"/>
    </style:style>
    <style:style style:name="P608" style:family="paragraph" style:parent-style-name="Table_20_Contents">
      <style:paragraph-properties fo:text-align="center" style:justify-single-word="false"/>
      <style:text-properties style:font-name="Liberation Mono" fo:font-size="10pt" officeooo:rsid="00d3a979" officeooo:paragraph-rsid="010628eb" style:font-size-asian="10pt" style:font-size-complex="10pt"/>
    </style:style>
    <style:style style:name="P609" style:family="paragraph" style:parent-style-name="Table_20_Contents">
      <style:paragraph-properties fo:text-align="center" style:justify-single-word="false"/>
      <style:text-properties style:font-name="Liberation Mono" fo:font-size="10pt" officeooo:rsid="00ccc49e" officeooo:paragraph-rsid="010628eb" style:font-size-asian="10pt" style:font-size-complex="10pt"/>
    </style:style>
    <style:style style:name="P610" style:family="paragraph" style:parent-style-name="Table_20_Contents">
      <style:paragraph-properties fo:text-align="center" style:justify-single-word="false"/>
      <style:text-properties style:font-name="Liberation Mono" fo:font-size="10pt" officeooo:rsid="00ccc49e" officeooo:paragraph-rsid="02914573" style:font-size-asian="10pt" style:font-size-complex="10pt"/>
    </style:style>
    <style:style style:name="P611" style:family="paragraph" style:parent-style-name="Table_20_Contents">
      <style:paragraph-properties fo:text-align="center" style:justify-single-word="false"/>
      <style:text-properties style:font-name="Liberation Mono" fo:font-size="10pt" fo:font-weight="normal" officeooo:rsid="00d3a979" officeooo:paragraph-rsid="028c78b7" style:font-size-asian="10pt" style:font-weight-asian="normal" style:font-size-complex="10pt" style:font-weight-complex="normal"/>
    </style:style>
    <style:style style:name="P612" style:family="paragraph" style:parent-style-name="Table_20_Contents">
      <style:paragraph-properties fo:text-align="center" style:justify-single-word="false"/>
      <style:text-properties officeooo:paragraph-rsid="008fc749"/>
    </style:style>
    <style:style style:name="P613" style:family="paragraph" style:parent-style-name="Table_20_Contents">
      <style:paragraph-properties fo:text-align="center" style:justify-single-word="false"/>
      <style:text-properties officeooo:paragraph-rsid="0293734c"/>
    </style:style>
    <style:style style:name="P614" style:family="paragraph" style:parent-style-name="Table_20_Contents">
      <style:paragraph-properties fo:text-align="center" style:justify-single-word="false"/>
      <style:text-properties style:font-name="Liberation Sans1" fo:font-size="10pt" fo:font-weight="normal" officeooo:rsid="008fc749" officeooo:paragraph-rsid="028c78b7" style:font-size-asian="10pt" style:font-weight-asian="normal" style:font-size-complex="10pt" style:font-weight-complex="normal"/>
    </style:style>
    <style:style style:name="P615" style:family="paragraph" style:parent-style-name="Table_20_Contents">
      <style:paragraph-properties fo:text-align="center" style:justify-single-word="false"/>
      <style:text-properties style:font-name="Liberation Sans1" fo:font-size="10pt" fo:font-weight="normal" officeooo:rsid="008fec1c" officeooo:paragraph-rsid="028c78b7" style:font-size-asian="10pt" style:font-weight-asian="normal" style:font-size-complex="10pt" style:font-weight-complex="normal"/>
    </style:style>
    <style:style style:name="P616" style:family="paragraph" style:parent-style-name="Table_20_Contents">
      <style:paragraph-properties fo:text-align="center" style:justify-single-word="false"/>
      <style:text-properties style:font-name="Liberation Sans1" fo:font-size="10pt" fo:font-weight="normal" officeooo:rsid="008ff742" officeooo:paragraph-rsid="028c78b7" style:font-size-asian="10pt" style:font-weight-asian="normal" style:font-size-complex="10pt" style:font-weight-complex="normal"/>
    </style:style>
    <style:style style:name="P617" style:family="paragraph" style:parent-style-name="Table_20_Contents">
      <style:paragraph-properties fo:text-align="center" style:justify-single-word="false"/>
      <style:text-properties style:font-name="Liberation Sans1" fo:font-size="10pt" officeooo:rsid="028c78b7" officeooo:paragraph-rsid="028c78b7" style:font-size-asian="10pt" style:font-size-complex="10pt"/>
    </style:style>
    <style:style style:name="P618" style:family="paragraph" style:parent-style-name="Table_20_Contents">
      <style:paragraph-properties fo:text-align="center" style:justify-single-word="false"/>
      <style:text-properties style:font-name="Liberation Sans1" fo:font-size="10pt" officeooo:rsid="00ccc49e" officeooo:paragraph-rsid="0296df95" style:font-size-asian="10pt" style:font-size-complex="10pt"/>
    </style:style>
    <style:style style:name="P619" style:family="paragraph" style:parent-style-name="Table_20_Contents">
      <style:paragraph-properties fo:text-align="center" style:justify-single-word="false"/>
      <style:text-properties style:font-name="Liberation Sans1" fo:font-size="10pt" officeooo:rsid="00ccc49e" officeooo:paragraph-rsid="029936c0" style:font-size-asian="10pt" style:font-size-complex="10pt"/>
    </style:style>
    <style:style style:name="P620" style:family="paragraph" style:parent-style-name="Table_20_Contents">
      <style:paragraph-properties fo:text-align="center" style:justify-single-word="false"/>
      <style:text-properties style:font-name="Liberation Sans1" officeooo:rsid="029c108f" officeooo:paragraph-rsid="029c108f"/>
    </style:style>
    <style:style style:name="P621" style:family="paragraph" style:parent-style-name="Table_20_Contents">
      <style:paragraph-properties fo:text-align="center" style:justify-single-word="false"/>
      <style:text-properties style:font-name="Liberation Sans1" officeooo:rsid="029c47ca" officeooo:paragraph-rsid="029c47ca"/>
    </style:style>
    <style:style style:name="P622" style:family="paragraph" style:parent-style-name="Table_20_Contents">
      <style:text-properties officeooo:paragraph-rsid="029c108f"/>
    </style:style>
    <style:style style:name="P623" style:family="paragraph" style:parent-style-name="Text_20_body" style:list-style-name="L1">
      <style:text-properties officeooo:paragraph-rsid="016c8edd"/>
    </style:style>
    <style:style style:name="P624" style:family="paragraph" style:parent-style-name="Text_20_body" style:list-style-name="L1">
      <style:text-properties style:font-name="Liberation Sans1" officeooo:rsid="016c8edd" officeooo:paragraph-rsid="016c8edd"/>
    </style:style>
    <style:style style:name="P625" style:family="paragraph" style:parent-style-name="Text_20_body" style:list-style-name="L3">
      <style:text-properties style:font-name="Liberation Sans1" officeooo:rsid="009e2146" officeooo:paragraph-rsid="009e2146"/>
    </style:style>
    <style:style style:name="P626" style:family="paragraph" style:parent-style-name="Text_20_body" style:list-style-name="L4">
      <style:text-properties style:font-name="Liberation Sans1" officeooo:rsid="009e5b22" officeooo:paragraph-rsid="009e5b22"/>
    </style:style>
    <style:style style:name="P627" style:family="paragraph" style:parent-style-name="Text_20_body" style:list-style-name="L5">
      <style:text-properties style:font-name="Liberation Sans1" officeooo:rsid="024c2ce9" officeooo:paragraph-rsid="024c2ce9"/>
    </style:style>
    <style:style style:name="P628" style:family="paragraph" style:parent-style-name="Text_20_body" style:list-style-name="L2">
      <style:text-properties officeooo:paragraph-rsid="01d1269f"/>
    </style:style>
    <style:style style:name="P629" style:family="paragraph" style:parent-style-name="Text_20_body" style:list-style-name="L2">
      <style:text-properties officeooo:paragraph-rsid="029c108f"/>
    </style:style>
    <style:style style:name="P630" style:family="paragraph" style:parent-style-name="Text_20_body" style:list-style-name="L3">
      <style:text-properties officeooo:paragraph-rsid="009e2146"/>
    </style:style>
    <style:style style:name="P631" style:family="paragraph" style:parent-style-name="Text_20_body">
      <style:text-properties style:font-name="Liberation Sans1" officeooo:rsid="028c78b7" officeooo:paragraph-rsid="028c78b7"/>
    </style:style>
    <style:style style:name="P632" style:family="paragraph" style:parent-style-name="Text_20_body">
      <style:text-properties officeooo:paragraph-rsid="01fe562c"/>
    </style:style>
    <style:style style:name="P633" style:family="paragraph" style:parent-style-name="Text_20_body">
      <style:text-properties officeooo:rsid="029a5f3d" officeooo:paragraph-rsid="029a5f3d"/>
    </style:style>
    <style:style style:name="T1" style:family="text">
      <style:text-properties style:font-name="Liberation Sans1"/>
    </style:style>
    <style:style style:name="T2" style:family="text">
      <style:text-properties style:font-name="Liberation Sans1" fo:font-size="14pt" officeooo:rsid="00058f2f" style:font-size-asian="12.25pt" style:font-size-complex="14pt"/>
    </style:style>
    <style:style style:name="T3" style:family="text">
      <style:text-properties style:font-name="Liberation Sans1" fo:font-size="14pt" officeooo:rsid="0011aab1" style:font-size-asian="12.25pt" style:font-size-complex="14pt"/>
    </style:style>
    <style:style style:name="T4" style:family="text">
      <style:text-properties style:font-name="Liberation Sans1" officeooo:rsid="0006a93a"/>
    </style:style>
    <style:style style:name="T5" style:family="text">
      <style:text-properties style:font-name="Liberation Sans1" fo:font-style="italic" fo:font-weight="normal" officeooo:rsid="0006e599" style:font-style-asian="italic" style:font-weight-asian="normal" style:font-style-complex="italic" style:font-weight-complex="normal"/>
    </style:style>
    <style:style style:name="T6" style:family="text">
      <style:text-properties style:font-name="Liberation Sans1" fo:font-style="italic" fo:font-weight="bold" officeooo:rsid="00435dc5" style:font-style-asian="italic" style:font-weight-asian="bold" style:font-style-complex="italic" style:font-weight-complex="bold"/>
    </style:style>
    <style:style style:name="T7" style:family="text">
      <style:text-properties style:font-name="Liberation Sans1" fo:font-style="italic" officeooo:rsid="010a8402" style:font-style-asian="italic" style:font-style-complex="italic"/>
    </style:style>
    <style:style style:name="T8" style:family="text">
      <style:text-properties style:font-name="Liberation Sans1" fo:font-style="italic" officeooo:rsid="0109a27d" style:font-style-asian="italic" style:font-style-complex="italic"/>
    </style:style>
    <style:style style:name="T9" style:family="text">
      <style:text-properties style:font-name="Liberation Sans1" fo:font-style="italic" officeooo:rsid="009e71d8" style:font-style-asian="italic" style:font-style-complex="italic"/>
    </style:style>
    <style:style style:name="T10" style:family="text">
      <style:text-properties style:font-name="Liberation Sans1" officeooo:rsid="001dda5b"/>
    </style:style>
    <style:style style:name="T11" style:family="text">
      <style:text-properties style:font-name="Liberation Sans1" officeooo:rsid="0006e599"/>
    </style:style>
    <style:style style:name="T12" style:family="text">
      <style:text-properties style:font-name="Liberation Sans1" officeooo:rsid="00393f80"/>
    </style:style>
    <style:style style:name="T13" style:family="text">
      <style:text-properties style:font-name="Liberation Sans1" officeooo:rsid="0041fea5"/>
    </style:style>
    <style:style style:name="T14" style:family="text">
      <style:text-properties style:font-name="Liberation Sans1" fo:font-style="normal" officeooo:rsid="00435dc5" style:font-style-asian="normal" style:font-style-complex="normal"/>
    </style:style>
    <style:style style:name="T15" style:family="text">
      <style:text-properties style:font-name="Liberation Sans1" officeooo:rsid="00435dc5"/>
    </style:style>
    <style:style style:name="T16" style:family="text">
      <style:text-properties style:font-name="Liberation Sans1" officeooo:rsid="0044f962"/>
    </style:style>
    <style:style style:name="T17" style:family="text">
      <style:text-properties style:font-name="Liberation Sans1" fo:font-size="10pt" fo:font-weight="normal" style:font-size-asian="10pt" style:font-weight-asian="normal" style:font-size-complex="10pt" style:font-weight-complex="normal"/>
    </style:style>
    <style:style style:name="T18" style:family="text">
      <style:text-properties style:font-name="Liberation Sans1" fo:font-size="10pt" fo:font-weight="normal" officeooo:rsid="0052f906" style:font-size-asian="10pt" style:font-weight-asian="normal" style:font-size-complex="10pt" style:font-weight-complex="normal"/>
    </style:style>
    <style:style style:name="T19" style:family="text">
      <style:text-properties style:font-name="Liberation Sans1" fo:font-size="10pt" fo:font-weight="normal" officeooo:rsid="001586f8" style:font-size-asian="10pt" style:font-weight-asian="normal" style:font-size-complex="10pt" style:font-weight-complex="normal"/>
    </style:style>
    <style:style style:name="T20" style:family="text">
      <style:text-properties style:font-name="Liberation Sans1" fo:font-size="10pt" fo:font-weight="normal" officeooo:rsid="0114de23" style:font-size-asian="10pt" style:font-weight-asian="normal" style:font-size-complex="10pt" style:font-weight-complex="normal"/>
    </style:style>
    <style:style style:name="T21" style:family="text">
      <style:text-properties style:font-name="Liberation Sans1" fo:font-size="10pt" fo:font-weight="normal" officeooo:rsid="00177383" style:font-size-asian="10pt" style:font-weight-asian="normal" style:font-size-complex="10pt" style:font-weight-complex="normal"/>
    </style:style>
    <style:style style:name="T22" style:family="text">
      <style:text-properties style:font-name="Liberation Sans1" fo:font-size="10pt" fo:font-weight="normal" officeooo:rsid="011f2fe5" style:font-size-asian="10pt" style:font-weight-asian="normal" style:font-size-complex="10pt" style:font-weight-complex="normal"/>
    </style:style>
    <style:style style:name="T23" style:family="text">
      <style:text-properties style:font-name="Liberation Sans1" fo:font-size="10pt" fo:font-weight="normal" officeooo:rsid="012e2232" style:font-size-asian="10pt" style:font-weight-asian="normal" style:font-size-complex="10pt" style:font-weight-complex="normal"/>
    </style:style>
    <style:style style:name="T24" style:family="text">
      <style:text-properties style:font-name="Liberation Sans1" fo:font-size="10pt" fo:font-weight="normal" officeooo:rsid="014bdd90" style:font-size-asian="10pt" style:font-weight-asian="normal" style:font-size-complex="10pt" style:font-weight-complex="normal"/>
    </style:style>
    <style:style style:name="T25" style:family="text">
      <style:text-properties style:font-name="Liberation Sans1" fo:font-size="10pt" fo:font-weight="normal" officeooo:rsid="01c60e16" style:font-size-asian="10pt" style:font-weight-asian="normal" style:font-size-complex="10pt" style:font-weight-complex="normal"/>
    </style:style>
    <style:style style:name="T26" style:family="text">
      <style:text-properties style:font-name="Liberation Sans1" fo:font-size="10pt" fo:font-weight="normal" officeooo:rsid="014c4ced" style:font-size-asian="10pt" style:font-weight-asian="normal" style:font-size-complex="10pt" style:font-weight-complex="normal"/>
    </style:style>
    <style:style style:name="T27" style:family="text">
      <style:text-properties style:font-name="Liberation Sans1" fo:font-size="10pt" fo:font-weight="normal" officeooo:rsid="01c7856c" style:font-size-asian="10pt" style:font-weight-asian="normal" style:font-size-complex="10pt" style:font-weight-complex="normal"/>
    </style:style>
    <style:style style:name="T28" style:family="text">
      <style:text-properties style:font-name="Liberation Sans1" fo:font-size="10pt" fo:font-weight="normal" officeooo:rsid="00c79966" style:font-size-asian="10pt" style:font-weight-asian="normal" style:font-size-complex="10pt" style:font-weight-complex="normal"/>
    </style:style>
    <style:style style:name="T29" style:family="text">
      <style:text-properties style:font-name="Liberation Sans1" fo:font-size="10pt" fo:font-weight="normal" officeooo:rsid="026546c8" style:font-size-asian="10pt" style:font-weight-asian="normal" style:font-size-complex="10pt" style:font-weight-complex="normal"/>
    </style:style>
    <style:style style:name="T30" style:family="text">
      <style:text-properties style:font-name="Liberation Sans1" fo:font-size="10pt" fo:font-weight="normal" officeooo:rsid="008fc749" style:font-size-asian="10pt" style:font-weight-asian="normal" style:font-size-complex="10pt" style:font-weight-complex="normal"/>
    </style:style>
    <style:style style:name="T31" style:family="text">
      <style:text-properties style:font-name="Liberation Sans1" fo:font-size="10pt" fo:font-weight="normal" officeooo:rsid="028c78b7" style:font-size-asian="10pt" style:font-weight-asian="normal" style:font-size-complex="10pt" style:font-weight-complex="normal"/>
    </style:style>
    <style:style style:name="T32" style:family="text">
      <style:text-properties style:font-name="Liberation Sans1" fo:font-size="10pt" officeooo:rsid="0114de23" style:font-size-asian="10pt" style:font-size-complex="10pt"/>
    </style:style>
    <style:style style:name="T33" style:family="text">
      <style:text-properties style:font-name="Liberation Sans1" fo:font-size="10pt" officeooo:rsid="011f2fe5" style:font-size-asian="10pt" style:font-size-complex="10pt"/>
    </style:style>
    <style:style style:name="T34" style:family="text">
      <style:text-properties style:font-name="Liberation Sans1" fo:font-size="10pt" officeooo:rsid="014130c4" style:font-size-asian="10pt" style:font-size-complex="10pt"/>
    </style:style>
    <style:style style:name="T35" style:family="text">
      <style:text-properties style:font-name="Liberation Sans1" fo:font-size="10pt" officeooo:rsid="01bab965" style:font-size-asian="10pt" style:font-size-complex="10pt"/>
    </style:style>
    <style:style style:name="T36" style:family="text">
      <style:text-properties style:font-name="Liberation Sans1" fo:font-size="10pt" officeooo:rsid="01408d6b" style:font-size-asian="10pt" style:font-size-complex="10pt"/>
    </style:style>
    <style:style style:name="T37" style:family="text">
      <style:text-properties style:font-name="Liberation Sans1" fo:font-size="10pt" officeooo:rsid="01be1e63" style:font-size-asian="10pt" style:font-size-complex="10pt"/>
    </style:style>
    <style:style style:name="T38" style:family="text">
      <style:text-properties style:font-name="Liberation Sans1" fo:font-size="10pt" officeooo:rsid="01d65749" style:font-size-asian="10pt" style:font-size-complex="10pt"/>
    </style:style>
    <style:style style:name="T39" style:family="text">
      <style:text-properties style:font-name="Liberation Sans1" fo:font-size="10pt" officeooo:rsid="01d74ac6" style:font-size-asian="10pt" style:font-size-complex="10pt"/>
    </style:style>
    <style:style style:name="T40" style:family="text">
      <style:text-properties style:font-name="Liberation Sans1" fo:font-size="10pt" officeooo:rsid="01d972e7" style:font-size-asian="10pt" style:font-size-complex="10pt"/>
    </style:style>
    <style:style style:name="T41" style:family="text">
      <style:text-properties style:font-name="Liberation Sans1" fo:font-size="10pt" officeooo:rsid="01dc728a" style:font-size-asian="10pt" style:font-size-complex="10pt"/>
    </style:style>
    <style:style style:name="T42" style:family="text">
      <style:text-properties style:font-name="Liberation Sans1" fo:font-size="10pt" officeooo:rsid="01dda47f" style:font-size-asian="10pt" style:font-size-complex="10pt"/>
    </style:style>
    <style:style style:name="T43" style:family="text">
      <style:text-properties style:font-name="Liberation Sans1" fo:font-size="10pt" officeooo:rsid="01fde1b6" style:font-size-asian="10pt" style:font-size-complex="10pt"/>
    </style:style>
    <style:style style:name="T44" style:family="text">
      <style:text-properties style:font-name="Liberation Sans1" fo:font-weight="bold" style:font-weight-asian="bold" style:font-weight-complex="bold"/>
    </style:style>
    <style:style style:name="T45" style:family="text">
      <style:text-properties style:font-name="Liberation Sans1" fo:font-weight="bold" officeooo:rsid="00435dc5" style:font-weight-asian="bold" style:font-weight-complex="bold"/>
    </style:style>
    <style:style style:name="T46" style:family="text">
      <style:text-properties style:font-name="Liberation Sans1" fo:font-weight="bold" officeooo:rsid="0044f962" style:font-weight-asian="bold" style:font-weight-complex="bold"/>
    </style:style>
    <style:style style:name="T47" style:family="text">
      <style:text-properties style:font-name="Liberation Sans1" fo:font-weight="bold" officeooo:rsid="016c8edd" style:font-weight-asian="bold" style:font-weight-complex="bold"/>
    </style:style>
    <style:style style:name="T48" style:family="text">
      <style:text-properties style:font-name="Liberation Sans1" fo:font-weight="bold" officeooo:rsid="018aac9b" style:font-weight-asian="bold" style:font-weight-complex="bold"/>
    </style:style>
    <style:style style:name="T49" style:family="text">
      <style:text-properties style:font-name="Liberation Sans1" fo:font-weight="bold" officeooo:rsid="01aa5fcf" style:font-weight-asian="bold" style:font-weight-complex="bold"/>
    </style:style>
    <style:style style:name="T50" style:family="text">
      <style:text-properties style:font-name="Liberation Sans1" fo:font-weight="bold" officeooo:rsid="01ca50a2" style:font-weight-asian="bold" style:font-weight-complex="bold"/>
    </style:style>
    <style:style style:name="T51" style:family="text">
      <style:text-properties style:font-name="Liberation Sans1" fo:font-weight="bold" officeooo:rsid="01ce4f84" style:font-weight-asian="bold" style:font-weight-complex="bold"/>
    </style:style>
    <style:style style:name="T52" style:family="text">
      <style:text-properties style:font-name="Liberation Sans1" fo:font-weight="bold" officeooo:rsid="01d1269f" style:font-weight-asian="bold" style:font-weight-complex="bold"/>
    </style:style>
    <style:style style:name="T53" style:family="text">
      <style:text-properties style:font-name="Liberation Sans1" fo:font-weight="bold" officeooo:rsid="02497375" style:font-weight-asian="bold" style:font-weight-complex="bold"/>
    </style:style>
    <style:style style:name="T54" style:family="text">
      <style:text-properties style:font-name="Liberation Sans1" fo:font-weight="bold" officeooo:rsid="029a5f3d" style:font-weight-asian="bold" style:font-weight-complex="bold"/>
    </style:style>
    <style:style style:name="T55" style:family="text">
      <style:text-properties style:font-name="Liberation Sans1" officeooo:rsid="005e5031"/>
    </style:style>
    <style:style style:name="T56" style:family="text">
      <style:text-properties style:font-name="Liberation Sans1" officeooo:rsid="005e970e"/>
    </style:style>
    <style:style style:name="T57" style:family="text">
      <style:text-properties style:font-name="Liberation Sans1" officeooo:rsid="00411893"/>
    </style:style>
    <style:style style:name="T58" style:family="text">
      <style:text-properties style:font-name="Liberation Sans1" officeooo:rsid="004311e4"/>
    </style:style>
    <style:style style:name="T59" style:family="text">
      <style:text-properties style:font-name="Liberation Sans1" officeooo:rsid="005ee657"/>
    </style:style>
    <style:style style:name="T60" style:family="text">
      <style:text-properties style:font-name="Liberation Sans1" officeooo:rsid="00611fa7"/>
    </style:style>
    <style:style style:name="T61" style:family="text">
      <style:text-properties style:font-name="Liberation Sans1" fo:font-size="18.2000007629395pt" fo:font-weight="bold" officeooo:rsid="006252e9" style:font-name-asian="Noto Sans CJK SC" style:font-size-asian="18.2000007629395pt" style:font-weight-asian="bold" style:font-name-complex="Noto Sans Devanagari" style:font-size-complex="18.2000007629395pt" style:font-weight-complex="bold"/>
    </style:style>
    <style:style style:name="T62" style:family="text">
      <style:text-properties style:font-name="Liberation Sans1" fo:font-size="18.2000007629395pt" fo:font-weight="bold" officeooo:rsid="00799d4d" style:font-name-asian="Noto Sans CJK SC" style:font-size-asian="18.2000007629395pt" style:font-weight-asian="bold" style:font-name-complex="Noto Sans Devanagari" style:font-size-complex="18.2000007629395pt" style:font-weight-complex="bold"/>
    </style:style>
    <style:style style:name="T63" style:family="text">
      <style:text-properties style:font-name="Liberation Sans1" fo:font-weight="normal" officeooo:rsid="0063d67e" style:font-weight-asian="normal" style:font-weight-complex="normal"/>
    </style:style>
    <style:style style:name="T64" style:family="text">
      <style:text-properties style:font-name="Liberation Sans1" fo:font-weight="normal" officeooo:rsid="00179c16" style:font-weight-asian="normal" style:font-weight-complex="normal"/>
    </style:style>
    <style:style style:name="T65" style:family="text">
      <style:text-properties style:font-name="Liberation Sans1" fo:font-weight="normal" officeooo:rsid="0018cb3a" style:font-weight-asian="normal" style:font-weight-complex="normal"/>
    </style:style>
    <style:style style:name="T66" style:family="text">
      <style:text-properties style:font-name="Liberation Sans1" fo:font-weight="normal" officeooo:rsid="007a0e72" style:font-weight-asian="normal" style:font-weight-complex="normal"/>
    </style:style>
    <style:style style:name="T67" style:family="text">
      <style:text-properties style:font-name="Liberation Sans1" fo:font-weight="normal" officeooo:rsid="01d1269f" style:font-weight-asian="normal" style:font-weight-complex="normal"/>
    </style:style>
    <style:style style:name="T68" style:family="text">
      <style:text-properties style:font-name="Liberation Sans1" fo:font-weight="normal" officeooo:rsid="01d2c68a" style:font-weight-asian="normal" style:font-weight-complex="normal"/>
    </style:style>
    <style:style style:name="T69" style:family="text">
      <style:text-properties style:font-name="Liberation Sans1" fo:font-weight="normal" officeooo:rsid="02497375" style:font-weight-asian="normal" style:font-weight-complex="normal"/>
    </style:style>
    <style:style style:name="T70" style:family="text">
      <style:text-properties style:font-name="Liberation Sans1" fo:font-weight="normal" officeooo:rsid="029a5f3d" style:font-weight-asian="normal" style:font-weight-complex="normal"/>
    </style:style>
    <style:style style:name="T71" style:family="text">
      <style:text-properties style:font-name="Liberation Sans1" officeooo:rsid="0076c339"/>
    </style:style>
    <style:style style:name="T72" style:family="text">
      <style:text-properties style:font-name="Liberation Sans1" officeooo:rsid="0091ee96"/>
    </style:style>
    <style:style style:name="T73" style:family="text">
      <style:text-properties style:font-name="Liberation Sans1" officeooo:rsid="009e5b22"/>
    </style:style>
    <style:style style:name="T74" style:family="text">
      <style:text-properties style:font-name="Liberation Sans1" officeooo:rsid="009e2146"/>
    </style:style>
    <style:style style:name="T75" style:family="text">
      <style:text-properties style:font-name="Liberation Sans1" officeooo:rsid="009e71d8"/>
    </style:style>
    <style:style style:name="T76" style:family="text">
      <style:text-properties style:font-name="Liberation Sans1" officeooo:rsid="00a02318"/>
    </style:style>
    <style:style style:name="T77" style:family="text">
      <style:text-properties style:font-name="Liberation Sans1" officeooo:rsid="00a3b8e7"/>
    </style:style>
    <style:style style:name="T78" style:family="text">
      <style:text-properties style:font-name="Liberation Sans1" officeooo:rsid="00767310"/>
    </style:style>
    <style:style style:name="T79" style:family="text">
      <style:text-properties style:font-name="Liberation Sans1" officeooo:rsid="00b1cd3a"/>
    </style:style>
    <style:style style:name="T80" style:family="text">
      <style:text-properties style:font-name="Liberation Sans1" officeooo:rsid="00876e75"/>
    </style:style>
    <style:style style:name="T81" style:family="text">
      <style:text-properties style:font-name="Liberation Sans1" officeooo:rsid="00ff883f"/>
    </style:style>
    <style:style style:name="T82" style:family="text">
      <style:text-properties style:font-name="Liberation Sans1" officeooo:rsid="0106000c"/>
    </style:style>
    <style:style style:name="T83" style:family="text">
      <style:text-properties style:font-name="Liberation Sans1" officeooo:rsid="0109a27d"/>
    </style:style>
    <style:style style:name="T84" style:family="text">
      <style:text-properties style:font-name="Liberation Sans1" officeooo:rsid="010a8402"/>
    </style:style>
    <style:style style:name="T85" style:family="text">
      <style:text-properties style:font-name="Liberation Sans1" officeooo:rsid="010bf1da"/>
    </style:style>
    <style:style style:name="T86" style:family="text">
      <style:text-properties style:font-name="Liberation Sans1" officeooo:rsid="016c8edd"/>
    </style:style>
    <style:style style:name="T87" style:family="text">
      <style:text-properties style:font-name="Liberation Sans1" officeooo:rsid="0170573c"/>
    </style:style>
    <style:style style:name="T88" style:family="text">
      <style:text-properties style:font-name="Liberation Sans1" officeooo:rsid="016e82b6"/>
    </style:style>
    <style:style style:name="T89" style:family="text">
      <style:text-properties style:font-name="Liberation Sans1" officeooo:rsid="0176a633"/>
    </style:style>
    <style:style style:name="T90" style:family="text">
      <style:text-properties style:font-name="Liberation Sans1" officeooo:rsid="017aca10"/>
    </style:style>
    <style:style style:name="T91" style:family="text">
      <style:text-properties style:font-name="Liberation Sans1" officeooo:rsid="018a7403"/>
    </style:style>
    <style:style style:name="T92" style:family="text">
      <style:text-properties style:font-name="Liberation Sans1" officeooo:rsid="018aac9b"/>
    </style:style>
    <style:style style:name="T93" style:family="text">
      <style:text-properties style:font-name="Liberation Sans1" officeooo:rsid="018b99b1"/>
    </style:style>
    <style:style style:name="T94" style:family="text">
      <style:text-properties style:font-name="Liberation Sans1" officeooo:rsid="01ca50a2"/>
    </style:style>
    <style:style style:name="T95" style:family="text">
      <style:text-properties style:font-name="Liberation Sans1" officeooo:rsid="01ce4f84"/>
    </style:style>
    <style:style style:name="T96" style:family="text">
      <style:text-properties style:font-name="Liberation Sans1" officeooo:rsid="01d1269f"/>
    </style:style>
    <style:style style:name="T97" style:family="text">
      <style:text-properties style:font-name="Liberation Sans1" officeooo:rsid="01d3ada8"/>
    </style:style>
    <style:style style:name="T98" style:family="text">
      <style:text-properties style:font-name="Liberation Sans1" officeooo:rsid="01d4499f"/>
    </style:style>
    <style:style style:name="T99" style:family="text">
      <style:text-properties style:font-name="Liberation Sans1" officeooo:rsid="01fa8c72"/>
    </style:style>
    <style:style style:name="T100" style:family="text">
      <style:text-properties style:font-name="Liberation Sans1" officeooo:rsid="01fb3b17"/>
    </style:style>
    <style:style style:name="T101" style:family="text">
      <style:text-properties style:font-name="Liberation Sans1" officeooo:rsid="01fe562c"/>
    </style:style>
    <style:style style:name="T102" style:family="text">
      <style:text-properties style:font-name="Liberation Sans1" officeooo:rsid="01fef284"/>
    </style:style>
    <style:style style:name="T103" style:family="text">
      <style:text-properties style:font-name="Liberation Sans1" officeooo:rsid="0200e8d6"/>
    </style:style>
    <style:style style:name="T104" style:family="text">
      <style:text-properties style:font-name="Liberation Sans1" officeooo:rsid="02497375"/>
    </style:style>
    <style:style style:name="T105" style:family="text">
      <style:text-properties style:font-name="Liberation Sans1" officeooo:rsid="024c2ce9"/>
    </style:style>
    <style:style style:name="T106" style:family="text">
      <style:text-properties style:font-name="Liberation Sans1" officeooo:rsid="024e08b0"/>
    </style:style>
    <style:style style:name="T107" style:family="text">
      <style:text-properties style:font-name="Liberation Sans1" officeooo:rsid="028e5bc0"/>
    </style:style>
    <style:style style:name="T108" style:family="text">
      <style:text-properties style:font-name="Liberation Sans1" officeooo:rsid="029a5f3d"/>
    </style:style>
    <style:style style:name="T109" style:family="text">
      <style:text-properties style:font-name="Liberation Sans1" officeooo:rsid="029c108f"/>
    </style:style>
    <style:style style:name="T110" style:family="text">
      <style:text-properties officeooo:rsid="0171a626"/>
    </style:style>
    <style:style style:name="T111" style:family="text">
      <style:text-properties officeooo:rsid="018b2b54"/>
    </style:style>
    <style:style style:name="T112" style:family="text">
      <style:text-properties officeooo:rsid="00061fcf"/>
    </style:style>
    <style:style style:name="T113" style:family="text">
      <style:text-properties style:font-name="Liberation Mono"/>
    </style:style>
    <style:style style:name="T114" style:family="text">
      <style:text-properties style:font-name="Liberation Mono" officeooo:rsid="0006a93a"/>
    </style:style>
    <style:style style:name="T115" style:family="text">
      <style:text-properties style:font-name="Liberation Mono" officeooo:rsid="0044f962"/>
    </style:style>
    <style:style style:name="T116" style:family="text">
      <style:text-properties style:font-name="Liberation Mono" officeooo:rsid="0058383e"/>
    </style:style>
    <style:style style:name="T117" style:family="text">
      <style:text-properties style:font-name="Liberation Mono" officeooo:rsid="0091ee96"/>
    </style:style>
    <style:style style:name="T118" style:family="text">
      <style:text-properties style:font-name="Liberation Mono" officeooo:rsid="009e2146"/>
    </style:style>
    <style:style style:name="T119" style:family="text">
      <style:text-properties style:font-name="Liberation Mono" officeooo:rsid="009e5b22"/>
    </style:style>
    <style:style style:name="T120" style:family="text">
      <style:text-properties style:font-name="Liberation Mono" officeooo:rsid="009e71d8"/>
    </style:style>
    <style:style style:name="T121" style:family="text">
      <style:text-properties style:font-name="Liberation Mono" officeooo:rsid="00a61b83"/>
    </style:style>
    <style:style style:name="T122" style:family="text">
      <style:text-properties style:font-name="Liberation Mono" fo:font-size="10pt" fo:font-weight="normal" style:font-size-asian="10pt" style:font-weight-asian="normal" style:font-size-complex="10pt" style:font-weight-complex="normal"/>
    </style:style>
    <style:style style:name="T123" style:family="text">
      <style:text-properties style:font-name="Liberation Mono" fo:font-size="10pt" fo:font-weight="normal" officeooo:rsid="0052f906" style:font-size-asian="10pt" style:font-weight-asian="normal" style:font-size-complex="10pt" style:font-weight-complex="normal"/>
    </style:style>
    <style:style style:name="T124" style:family="text">
      <style:text-properties style:font-name="Liberation Mono" fo:font-size="10pt" fo:font-weight="normal" officeooo:rsid="0114de23" style:font-size-asian="10pt" style:font-weight-asian="normal" style:font-size-complex="10pt" style:font-weight-complex="normal"/>
    </style:style>
    <style:style style:name="T125" style:family="text">
      <style:text-properties style:font-name="Liberation Mono" fo:font-size="10pt" fo:font-weight="normal" officeooo:rsid="01fde1b6" style:font-size-asian="10pt" style:font-weight-asian="normal" style:font-size-complex="10pt" style:font-weight-complex="normal"/>
    </style:style>
    <style:style style:name="T126" style:family="text">
      <style:text-properties style:font-name="Liberation Mono" fo:font-size="10pt" officeooo:rsid="013de970" style:font-size-asian="10pt" style:font-size-complex="10pt"/>
    </style:style>
    <style:style style:name="T127" style:family="text">
      <style:text-properties style:font-name="Liberation Mono" fo:font-size="10pt" officeooo:rsid="01abf106" style:font-size-asian="10pt" style:font-size-complex="10pt"/>
    </style:style>
    <style:style style:name="T128" style:family="text">
      <style:text-properties style:font-name="Liberation Mono" fo:font-size="10pt" officeooo:rsid="01fde1b6" style:font-size-asian="10pt" style:font-size-complex="10pt"/>
    </style:style>
    <style:style style:name="T129" style:family="text">
      <style:text-properties style:font-name="Liberation Mono" fo:font-size="10pt" officeooo:rsid="00ca25c2" style:font-size-asian="10pt" style:font-size-complex="10pt"/>
    </style:style>
    <style:style style:name="T130" style:family="text">
      <style:text-properties style:font-name="Liberation Mono" fo:font-size="10pt" officeooo:rsid="0220ea3d" style:font-size-asian="10pt" style:font-size-complex="10pt"/>
    </style:style>
    <style:style style:name="T131" style:family="text">
      <style:text-properties style:font-name="Liberation Mono" officeooo:rsid="0106000c"/>
    </style:style>
    <style:style style:name="T132" style:family="text">
      <style:text-properties style:font-name="Liberation Mono" officeooo:rsid="00dca6e8"/>
    </style:style>
    <style:style style:name="T133" style:family="text">
      <style:text-properties style:font-name="Liberation Mono" officeooo:rsid="00ca25c2"/>
    </style:style>
    <style:style style:name="T134" style:family="text">
      <style:text-properties style:font-name="Liberation Mono" officeooo:rsid="0176a633"/>
    </style:style>
    <style:style style:name="T135" style:family="text">
      <style:text-properties style:font-name="Liberation Mono" officeooo:rsid="018a7403"/>
    </style:style>
    <style:style style:name="T136" style:family="text">
      <style:text-properties style:font-name="Liberation Mono" officeooo:rsid="018aac9b"/>
    </style:style>
    <style:style style:name="T137" style:family="text">
      <style:text-properties style:font-name="Liberation Mono" officeooo:rsid="01fe562c"/>
    </style:style>
    <style:style style:name="T138" style:family="text">
      <style:text-properties style:font-name="Liberation Mono" fo:font-weight="normal" officeooo:rsid="01fde1b6" style:font-weight-asian="normal" style:font-weight-complex="normal"/>
    </style:style>
    <style:style style:name="T139" style:family="text">
      <style:text-properties style:font-name="Liberation Mono" officeooo:rsid="01fde1b6"/>
    </style:style>
    <style:style style:name="T140" style:family="text">
      <style:text-properties style:font-name="Liberation Mono" officeooo:rsid="0220ea3d"/>
    </style:style>
    <style:style style:name="T141" style:family="text">
      <style:text-properties style:font-name="Liberation Mono" officeooo:rsid="024e08b0"/>
    </style:style>
    <style:style style:name="T142" style:family="text">
      <style:text-properties officeooo:rsid="000d69d3"/>
    </style:style>
    <style:style style:name="T143" style:family="text">
      <style:text-properties officeooo:rsid="0013e9ae"/>
    </style:style>
    <style:style style:name="T144" style:family="text">
      <style:text-properties style:font-name="Courier New" officeooo:rsid="0013e9ae"/>
    </style:style>
    <style:style style:name="T145" style:family="text">
      <style:text-properties officeooo:rsid="001dda5b"/>
    </style:style>
    <style:style style:name="T146" style:family="text">
      <style:text-properties officeooo:rsid="001fbaa5"/>
    </style:style>
    <style:style style:name="T147" style:family="text">
      <style:text-properties fo:font-weight="bold" style:font-weight-asian="bold" style:font-weight-complex="bold"/>
    </style:style>
    <style:style style:name="T148" style:family="text">
      <style:text-properties fo:font-weight="bold" officeooo:rsid="009e2146" style:font-weight-asian="bold" style:font-weight-complex="bold"/>
    </style:style>
    <style:style style:name="T149" style:family="text">
      <style:text-properties officeooo:rsid="003ad351"/>
    </style:style>
    <style:style style:name="T150" style:family="text">
      <style:text-properties officeooo:rsid="003cb018"/>
    </style:style>
    <style:style style:name="T151" style:family="text">
      <style:text-properties officeooo:rsid="003f6efc"/>
    </style:style>
    <style:style style:name="T152" style:family="text">
      <style:text-properties officeooo:rsid="003fb1ce"/>
    </style:style>
    <style:style style:name="T153" style:family="text">
      <style:text-properties officeooo:rsid="0040b2dd"/>
    </style:style>
    <style:style style:name="T154" style:family="text">
      <style:text-properties officeooo:rsid="00435dc5"/>
    </style:style>
    <style:style style:name="T155" style:family="text">
      <style:text-properties style:font-name="Liberation Sans" fo:font-style="italic" fo:font-weight="bold" officeooo:rsid="00435dc5" style:font-style-asian="italic" style:font-weight-asian="bold" style:font-style-complex="italic" style:font-weight-complex="bold"/>
    </style:style>
    <style:style style:name="T156" style:family="text">
      <style:text-properties officeooo:rsid="0044f962"/>
    </style:style>
    <style:style style:name="T157" style:family="text">
      <style:text-properties officeooo:rsid="00469a76"/>
    </style:style>
    <style:style style:name="T158" style:family="text">
      <style:text-properties officeooo:rsid="0058383e"/>
    </style:style>
    <style:style style:name="T159" style:family="text">
      <style:text-properties officeooo:rsid="00716479"/>
    </style:style>
    <style:style style:name="T160" style:family="text">
      <style:text-properties officeooo:rsid="008d02b5"/>
    </style:style>
    <style:style style:name="T161" style:family="text">
      <style:text-properties officeooo:rsid="0095c5da"/>
    </style:style>
    <style:style style:name="T162" style:family="text">
      <style:text-properties officeooo:rsid="009bfb37"/>
    </style:style>
    <style:style style:name="T163" style:family="text">
      <style:text-properties officeooo:rsid="009e2146"/>
    </style:style>
    <style:style style:name="T164" style:family="text">
      <style:text-properties officeooo:rsid="009e71d8"/>
    </style:style>
    <style:style style:name="T165" style:family="text">
      <style:text-properties officeooo:rsid="00a5a939"/>
    </style:style>
    <style:style style:name="T166" style:family="text">
      <style:text-properties officeooo:rsid="00a61b83"/>
    </style:style>
    <style:style style:name="T167" style:family="text">
      <style:text-properties officeooo:rsid="00a79875"/>
    </style:style>
    <style:style style:name="T168" style:family="text">
      <style:text-properties officeooo:rsid="00b38c29"/>
    </style:style>
    <style:style style:name="T169" style:family="text">
      <style:text-properties officeooo:rsid="0052f906"/>
    </style:style>
    <style:style style:name="T170" style:family="text">
      <style:text-properties officeooo:rsid="00b4a22d"/>
    </style:style>
    <style:style style:name="T171" style:family="text">
      <style:text-properties officeooo:rsid="00d1806b"/>
    </style:style>
    <style:style style:name="T172" style:family="text">
      <style:text-properties officeooo:rsid="00d3a979"/>
    </style:style>
    <style:style style:name="T173" style:family="text">
      <style:text-properties officeooo:rsid="00dca6e8"/>
    </style:style>
    <style:style style:name="T174" style:family="text">
      <style:text-properties officeooo:rsid="00df43d5"/>
    </style:style>
    <style:style style:name="T175" style:family="text">
      <style:text-properties officeooo:rsid="00df5be2"/>
    </style:style>
    <style:style style:name="T176" style:family="text">
      <style:text-properties officeooo:rsid="00e0049a"/>
    </style:style>
    <style:style style:name="T177" style:family="text">
      <style:text-properties officeooo:rsid="00ea1aad"/>
    </style:style>
    <style:style style:name="T178" style:family="text">
      <style:text-properties officeooo:rsid="00eb9f30"/>
    </style:style>
    <style:style style:name="T179" style:family="text">
      <style:text-properties officeooo:rsid="00f4aacd"/>
    </style:style>
    <style:style style:name="T180" style:family="text">
      <style:text-properties officeooo:rsid="0109a27d"/>
    </style:style>
    <style:style style:name="T181" style:family="text">
      <style:text-properties officeooo:rsid="010cf8a7"/>
    </style:style>
    <style:style style:name="T182" style:family="text">
      <style:text-properties officeooo:rsid="011f2fe5"/>
    </style:style>
    <style:style style:name="T183" style:family="text">
      <style:text-properties officeooo:rsid="01395a30"/>
    </style:style>
    <style:style style:name="T184" style:family="text">
      <style:text-properties officeooo:rsid="016c8edd"/>
    </style:style>
    <style:style style:name="T185" style:family="text">
      <style:text-properties officeooo:rsid="01737af8"/>
    </style:style>
    <style:style style:name="T186" style:family="text">
      <style:text-properties officeooo:rsid="01744cb8"/>
    </style:style>
    <style:style style:name="T187" style:family="text">
      <style:text-properties officeooo:rsid="017aca10"/>
    </style:style>
    <style:style style:name="T188" style:family="text">
      <style:text-properties officeooo:rsid="018eb90a"/>
    </style:style>
    <style:style style:name="T189" style:family="text">
      <style:text-properties officeooo:rsid="01ca8b1e"/>
    </style:style>
    <style:style style:name="T190" style:family="text">
      <style:text-properties officeooo:rsid="01d3ada8"/>
    </style:style>
    <style:style style:name="T191" style:family="text">
      <style:text-properties officeooo:rsid="01d65749"/>
    </style:style>
    <style:style style:name="T192" style:family="text">
      <style:text-properties officeooo:rsid="01d74ac6"/>
    </style:style>
    <style:style style:name="T193" style:family="text">
      <style:text-properties officeooo:rsid="01d972e7"/>
    </style:style>
    <style:style style:name="T194" style:family="text">
      <style:text-properties officeooo:rsid="01db5746"/>
    </style:style>
    <style:style style:name="T195" style:family="text">
      <style:text-properties officeooo:rsid="01dc728a"/>
    </style:style>
    <style:style style:name="T196" style:family="text">
      <style:text-properties officeooo:rsid="01dda47f"/>
    </style:style>
    <style:style style:name="T197" style:family="text">
      <style:text-properties fo:font-weight="normal" style:font-weight-asian="normal" style:font-weight-complex="normal"/>
    </style:style>
    <style:style style:name="T198" style:family="text">
      <style:text-properties officeooo:rsid="01f6cc25"/>
    </style:style>
    <style:style style:name="T199" style:family="text">
      <style:text-properties officeooo:rsid="01fde1b6"/>
    </style:style>
    <style:style style:name="T200" style:family="text">
      <style:text-properties officeooo:rsid="02127cf5"/>
    </style:style>
    <style:style style:name="T201" style:family="text">
      <style:text-properties officeooo:rsid="024c2ce9"/>
    </style:style>
    <style:style style:name="T202" style:family="text">
      <style:text-properties officeooo:rsid="024e98c4"/>
    </style:style>
    <style:style style:name="T203" style:family="text">
      <style:text-properties officeooo:rsid="02523f89"/>
    </style:style>
    <style:style style:name="T204" style:family="text">
      <style:text-properties officeooo:rsid="028c78b7"/>
    </style:style>
    <style:style style:name="T205" style:family="text">
      <style:text-properties officeooo:rsid="008fc749"/>
    </style:style>
    <style:style style:name="T206" style:family="text">
      <style:text-properties style:font-name="Liberation Mono"/>
    </style:style>
    <style:style style:name="T207" style:family="text">
      <style:text-properties style:font-name="Liberation Mono" fo:font-size="10pt" officeooo:rsid="00ccc49e" style:font-size-asian="10pt" style:font-size-complex="10pt"/>
    </style:style>
    <style:style style:name="T208" style:family="text">
      <style:text-properties style:font-name="Liberation Mono" fo:font-size="10pt" officeooo:rsid="0293734c" style:font-size-asian="10pt" style:font-size-complex="10pt"/>
    </style:style>
    <style:style style:name="T209" style:family="text">
      <style:text-properties style:font-name="Liberation Mono" officeooo:rsid="0293734c"/>
    </style:style>
    <style:style style:name="T210" style:family="text">
      <style:text-properties officeooo:rsid="029a5f3d"/>
    </style:style>
    <style:style style:name="T211" style:family="text">
      <style:text-properties officeooo:rsid="029c108f"/>
    </style:style>
    <style:style style:name="T212" style:family="text">
      <style:text-properties officeooo:rsid="029d442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5"><text:a xlink:type="simple" xlink:href="#__RefHeading___Toc1047_2359608451" text:style-name="Index_20_Link" text:visited-style-name="Index_20_Link">Notices<text:tab/>1</text:a></text:p>
          <text:p text:style-name="P585"><text:a xlink:type="simple" xlink:href="#__RefHeading___Toc2333_4086284286" text:style-name="Index_20_Link" text:visited-style-name="Index_20_Link">Introduction<text:tab/>1</text:a></text:p>
          <text:p text:style-name="P586"><text:a xlink:type="simple" xlink:href="#__RefHeading___Toc1049_2359608451" text:style-name="Index_20_Link" text:visited-style-name="Index_20_Link">Change History<text:tab/>4</text:a></text:p>
          <text:p text:style-name="P585"><text:a xlink:type="simple" xlink:href="#__RefHeading___Toc198_1781605495" text:style-name="Index_20_Link" text:visited-style-name="Index_20_Link">SA22-7832-11 – September, 2017<text:tab/>5</text:a></text:p>
          <text:p text:style-name="P586"><text:a xlink:type="simple" xlink:href="#__RefHeading___Toc200_1781605495" text:style-name="Index_20_Link" text:visited-style-name="Index_20_Link">General Instructions – Chapter 7<text:tab/>5</text:a></text:p>
          <text:p text:style-name="P587"><text:a xlink:type="simple" xlink:href="#__RefHeading___Toc1683_136259170" text:style-name="Index_20_Link" text:visited-style-name="Index_20_Link">BIC Extended Mnemonics (EM)<text:tab/>6</text:a></text:p>
          <text:p text:style-name="P586"><text:a xlink:type="simple" xlink:href="#__RefHeading___Toc202_1781605495" text:style-name="Index_20_Link" text:visited-style-name="Index_20_Link">Control Instructions – Chapter 10<text:tab/>6</text:a></text:p>
          <text:p text:style-name="P586"><text:a xlink:type="simple" xlink:href="#__RefHeading___Toc4105_3170224091" text:style-name="Index_20_Link" text:visited-style-name="Index_20_Link">Vector Overview and Support Instructions – Chapter 21<text:tab/>7</text:a></text:p>
          <text:p text:style-name="P586"><text:a xlink:type="simple" xlink:href="#__RefHeading___Toc10744_3422153432" text:style-name="Index_20_Link" text:visited-style-name="Index_20_Link">Vector Integer Instruction – Chapter 22<text:tab/>7</text:a></text:p>
          <text:p text:style-name="P586"><text:a xlink:type="simple" xlink:href="#__RefHeading___Toc2083_727625804" text:style-name="Index_20_Link" text:visited-style-name="Index_20_Link">Vector Floating Point Instructions – Chapter 24<text:tab/>7</text:a></text:p>
          <text:p text:style-name="P585"><text:a xlink:type="simple" xlink:href="#__RefHeading___Toc20775_3647711227" text:style-name="Index_20_Link" text:visited-style-name="Index_20_Link">SA22-7832-12 – September, 2019<text:tab/>8</text:a></text:p>
          <text:p text:style-name="P586"><text:a xlink:type="simple" xlink:href="#__RefHeading___Toc20777_3647711227" text:style-name="Index_20_Link" text:visited-style-name="Index_20_Link">General Instructions – Chapter 7<text:tab/>8</text:a></text:p>
          <text:p text:style-name="P586"><text:a xlink:type="simple" xlink:href="#__RefHeading___Toc5381_2229626716" text:style-name="Index_20_Link" text:visited-style-name="Index_20_Link">Vector Overview and Support Instructions – Chapter 21<text:tab/>8</text:a></text:p>
          <text:p text:style-name="P586"><text:a xlink:type="simple" xlink:href="#__RefHeading___Toc5538_2229626716" text:style-name="Index_20_Link" text:visited-style-name="Index_20_Link">Vector Integer Instructions – Chapter 22<text:tab/>9</text:a></text:p>
          <text:p text:style-name="P586"><text:a xlink:type="simple" xlink:href="#__RefHeading___Toc4606_2229626716" text:style-name="Index_20_Link" text:visited-style-name="Index_20_Link">Vector String Instructions – Chapter 23<text:tab/>9</text:a></text:p>
          <text:p text:style-name="P586"><text:a xlink:type="simple" xlink:href="#__RefHeading___Toc4804_2229626716" text:style-name="Index_20_Link" text:visited-style-name="Index_20_Link">Vector Floating Point Instructions – Chapter 24<text:tab/>9</text:a></text:p>
          <text:p text:style-name="P585"><text:a xlink:type="simple" xlink:href="#__RefHeading___Toc21107_3647711227" text:style-name="Index_20_Link" text:visited-style-name="Index_20_Link">SA22-7832-13 – May, 2022<text:tab/>10</text:a></text:p>
          <text:p text:style-name="P586"><text:a xlink:type="simple" xlink:href="#__RefHeading___Toc21109_3647711227" text:style-name="Index_20_Link" text:visited-style-name="Index_20_Link">Control Instructions – Chapter 10<text:tab/>10</text:a></text:p>
          <text:p text:style-name="P586"><text:a xlink:type="simple" xlink:href="#__RefHeading___Toc5168_2229626716" text:style-name="Index_20_Link" text:visited-style-name="Index_20_Link">Vector Decimal Instructions – Chapter 25<text:tab/>10</text:a></text:p>
          <text:p text:style-name="P586"><text:a xlink:type="simple" xlink:href="#__RefHeading___Toc5170_2229626716" text:style-name="Index_20_Link" text:visited-style-name="Index_20_Link">Specialized-Function-Assist Instructions – Chapter 26<text:tab/>10</text:a></text:p>
          <text:p text:style-name="P585"><text:a xlink:type="simple" xlink:href="#__RefHeading___Toc2485_1933542494" text:style-name="Index_20_Link" text:visited-style-name="Index_20_Link">Extended Mnemonics<text:tab/>12</text:a></text:p>
          <text:p text:style-name="P586"><text:a xlink:type="simple" xlink:href="#__RefHeading___Toc2487_1933542494" text:style-name="Index_20_Link" text:visited-style-name="Index_20_Link">General Instructions – Chapter 7<text:tab/>12</text:a></text:p>
          <text:p text:style-name="P586"><text:a xlink:type="simple" xlink:href="#__RefHeading___Toc6568_3897418689" text:style-name="Index_20_Link" text:visited-style-name="Index_20_Link">Floating Point Instructions – To Be Supplied<text:tab/>15</text:a></text:p>
          <text:p text:style-name="P586"><text:a xlink:type="simple" xlink:href="#__RefHeading___Toc6570_3897418689" text:style-name="Index_20_Link" text:visited-style-name="Index_20_Link">Vector Instructions – To Be Supplied<text:tab/>15</text:a></text:p>
          <text:p text:style-name="P585"><text:a xlink:type="simple" xlink:href="#__RefHeading___Toc2119_462580562" text:style-name="Index_20_Link" text:visited-style-name="Index_20_Link">Appendix A – Extended Mnemonic Limitation<text:tab/>16</text:a></text:p>
          <text:p text:style-name="P586"><text:a xlink:type="simple" xlink:href="#__RefHeading___Toc5830_3670416869" text:style-name="Index_20_Link" text:visited-style-name="Index_20_Link">Implementation and Testing Considerations<text:tab/>18</text:a></text:p>
        </text:index-body>
      </text:table-of-content>
      <text:p text:style-name="Standard"/>
      <text:p text:style-name="P3">Copyright <text:span text:style-name="T110">©</text:span> <text:span text:style-name="T111">202</text:span><text:span text:style-name="T112">2</text:span> Harold Grovesteen</text:p>
      <text:p text:style-name="P5"><text:span text:style-name="T143">See the file </text:span><text:span text:style-name="T144">doc/fdl-1.3.txt</text:span><text:span text:style-name="T143"> for copying conditions.</text:span></text:p>
      <text:h text:style-name="Heading_20_1" text:outline-level="1"><text:bookmark-start text:name="__RefHeading___Toc1047_2359608451"/>Notices<text:bookmark-end text:name="__RefHeading___Toc1047_2359608451"/></text:h>
      <text:p text:style-name="P4">IBM and z/Architecture are registered trademarks of International Business Machines Corporation.</text:p>
      <text:h text:style-name="Heading_20_1" text:outline-level="1"><text:bookmark-start text:name="__RefHeading___Toc2333_4086284286"/>Introduction<text:bookmark-end text:name="__RefHeading___Toc2333_4086284286"/></text:h>
      <text:p text:style-name="P21">ASMA is somewhat behind in instruction implementation. <text:s/>This document describes the plan for the immediate future and generally going beyond that. <text:s/><text:span text:style-name="T145">Over time this document </text:span><text:span text:style-name="T156">will be updated </text:span><text:span text:style-name="T145">with the implementation status and next set </text:span><text:span text:style-name="T154">of planned changes.</text:span></text:p>
      <text:p text:style-name="P39"><text:soft-page-break/><text:span text:style-name="T45">In general, ASMA supports all machine instructions for all mainframe architectures starting with S/360 models through the systems defined by the SA22-7832-1</text:span><text:span text:style-name="T50">3</text:span><text:span text:style-name="T45"> version of the </text:span><text:span text:style-name="T6">IBM</text:span><text:span text:style-name="T155">®</text:span><text:span text:style-name="T6"> z/Architecture</text:span><text:span text:style-name="T155">®</text:span><text:span text:style-name="T6"> Principles of Operation</text:span><text:span text:style-name="T45"> </text:span><text:span text:style-name="T51">manual </text:span><text:span text:style-name="T46">released in </text:span><text:span text:style-name="T50">May</text:span><text:span text:style-name="T46">, 20</text:span><text:span text:style-name="T50">22</text:span><text:span text:style-name="T45">.</text:span></text:p>
      <text:p text:style-name="P46"><text:span text:style-name="T15">M</text:span><text:span text:style-name="T1">achine instructions are supported by ASMA for instructions defined by versions -11, -12, and -13, as described in the following three sections devoted to each version. <text:s/></text:span><text:span text:style-name="T95">All previous PoO manual versions and systems are also supported but not included in this document which is focused on bringing ASMA machine instruction support current </text:span><text:span text:style-name="T97">with the latest PoO manual</text:span><text:span text:style-name="T95">.</text:span></text:p>
      <text:p text:style-name="P39"><text:span text:style-name="T15">Extended Mnemonics are more restrictive. <text:s/>See </text:span><text:span text:style-name="T95">the</text:span><text:span text:style-name="T15"> “</text:span><text:span text:style-name="T85">E</text:span><text:span text:style-name="T15">xtended </text:span><text:span text:style-name="T85">M</text:span><text:span text:style-name="T15">nemonics” </text:span><text:span text:style-name="T85">section for details on extended mnemonics requiring ASMA enhancements for support.</text:span></text:p>
      <text:p text:style-name="P38"><text:span text:style-name="T4">Because ASMA instructions are defined by the MSL files </text:span><text:span text:style-name="T16">(see the </text:span><text:span text:style-name="T115">asma/msl</text:span><text:span text:style-name="T16"> directory)</text:span><text:span text:style-name="T4">, this is </text:span><text:span text:style-name="T10">largely</text:span><text:span text:style-name="T4"> a plan for MSL. <text:s/>The last feature</text:span><text:span text:style-name="T56">s</text:span><text:span text:style-name="T4"> implemented in </text:span><text:span text:style-name="T114">s390x-inst.msl</text:span><text:span text:style-name="T4"> </text:span><text:span text:style-name="T94">when this document was created, </text:span><text:span text:style-name="T56">are those instructions added by </text:span><text:span text:style-name="T4">the </text:span><text:span text:style-name="T14">PoO</text:span><text:span text:style-name="T4"> manual SA22-7832-11, released in September, 2017.</text:span></text:p>
      <text:p text:style-name="P53"><text:span text:style-name="T56">The next version of the PoO </text:span><text:span text:style-name="T97">manual</text:span><text:span text:style-name="T56"> </text:span><text:span text:style-name="T97">beyond -11</text:span><text:span text:style-name="T56"> was -12, released in September, 2019. <text:s/></text:span><text:span text:style-name="T4">The latest PoO manual, -13, was released in May, 2022. <text:s/></text:span><text:span text:style-name="T94">Adding these instructions</text:span><text:span text:style-name="T4"> makes ASMA </text:span><text:span text:style-name="T94">current. </text:span><text:span text:style-name="T4">Most, but not all, new instructions are in the area of new floating point instructions and vector instructions. <text:s/>Of most interest by the users of ASMA are support for new instructions that are of more general use. <text:s/>“</text:span><text:span text:style-name="T57">General use” includes privileged instructions for bare-metal prog</text:span><text:span text:style-name="T58">r</text:span><text:span text:style-name="T57">ams. <text:s/></text:span><text:span text:style-name="T94">All machine instructions matching this description were implemented and described by “Change 4” of this document’</text:span><text:span text:style-name="T98">s change history</text:span><text:span text:style-name="T94">.</text:span></text:p>
      <text:p text:style-name="P54"><text:span text:style-name="T94">A</text:span><text:span text:style-name="T1">ddition of the remaining instructions, bringing ASMA current with the latest PoO manual, -13, are described by “Change 7” of this document’s change history.</text:span></text:p>
      <text:p text:style-name="P22">This table documents the general status of <text:span text:style-name="T181">ASMA </text:span>instruction development for the -11, -12, and -13 PoO manuals <text:span text:style-name="T157">by chapter</text:span>. <text:s/><text:span text:style-name="T184">The “Type” column identifies whether the instructions defined by the chapter are available to all programs (general) or only programs executing in privileged state (privileged). <text:s/>The three status columns identify the status of the chapter contents within ASMA:</text:span></text:p>
      <text:list xml:id="list1849149216" text:style-name="L1">
        <text:list-item>
          <text:p text:style-name="P623"><text:span text:style-name="T86">Implemented – new instructions </text:span><text:span text:style-name="T87">introduced</text:span><text:span text:style-name="T86"> </text:span><text:span text:style-name="T88">by the chapter</text:span><text:span text:style-name="T86"> and implemented by ASMA,</text:span></text:p>
        </text:list-item>
        <text:list-item>
          <text:p text:style-name="P623"><text:span text:style-name="T47">Partial</text:span><text:span text:style-name="T86"> – new instructions </text:span><text:span text:style-name="T87">introduced</text:span><text:span text:style-name="T86"> </text:span><text:span text:style-name="T88">by the chapter</text:span><text:span text:style-name="T86"> and only partially implemented by ASMA,</text:span></text:p>
        </text:list-item>
        <text:list-item>
          <text:p text:style-name="P623"><text:span text:style-name="T47">Implement</text:span><text:span text:style-name="T86"> – new instructions </text:span><text:span text:style-name="T87">introduced</text:span><text:span text:style-name="T86"> and ASMA does not yet support the new instruction</text:span><text:span text:style-name="T87">s</text:span><text:span text:style-name="T86">, and</text:span></text:p>
        </text:list-item>
        <text:list-item>
          <text:p text:style-name="P624">No change – no new instructions were introduced by the chapter in the PoO manual version.</text:p>
        </text:list-item>
      </text:list>
      <text:p text:style-name="P33"><text:soft-page-break/></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style-name="TableLine94187698245536">
            <table:table-cell table:style-name="Table5.A1" office:value-type="string">
              <text:p text:style-name="P533">Instructions</text:p>
            </table:table-cell>
            <table:table-cell table:style-name="Table5.A1" office:value-type="string">
              <text:p text:style-name="P534">Type</text:p>
            </table:table-cell>
            <table:table-cell table:style-name="Table5.A1" office:value-type="string">
              <text:p text:style-name="P533">Chapter</text:p>
            </table:table-cell>
            <table:table-cell table:style-name="Table5.A1" office:value-type="string">
              <text:p text:style-name="P517">-<text:span text:style-name="T151">11 Status</text:span></text:p>
            </table:table-cell>
            <table:table-cell table:style-name="Table5.A1" office:value-type="string">
              <text:p text:style-name="P517">-<text:span text:style-name="T151">12 Status</text:span></text:p>
            </table:table-cell>
            <table:table-cell table:style-name="Table5.A1" office:value-type="string">
              <text:p text:style-name="P517">-<text:span text:style-name="T151">13 Status</text:span></text:p>
            </table:table-cell>
          </table:table-row>
        </table:table-header-rows>
        <table:table-row table:style-name="TableLine94187705284128">
          <table:table-cell table:style-name="Table5.A1" office:value-type="string">
            <text:p text:style-name="P128">General</text:p>
          </table:table-cell>
          <table:table-cell table:style-name="Table5.A1" office:value-type="string">
            <text:p text:style-name="P196">general</text:p>
          </table:table-cell>
          <table:table-cell table:style-name="Table5.A1" office:value-type="string">
            <text:p text:style-name="P129">7</text:p>
          </table:table-cell>
          <table:table-cell table:style-name="Table5.A1" office:value-type="string">
            <text:p text:style-name="P130">Implemented</text:p>
          </table:table-cell>
          <table:table-cell table:style-name="Table5.A1" office:value-type="string">
            <text:p text:style-name="P503"><text:span text:style-name="T78">Implemen</text:span><text:span text:style-name="T79">ted</text:span></text:p>
          </table:table-cell>
          <table:table-cell table:style-name="Table5.A1" office:value-type="string">
            <text:p text:style-name="P131">Implemented</text:p>
          </table:table-cell>
        </table:table-row>
        <table:table-row table:style-name="TableLine94187688286608">
          <table:table-cell table:style-name="Table5.A1" office:value-type="string">
            <text:p text:style-name="P128">Decimal</text:p>
          </table:table-cell>
          <table:table-cell table:style-name="Table5.A1" office:value-type="string">
            <text:p text:style-name="P196">general</text:p>
          </table:table-cell>
          <table:table-cell table:style-name="Table5.A1" office:value-type="string">
            <text:p text:style-name="P129">8</text:p>
          </table:table-cell>
          <table:table-cell table:style-name="Table5.A1" office:value-type="string">
            <text:p text:style-name="P131">Implemented</text:p>
          </table:table-cell>
          <table:table-cell table:style-name="Table5.A1" office:value-type="string">
            <text:p text:style-name="P193">No change</text:p>
          </table:table-cell>
          <table:table-cell table:style-name="Table5.A1" office:value-type="string">
            <text:p text:style-name="P193">No change</text:p>
          </table:table-cell>
        </table:table-row>
        <table:table-row table:style-name="TableLine94187688287776">
          <table:table-cell table:style-name="Table5.A1" office:value-type="string">
            <text:p text:style-name="P132">FP Overview &amp; Support</text:p>
          </table:table-cell>
          <table:table-cell table:style-name="Table5.A1" office:value-type="string">
            <text:p text:style-name="P196">general</text:p>
          </table:table-cell>
          <table:table-cell table:style-name="Table5.A1" office:value-type="string">
            <text:p text:style-name="P133">9</text:p>
          </table:table-cell>
          <table:table-cell table:style-name="Table5.A1" office:value-type="string">
            <text:p text:style-name="P139">Implemented</text:p>
          </table:table-cell>
          <table:table-cell table:style-name="Table5.A1" office:value-type="string">
            <text:p text:style-name="P192">No change</text:p>
          </table:table-cell>
          <table:table-cell table:style-name="Table5.A1" office:value-type="string">
            <text:p text:style-name="P194">No change</text:p>
          </table:table-cell>
        </table:table-row>
        <table:table-row table:style-name="TableLine94187698735088">
          <table:table-cell table:style-name="Table5.A1" office:value-type="string">
            <text:p text:style-name="P128">Control</text:p>
          </table:table-cell>
          <table:table-cell table:style-name="Table5.A1" office:value-type="string">
            <text:p text:style-name="P196">privileged</text:p>
          </table:table-cell>
          <table:table-cell table:style-name="Table5.A1" office:value-type="string">
            <text:p text:style-name="P129">10</text:p>
          </table:table-cell>
          <table:table-cell table:style-name="Table5.A1" office:value-type="string">
            <text:p text:style-name="P130">Implemented</text:p>
          </table:table-cell>
          <table:table-cell table:style-name="Table5.A1" office:value-type="string">
            <text:p text:style-name="P131">Implemented</text:p>
          </table:table-cell>
          <table:table-cell table:style-name="Table5.A1" office:value-type="string">
            <text:p text:style-name="P504"><text:span text:style-name="T80">Implement</text:span><text:span text:style-name="T79">ed</text:span></text:p>
          </table:table-cell>
        </table:table-row>
        <table:table-row table:style-name="TableLine94187698736496">
          <table:table-cell table:style-name="Table5.A1" office:value-type="string">
            <text:p text:style-name="P128">I/O</text:p>
          </table:table-cell>
          <table:table-cell table:style-name="Table5.A1" office:value-type="string">
            <text:p text:style-name="P196">privileged</text:p>
          </table:table-cell>
          <table:table-cell table:style-name="Table5.A1" office:value-type="string">
            <text:p text:style-name="P129">14</text:p>
          </table:table-cell>
          <table:table-cell table:style-name="Table5.A1" office:value-type="string">
            <text:p text:style-name="P131">Implemented</text:p>
          </table:table-cell>
          <table:table-cell table:style-name="Table5.A1" office:value-type="string">
            <text:p text:style-name="P192">No change</text:p>
          </table:table-cell>
          <table:table-cell table:style-name="Table5.A1" office:value-type="string">
            <text:p text:style-name="P195">No change</text:p>
          </table:table-cell>
        </table:table-row>
        <table:table-row table:style-name="TableLine94187704481216">
          <table:table-cell table:style-name="Table5.A1" office:value-type="string">
            <text:p text:style-name="P132">Hexadecimal FP</text:p>
          </table:table-cell>
          <table:table-cell table:style-name="Table5.A1" office:value-type="string">
            <text:p text:style-name="P196">general</text:p>
          </table:table-cell>
          <table:table-cell table:style-name="Table5.A1" office:value-type="string">
            <text:p text:style-name="P133">18</text:p>
          </table:table-cell>
          <table:table-cell table:style-name="Table5.A1" office:value-type="string">
            <text:p text:style-name="P266">Implemented</text:p>
          </table:table-cell>
          <table:table-cell table:style-name="Table5.A1" office:value-type="string">
            <text:p text:style-name="P297">No change</text:p>
          </table:table-cell>
          <table:table-cell table:style-name="Table5.A1" office:value-type="string">
            <text:p text:style-name="P299">No change</text:p>
          </table:table-cell>
        </table:table-row>
        <table:table-row table:style-name="TableLine94187704482544">
          <table:table-cell table:style-name="Table5.A1" office:value-type="string">
            <text:p text:style-name="P132">Binary FP</text:p>
          </table:table-cell>
          <table:table-cell table:style-name="Table5.A1" office:value-type="string">
            <text:p text:style-name="P196">general</text:p>
          </table:table-cell>
          <table:table-cell table:style-name="Table5.A1" office:value-type="string">
            <text:p text:style-name="P133">19</text:p>
          </table:table-cell>
          <table:table-cell table:style-name="Table5.A1" office:value-type="string">
            <text:p text:style-name="P267">Implemented</text:p>
          </table:table-cell>
          <table:table-cell table:style-name="Table5.A1" office:value-type="string">
            <text:p text:style-name="P297">No change</text:p>
          </table:table-cell>
          <table:table-cell table:style-name="Table5.A1" office:value-type="string">
            <text:p text:style-name="P300">No change</text:p>
          </table:table-cell>
        </table:table-row>
        <table:table-row table:style-name="TableLine94187697549104">
          <table:table-cell table:style-name="Table5.A1" office:value-type="string">
            <text:p text:style-name="P136">Decimal FP</text:p>
          </table:table-cell>
          <table:table-cell table:style-name="Table5.A1" office:value-type="string">
            <text:p text:style-name="P196">general</text:p>
          </table:table-cell>
          <table:table-cell table:style-name="Table5.A1" office:value-type="string">
            <text:p text:style-name="P135">20</text:p>
          </table:table-cell>
          <table:table-cell table:style-name="Table5.A1" office:value-type="string">
            <text:p text:style-name="P267">Implemented</text:p>
          </table:table-cell>
          <table:table-cell table:style-name="Table5.A1" office:value-type="string">
            <text:p text:style-name="P298">No change</text:p>
          </table:table-cell>
          <table:table-cell table:style-name="Table5.A1" office:value-type="string">
            <text:p text:style-name="P301">No change</text:p>
          </table:table-cell>
        </table:table-row>
        <table:table-row table:style-name="TableLine94187697550352">
          <table:table-cell table:style-name="Table5.A1" office:value-type="string">
            <text:p text:style-name="P136">Vector Overview &amp; Support</text:p>
          </table:table-cell>
          <table:table-cell table:style-name="Table5.A1" office:value-type="string">
            <text:p text:style-name="P196">general</text:p>
          </table:table-cell>
          <table:table-cell table:style-name="Table5.A1" office:value-type="string">
            <text:p text:style-name="P135">21</text:p>
          </table:table-cell>
          <table:table-cell table:style-name="Table5.A1" office:value-type="string">
            <text:p text:style-name="P304">Implemented</text:p>
          </table:table-cell>
          <table:table-cell table:style-name="Table5.A1" office:value-type="string">
            <text:p text:style-name="P305">Implemented</text:p>
          </table:table-cell>
          <table:table-cell table:style-name="Table5.A1" office:value-type="string">
            <text:p text:style-name="P178">No change</text:p>
          </table:table-cell>
        </table:table-row>
        <table:table-row table:style-name="TableLine94187706330368">
          <table:table-cell table:style-name="Table5.A1" office:value-type="string">
            <text:p text:style-name="P136">Vector Integer</text:p>
          </table:table-cell>
          <table:table-cell table:style-name="Table5.A1" office:value-type="string">
            <text:p text:style-name="P196">general</text:p>
          </table:table-cell>
          <table:table-cell table:style-name="Table5.A1" office:value-type="string">
            <text:p text:style-name="P135">22</text:p>
          </table:table-cell>
          <table:table-cell table:style-name="Table5.A1" office:value-type="string">
            <text:p text:style-name="P304">Implemented</text:p>
          </table:table-cell>
          <table:table-cell table:style-name="Table5.A1" office:value-type="string">
            <text:p text:style-name="P305">Implemented</text:p>
          </table:table-cell>
          <table:table-cell table:style-name="Table5.A1" office:value-type="string">
            <text:p text:style-name="P179">No change</text:p>
          </table:table-cell>
        </table:table-row>
        <table:table-row table:style-name="TableLine94187699036864">
          <table:table-cell table:style-name="Table5.A1" office:value-type="string">
            <text:p text:style-name="P136">Vector String</text:p>
          </table:table-cell>
          <table:table-cell table:style-name="Table5.A1" office:value-type="string">
            <text:p text:style-name="P196">general</text:p>
          </table:table-cell>
          <table:table-cell table:style-name="Table5.A1" office:value-type="string">
            <text:p text:style-name="P135">23</text:p>
          </table:table-cell>
          <table:table-cell table:style-name="Table5.A1" office:value-type="string">
            <text:p text:style-name="P267">Implemented</text:p>
          </table:table-cell>
          <table:table-cell table:style-name="Table5.A1" office:value-type="string">
            <text:p text:style-name="P305">Implemented</text:p>
          </table:table-cell>
          <table:table-cell table:style-name="Table5.A1" office:value-type="string">
            <text:p text:style-name="P152">No change</text:p>
          </table:table-cell>
        </table:table-row>
        <table:table-row table:style-name="TableLine94187699038192">
          <table:table-cell table:style-name="Table5.A1" office:value-type="string">
            <text:p text:style-name="P137">Vector FP</text:p>
          </table:table-cell>
          <table:table-cell table:style-name="Table5.A1" office:value-type="string">
            <text:p text:style-name="P196">general</text:p>
          </table:table-cell>
          <table:table-cell table:style-name="Table5.A1" office:value-type="string">
            <text:p text:style-name="P138">24</text:p>
          </table:table-cell>
          <table:table-cell table:style-name="Table5.A1" office:value-type="string">
            <text:p text:style-name="P269">Implemented</text:p>
          </table:table-cell>
          <table:table-cell table:style-name="Table5.A1" office:value-type="string">
            <text:p text:style-name="P305">Implemented</text:p>
          </table:table-cell>
          <table:table-cell table:style-name="Table5.A1" office:value-type="string">
            <text:p text:style-name="P153">No change</text:p>
          </table:table-cell>
        </table:table-row>
        <table:table-row table:style-name="TableLine94187696789440">
          <table:table-cell table:style-name="Table5.A1" office:value-type="string">
            <text:p text:style-name="P136">Vector Decimal</text:p>
          </table:table-cell>
          <table:table-cell table:style-name="Table5.A1" office:value-type="string">
            <text:p text:style-name="P196">general</text:p>
          </table:table-cell>
          <table:table-cell table:style-name="Table5.A1" office:value-type="string">
            <text:p text:style-name="P135">25</text:p>
          </table:table-cell>
          <table:table-cell table:style-name="Table5.A1" office:value-type="string">
            <text:p text:style-name="P267">Implemented</text:p>
          </table:table-cell>
          <table:table-cell table:style-name="Table5.A1" office:value-type="string">
            <text:p text:style-name="P155">No change</text:p>
          </table:table-cell>
          <table:table-cell table:style-name="Table5.A1" office:value-type="string">
            <text:p text:style-name="P306">Implemented</text:p>
          </table:table-cell>
        </table:table-row>
        <table:table-row table:style-name="TableLine94187696790768">
          <table:table-cell table:style-name="Table5.A1" office:value-type="string">
            <text:p text:style-name="P136">Specialized Function Assist</text:p>
          </table:table-cell>
          <table:table-cell table:style-name="Table5.A1" office:value-type="string">
            <text:p text:style-name="P196">general</text:p>
          </table:table-cell>
          <table:table-cell table:style-name="Table5.A1" office:value-type="string">
            <text:p text:style-name="P135">26</text:p>
          </table:table-cell>
          <table:table-cell table:style-name="Table5.A1" office:value-type="string">
            <text:p text:style-name="P135">--</text:p>
          </table:table-cell>
          <table:table-cell table:style-name="Table5.A1" office:value-type="string">
            <text:p text:style-name="P134">--</text:p>
          </table:table-cell>
          <table:table-cell table:style-name="Table5.A1" office:value-type="string">
            <text:p text:style-name="P306">Implemented</text:p>
          </table:table-cell>
        </table:table-row>
      </table:table>
      <text:p text:style-name="P22"/>
      <text:p text:style-name="P52"><text:span text:style-name="T92">R</text:span><text:span text:style-name="T1">eport on the </text:span><text:span text:style-name="T92">SATK </text:span><text:span text:style-name="T136">github</text:span><text:span text:style-name="T92"> repository </text:span><text:span text:style-name="T93">web site: </text:span><text:a xlink:type="simple" xlink:href="https://github.com/s390guy/SATK" text:style-name="Internet_20_link" text:visited-style-name="Visited_20_Internet_20_Link"><text:span text:style-name="T93">https://github.com/s390guy/SATK</text:span></text:a><text:span text:style-name="T93"> </text:span><text:span text:style-name="T1">Issues page any instruction unsupported </text:span><text:span text:style-name="T93">or incorrectly supported by ASMA </text:span><text:span text:style-name="T1">that is a</text:span></text:p>
      <text:list xml:id="list140561478" text:style-name="L2">
        <text:list-item>
          <text:p text:style-name="P629"><text:span text:style-name="T96">machine </text:span><text:span text:style-name="T92">instruction introduced </text:span><text:span text:style-name="T48">prior to and including the </text:span><text:span text:style-name="T52">SA22-7832</text:span><text:span text:style-name="T48">-</text:span><text:span text:style-name="T49">1</text:span><text:span text:style-name="T50">3</text:span><text:span text:style-name="T48"> PoO</text:span><text:span text:style-name="T92"> version, </text:span><text:span text:style-name="T94">May</text:span><text:span text:style-name="T92">, 20</text:span><text:span text:style-name="T94">22, </text:span><text:span text:style-name="T96">or</text:span></text:p>
        </text:list-item>
        <text:list-item>
          <text:p text:style-name="P628"><text:span text:style-name="T108">general instruction </text:span><text:span text:style-name="T96">extended mnemonic </text:span><text:span text:style-name="T52">prior to </text:span><text:span text:style-name="T53">and including</text:span><text:span text:style-name="T96"> </text:span><text:span text:style-name="T52">SA22-7832-</text:span><text:span text:style-name="T54">13</text:span><text:span text:style-name="T67">, </text:span><text:span text:style-name="T70">May</text:span><text:span text:style-name="T68">, 20</text:span><text:span text:style-name="T70">22</text:span><text:span text:style-name="T96">.</text:span></text:p>
        </text:list-item>
      </text:list>
      <text:p text:style-name="P32">Based upon the analysis of the remaining machine instructions requiring implementation, bringing ASMA current with the latest PoO version will proceed to completion. <text:s/>All chapters will <text:span text:style-name="T187">eventually be </text:span>shown as “Implemented” or “No change”. <text:s/><text:span text:style-name="T187">As reflected in the previous table, all of the required work to bring ASMA </text:span><text:span text:style-name="T211">machine instructions </text:span><text:span text:style-name="T187">current with the latest PoO manual, -13, relates to vector instructions and the nine new instructions in Chapter 26. <text:s/></text:span><text:span text:style-name="T189">This work was completed with “Change 7” of this document.</text:span></text:p>
      <text:p text:style-name="P20">Following implementation of <text:span text:style-name="T185">all</text:span> new instructions, the M<text:span text:style-name="T152">achine Specification Language </text:span>enhancement<text:span text:style-name="T152">s</text:span> required for the new extended mnemonics <text:span text:style-name="T154">using bits beyond 15, </text:span><text:span text:style-name="T190">introduced by z/Architecture,</text:span> will be made. <text:s/>The <text:span text:style-name="T147">plan</text:span> for the actual extended mnemonics <text:span text:style-name="T185">implementation </text:span>will be addressed <text:span text:style-name="T154">in the future</text:span>. <text:s/><text:span text:style-name="T186">See the “Extended Mnemonics” section for base mnemonics present in Chapter 7 (-13) hav</text:span><text:span text:style-name="T187">ing</text:span><text:span text:style-name="T186"> defined extended mnemonics. <text:s/></text:span><text:span text:style-name="T190">Extended mnemonics introduced in other chapters are yet to be researched.</text:span></text:p>
      <text:p text:style-name="P20">In the tables <text:span text:style-name="T149">in the following sections</text:span>, instructions, <text:span text:style-name="T150">MSL formats, </text:span><text:span text:style-name="T153">and programming notes</text:span> in <text:span text:style-name="T147">bold</text:span> text require implementation. <text:s/><text:span text:style-name="T152">As implementation occurs, the bold text font will be changed to normal text font.</text:span></text:p>
      <text:h text:style-name="Heading_20_2" text:outline-level="2"><text:bookmark-start text:name="__RefHeading___Toc1049_2359608451"/><text:soft-page-break/>Change History<text:bookmark-end text:name="__RefHeading___Toc1049_2359608451"/></text:h>
      <table:table table:name="Table6" table:style-name="Table6">
        <table:table-column table:style-name="Table6.A"/>
        <table:table-column table:style-name="Table6.B"/>
        <table:table-column table:style-name="Table6.C"/>
        <table:table-header-rows>
          <table:table-row table:style-name="TableLine94187700196336">
            <table:table-cell table:style-name="Table6.A1" office:value-type="string">
              <text:p text:style-name="P565">Change</text:p>
            </table:table-cell>
            <table:table-cell table:style-name="Table6.A1" office:value-type="string">
              <text:p text:style-name="P564">Date</text:p>
            </table:table-cell>
            <table:table-cell table:style-name="Table6.A1" office:value-type="string">
              <text:p text:style-name="P564">Description</text:p>
            </table:table-cell>
          </table:table-row>
        </table:table-header-rows>
        <table:table-row table:style-name="Table6.2">
          <table:table-cell table:style-name="Table6.A1" office:value-type="string">
            <text:p text:style-name="P313">1</text:p>
          </table:table-cell>
          <table:table-cell table:style-name="Table6.A1" office:value-type="string">
            <text:p text:style-name="P311">4 Sep 2022</text:p>
          </table:table-cell>
          <table:table-cell table:style-name="Table6.A1" office:value-type="string">
            <text:p text:style-name="P312">Initial release <text:span text:style-name="T212">of this status</text:span>.</text:p>
          </table:table-cell>
        </table:table-row>
        <table:table-row table:style-name="Table6.2">
          <table:table-cell table:style-name="Table6.A1" office:value-type="string">
            <text:p text:style-name="P344">2</text:p>
          </table:table-cell>
          <table:table-cell table:style-name="Table6.A1" office:value-type="string">
            <text:p text:style-name="P345">5 Sep 2022</text:p>
          </table:table-cell>
          <table:table-cell table:style-name="Table6.A1" office:value-type="string">
            <text:p text:style-name="P499"><text:span text:style-name="T57">-</text:span><text:span text:style-name="T59">11 PoO fully supported with addition of two instructions that rename instructions released in the -10 PoO, chapter 24.</text:span></text:p>
          </table:table-cell>
        </table:table-row>
        <table:table-row table:style-name="Table6.2">
          <table:table-cell table:style-name="Table6.A1" office:value-type="string">
            <text:p text:style-name="P346">3</text:p>
          </table:table-cell>
          <table:table-cell table:style-name="Table6.A1" office:value-type="string">
            <text:p text:style-name="P346">6 Sep 2022</text:p>
          </table:table-cell>
          <table:table-cell table:style-name="Table6.A1" office:value-type="string">
            <text:p text:style-name="P347">Completed research for -12 and -13 PoO versions of chapter<text:span text:style-name="T160">s</text:span> 7, 8, 10, and 14 instruction changes. <text:s/>Ready for implementation.</text:p>
          </table:table-cell>
        </table:table-row>
        <table:table-row table:style-name="Table6.2">
          <table:table-cell table:style-name="Table6.A1" office:value-type="string">
            <text:p text:style-name="P350">4</text:p>
          </table:table-cell>
          <table:table-cell table:style-name="Table6.A1" office:value-type="string">
            <text:p text:style-name="P350">8 Sep 2022</text:p>
          </table:table-cell>
          <table:table-cell table:style-name="Table6.A1" office:value-type="string">
            <text:p text:style-name="P351">Provided BIC extended mnemonic analysis. <text:s/>Implemented all instruction to current level (-13) for chapters 7, 8, 10, and 14. <text:s/>Added appendix describing issues and enhancements required for support of all extended mnemonics.</text:p>
          </table:table-cell>
        </table:table-row>
        <table:table-row table:style-name="Table6.2">
          <table:table-cell table:style-name="Table6.A1" office:value-type="string">
            <text:p text:style-name="P353">5</text:p>
          </table:table-cell>
          <table:table-cell table:style-name="Table6.A1" office:value-type="string">
            <text:p text:style-name="P353">13 Sep 2022</text:p>
          </table:table-cell>
          <table:table-cell table:style-name="Table6.A1" office:value-type="string">
            <text:p text:style-name="P354">Completed analysis of <text:span text:style-name="T147">all</text:span> instruction defining chapters required to bring ASMA <text:span text:style-name="T147">machine</text:span> instruction support current with the latest PoO (-13).</text:p>
          </table:table-cell>
        </table:table-row>
        <table:table-row table:style-name="Table6.2">
          <table:table-cell table:style-name="Table6.A1" office:value-type="string">
            <text:p text:style-name="P355">6</text:p>
          </table:table-cell>
          <table:table-cell table:style-name="Table6.A1" office:value-type="string">
            <text:p text:style-name="P355">14 Sep 2022</text:p>
          </table:table-cell>
          <table:table-cell table:style-name="Table6.A1" office:value-type="string">
            <text:p text:style-name="P356">Completed implementation of vector instructions missing from original release by PoO -10. <text:s/>All machine instructions prior to and including the -11 PoO are now supported by ASMA. <text:s/><text:span text:style-name="T188">Only some vector instructions and Chapter 26 still require work.</text:span></text:p>
          </table:table-cell>
        </table:table-row>
        <table:table-row table:style-name="Table6.2">
          <table:table-cell table:style-name="Table6.A1" office:value-type="string">
            <text:p text:style-name="P357">7</text:p>
          </table:table-cell>
          <table:table-cell table:style-name="Table6.A1" office:value-type="string">
            <text:p text:style-name="P357">17 Sep 2022</text:p>
          </table:table-cell>
          <table:table-cell table:style-name="Table6.A1" office:value-type="string">
            <text:p text:style-name="P358">Completed implementation of all machine instructions introduced prior to the -13 PoO manual, consisting of machine introductions introduced by the -12 and -13 manuals. <text:s/>These instructions are all vector instructions or part of the new facility assist, chapter 26 of the -13 manual.</text:p>
          </table:table-cell>
        </table:table-row>
        <table:table-row table:style-name="Table6.2">
          <table:table-cell table:style-name="Table6.A1" office:value-type="string">
            <text:p text:style-name="P359">8</text:p>
          </table:table-cell>
          <table:table-cell table:style-name="Table6.A1" office:value-type="string">
            <text:p text:style-name="P359">1<text:span text:style-name="T203">4</text:span> Oct 2022</text:p>
          </table:table-cell>
          <table:table-cell table:style-name="Table6.A1" office:value-type="string">
            <text:p text:style-name="P360">Added new z/Architecture extended mnemonics for general instructions <text:span text:style-name="T202">(Chapter 7)</text:span> introduced in <text:span text:style-name="T202">PoO’s</text:span> -<text:span text:style-name="T202">00 through</text:span> -06, <text:span text:style-name="T202">inclusive</text:span>.</text:p>
          </table:table-cell>
        </table:table-row>
        <table:table-row table:style-name="Table6.2">
          <table:table-cell table:style-name="Table6.A1" office:value-type="string">
            <text:p text:style-name="P620">9</text:p>
          </table:table-cell>
          <table:table-cell table:style-name="Table6.A1" office:value-type="string">
            <text:p text:style-name="P621">17 Oct 2022</text:p>
          </table:table-cell>
          <table:table-cell table:style-name="Table6.A1" office:value-type="string">
            <text:p text:style-name="P622"><text:span text:style-name="T109">Added remaining z/Architecture extended mnemonics for general instructions (Chapter 7) introduced in PoO-’s -07 through -13, inclusive.</text:span></text:p>
          </table:table-cell>
        </table:table-row>
      </table:table>
      <text:p text:style-name="P23"/>
      <text:h text:style-name="P588" text:outline-level="1"><text:bookmark-start text:name="__RefHeading___Toc198_1781605495"/>SA22-7832-11 – September, 2017<text:bookmark-end text:name="__RefHeading___Toc198_1781605495"/></text:h>
      <text:p text:style-name="P40"><text:span text:style-name="T11">No new decimal instructions, Chapter 8, </text:span><text:span text:style-name="T12">nor </text:span><text:span text:style-name="T13">new </text:span><text:span text:style-name="T12">I/O Instructions, Chapter 14, </text:span><text:span text:style-name="T11">were added. <text:s/>Instructions that operate upon decimal floating point data, Chapter 20, and decimal data acted upon by vector instructions, Chapter 25 </text:span><text:span text:style-name="T5">were</text:span><text:span text:style-name="T11"> added. <text:s/>Those additions </text:span><text:span text:style-name="T71">have been</text:span><text:span text:style-name="T11"> implement</text:span><text:span text:style-name="T71">ed in ASMA</text:span><text:span text:style-name="T11">.</text:span></text:p>
      <text:p text:style-name="P49"><text:span text:style-name="T1">Upon inspection of the actual MSL files, </text:span><text:span text:style-name="T60">nearly </text:span><text:span text:style-name="T1">all new instructions </text:span><text:span text:style-name="T44">WERE</text:span><text:span text:style-name="T1"> already added to the MSL files for the -11 version of the PoO manual except for the mnemonic change for two instructions in Chapter 24.</text:span></text:p>
      <text:p text:style-name="P51"><text:span text:style-name="T91">During the analysis of floating point and vector instructions, ten vector instructions were found to be only partially implemented within the MSL. <text:s/>These ten were actually introduced in the -10 version of the PoO. <text:s/>By adding these ten instructions’ mnemonics to the MSL </text:span><text:span text:style-name="T135">s390x-vector</text:span><text:span text:style-name="T91"> </text:span><text:span text:style-name="T135">iset</text:span><text:span text:style-name="T91"> statement </text:span><text:span text:style-name="T92">(the statement defining the VECTOR FACILITY)</text:span><text:span text:style-name="T91">, the instructions were made visible to the assembler for z/Architecture target assemblies </text:span><text:span text:style-name="T92">and those targets including all instructions</text:span><text:span text:style-name="T91">.</text:span></text:p>
      <text:p text:style-name="P50"><text:span text:style-name="T1">By incorporating the mnemonic name changes, ASMA is current with the -11 version of the PoO manual </text:span><text:span text:style-name="T60">for </text:span><text:span text:style-name="T92">all -11 and previous </text:span><text:span text:style-name="T60">machine instructions</text:span><text:span text:style-name="T1">. <text:s/></text:span></text:p>
      <text:p text:style-name="P50"><text:span text:style-name="T1">At this point ASMA is now requiring enhancements for -12, released in September, 2019 and -13, released in May, 2022. <text:s/></text:span><text:span text:style-name="T55">ASMA is now three years behind.</text:span></text:p>
      <text:h text:style-name="Heading_20_2" text:outline-level="2"><text:bookmark-start text:name="__RefHeading___Toc200_1781605495"/>General Instructions – Chapter 7<text:bookmark-end text:name="__RefHeading___Toc200_1781605495"/></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187701165072">
            <table:table-cell table:style-name="Table1.A1" office:value-type="string">
              <text:p text:style-name="P518">Mnemonic</text:p>
            </table:table-cell>
            <table:table-cell table:style-name="Table1.A1" office:value-type="string">
              <text:p text:style-name="P518">Page #</text:p>
            </table:table-cell>
            <table:table-cell table:style-name="Table1.A1" office:value-type="string">
              <text:p text:style-name="P535">Prog. Notes</text:p>
            </table:table-cell>
            <table:table-cell table:style-name="Table1.A1" office:value-type="string">
              <text:p text:style-name="P518">MSL Format</text:p>
            </table:table-cell>
            <table:table-cell table:style-name="Table1.A1" office:value-type="string">
              <text:p text:style-name="P518">Implemented</text:p>
            </table:table-cell>
            <table:table-cell table:style-name="Table1.A1" office:value-type="string">
              <text:p text:style-name="P518"><text:span text:style-name="T146">Other </text:span>Notes</text:p>
            </table:table-cell>
          </table:table-row>
        </table:table-header-rows>
        <table:table-row table:style-name="TableLine94187688248384">
          <table:table-cell table:style-name="Table1.A1" office:value-type="string">
            <text:p text:style-name="P411">AGH</text:p>
          </table:table-cell>
          <table:table-cell table:style-name="Table1.A1" office:value-type="string">
            <text:p text:style-name="P228">7-28</text:p>
          </table:table-cell>
          <table:table-cell table:style-name="Table1.A1" office:value-type="string">
            <text:p text:style-name="P219">31</text:p>
          </table:table-cell>
          <table:table-cell table:style-name="Table1.A1" office:value-type="string">
            <text:p text:style-name="P66">RXYA</text:p>
          </table:table-cell>
          <table:table-cell table:style-name="Table1.A1" office:value-type="string">
            <text:p text:style-name="P85">yes</text:p>
          </table:table-cell>
          <table:table-cell table:style-name="Table1.A1" office:value-type="string">
            <text:p text:style-name="P59"/>
          </table:table-cell>
        </table:table-row>
        <table:table-row table:style-name="TableLine94187757306608">
          <table:table-cell table:style-name="Table1.A1" office:value-type="string">
            <text:p text:style-name="P411">BIC</text:p>
          </table:table-cell>
          <table:table-cell table:style-name="Table1.A1" office:value-type="string">
            <text:p text:style-name="P228">7-39</text:p>
          </table:table-cell>
          <table:table-cell table:style-name="Table1.A1" office:value-type="string">
            <text:p text:style-name="P219">31</text:p>
          </table:table-cell>
          <table:table-cell table:style-name="Table1.A1" office:value-type="string">
            <text:p text:style-name="P67">RXYB</text:p>
          </table:table-cell>
          <table:table-cell table:style-name="Table1.A1" office:value-type="string">
            <text:p text:style-name="P85">yes</text:p>
          </table:table-cell>
          <table:table-cell table:style-name="Table1.A1" office:value-type="string">
            <text:p text:style-name="P240">See BIC <text:span text:style-name="T161">EM </text:span>table below</text:p>
          </table:table-cell>
        </table:table-row>
        <table:table-row table:style-name="TableLine94187757308048">
          <table:table-cell table:style-name="Table1.A1" office:value-type="string">
            <text:p text:style-name="P411">KMA</text:p>
          </table:table-cell>
          <table:table-cell table:style-name="Table1.A1" office:value-type="string">
            <text:p text:style-name="P228">7-78</text:p>
          </table:table-cell>
          <table:table-cell table:style-name="Table1.A1" office:value-type="string">
            <text:p text:style-name="P220">33</text:p>
          </table:table-cell>
          <table:table-cell table:style-name="Table1.A1" office:value-type="string">
            <text:p text:style-name="P68">RRFB3</text:p>
          </table:table-cell>
          <table:table-cell table:style-name="Table1.A1" office:value-type="string">
            <text:p text:style-name="P86">yes</text:p>
          </table:table-cell>
          <table:table-cell table:style-name="Table1.A1" office:value-type="string">
            <text:p text:style-name="P59"/>
          </table:table-cell>
        </table:table-row>
        <table:table-row table:style-name="TableLine94187688407264">
          <table:table-cell table:style-name="Table1.A1" office:value-type="string">
            <text:p text:style-name="P361">CLT</text:p>
          </table:table-cell>
          <table:table-cell table:style-name="Table1.A1" office:value-type="string">
            <text:p text:style-name="P60">7-155</text:p>
          </table:table-cell>
          <table:table-cell table:style-name="Table1.A1" office:value-type="string">
            <text:p text:style-name="P221">26</text:p>
          </table:table-cell>
          <table:table-cell table:style-name="Table1.A1" office:value-type="string">
            <text:p text:style-name="P65">RSYB</text:p>
          </table:table-cell>
          <table:table-cell table:style-name="Table1.A1" office:value-type="string">
            <text:p text:style-name="P61">yes</text:p>
          </table:table-cell>
          <table:table-cell table:style-name="Table1.A1" office:value-type="string">
            <text:p text:style-name="P59"/>
          </table:table-cell>
        </table:table-row>
        <table:table-row table:style-name="TableLine94187688408672">
          <table:table-cell table:style-name="Table1.A1" office:value-type="string">
            <text:p text:style-name="P361">CLGT</text:p>
          </table:table-cell>
          <table:table-cell table:style-name="Table1.A1" office:value-type="string">
            <text:p text:style-name="P60">7-155</text:p>
          </table:table-cell>
          <table:table-cell table:style-name="Table1.A1" office:value-type="string">
            <text:p text:style-name="P221">26</text:p>
          </table:table-cell>
          <table:table-cell table:style-name="Table1.A1" office:value-type="string">
            <text:p text:style-name="P65">RSYB</text:p>
          </table:table-cell>
          <table:table-cell table:style-name="Table1.A1" office:value-type="string">
            <text:p text:style-name="P61">yes</text:p>
          </table:table-cell>
          <table:table-cell table:style-name="Table1.A1" office:value-type="string">
            <text:p text:style-name="P59"/>
          </table:table-cell>
        </table:table-row>
        <table:table-row table:style-name="TableLine94187698706320">
          <table:table-cell table:style-name="Table1.A1" office:value-type="string">
            <text:p text:style-name="P411">LGG</text:p>
          </table:table-cell>
          <table:table-cell table:style-name="Table1.A1" office:value-type="string">
            <text:p text:style-name="P228">7-274</text:p>
          </table:table-cell>
          <table:table-cell table:style-name="Table1.A1" office:value-type="string">
            <text:p text:style-name="P220">32</text:p>
          </table:table-cell>
          <table:table-cell table:style-name="Table1.A1" office:value-type="string">
            <text:p text:style-name="P69">RXYA</text:p>
          </table:table-cell>
          <table:table-cell table:style-name="Table1.A1" office:value-type="string">
            <text:p text:style-name="P62">yes</text:p>
          </table:table-cell>
          <table:table-cell table:style-name="Table1.A1" office:value-type="string">
            <text:p text:style-name="P59"/>
          </table:table-cell>
        </table:table-row>
        <table:table-row table:style-name="TableLine94187698707600">
          <table:table-cell table:style-name="Table1.A1" office:value-type="string">
            <text:p text:style-name="P411">LGSC</text:p>
          </table:table-cell>
          <table:table-cell table:style-name="Table1.A1" office:value-type="string">
            <text:p text:style-name="P228">7-275</text:p>
          </table:table-cell>
          <table:table-cell table:style-name="Table1.A1" office:value-type="string">
            <text:p text:style-name="P220">32</text:p>
          </table:table-cell>
          <table:table-cell table:style-name="Table1.A1" office:value-type="string">
            <text:p text:style-name="P70">RXYA</text:p>
          </table:table-cell>
          <table:table-cell table:style-name="Table1.A1" office:value-type="string">
            <text:p text:style-name="P62">yes</text:p>
          </table:table-cell>
          <table:table-cell table:style-name="Table1.A1" office:value-type="string">
            <text:p text:style-name="P59"/>
          </table:table-cell>
        </table:table-row>
        <table:table-row table:style-name="TableLine94187706472224">
          <table:table-cell table:style-name="Table1.A1" office:value-type="string">
            <text:p text:style-name="P411">LLGFSG</text:p>
          </table:table-cell>
          <table:table-cell table:style-name="Table1.A1" office:value-type="string">
            <text:p text:style-name="P228">7-274</text:p>
          </table:table-cell>
          <table:table-cell table:style-name="Table1.A1" office:value-type="string">
            <text:p text:style-name="P220">32</text:p>
          </table:table-cell>
          <table:table-cell table:style-name="Table1.A1" office:value-type="string">
            <text:p text:style-name="P71">RXYA</text:p>
          </table:table-cell>
          <table:table-cell table:style-name="Table1.A1" office:value-type="string">
            <text:p text:style-name="P62">yes</text:p>
          </table:table-cell>
          <table:table-cell table:style-name="Table1.A1" office:value-type="string">
            <text:p text:style-name="P59"/>
          </table:table-cell>
        </table:table-row>
        <table:table-row table:style-name="TableLine94187706473472">
          <table:table-cell table:style-name="Table1.A1" office:value-type="string">
            <text:p text:style-name="P411">MG</text:p>
          </table:table-cell>
          <table:table-cell table:style-name="Table1.A1" office:value-type="string">
            <text:p text:style-name="P228">7-304</text:p>
          </table:table-cell>
          <table:table-cell table:style-name="Table1.A1" office:value-type="string">
            <text:p text:style-name="P219">31</text:p>
          </table:table-cell>
          <table:table-cell table:style-name="Table1.A1" office:value-type="string">
            <text:p text:style-name="P72">RXYA</text:p>
          </table:table-cell>
          <table:table-cell table:style-name="Table1.A1" office:value-type="string">
            <text:p text:style-name="P85">yes</text:p>
          </table:table-cell>
          <table:table-cell table:style-name="Table1.A1" office:value-type="string">
            <text:p text:style-name="P59"/>
          </table:table-cell>
        </table:table-row>
        <table:table-row table:style-name="TableLine94187706474800">
          <table:table-cell table:style-name="Table1.A1" office:value-type="string">
            <text:p text:style-name="P411">MGRK</text:p>
          </table:table-cell>
          <table:table-cell table:style-name="Table1.A1" office:value-type="string">
            <text:p text:style-name="P228">7-304</text:p>
          </table:table-cell>
          <table:table-cell table:style-name="Table1.A1" office:value-type="string">
            <text:p text:style-name="P219">31</text:p>
          </table:table-cell>
          <table:table-cell table:style-name="Table1.A1" office:value-type="string">
            <text:p text:style-name="P73">RRFA1</text:p>
          </table:table-cell>
          <table:table-cell table:style-name="Table1.A1" office:value-type="string">
            <text:p text:style-name="P85">yes</text:p>
          </table:table-cell>
          <table:table-cell table:style-name="Table1.A1" office:value-type="string">
            <text:p text:style-name="P59"/>
          </table:table-cell>
        </table:table-row>
        <table:table-row table:style-name="TableLine94187697571120">
          <table:table-cell table:style-name="Table1.A1" office:value-type="string">
            <text:p text:style-name="P411">MGH</text:p>
          </table:table-cell>
          <table:table-cell table:style-name="Table1.A1" office:value-type="string">
            <text:p text:style-name="P228">7-305</text:p>
          </table:table-cell>
          <table:table-cell table:style-name="Table1.A1" office:value-type="string">
            <text:p text:style-name="P219">31</text:p>
          </table:table-cell>
          <table:table-cell table:style-name="Table1.A1" office:value-type="string">
            <text:p text:style-name="P76">RXYA</text:p>
          </table:table-cell>
          <table:table-cell table:style-name="Table1.A1" office:value-type="string">
            <text:p text:style-name="P85">yes</text:p>
          </table:table-cell>
          <table:table-cell table:style-name="Table1.A1" office:value-type="string">
            <text:p text:style-name="P59"/>
          </table:table-cell>
        </table:table-row>
        <table:table-row table:style-name="TableLine94187697572448">
          <table:table-cell table:style-name="Table1.A1" office:value-type="string">
            <text:p text:style-name="P411">MSC</text:p>
          </table:table-cell>
          <table:table-cell table:style-name="Table1.A1" office:value-type="string">
            <text:p text:style-name="P228">7-307</text:p>
          </table:table-cell>
          <table:table-cell table:style-name="Table1.A1" office:value-type="string">
            <text:p text:style-name="P219">31</text:p>
          </table:table-cell>
          <table:table-cell table:style-name="Table1.A1" office:value-type="string">
            <text:p text:style-name="P77">RXYA</text:p>
          </table:table-cell>
          <table:table-cell table:style-name="Table1.A1" office:value-type="string">
            <text:p text:style-name="P85">yes</text:p>
          </table:table-cell>
          <table:table-cell table:style-name="Table1.A1" office:value-type="string">
            <text:p text:style-name="P59"/>
          </table:table-cell>
        </table:table-row>
        <table:table-row table:style-name="TableLine94187705333456">
          <table:table-cell table:style-name="Table1.A1" office:value-type="string">
            <text:p text:style-name="P411">MSRKC</text:p>
          </table:table-cell>
          <table:table-cell table:style-name="Table1.A1" office:value-type="string">
            <text:p text:style-name="P228">7-307</text:p>
          </table:table-cell>
          <table:table-cell table:style-name="Table1.A1" office:value-type="string">
            <text:p text:style-name="P219">31</text:p>
          </table:table-cell>
          <table:table-cell table:style-name="Table1.A1" office:value-type="string">
            <text:p text:style-name="P74">RRFA1</text:p>
          </table:table-cell>
          <table:table-cell table:style-name="Table1.A1" office:value-type="string">
            <text:p text:style-name="P85">yes</text:p>
          </table:table-cell>
          <table:table-cell table:style-name="Table1.A1" office:value-type="string">
            <text:p text:style-name="P59"/>
          </table:table-cell>
        </table:table-row>
        <table:table-row table:style-name="TableLine94187705334784">
          <table:table-cell table:style-name="Table1.A1" office:value-type="string">
            <text:p text:style-name="P411">MSGC</text:p>
          </table:table-cell>
          <table:table-cell table:style-name="Table1.A1" office:value-type="string">
            <text:p text:style-name="P228">7-307</text:p>
          </table:table-cell>
          <table:table-cell table:style-name="Table1.A1" office:value-type="string">
            <text:p text:style-name="P219">31</text:p>
          </table:table-cell>
          <table:table-cell table:style-name="Table1.A1" office:value-type="string">
            <text:p text:style-name="P78">RXYA</text:p>
          </table:table-cell>
          <table:table-cell table:style-name="Table1.A1" office:value-type="string">
            <text:p text:style-name="P85">yes</text:p>
          </table:table-cell>
          <table:table-cell table:style-name="Table1.A1" office:value-type="string">
            <text:p text:style-name="P59"/>
          </table:table-cell>
        </table:table-row>
        <table:table-row table:style-name="TableLine94187750538752">
          <table:table-cell table:style-name="Table1.A1" office:value-type="string">
            <text:p text:style-name="P411">MSGRKC</text:p>
          </table:table-cell>
          <table:table-cell table:style-name="Table1.A1" office:value-type="string">
            <text:p text:style-name="P228">7-307</text:p>
          </table:table-cell>
          <table:table-cell table:style-name="Table1.A1" office:value-type="string">
            <text:p text:style-name="P219">31</text:p>
          </table:table-cell>
          <table:table-cell table:style-name="Table1.A1" office:value-type="string">
            <text:p text:style-name="P75">RRFA1</text:p>
          </table:table-cell>
          <table:table-cell table:style-name="Table1.A1" office:value-type="string">
            <text:p text:style-name="P85">yes</text:p>
          </table:table-cell>
          <table:table-cell table:style-name="Table1.A1" office:value-type="string">
            <text:p text:style-name="P59"/>
          </table:table-cell>
        </table:table-row>
        <table:table-row table:style-name="TableLine94187750540080">
          <table:table-cell table:style-name="Table1.A1" office:value-type="string">
            <text:p text:style-name="P411">PRNO</text:p>
          </table:table-cell>
          <table:table-cell table:style-name="Table1.A1" office:value-type="string">
            <text:p text:style-name="P228">7-346</text:p>
          </table:table-cell>
          <table:table-cell table:style-name="Table1.A1" office:value-type="string">
            <text:p text:style-name="P219">29</text:p>
          </table:table-cell>
          <table:table-cell table:style-name="Table1.A1" office:value-type="string">
            <text:p text:style-name="P80">RRE</text:p>
          </table:table-cell>
          <table:table-cell table:style-name="Table1.A1" office:value-type="string">
            <text:p text:style-name="P84">yes</text:p>
          </table:table-cell>
          <table:table-cell table:style-name="Table1.A1" office:value-type="string">
            <text:p text:style-name="P59"/>
          </table:table-cell>
        </table:table-row>
        <table:table-row table:style-name="TableLine94187700474880">
          <table:table-cell table:style-name="Table1.A1" office:value-type="string">
            <text:p text:style-name="P361">RISBGN</text:p>
          </table:table-cell>
          <table:table-cell table:style-name="Table1.A1" office:value-type="string">
            <text:p text:style-name="P60">7-363</text:p>
          </table:table-cell>
          <table:table-cell table:style-name="Table1.A1" office:value-type="string">
            <text:p text:style-name="P221">26</text:p>
          </table:table-cell>
          <table:table-cell table:style-name="Table1.A1" office:value-type="string">
            <text:p text:style-name="P65">RIEF</text:p>
          </table:table-cell>
          <table:table-cell table:style-name="Table1.A1" office:value-type="string">
            <text:p text:style-name="P61">yes</text:p>
          </table:table-cell>
          <table:table-cell table:style-name="Table1.A1" office:value-type="string">
            <text:p text:style-name="P59"/>
          </table:table-cell>
        </table:table-row>
        <table:table-row table:style-name="TableLine94187700476208">
          <table:table-cell table:style-name="Table1.A1" office:value-type="string">
            <text:p text:style-name="P411">STGSC</text:p>
          </table:table-cell>
          <table:table-cell table:style-name="Table1.A1" office:value-type="string">
            <text:p text:style-name="P228">7-383</text:p>
          </table:table-cell>
          <table:table-cell table:style-name="Table1.A1" office:value-type="string">
            <text:p text:style-name="P220">32</text:p>
          </table:table-cell>
          <table:table-cell table:style-name="Table1.A1" office:value-type="string">
            <text:p text:style-name="P79">RXYA</text:p>
          </table:table-cell>
          <table:table-cell table:style-name="Table1.A1" office:value-type="string">
            <text:p text:style-name="P63">yes</text:p>
          </table:table-cell>
          <table:table-cell table:style-name="Table1.A1" office:value-type="string">
            <text:p text:style-name="P59"/>
          </table:table-cell>
        </table:table-row>
        <table:table-row table:style-name="TableLine94187700477536">
          <table:table-cell table:style-name="Table1.A1" office:value-type="string">
            <text:p text:style-name="P411">SGH</text:p>
          </table:table-cell>
          <table:table-cell table:style-name="Table1.A1" office:value-type="string">
            <text:p text:style-name="P228">7-388</text:p>
          </table:table-cell>
          <table:table-cell table:style-name="Table1.A1" office:value-type="string">
            <text:p text:style-name="P219">31</text:p>
          </table:table-cell>
          <table:table-cell table:style-name="Table1.A1" office:value-type="string">
            <text:p text:style-name="P79">RXYA</text:p>
          </table:table-cell>
          <table:table-cell table:style-name="Table1.A1" office:value-type="string">
            <text:p text:style-name="P85">yes</text:p>
          </table:table-cell>
          <table:table-cell table:style-name="Table1.A1" office:value-type="string">
            <text:p text:style-name="P59"/>
          </table:table-cell>
        </table:table-row>
      </table:table>
      <text:p text:style-name="P24"><text:soft-page-break/></text:p>
      <text:h text:style-name="Heading_20_3" text:outline-level="3"><text:bookmark-start text:name="__RefHeading___Toc1683_136259170"/>BIC Extended Mnemonics <text:span text:style-name="T162">(EM)</text:span><text:bookmark-end text:name="__RefHeading___Toc1683_136259170"/></text:h>
      <text:p text:style-name="P41"><text:span text:style-name="T72">The </text:span><text:span text:style-name="T117">BIC</text:span><text:span text:style-name="T72"> instruction utilizes an extend</text:span><text:span text:style-name="T90">ed</text:span><text:span text:style-name="T72"> operation code in bits 40-47. <text:s/>Because current extended mnemonic support utilizes the extended operation in bits 8-11, it is not possible to define the </text:span><text:span text:style-name="T117">BIC</text:span><text:span text:style-name="T72"> extended mnemonics by overloading the extended operation field with the fixed mask. <text:s/>The new support for extended mnemonics is required for the </text:span><text:span text:style-name="T117">BIC</text:span><text:span text:style-name="T72"> instruction. </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style-name="TableLine94187700638032">
            <table:table-cell table:style-name="Table12.A1" office:value-type="string">
              <text:p text:style-name="P522">Mnemonic</text:p>
            </table:table-cell>
            <table:table-cell table:style-name="Table12.A1" office:value-type="string">
              <text:p text:style-name="P522">Page #</text:p>
            </table:table-cell>
            <table:table-cell table:style-name="Table12.A1" office:value-type="string">
              <text:p text:style-name="P539">Prog. Notes</text:p>
            </table:table-cell>
            <table:table-cell table:style-name="Table12.A1" office:value-type="string">
              <text:p text:style-name="P522">MSL Format</text:p>
            </table:table-cell>
            <table:table-cell table:style-name="Table12.A1" office:value-type="string">
              <text:p text:style-name="P522">Implemented</text:p>
            </table:table-cell>
            <table:table-cell table:style-name="Table12.A1" office:value-type="string">
              <text:p text:style-name="P522">Notes</text:p>
            </table:table-cell>
          </table:table-row>
        </table:table-header-rows>
        <table:table-row table:style-name="TableLine94187767750240">
          <table:table-cell table:style-name="Table12.A1" office:value-type="string">
            <text:p text:style-name="P603">BIO</text:p>
          </table:table-cell>
          <table:table-cell table:style-name="Table12.A1" office:value-type="string">
            <text:p text:style-name="P612"><text:span text:style-name="T30">7-</text:span><text:span text:style-name="T31">39</text:span></text:p>
          </table:table-cell>
          <table:table-cell table:style-name="Table12.A1" office:value-type="string">
            <text:p text:style-name="P223"/>
          </table:table-cell>
          <table:table-cell table:style-name="Table12.A1" office:value-type="string">
            <text:p text:style-name="P611">ERXYB</text:p>
          </table:table-cell>
          <table:table-cell table:style-name="Table12.A1" office:value-type="string">
            <text:p text:style-name="P617">yes</text:p>
          </table:table-cell>
          <table:table-cell table:style-name="Table12.A1" office:value-type="string">
            <text:p text:style-name="P107">M1 = 1</text:p>
          </table:table-cell>
        </table:table-row>
        <table:table-row table:style-name="TableLine94187697319648">
          <table:table-cell table:style-name="Table12.A1" office:value-type="string">
            <text:p text:style-name="P603">BIP</text:p>
          </table:table-cell>
          <table:table-cell table:style-name="Table12.A1" office:value-type="string">
            <text:p text:style-name="P614">7-<text:span text:style-name="T204">39</text:span></text:p>
          </table:table-cell>
          <table:table-cell table:style-name="Table12.A1" office:value-type="string">
            <text:p text:style-name="P226"/>
          </table:table-cell>
          <table:table-cell table:style-name="Table12.A1" office:value-type="string">
            <text:p text:style-name="P611">ERXYB</text:p>
          </table:table-cell>
          <table:table-cell table:style-name="Table12.A1" office:value-type="string">
            <text:p text:style-name="P617">yes</text:p>
          </table:table-cell>
          <table:table-cell table:style-name="Table12.A1" office:value-type="string">
            <text:p text:style-name="P107">M1 = 2</text:p>
          </table:table-cell>
        </table:table-row>
        <table:table-row table:style-name="TableLine94187697320816">
          <table:table-cell table:style-name="Table12.A1" office:value-type="string">
            <text:p text:style-name="P603">BIH</text:p>
          </table:table-cell>
          <table:table-cell table:style-name="Table12.A1" office:value-type="string">
            <text:p text:style-name="P614">7-<text:span text:style-name="T204">39</text:span></text:p>
          </table:table-cell>
          <table:table-cell table:style-name="Table12.A1" office:value-type="string">
            <text:p text:style-name="P226"/>
          </table:table-cell>
          <table:table-cell table:style-name="Table12.A1" office:value-type="string">
            <text:p text:style-name="P611">ERXYB</text:p>
          </table:table-cell>
          <table:table-cell table:style-name="Table12.A1" office:value-type="string">
            <text:p text:style-name="P617">yes</text:p>
          </table:table-cell>
          <table:table-cell table:style-name="Table12.A1" office:value-type="string">
            <text:p text:style-name="P107">M1 = 2</text:p>
          </table:table-cell>
        </table:table-row>
        <table:table-row table:style-name="TableLine94187697322192">
          <table:table-cell table:style-name="Table12.A1" office:value-type="string">
            <text:p text:style-name="P604">BIM</text:p>
          </table:table-cell>
          <table:table-cell table:style-name="Table12.A1" office:value-type="string">
            <text:p text:style-name="P615"><text:span text:style-name="T205">7-</text:span><text:span text:style-name="T204">39</text:span></text:p>
          </table:table-cell>
          <table:table-cell table:style-name="Table12.A1" office:value-type="string">
            <text:p text:style-name="P226"/>
          </table:table-cell>
          <table:table-cell table:style-name="Table12.A1" office:value-type="string">
            <text:p text:style-name="P611">ERXYB</text:p>
          </table:table-cell>
          <table:table-cell table:style-name="Table12.A1" office:value-type="string">
            <text:p text:style-name="P617">yes</text:p>
          </table:table-cell>
          <table:table-cell table:style-name="Table12.A1" office:value-type="string">
            <text:p text:style-name="P108">M1 = 4</text:p>
          </table:table-cell>
        </table:table-row>
        <table:table-row table:style-name="TableLine94187705396144">
          <table:table-cell table:style-name="Table12.A1" office:value-type="string">
            <text:p text:style-name="P604">BIL</text:p>
          </table:table-cell>
          <table:table-cell table:style-name="Table12.A1" office:value-type="string">
            <text:p text:style-name="P615"><text:span text:style-name="T205">7-</text:span><text:span text:style-name="T204">39</text:span></text:p>
          </table:table-cell>
          <table:table-cell table:style-name="Table12.A1" office:value-type="string">
            <text:p text:style-name="P226"/>
          </table:table-cell>
          <table:table-cell table:style-name="Table12.A1" office:value-type="string">
            <text:p text:style-name="P611">ERXYB</text:p>
          </table:table-cell>
          <table:table-cell table:style-name="Table12.A1" office:value-type="string">
            <text:p text:style-name="P617">yes</text:p>
          </table:table-cell>
          <table:table-cell table:style-name="Table12.A1" office:value-type="string">
            <text:p text:style-name="P108">M1 = 4</text:p>
          </table:table-cell>
        </table:table-row>
        <table:table-row table:style-name="TableLine94187705397424">
          <table:table-cell table:style-name="Table12.A1" office:value-type="string">
            <text:p text:style-name="P604">BINZ</text:p>
          </table:table-cell>
          <table:table-cell table:style-name="Table12.A1" office:value-type="string">
            <text:p text:style-name="P615"><text:span text:style-name="T205">7-</text:span><text:span text:style-name="T204">39</text:span></text:p>
          </table:table-cell>
          <table:table-cell table:style-name="Table12.A1" office:value-type="string">
            <text:p text:style-name="P226"/>
          </table:table-cell>
          <table:table-cell table:style-name="Table12.A1" office:value-type="string">
            <text:p text:style-name="P611">ERXYB</text:p>
          </table:table-cell>
          <table:table-cell table:style-name="Table12.A1" office:value-type="string">
            <text:p text:style-name="P617">yes</text:p>
          </table:table-cell>
          <table:table-cell table:style-name="Table12.A1" office:value-type="string">
            <text:p text:style-name="P108">M1 = 7</text:p>
          </table:table-cell>
        </table:table-row>
        <table:table-row table:style-name="TableLine94187705645216">
          <table:table-cell table:style-name="Table12.A1" office:value-type="string">
            <text:p text:style-name="P604">BINE</text:p>
          </table:table-cell>
          <table:table-cell table:style-name="Table12.A1" office:value-type="string">
            <text:p text:style-name="P615"><text:span text:style-name="T205">7-</text:span><text:span text:style-name="T204">39</text:span></text:p>
          </table:table-cell>
          <table:table-cell table:style-name="Table12.A1" office:value-type="string">
            <text:p text:style-name="P226"/>
          </table:table-cell>
          <table:table-cell table:style-name="Table12.A1" office:value-type="string">
            <text:p text:style-name="P611">ERXYB</text:p>
          </table:table-cell>
          <table:table-cell table:style-name="Table12.A1" office:value-type="string">
            <text:p text:style-name="P617">yes</text:p>
          </table:table-cell>
          <table:table-cell table:style-name="Table12.A1" office:value-type="string">
            <text:p text:style-name="P108">M1 = 7</text:p>
          </table:table-cell>
        </table:table-row>
        <table:table-row table:style-name="TableLine94187705646544">
          <table:table-cell table:style-name="Table12.A1" office:value-type="string">
            <text:p text:style-name="P604">BIZ</text:p>
          </table:table-cell>
          <table:table-cell table:style-name="Table12.A1" office:value-type="string">
            <text:p text:style-name="P615"><text:span text:style-name="T205">7-</text:span><text:span text:style-name="T204">39</text:span></text:p>
          </table:table-cell>
          <table:table-cell table:style-name="Table12.A1" office:value-type="string">
            <text:p text:style-name="P226"/>
          </table:table-cell>
          <table:table-cell table:style-name="Table12.A1" office:value-type="string">
            <text:p text:style-name="P611">ERXYB</text:p>
          </table:table-cell>
          <table:table-cell table:style-name="Table12.A1" office:value-type="string">
            <text:p text:style-name="P617">yes</text:p>
          </table:table-cell>
          <table:table-cell table:style-name="Table12.A1" office:value-type="string">
            <text:p text:style-name="P108">M1 = 8</text:p>
          </table:table-cell>
        </table:table-row>
        <table:table-row table:style-name="TableLine94187705290912">
          <table:table-cell table:style-name="Table12.A1" office:value-type="string">
            <text:p text:style-name="P605">BIE</text:p>
          </table:table-cell>
          <table:table-cell table:style-name="Table12.A1" office:value-type="string">
            <text:p text:style-name="P616"><text:span text:style-name="T205">7-</text:span><text:span text:style-name="T204">39</text:span></text:p>
          </table:table-cell>
          <table:table-cell table:style-name="Table12.A1" office:value-type="string">
            <text:p text:style-name="P226"/>
          </table:table-cell>
          <table:table-cell table:style-name="Table12.A1" office:value-type="string">
            <text:p text:style-name="P611">ERXYB</text:p>
          </table:table-cell>
          <table:table-cell table:style-name="Table12.A1" office:value-type="string">
            <text:p text:style-name="P617">yes</text:p>
          </table:table-cell>
          <table:table-cell table:style-name="Table12.A1" office:value-type="string">
            <text:p text:style-name="P109">M1 = 8</text:p>
          </table:table-cell>
        </table:table-row>
        <table:table-row table:style-name="TableLine94187705292240">
          <table:table-cell table:style-name="Table12.A1" office:value-type="string">
            <text:p text:style-name="P605">BINM</text:p>
          </table:table-cell>
          <table:table-cell table:style-name="Table12.A1" office:value-type="string">
            <text:p text:style-name="P616"><text:span text:style-name="T205">7-</text:span><text:span text:style-name="T204">39</text:span></text:p>
          </table:table-cell>
          <table:table-cell table:style-name="Table12.A1" office:value-type="string">
            <text:p text:style-name="P226"/>
          </table:table-cell>
          <table:table-cell table:style-name="Table12.A1" office:value-type="string">
            <text:p text:style-name="P611">ERXYB</text:p>
          </table:table-cell>
          <table:table-cell table:style-name="Table12.A1" office:value-type="string">
            <text:p text:style-name="P617">yes</text:p>
          </table:table-cell>
          <table:table-cell table:style-name="Table12.A1" office:value-type="string">
            <text:p text:style-name="P109">M1 = 11 or B</text:p>
          </table:table-cell>
        </table:table-row>
        <table:table-row table:style-name="TableLine94187705293568">
          <table:table-cell table:style-name="Table12.A1" office:value-type="string">
            <text:p text:style-name="P605">BINL</text:p>
          </table:table-cell>
          <table:table-cell table:style-name="Table12.A1" office:value-type="string">
            <text:p text:style-name="P616"><text:span text:style-name="T205">7-</text:span><text:span text:style-name="T204">39</text:span></text:p>
          </table:table-cell>
          <table:table-cell table:style-name="Table12.A1" office:value-type="string">
            <text:p text:style-name="P226"/>
          </table:table-cell>
          <table:table-cell table:style-name="Table12.A1" office:value-type="string">
            <text:p text:style-name="P611">ERXYB</text:p>
          </table:table-cell>
          <table:table-cell table:style-name="Table12.A1" office:value-type="string">
            <text:p text:style-name="P617">yes</text:p>
          </table:table-cell>
          <table:table-cell table:style-name="Table12.A1" office:value-type="string">
            <text:p text:style-name="P109">M1 = 11 or B</text:p>
          </table:table-cell>
        </table:table-row>
        <table:table-row table:style-name="TableLine94187697910176">
          <table:table-cell table:style-name="Table12.A1" office:value-type="string">
            <text:p text:style-name="P605">BINP</text:p>
          </table:table-cell>
          <table:table-cell table:style-name="Table12.A1" office:value-type="string">
            <text:p text:style-name="P616"><text:span text:style-name="T205">7-</text:span><text:span text:style-name="T204">39</text:span></text:p>
          </table:table-cell>
          <table:table-cell table:style-name="Table12.A1" office:value-type="string">
            <text:p text:style-name="P226"/>
          </table:table-cell>
          <table:table-cell table:style-name="Table12.A1" office:value-type="string">
            <text:p text:style-name="P611">ERXYB</text:p>
          </table:table-cell>
          <table:table-cell table:style-name="Table12.A1" office:value-type="string">
            <text:p text:style-name="P617">yes</text:p>
          </table:table-cell>
          <table:table-cell table:style-name="Table12.A1" office:value-type="string">
            <text:p text:style-name="P109">M1 = 13 or D</text:p>
          </table:table-cell>
        </table:table-row>
        <table:table-row table:style-name="TableLine94187697911504">
          <table:table-cell table:style-name="Table12.A1" office:value-type="string">
            <text:p text:style-name="P605">BINH</text:p>
          </table:table-cell>
          <table:table-cell table:style-name="Table12.A1" office:value-type="string">
            <text:p text:style-name="P616"><text:span text:style-name="T205">7-</text:span><text:span text:style-name="T204">39</text:span></text:p>
          </table:table-cell>
          <table:table-cell table:style-name="Table12.A1" office:value-type="string">
            <text:p text:style-name="P226"/>
          </table:table-cell>
          <table:table-cell table:style-name="Table12.A1" office:value-type="string">
            <text:p text:style-name="P611">ERXYB</text:p>
          </table:table-cell>
          <table:table-cell table:style-name="Table12.A1" office:value-type="string">
            <text:p text:style-name="P617">yes</text:p>
          </table:table-cell>
          <table:table-cell table:style-name="Table12.A1" office:value-type="string">
            <text:p text:style-name="P109">M1 = 13 or D</text:p>
          </table:table-cell>
        </table:table-row>
        <table:table-row table:style-name="TableLine94187696812944">
          <table:table-cell table:style-name="Table12.A1" office:value-type="string">
            <text:p text:style-name="P605">BINO</text:p>
          </table:table-cell>
          <table:table-cell table:style-name="Table12.A1" office:value-type="string">
            <text:p text:style-name="P616"><text:span text:style-name="T205">7-</text:span><text:span text:style-name="T204">39</text:span></text:p>
          </table:table-cell>
          <table:table-cell table:style-name="Table12.A1" office:value-type="string">
            <text:p text:style-name="P226"/>
          </table:table-cell>
          <table:table-cell table:style-name="Table12.A1" office:value-type="string">
            <text:p text:style-name="P611">ERXYB</text:p>
          </table:table-cell>
          <table:table-cell table:style-name="Table12.A1" office:value-type="string">
            <text:p text:style-name="P617">yes</text:p>
          </table:table-cell>
          <table:table-cell table:style-name="Table12.A1" office:value-type="string">
            <text:p text:style-name="P109">M1 = 14 or E</text:p>
          </table:table-cell>
        </table:table-row>
        <table:table-row table:style-name="TableLine94187696814272">
          <table:table-cell table:style-name="Table12.A1" office:value-type="string">
            <text:p text:style-name="P605">BI</text:p>
          </table:table-cell>
          <table:table-cell table:style-name="Table12.A1" office:value-type="string">
            <text:p text:style-name="P616"><text:span text:style-name="T205">7-</text:span><text:span text:style-name="T204">39</text:span></text:p>
          </table:table-cell>
          <table:table-cell table:style-name="Table12.A1" office:value-type="string">
            <text:p text:style-name="P226"/>
          </table:table-cell>
          <table:table-cell table:style-name="Table12.A1" office:value-type="string">
            <text:p text:style-name="P611">ERXYB</text:p>
          </table:table-cell>
          <table:table-cell table:style-name="Table12.A1" office:value-type="string">
            <text:p text:style-name="P617">yes</text:p>
          </table:table-cell>
          <table:table-cell table:style-name="Table12.A1" office:value-type="string">
            <text:p text:style-name="P109">M1 = 15 or F</text:p>
          </table:table-cell>
        </table:table-row>
      </table:table>
      <text:p text:style-name="Text_20_body"/>
      <text:p text:style-name="P631">Change 9 implements BIC’s extended mnemonics using the enhancements to MSL.</text:p>
      <text:p text:style-name="P9">Programming Notes</text:p>
      <table:table table:name="Table2" table:style-name="Table2">
        <table:table-column table:style-name="Table2.A"/>
        <table:table-column table:style-name="Table2.B"/>
        <table:table-header-rows>
          <table:table-row table:style-name="TableLine94187700462784">
            <table:table-cell table:style-name="Table2.A1" office:value-type="string">
              <text:p text:style-name="P552">Note #</text:p>
            </table:table-cell>
            <table:table-cell table:style-name="Table2.A1" office:value-type="string">
              <text:p text:style-name="P552">Description</text:p>
            </table:table-cell>
          </table:table-row>
        </table:table-header-rows>
        <table:table-row table:style-name="TableLine94187751737536">
          <table:table-cell table:style-name="Table2.A1" office:value-type="string">
            <text:p text:style-name="P309">26</text:p>
          </table:table-cell>
          <table:table-cell table:style-name="Table2.A1" office:value-type="string">
            <text:p text:style-name="P310">Miscellaneous-Instruction Extension<text:span text:style-name="T142">s</text:span> Facility 1</text:p>
          </table:table-cell>
        </table:table-row>
        <table:table-row table:style-name="TableLine94187751737792">
          <table:table-cell table:style-name="Table2.A1" office:value-type="string">
            <text:p text:style-name="P314">29</text:p>
          </table:table-cell>
          <table:table-cell table:style-name="Table2.A1" office:value-type="string">
            <text:p text:style-name="P315">Message-Security-Assist Extension 5</text:p>
          </table:table-cell>
        </table:table-row>
        <table:table-row table:style-name="TableLine94187751738272">
          <table:table-cell table:style-name="Table2.A1" office:value-type="string">
            <text:p text:style-name="P314">31</text:p>
          </table:table-cell>
          <table:table-cell table:style-name="Table2.A1" office:value-type="string">
            <text:p text:style-name="P315">Miscellaneous-Instruction Extensions Facility 2</text:p>
          </table:table-cell>
        </table:table-row>
        <table:table-row table:style-name="TableLine94187696804720">
          <table:table-cell table:style-name="Table2.A1" office:value-type="string">
            <text:p text:style-name="P316">32</text:p>
          </table:table-cell>
          <table:table-cell table:style-name="Table2.A1" office:value-type="string">
            <text:p text:style-name="P317">Guarded Storage Facility</text:p>
          </table:table-cell>
        </table:table-row>
        <table:table-row table:style-name="TableLine94187696805312">
          <table:table-cell table:style-name="Table2.A1" office:value-type="string">
            <text:p text:style-name="P316">33</text:p>
          </table:table-cell>
          <table:table-cell table:style-name="Table2.A1" office:value-type="string">
            <text:p text:style-name="P317">Message-Security-Assist Extension 8</text:p>
          </table:table-cell>
        </table:table-row>
      </table:table>
      <text:p text:style-name="P7"/>
      <text:h text:style-name="Heading_20_2" text:outline-level="2"><text:bookmark-start text:name="__RefHeading___Toc202_1781605495"/>Control Instructions – Chapter 10<text:bookmark-end text:name="__RefHeading___Toc202_1781605495"/></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Line94187699849872">
            <table:table-cell table:style-name="Table3.A1" office:value-type="string">
              <text:p text:style-name="P519">Mnemonic</text:p>
            </table:table-cell>
            <table:table-cell table:style-name="Table3.A1" office:value-type="string">
              <text:p text:style-name="P519">Page #</text:p>
            </table:table-cell>
            <table:table-cell table:style-name="Table3.A1" office:value-type="string">
              <text:p text:style-name="P536">Prog. Notes</text:p>
            </table:table-cell>
            <table:table-cell table:style-name="Table3.A1" office:value-type="string">
              <text:p text:style-name="P519">MSL Format</text:p>
            </table:table-cell>
            <table:table-cell table:style-name="Table3.A1" office:value-type="string">
              <text:p text:style-name="P519">Implemented</text:p>
            </table:table-cell>
            <table:table-cell table:style-name="Table3.A1" office:value-type="string">
              <text:p text:style-name="P519">Notes</text:p>
            </table:table-cell>
          </table:table-row>
        </table:table-header-rows>
        <table:table-row table:style-name="TableLine94187765499376">
          <table:table-cell table:style-name="Table3.A1" office:value-type="string">
            <text:p text:style-name="P412">IRBM</text:p>
          </table:table-cell>
          <table:table-cell table:style-name="Table3.A1" office:value-type="string">
            <text:p text:style-name="P229">10-30</text:p>
          </table:table-cell>
          <table:table-cell table:style-name="Table3.A1" office:value-type="string">
            <text:p text:style-name="P222">11</text:p>
          </table:table-cell>
          <table:table-cell table:style-name="Table3.A1" office:value-type="string">
            <text:p text:style-name="P81">RRE</text:p>
          </table:table-cell>
          <table:table-cell table:style-name="Table3.A1" office:value-type="string">
            <text:p text:style-name="P86">yes</text:p>
          </table:table-cell>
          <table:table-cell table:style-name="Table3.A1" office:value-type="string">
            <text:p text:style-name="P64"/>
          </table:table-cell>
        </table:table-row>
        <table:table-row table:style-name="TableLine94187698438736">
          <table:table-cell table:style-name="Table3.A1" office:value-type="string">
            <text:p text:style-name="P412">TPEI</text:p>
          </table:table-cell>
          <table:table-cell table:style-name="Table3.A1" office:value-type="string">
            <text:p text:style-name="P230">10-169</text:p>
          </table:table-cell>
          <table:table-cell table:style-name="Table3.A1" office:value-type="string">
            <text:p text:style-name="P225">12</text:p>
          </table:table-cell>
          <table:table-cell table:style-name="Table3.A1" office:value-type="string">
            <text:p text:style-name="P82">RRE</text:p>
          </table:table-cell>
          <table:table-cell table:style-name="Table3.A1" office:value-type="string">
            <text:p text:style-name="P88">yes</text:p>
          </table:table-cell>
          <table:table-cell table:style-name="Table3.A1" office:value-type="string">
            <text:p text:style-name="P64"/>
          </table:table-cell>
        </table:table-row>
      </table:table>
      <text:p text:style-name="P573"/>
      <text:p text:style-name="P10">Programming Notes</text:p>
      <table:table table:name="Table4" table:style-name="Table4">
        <table:table-column table:style-name="Table4.A"/>
        <table:table-column table:style-name="Table4.B"/>
        <table:table-header-rows>
          <table:table-row table:style-name="TableLine94187698440480">
            <table:table-cell table:style-name="Table4.A1" office:value-type="string">
              <text:p text:style-name="P553">Note #</text:p>
            </table:table-cell>
            <table:table-cell table:style-name="Table4.A1" office:value-type="string">
              <text:p text:style-name="P553">Description</text:p>
            </table:table-cell>
          </table:table-row>
        </table:table-header-rows>
        <table:table-row table:style-name="TableLine94187700230400">
          <table:table-cell table:style-name="Table4.A1" office:value-type="string">
            <text:p text:style-name="P318">11</text:p>
          </table:table-cell>
          <table:table-cell table:style-name="Table4.A1" office:value-type="string">
            <text:p text:style-name="P319">Insert-Reference-Bits-Multiple Facility</text:p>
          </table:table-cell>
        </table:table-row>
        <text:soft-page-break/>
        <table:table-row table:style-name="TableLine94187700230656">
          <table:table-cell table:style-name="Table4.A1" office:value-type="string">
            <text:p text:style-name="P320">12</text:p>
          </table:table-cell>
          <table:table-cell table:style-name="Table4.A1" office:value-type="string">
            <text:p text:style-name="P321">Test Pending External Interruption Facility</text:p>
          </table:table-cell>
        </table:table-row>
      </table:table>
      <text:p text:style-name="P573"/>
      <text:p text:style-name="P573"/>
      <text:h text:style-name="Heading_20_2" text:outline-level="2"><text:bookmark-start text:name="__RefHeading___Toc4105_3170224091"/>Vector Overview and Support <text:span text:style-name="T182">Instructions</text:span> – Chapter 21<text:bookmark-end text:name="__RefHeading___Toc4105_3170224091"/></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style-name="TableLine94187757279136">
            <table:table-cell table:style-name="Table15.A1" office:value-type="string">
              <text:p text:style-name="P524">Mnemonic</text:p>
            </table:table-cell>
            <table:table-cell table:style-name="Table15.A1" office:value-type="string">
              <text:p text:style-name="P524">Page #</text:p>
            </table:table-cell>
            <table:table-cell table:style-name="Table15.A1" office:value-type="string">
              <text:p text:style-name="P540">Prog. Notes</text:p>
            </table:table-cell>
            <table:table-cell table:style-name="Table15.A1" office:value-type="string">
              <text:p text:style-name="P524">MSL Format</text:p>
            </table:table-cell>
            <table:table-cell table:style-name="Table15.A1" office:value-type="string">
              <text:p text:style-name="P524">Implemented</text:p>
            </table:table-cell>
            <table:table-cell table:style-name="Table15.A1" office:value-type="string">
              <text:p text:style-name="P524">Notes</text:p>
            </table:table-cell>
          </table:table-row>
        </table:table-header-rows>
        <table:table-row table:style-name="TableLine94187698908112">
          <table:table-cell table:style-name="Table15.A1" office:value-type="string">
            <text:p text:style-name="P489"><text:span text:style-name="T123">V</text:span><text:span text:style-name="T124">LEF</text:span></text:p>
          </table:table-cell>
          <table:table-cell table:style-name="Table15.A1" office:value-type="string">
            <text:p text:style-name="P489"><text:span text:style-name="T20">21</text:span><text:span text:style-name="T19">-</text:span><text:span text:style-name="T20">7</text:span></text:p>
          </table:table-cell>
          <table:table-cell table:style-name="Table15.A1" office:value-type="string">
            <text:p text:style-name="P302">A</text:p>
          </table:table-cell>
          <table:table-cell table:style-name="Table15.A1" office:value-type="string">
            <text:p text:style-name="P140">VRX</text:p>
          </table:table-cell>
          <table:table-cell table:style-name="Table15.A1" office:value-type="string">
            <text:p text:style-name="P197">yes</text:p>
          </table:table-cell>
          <table:table-cell table:style-name="Table15.A1" office:value-type="string">
            <text:p text:style-name="P141"/>
          </table:table-cell>
        </table:table-row>
        <table:table-row table:style-name="TableLine94187698909248">
          <table:table-cell table:style-name="Table15.A1" office:value-type="string">
            <text:p text:style-name="P425">VLEG</text:p>
          </table:table-cell>
          <table:table-cell table:style-name="Table15.A1" office:value-type="string">
            <text:p text:style-name="P489"><text:span text:style-name="T20">21</text:span><text:span text:style-name="T21">-</text:span><text:span text:style-name="T20">7</text:span></text:p>
          </table:table-cell>
          <table:table-cell table:style-name="Table15.A1" office:value-type="string">
            <text:p text:style-name="P302">A</text:p>
          </table:table-cell>
          <table:table-cell table:style-name="Table15.A1" office:value-type="string">
            <text:p text:style-name="P140">VRX</text:p>
          </table:table-cell>
          <table:table-cell table:style-name="Table15.A1" office:value-type="string">
            <text:p text:style-name="P197">yes</text:p>
          </table:table-cell>
          <table:table-cell table:style-name="Table15.A1" office:value-type="string">
            <text:p text:style-name="P141"/>
          </table:table-cell>
        </table:table-row>
        <table:table-row table:style-name="TableLine94187750649088">
          <table:table-cell table:style-name="Table15.A1" office:value-type="string">
            <text:p text:style-name="P426">VLBB</text:p>
          </table:table-cell>
          <table:table-cell table:style-name="Table15.A1" office:value-type="string">
            <text:p text:style-name="P143">21-10</text:p>
          </table:table-cell>
          <table:table-cell table:style-name="Table15.A1" office:value-type="string">
            <text:p text:style-name="P303">A</text:p>
          </table:table-cell>
          <table:table-cell table:style-name="Table15.A1" office:value-type="string">
            <text:p text:style-name="P143">VRX</text:p>
          </table:table-cell>
          <table:table-cell table:style-name="Table15.A1" office:value-type="string">
            <text:p text:style-name="P198">yes</text:p>
          </table:table-cell>
          <table:table-cell table:style-name="Table15.A1" office:value-type="string">
            <text:p text:style-name="P144"/>
          </table:table-cell>
        </table:table-row>
        <table:table-row table:style-name="TableLine94187750650464">
          <table:table-cell table:style-name="Table15.A1" office:value-type="string">
            <text:p text:style-name="P429">VPKLS</text:p>
          </table:table-cell>
          <table:table-cell table:style-name="Table15.A1" office:value-type="string">
            <text:p text:style-name="P146">21-14</text:p>
          </table:table-cell>
          <table:table-cell table:style-name="Table15.A1" office:value-type="string">
            <text:p text:style-name="P303">A</text:p>
          </table:table-cell>
          <table:table-cell table:style-name="Table15.A1" office:value-type="string">
            <text:p text:style-name="P146">VRRB</text:p>
          </table:table-cell>
          <table:table-cell table:style-name="Table15.A1" office:value-type="string">
            <text:p text:style-name="P198">yes</text:p>
          </table:table-cell>
          <table:table-cell table:style-name="Table15.A1" office:value-type="string">
            <text:p text:style-name="P147"/>
          </table:table-cell>
        </table:table-row>
        <table:table-row table:style-name="TableLine94187750651872">
          <table:table-cell table:style-name="Table15.A1" office:value-type="string">
            <text:p text:style-name="P430">VSEL</text:p>
          </table:table-cell>
          <table:table-cell table:style-name="Table15.A1" office:value-type="string">
            <text:p text:style-name="P148">21-17</text:p>
          </table:table-cell>
          <table:table-cell table:style-name="Table15.A1" office:value-type="string">
            <text:p text:style-name="P303">A</text:p>
          </table:table-cell>
          <table:table-cell table:style-name="Table15.A1" office:value-type="string">
            <text:p text:style-name="P148">VRRE1</text:p>
          </table:table-cell>
          <table:table-cell table:style-name="Table15.A1" office:value-type="string">
            <text:p text:style-name="P199">yes</text:p>
          </table:table-cell>
          <table:table-cell table:style-name="Table15.A1" office:value-type="string">
            <text:p text:style-name="P147"/>
          </table:table-cell>
        </table:table-row>
      </table:table>
      <text:p text:style-name="P572"/>
      <text:p text:style-name="P18">Programming Notes</text:p>
      <table:table table:name="Table28" table:style-name="Table28">
        <table:table-column table:style-name="Table28.A"/>
        <table:table-column table:style-name="Table28.B"/>
        <table:table-header-rows>
          <table:table-row table:style-name="TableLine94187700344448">
            <table:table-cell table:style-name="Table28.A1" office:value-type="string">
              <text:p text:style-name="P562">Note #</text:p>
            </table:table-cell>
            <table:table-cell table:style-name="Table28.A1" office:value-type="string">
              <text:p text:style-name="P562">Description</text:p>
            </table:table-cell>
          </table:table-row>
        </table:table-header-rows>
        <table:table-row table:style-name="TableLine94187706502368">
          <table:table-cell table:style-name="Table28.A1" office:value-type="string">
            <text:p text:style-name="P334">A</text:p>
          </table:table-cell>
          <table:table-cell table:style-name="Table28.A1" office:value-type="string">
            <text:p text:style-name="P336">Vector Facility introduced in PoO version -10</text:p>
          </table:table-cell>
        </table:table-row>
      </table:table>
      <text:h text:style-name="P592" text:outline-level="2"/>
      <text:h text:style-name="P592" text:outline-level="2"><text:bookmark-start text:name="__RefHeading___Toc10744_3422153432"/>Vector Integer Instruction – Chapter 22<text:bookmark-end text:name="__RefHeading___Toc10744_3422153432"/></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style-name="TableLine94187700826832">
            <table:table-cell table:style-name="Table7.A1" office:value-type="string">
              <text:p text:style-name="P526">Mnemonic</text:p>
            </table:table-cell>
            <table:table-cell table:style-name="Table7.A1" office:value-type="string">
              <text:p text:style-name="P526">Page #</text:p>
            </table:table-cell>
            <table:table-cell table:style-name="Table7.A1" office:value-type="string">
              <text:p text:style-name="P542">Prog. Notes</text:p>
            </table:table-cell>
            <table:table-cell table:style-name="Table7.A1" office:value-type="string">
              <text:p text:style-name="P526">MSL Format</text:p>
            </table:table-cell>
            <table:table-cell table:style-name="Table7.A1" office:value-type="string">
              <text:p text:style-name="P526">Implemented</text:p>
            </table:table-cell>
            <table:table-cell table:style-name="Table7.A1" office:value-type="string">
              <text:p text:style-name="P526">Notes</text:p>
            </table:table-cell>
          </table:table-row>
        </table:table-header-rows>
        <table:table-row table:style-name="TableLine94187705317600">
          <table:table-cell table:style-name="Table7.A1" office:value-type="string">
            <text:p text:style-name="P506"><text:span text:style-name="T123">V</text:span><text:span text:style-name="T122">NC</text:span></text:p>
          </table:table-cell>
          <table:table-cell table:style-name="Table7.A1" office:value-type="string">
            <text:p text:style-name="P491"><text:span text:style-name="T20">2</text:span><text:span text:style-name="T22">2</text:span><text:span text:style-name="T19">-</text:span><text:span text:style-name="T22">5</text:span></text:p>
          </table:table-cell>
          <table:table-cell table:style-name="Table7.A1" office:value-type="string">
            <text:p text:style-name="P303">A</text:p>
          </table:table-cell>
          <table:table-cell table:style-name="Table7.A1" office:value-type="string">
            <text:p text:style-name="P491"><text:span text:style-name="T32">VR</text:span><text:span text:style-name="T33">RC2</text:span></text:p>
          </table:table-cell>
          <table:table-cell table:style-name="Table7.A1" office:value-type="string">
            <text:p text:style-name="P200">yes</text:p>
          </table:table-cell>
          <table:table-cell table:style-name="Table7.A1" office:value-type="string">
            <text:p text:style-name="P142"/>
          </table:table-cell>
        </table:table-row>
        <table:table-row table:style-name="TableLine94187697751376">
          <table:table-cell table:style-name="Table7.A1" office:value-type="string">
            <text:p text:style-name="P431">VCH</text:p>
          </table:table-cell>
          <table:table-cell table:style-name="Table7.A1" office:value-type="string">
            <text:p text:style-name="P507"><text:span text:style-name="T20">2</text:span><text:span text:style-name="T17">2-8</text:span></text:p>
          </table:table-cell>
          <table:table-cell table:style-name="Table7.A1" office:value-type="string">
            <text:p text:style-name="P303">A</text:p>
          </table:table-cell>
          <table:table-cell table:style-name="Table7.A1" office:value-type="string">
            <text:p text:style-name="P149">VRRB</text:p>
          </table:table-cell>
          <table:table-cell table:style-name="Table7.A1" office:value-type="string">
            <text:p text:style-name="P201">yes</text:p>
          </table:table-cell>
          <table:table-cell table:style-name="Table7.A1" office:value-type="string">
            <text:p text:style-name="P142"/>
          </table:table-cell>
        </table:table-row>
        <table:table-row table:style-name="TableLine94187750611440">
          <table:table-cell table:style-name="Table7.A1" office:value-type="string">
            <text:p text:style-name="P432">VCHL</text:p>
          </table:table-cell>
          <table:table-cell table:style-name="Table7.A1" office:value-type="string">
            <text:p text:style-name="P150">22-9</text:p>
          </table:table-cell>
          <table:table-cell table:style-name="Table7.A1" office:value-type="string">
            <text:p text:style-name="P303">A</text:p>
          </table:table-cell>
          <table:table-cell table:style-name="Table7.A1" office:value-type="string">
            <text:p text:style-name="P150">VRRB</text:p>
          </table:table-cell>
          <table:table-cell table:style-name="Table7.A1" office:value-type="string">
            <text:p text:style-name="P202">yes</text:p>
          </table:table-cell>
          <table:table-cell table:style-name="Table7.A1" office:value-type="string">
            <text:p text:style-name="P145"/>
          </table:table-cell>
        </table:table-row>
      </table:table>
      <text:p text:style-name="Text_20_body"/>
      <text:p text:style-name="P19">Programming Notes</text:p>
      <table:table table:name="Table29" table:style-name="Table29">
        <table:table-column table:style-name="Table29.A"/>
        <table:table-column table:style-name="Table29.B"/>
        <table:table-header-rows>
          <table:table-row table:style-name="TableLine94187750613344">
            <table:table-cell table:style-name="Table29.A1" office:value-type="string">
              <text:p text:style-name="P563">Note #</text:p>
            </table:table-cell>
            <table:table-cell table:style-name="Table29.A1" office:value-type="string">
              <text:p text:style-name="P563">Description</text:p>
            </table:table-cell>
          </table:table-row>
        </table:table-header-rows>
        <table:table-row table:style-name="TableLine94187768356064">
          <table:table-cell table:style-name="Table29.A1" office:value-type="string">
            <text:p text:style-name="P335">A</text:p>
          </table:table-cell>
          <table:table-cell table:style-name="Table29.A1" office:value-type="string">
            <text:p text:style-name="P337">Vector Facility introduced in PoO version -10</text:p>
          </table:table-cell>
        </table:table-row>
      </table:table>
      <text:h text:style-name="P593" text:outline-level="2"/>
      <text:h text:style-name="P594" text:outline-level="2"><text:bookmark-start text:name="__RefHeading___Toc2083_727625804"/>Vector Floating Point Instructions – Chapter 24<text:bookmark-end text:name="__RefHeading___Toc2083_727625804"/></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header-rows>
          <table:table-row table:style-name="TableLine94187768357632">
            <table:table-cell table:style-name="Table13.A1" office:value-type="string">
              <text:p text:style-name="P525">Mnemonic</text:p>
            </table:table-cell>
            <table:table-cell table:style-name="Table13.A1" office:value-type="string">
              <text:p text:style-name="P525">Page #</text:p>
            </table:table-cell>
            <table:table-cell table:style-name="Table13.A1" office:value-type="string">
              <text:p text:style-name="P541">Prog. Notes</text:p>
            </table:table-cell>
            <table:table-cell table:style-name="Table13.A1" office:value-type="string">
              <text:p text:style-name="P525">MSL Format</text:p>
            </table:table-cell>
            <table:table-cell table:style-name="Table13.A1" office:value-type="string">
              <text:p text:style-name="P525">Implemented</text:p>
            </table:table-cell>
            <table:table-cell table:style-name="Table13.A1" office:value-type="string">
              <text:p text:style-name="P525">Notes</text:p>
            </table:table-cell>
          </table:table-row>
        </table:table-header-rows>
        <table:table-row table:style-name="TableLine94187705059360">
          <table:table-cell table:style-name="Table13.A1" office:value-type="string">
            <text:p text:style-name="P427">VFLL</text:p>
          </table:table-cell>
          <table:table-cell table:style-name="Table13.A1" office:value-type="string">
            <text:p text:style-name="P490"><text:span text:style-name="T18">24</text:span><text:span text:style-name="T19">-</text:span><text:span text:style-name="T18">25</text:span></text:p>
          </table:table-cell>
          <table:table-cell table:style-name="Table13.A1" office:value-type="string">
            <text:p text:style-name="P224"/>
          </table:table-cell>
          <table:table-cell table:style-name="Table13.A1" office:value-type="string">
            <text:p text:style-name="P83">VRRA4</text:p>
          </table:table-cell>
          <table:table-cell table:style-name="Table13.A1" office:value-type="string">
            <text:p text:style-name="P87">yes</text:p>
          </table:table-cell>
          <table:table-cell table:style-name="Table13.A1" office:value-type="string">
            <text:p text:style-name="P92">Changed Mnemonic <text:span text:style-name="T158">from </text:span><text:span text:style-name="T116">VLDE</text:span></text:p>
          </table:table-cell>
        </table:table-row>
        <table:table-row table:style-name="TableLine94187705060496">
          <table:table-cell table:style-name="Table13.A1" office:value-type="string">
            <text:p text:style-name="P428">VFLR</text:p>
          </table:table-cell>
          <table:table-cell table:style-name="Table13.A1" office:value-type="string">
            <text:p text:style-name="P268">24-26</text:p>
          </table:table-cell>
          <table:table-cell table:style-name="Table13.A1" office:value-type="string">
            <text:p text:style-name="P227"/>
          </table:table-cell>
          <table:table-cell table:style-name="Table13.A1" office:value-type="string">
            <text:p text:style-name="P83">VRRA</text:p>
          </table:table-cell>
          <table:table-cell table:style-name="Table13.A1" office:value-type="string">
            <text:p text:style-name="P89">yes</text:p>
          </table:table-cell>
          <table:table-cell table:style-name="Table13.A1" office:value-type="string">
            <text:p text:style-name="P92">Changed Mnemonic <text:span text:style-name="T158">from </text:span><text:span text:style-name="T116">VLED</text:span></text:p>
          </table:table-cell>
        </table:table-row>
      </table:table>
      <text:p text:style-name="P581"/>
      <text:p text:style-name="P47"/>
      <text:p text:style-name="P47"/>
      <text:p text:style-name="P579"/>
      <text:p text:style-name="P579"/>
      <text:p text:style-name="P579"/>
      <text:h text:style-name="P589" text:outline-level="1"><text:bookmark-start text:name="__RefHeading___Toc20775_3647711227"/>SA22-7832-1<text:span text:style-name="T61">2</text:span> – September, 201<text:span text:style-name="T61">9</text:span><text:bookmark-end text:name="__RefHeading___Toc20775_3647711227"/></text:h>
      <text:h text:style-name="P595" text:outline-level="2"><text:bookmark-start text:name="__RefHeading___Toc20777_3647711227"/>General Instructions – Chapter 7<text:bookmark-end text:name="__RefHeading___Toc20777_3647711227"/></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style-name="TableLine94187764830832">
            <table:table-cell table:style-name="Table8.A1" office:value-type="string">
              <text:p text:style-name="P520">Mnemonic</text:p>
            </table:table-cell>
            <table:table-cell table:style-name="Table8.A1" office:value-type="string">
              <text:p text:style-name="P520">Page #</text:p>
            </table:table-cell>
            <table:table-cell table:style-name="Table8.A1" office:value-type="string">
              <text:p text:style-name="P537">Prog. Notes</text:p>
            </table:table-cell>
            <table:table-cell table:style-name="Table8.A1" office:value-type="string">
              <text:p text:style-name="P520">MSL Format</text:p>
            </table:table-cell>
            <table:table-cell table:style-name="Table8.A1" office:value-type="string">
              <text:p text:style-name="P520">Implemented</text:p>
            </table:table-cell>
            <table:table-cell table:style-name="Table8.A1" office:value-type="string">
              <text:p text:style-name="P520">Notes</text:p>
            </table:table-cell>
          </table:table-row>
        </table:table-header-rows>
        <table:table-row table:style-name="TableLine94187699915840">
          <table:table-cell table:style-name="Table8.A1" office:value-type="string">
            <text:p text:style-name="P417">NCRK</text:p>
          </table:table-cell>
          <table:table-cell table:style-name="Table8.A1" office:value-type="string">
            <text:p text:style-name="P500"><text:span text:style-name="T18">7-</text:span><text:span text:style-name="T17">34</text:span></text:p>
          </table:table-cell>
          <table:table-cell table:style-name="Table8.A1" office:value-type="string">
            <text:p text:style-name="P231">34</text:p>
          </table:table-cell>
          <table:table-cell table:style-name="Table8.A1" office:value-type="string">
            <text:p text:style-name="P98">RRFA1</text:p>
          </table:table-cell>
          <table:table-cell table:style-name="Table8.A1" office:value-type="string">
            <text:p text:style-name="P113">yes</text:p>
          </table:table-cell>
          <table:table-cell table:style-name="Table8.A1" office:value-type="string">
            <text:p text:style-name="P362"/>
          </table:table-cell>
        </table:table-row>
        <table:table-row table:style-name="TableLine94187703646832">
          <table:table-cell table:style-name="Table8.A1" office:value-type="string">
            <text:p text:style-name="P417">NCGRK</text:p>
          </table:table-cell>
          <table:table-cell table:style-name="Table8.A1" office:value-type="string">
            <text:p text:style-name="P231">7-34</text:p>
          </table:table-cell>
          <table:table-cell table:style-name="Table8.A1" office:value-type="string">
            <text:p text:style-name="P231">34</text:p>
          </table:table-cell>
          <table:table-cell table:style-name="Table8.A1" office:value-type="string">
            <text:p text:style-name="P98">RRFA1</text:p>
          </table:table-cell>
          <table:table-cell table:style-name="Table8.A1" office:value-type="string">
            <text:p text:style-name="P113">yes</text:p>
          </table:table-cell>
          <table:table-cell table:style-name="Table8.A1" office:value-type="string">
            <text:p text:style-name="P362"/>
          </table:table-cell>
        </table:table-row>
        <table:table-row table:style-name="TableLine94187703648192">
          <table:table-cell table:style-name="Table8.A1" office:value-type="string">
            <text:p text:style-name="P417">MVCRL</text:p>
          </table:table-cell>
          <table:table-cell table:style-name="Table8.A1" office:value-type="string">
            <text:p text:style-name="P231">7-300</text:p>
          </table:table-cell>
          <table:table-cell table:style-name="Table8.A1" office:value-type="string">
            <text:p text:style-name="P231">34</text:p>
          </table:table-cell>
          <table:table-cell table:style-name="Table8.A1" office:value-type="string">
            <text:p text:style-name="P98">SSE2</text:p>
          </table:table-cell>
          <table:table-cell table:style-name="Table8.A1" office:value-type="string">
            <text:p text:style-name="P113">yes</text:p>
          </table:table-cell>
          <table:table-cell table:style-name="Table8.A1" office:value-type="string">
            <text:p text:style-name="P90"/>
          </table:table-cell>
        </table:table-row>
        <table:table-row table:style-name="TableLine94187703649408">
          <table:table-cell table:style-name="Table8.A1" office:value-type="string">
            <text:p text:style-name="P417">NNRK</text:p>
          </table:table-cell>
          <table:table-cell table:style-name="Table8.A1" office:value-type="string">
            <text:p text:style-name="P231">7-308</text:p>
          </table:table-cell>
          <table:table-cell table:style-name="Table8.A1" office:value-type="string">
            <text:p text:style-name="P231">34</text:p>
          </table:table-cell>
          <table:table-cell table:style-name="Table8.A1" office:value-type="string">
            <text:p text:style-name="P98">RRFA1</text:p>
          </table:table-cell>
          <table:table-cell table:style-name="Table8.A1" office:value-type="string">
            <text:p text:style-name="P113">yes</text:p>
          </table:table-cell>
          <table:table-cell table:style-name="Table8.A1" office:value-type="string">
            <text:p text:style-name="P90"/>
          </table:table-cell>
        </table:table-row>
        <table:table-row table:style-name="TableLine94187697639248">
          <table:table-cell table:style-name="Table8.A1" office:value-type="string">
            <text:p text:style-name="P417">NNGRK</text:p>
          </table:table-cell>
          <table:table-cell table:style-name="Table8.A1" office:value-type="string">
            <text:p text:style-name="P231">7-308</text:p>
          </table:table-cell>
          <table:table-cell table:style-name="Table8.A1" office:value-type="string">
            <text:p text:style-name="P231">34</text:p>
          </table:table-cell>
          <table:table-cell table:style-name="Table8.A1" office:value-type="string">
            <text:p text:style-name="P99">RRFA1</text:p>
          </table:table-cell>
          <table:table-cell table:style-name="Table8.A1" office:value-type="string">
            <text:p text:style-name="P113">yes</text:p>
          </table:table-cell>
          <table:table-cell table:style-name="Table8.A1" office:value-type="string">
            <text:p text:style-name="P90"/>
          </table:table-cell>
        </table:table-row>
        <table:table-row table:style-name="TableLine94187697640528">
          <table:table-cell table:style-name="Table8.A1" office:value-type="string">
            <text:p text:style-name="P418">NORK</text:p>
          </table:table-cell>
          <table:table-cell table:style-name="Table8.A1" office:value-type="string">
            <text:p text:style-name="P232">7-311</text:p>
          </table:table-cell>
          <table:table-cell table:style-name="Table8.A1" office:value-type="string">
            <text:p text:style-name="P232">34</text:p>
          </table:table-cell>
          <table:table-cell table:style-name="Table8.A1" office:value-type="string">
            <text:p text:style-name="P99">RRFA1</text:p>
          </table:table-cell>
          <table:table-cell table:style-name="Table8.A1" office:value-type="string">
            <text:p text:style-name="P113">yes</text:p>
          </table:table-cell>
          <table:table-cell table:style-name="Table8.A1" office:value-type="string">
            <text:p text:style-name="P90"/>
          </table:table-cell>
        </table:table-row>
        <table:table-row table:style-name="TableLine94187697641856">
          <table:table-cell table:style-name="Table8.A1" office:value-type="string">
            <text:p text:style-name="P418">NOGRK</text:p>
          </table:table-cell>
          <table:table-cell table:style-name="Table8.A1" office:value-type="string">
            <text:p text:style-name="P232">7-311</text:p>
          </table:table-cell>
          <table:table-cell table:style-name="Table8.A1" office:value-type="string">
            <text:p text:style-name="P232">34</text:p>
          </table:table-cell>
          <table:table-cell table:style-name="Table8.A1" office:value-type="string">
            <text:p text:style-name="P99">RRFA1</text:p>
          </table:table-cell>
          <table:table-cell table:style-name="Table8.A1" office:value-type="string">
            <text:p text:style-name="P113">yes</text:p>
          </table:table-cell>
          <table:table-cell table:style-name="Table8.A1" office:value-type="string">
            <text:p text:style-name="P90"/>
          </table:table-cell>
        </table:table-row>
        <table:table-row table:style-name="TableLine94187768154960">
          <table:table-cell table:style-name="Table8.A1" office:value-type="string">
            <text:p text:style-name="P418">NXRK</text:p>
          </table:table-cell>
          <table:table-cell table:style-name="Table8.A1" office:value-type="string">
            <text:p text:style-name="P232">7-311</text:p>
          </table:table-cell>
          <table:table-cell table:style-name="Table8.A1" office:value-type="string">
            <text:p text:style-name="P232">34</text:p>
          </table:table-cell>
          <table:table-cell table:style-name="Table8.A1" office:value-type="string">
            <text:p text:style-name="P99">RRFA1</text:p>
          </table:table-cell>
          <table:table-cell table:style-name="Table8.A1" office:value-type="string">
            <text:p text:style-name="P113">yes</text:p>
          </table:table-cell>
          <table:table-cell table:style-name="Table8.A1" office:value-type="string">
            <text:p text:style-name="P90"/>
          </table:table-cell>
        </table:table-row>
        <table:table-row table:style-name="TableLine94187768156208">
          <table:table-cell table:style-name="Table8.A1" office:value-type="string">
            <text:p text:style-name="P418">NXGRK</text:p>
          </table:table-cell>
          <table:table-cell table:style-name="Table8.A1" office:value-type="string">
            <text:p text:style-name="P232">7-311</text:p>
          </table:table-cell>
          <table:table-cell table:style-name="Table8.A1" office:value-type="string">
            <text:p text:style-name="P232">34</text:p>
          </table:table-cell>
          <table:table-cell table:style-name="Table8.A1" office:value-type="string">
            <text:p text:style-name="P99">RRFA1</text:p>
          </table:table-cell>
          <table:table-cell table:style-name="Table8.A1" office:value-type="string">
            <text:p text:style-name="P113">yes</text:p>
          </table:table-cell>
          <table:table-cell table:style-name="Table8.A1" office:value-type="string">
            <text:p text:style-name="P90"/>
          </table:table-cell>
        </table:table-row>
        <table:table-row table:style-name="TableLine94187688369200">
          <table:table-cell table:style-name="Table8.A1" office:value-type="string">
            <text:p text:style-name="P419">OCRK</text:p>
          </table:table-cell>
          <table:table-cell table:style-name="Table8.A1" office:value-type="string">
            <text:p text:style-name="P233">7-314</text:p>
          </table:table-cell>
          <table:table-cell table:style-name="Table8.A1" office:value-type="string">
            <text:p text:style-name="P233">34</text:p>
          </table:table-cell>
          <table:table-cell table:style-name="Table8.A1" office:value-type="string">
            <text:p text:style-name="P99">RRFA1</text:p>
          </table:table-cell>
          <table:table-cell table:style-name="Table8.A1" office:value-type="string">
            <text:p text:style-name="P113">yes</text:p>
          </table:table-cell>
          <table:table-cell table:style-name="Table8.A1" office:value-type="string">
            <text:p text:style-name="P90"/>
          </table:table-cell>
        </table:table-row>
        <table:table-row table:style-name="TableLine94187688371296">
          <table:table-cell table:style-name="Table8.A1" office:value-type="string">
            <text:p text:style-name="P419">OCGRK</text:p>
          </table:table-cell>
          <table:table-cell table:style-name="Table8.A1" office:value-type="string">
            <text:p text:style-name="P233">7-314</text:p>
          </table:table-cell>
          <table:table-cell table:style-name="Table8.A1" office:value-type="string">
            <text:p text:style-name="P233">34</text:p>
          </table:table-cell>
          <table:table-cell table:style-name="Table8.A1" office:value-type="string">
            <text:p text:style-name="P99">RRFA1</text:p>
          </table:table-cell>
          <table:table-cell table:style-name="Table8.A1" office:value-type="string">
            <text:p text:style-name="P113">yes</text:p>
          </table:table-cell>
          <table:table-cell table:style-name="Table8.A1" office:value-type="string">
            <text:p text:style-name="P90"/>
          </table:table-cell>
        </table:table-row>
        <table:table-row table:style-name="TableLine94187688372624">
          <table:table-cell table:style-name="Table8.A1" office:value-type="string">
            <text:p text:style-name="P419">POPCNT</text:p>
          </table:table-cell>
          <table:table-cell table:style-name="Table8.A1" office:value-type="string">
            <text:p text:style-name="P233">7-365</text:p>
          </table:table-cell>
          <table:table-cell table:style-name="Table8.A1" office:value-type="string">
            <text:p text:style-name="P233">34</text:p>
          </table:table-cell>
          <table:table-cell table:style-name="Table8.A1" office:value-type="string">
            <text:p text:style-name="P102">RRFC</text:p>
          </table:table-cell>
          <table:table-cell table:style-name="Table8.A1" office:value-type="string">
            <text:p text:style-name="P113">yes</text:p>
          </table:table-cell>
          <table:table-cell table:style-name="Table8.A1" office:value-type="string">
            <text:p text:style-name="P90"/>
          </table:table-cell>
        </table:table-row>
        <table:table-row table:style-name="TableLine94187697562368">
          <table:table-cell table:style-name="Table8.A1" office:value-type="string">
            <text:p text:style-name="P420">SELR</text:p>
          </table:table-cell>
          <table:table-cell table:style-name="Table8.A1" office:value-type="string">
            <text:p text:style-name="P234">7-376</text:p>
          </table:table-cell>
          <table:table-cell table:style-name="Table8.A1" office:value-type="string">
            <text:p text:style-name="P234">34</text:p>
          </table:table-cell>
          <table:table-cell table:style-name="Table8.A1" office:value-type="string">
            <text:p text:style-name="P100">RRFA<text:span text:style-name="T159">2</text:span></text:p>
          </table:table-cell>
          <table:table-cell table:style-name="Table8.A1" office:value-type="string">
            <text:p text:style-name="P113">yes</text:p>
          </table:table-cell>
          <table:table-cell table:style-name="Table8.A1" office:value-type="string">
            <text:p text:style-name="P90"/>
          </table:table-cell>
        </table:table-row>
        <table:table-row table:style-name="TableLine94187697563696">
          <table:table-cell table:style-name="Table8.A1" office:value-type="string">
            <text:p text:style-name="P420">SELGR</text:p>
          </table:table-cell>
          <table:table-cell table:style-name="Table8.A1" office:value-type="string">
            <text:p text:style-name="P234">7-376</text:p>
          </table:table-cell>
          <table:table-cell table:style-name="Table8.A1" office:value-type="string">
            <text:p text:style-name="P234">34</text:p>
          </table:table-cell>
          <table:table-cell table:style-name="Table8.A1" office:value-type="string">
            <text:p text:style-name="P101">RRFA<text:span text:style-name="T159">2</text:span></text:p>
          </table:table-cell>
          <table:table-cell table:style-name="Table8.A1" office:value-type="string">
            <text:p text:style-name="P113">yes</text:p>
          </table:table-cell>
          <table:table-cell table:style-name="Table8.A1" office:value-type="string">
            <text:p text:style-name="P90"/>
          </table:table-cell>
        </table:table-row>
        <table:table-row table:style-name="TableLine94187768477072">
          <table:table-cell table:style-name="Table8.A1" office:value-type="string">
            <text:p text:style-name="P421">SELFHR</text:p>
          </table:table-cell>
          <table:table-cell table:style-name="Table8.A1" office:value-type="string">
            <text:p text:style-name="P235">7-376</text:p>
          </table:table-cell>
          <table:table-cell table:style-name="Table8.A1" office:value-type="string">
            <text:p text:style-name="P235">34</text:p>
          </table:table-cell>
          <table:table-cell table:style-name="Table8.A1" office:value-type="string">
            <text:p text:style-name="P101">RRFA<text:span text:style-name="T159">2</text:span></text:p>
          </table:table-cell>
          <table:table-cell table:style-name="Table8.A1" office:value-type="string">
            <text:p text:style-name="P113">yes</text:p>
          </table:table-cell>
          <table:table-cell table:style-name="Table8.A1" office:value-type="string">
            <text:p text:style-name="P90"/>
          </table:table-cell>
        </table:table-row>
      </table:table>
      <text:p text:style-name="P580"/>
      <text:p text:style-name="P11">Programming Notes</text:p>
      <table:table table:name="Table9" table:style-name="Table9">
        <table:table-column table:style-name="Table9.A"/>
        <table:table-column table:style-name="Table9.B"/>
        <table:table-header-rows>
          <table:table-row table:style-name="TableLine94187768479024">
            <table:table-cell table:style-name="Table9.A1" office:value-type="string">
              <text:p text:style-name="P554">Note #</text:p>
            </table:table-cell>
            <table:table-cell table:style-name="Table9.A1" office:value-type="string">
              <text:p text:style-name="P554">Description</text:p>
            </table:table-cell>
          </table:table-row>
        </table:table-header-rows>
        <table:table-row table:style-name="TableLine94187768189760">
          <table:table-cell table:style-name="Table9.A1" office:value-type="string">
            <text:p text:style-name="P322">34</text:p>
          </table:table-cell>
          <table:table-cell table:style-name="Table9.A1" office:value-type="string">
            <text:p text:style-name="P501"><text:span text:style-name="T63">Miscellaneous-Instruction-Extension</text:span><text:span text:style-name="T64"> Facility </text:span><text:span text:style-name="T63">3</text:span></text:p>
          </table:table-cell>
        </table:table-row>
      </table:table>
      <text:p text:style-name="P567"/>
      <text:p text:style-name="P567"/>
      <text:h text:style-name="P596" text:outline-level="2"><text:bookmark-start text:name="__RefHeading___Toc5381_2229626716"/>Vector Overview and Support Instructions – Chapter 21<text:bookmark-end text:name="__RefHeading___Toc5381_2229626716"/></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style-name="TableLine94187768191872">
            <table:table-cell table:style-name="Table24.A1" office:value-type="string">
              <text:p text:style-name="P531">Mnemonic</text:p>
            </table:table-cell>
            <table:table-cell table:style-name="Table24.A1" office:value-type="string">
              <text:p text:style-name="P531">Page #</text:p>
            </table:table-cell>
            <table:table-cell table:style-name="Table24.A1" office:value-type="string">
              <text:p text:style-name="P547">Prog. Notes</text:p>
            </table:table-cell>
            <table:table-cell table:style-name="Table24.A1" office:value-type="string">
              <text:p text:style-name="P531">MSL Format</text:p>
            </table:table-cell>
            <table:table-cell table:style-name="Table24.A1" office:value-type="string">
              <text:p text:style-name="P531">Implemented</text:p>
            </table:table-cell>
            <table:table-cell table:style-name="Table24.A1" office:value-type="string">
              <text:p text:style-name="P531">Notes</text:p>
            </table:table-cell>
          </table:table-row>
        </table:table-header-rows>
        <table:table-row table:style-name="TableLine94187697500448">
          <table:table-cell table:style-name="Table24.A1" office:value-type="string">
            <text:p text:style-name="P463">VLEBRH</text:p>
          </table:table-cell>
          <table:table-cell table:style-name="Table24.A1" office:value-type="string">
            <text:p text:style-name="P510"><text:span text:style-name="T23">2</text:span><text:span text:style-name="T17">1-7</text:span></text:p>
          </table:table-cell>
          <table:table-cell table:style-name="Table24.A1" office:value-type="string">
            <text:p text:style-name="P287">unnumbered</text:p>
          </table:table-cell>
          <table:table-cell table:style-name="Table24.A1" office:value-type="string">
            <text:p text:style-name="P169">VRX</text:p>
          </table:table-cell>
          <table:table-cell table:style-name="Table24.A1" office:value-type="string">
            <text:p text:style-name="P203">yes</text:p>
          </table:table-cell>
          <table:table-cell table:style-name="Table24.A1" office:value-type="string">
            <text:p text:style-name="P363"/>
          </table:table-cell>
        </table:table-row>
        <table:table-row table:style-name="TableLine94187705446032">
          <table:table-cell table:style-name="Table24.A1" office:value-type="string">
            <text:p text:style-name="P464">VLEBRF</text:p>
          </table:table-cell>
          <table:table-cell table:style-name="Table24.A1" office:value-type="string">
            <text:p text:style-name="P170">21-7</text:p>
          </table:table-cell>
          <table:table-cell table:style-name="Table24.A1" office:value-type="string">
            <text:p text:style-name="P287">unnumbered</text:p>
          </table:table-cell>
          <table:table-cell table:style-name="Table24.A1" office:value-type="string">
            <text:p text:style-name="P170">VRX</text:p>
          </table:table-cell>
          <table:table-cell table:style-name="Table24.A1" office:value-type="string">
            <text:p text:style-name="P203">yes</text:p>
          </table:table-cell>
          <table:table-cell table:style-name="Table24.A1" office:value-type="string">
            <text:p text:style-name="P95"/>
          </table:table-cell>
        </table:table-row>
        <table:table-row table:style-name="TableLine94187705447200">
          <table:table-cell table:style-name="Table24.A1" office:value-type="string">
            <text:p text:style-name="P464">VLEBRG</text:p>
          </table:table-cell>
          <table:table-cell table:style-name="Table24.A1" office:value-type="string">
            <text:p text:style-name="P170">21-7</text:p>
          </table:table-cell>
          <table:table-cell table:style-name="Table24.A1" office:value-type="string">
            <text:p text:style-name="P287">unnumbered</text:p>
          </table:table-cell>
          <table:table-cell table:style-name="Table24.A1" office:value-type="string">
            <text:p text:style-name="P170">VRX</text:p>
          </table:table-cell>
          <table:table-cell table:style-name="Table24.A1" office:value-type="string">
            <text:p text:style-name="P203">yes</text:p>
          </table:table-cell>
          <table:table-cell table:style-name="Table24.A1" office:value-type="string">
            <text:p text:style-name="P95"/>
          </table:table-cell>
        </table:table-row>
        <table:table-row table:style-name="TableLine94187705448576">
          <table:table-cell table:style-name="Table24.A1" office:value-type="string">
            <text:p text:style-name="P465">VLBRREP</text:p>
          </table:table-cell>
          <table:table-cell table:style-name="Table24.A1" office:value-type="string">
            <text:p text:style-name="P171">21-8</text:p>
          </table:table-cell>
          <table:table-cell table:style-name="Table24.A1" office:value-type="string">
            <text:p text:style-name="P288">unnumbered</text:p>
          </table:table-cell>
          <table:table-cell table:style-name="Table24.A1" office:value-type="string">
            <text:p text:style-name="P171">VRX</text:p>
          </table:table-cell>
          <table:table-cell table:style-name="Table24.A1" office:value-type="string">
            <text:p text:style-name="P203">yes</text:p>
          </table:table-cell>
          <table:table-cell table:style-name="Table24.A1" office:value-type="string">
            <text:p text:style-name="P95"/>
          </table:table-cell>
        </table:table-row>
        <table:table-row table:style-name="TableLine94187755898432">
          <table:table-cell table:style-name="Table24.A1" office:value-type="string">
            <text:p text:style-name="P466">VLLEBRZ</text:p>
          </table:table-cell>
          <table:table-cell table:style-name="Table24.A1" office:value-type="string">
            <text:p text:style-name="P190">21-8</text:p>
          </table:table-cell>
          <table:table-cell table:style-name="Table24.A1" office:value-type="string">
            <text:p text:style-name="P289">unnumbered</text:p>
          </table:table-cell>
          <table:table-cell table:style-name="Table24.A1" office:value-type="string">
            <text:p text:style-name="P172">VRX</text:p>
          </table:table-cell>
          <table:table-cell table:style-name="Table24.A1" office:value-type="string">
            <text:p text:style-name="P203">yes</text:p>
          </table:table-cell>
          <table:table-cell table:style-name="Table24.A1" office:value-type="string">
            <text:p text:style-name="P95"/>
          </table:table-cell>
        </table:table-row>
        <table:table-row table:style-name="TableLine94187755899712">
          <table:table-cell table:style-name="Table24.A1" office:value-type="string">
            <text:p text:style-name="P467">VLBR</text:p>
          </table:table-cell>
          <table:table-cell table:style-name="Table24.A1" office:value-type="string">
            <text:p text:style-name="P173">21-9</text:p>
          </table:table-cell>
          <table:table-cell table:style-name="Table24.A1" office:value-type="string">
            <text:p text:style-name="P290">unnumbered</text:p>
          </table:table-cell>
          <table:table-cell table:style-name="Table24.A1" office:value-type="string">
            <text:p text:style-name="P173">VRX</text:p>
          </table:table-cell>
          <table:table-cell table:style-name="Table24.A1" office:value-type="string">
            <text:p text:style-name="P203">yes</text:p>
          </table:table-cell>
          <table:table-cell table:style-name="Table24.A1" office:value-type="string">
            <text:p text:style-name="P95"/>
          </table:table-cell>
        </table:table-row>
        <table:table-row table:style-name="TableLine94187755900992">
          <table:table-cell table:style-name="Table24.A1" office:value-type="string">
            <text:p text:style-name="P468">VLER</text:p>
          </table:table-cell>
          <table:table-cell table:style-name="Table24.A1" office:value-type="string">
            <text:p text:style-name="P174">21-10</text:p>
          </table:table-cell>
          <table:table-cell table:style-name="Table24.A1" office:value-type="string">
            <text:p text:style-name="P290">unnumbered</text:p>
          </table:table-cell>
          <table:table-cell table:style-name="Table24.A1" office:value-type="string">
            <text:p text:style-name="P174">VRX</text:p>
          </table:table-cell>
          <table:table-cell table:style-name="Table24.A1" office:value-type="string">
            <text:p text:style-name="P203">yes</text:p>
          </table:table-cell>
          <table:table-cell table:style-name="Table24.A1" office:value-type="string">
            <text:p text:style-name="P95"/>
          </table:table-cell>
        </table:table-row>
        <table:table-row table:style-name="TableLine94187688216448">
          <table:table-cell table:style-name="Table24.A1" office:value-type="string">
            <text:p text:style-name="P469">VSTEBRH</text:p>
          </table:table-cell>
          <table:table-cell table:style-name="Table24.A1" office:value-type="string">
            <text:p text:style-name="P175">21-22</text:p>
          </table:table-cell>
          <table:table-cell table:style-name="Table24.A1" office:value-type="string">
            <text:p text:style-name="P291">unnumbered</text:p>
          </table:table-cell>
          <table:table-cell table:style-name="Table24.A1" office:value-type="string">
            <text:p text:style-name="P175">VRX</text:p>
          </table:table-cell>
          <table:table-cell table:style-name="Table24.A1" office:value-type="string">
            <text:p text:style-name="P203">yes</text:p>
          </table:table-cell>
          <table:table-cell table:style-name="Table24.A1" office:value-type="string">
            <text:p text:style-name="P95"/>
          </table:table-cell>
        </table:table-row>
        <table:table-row table:style-name="TableLine94187688217776">
          <table:table-cell table:style-name="Table24.A1" office:value-type="string">
            <text:p text:style-name="P469">VSTEBRF</text:p>
          </table:table-cell>
          <table:table-cell table:style-name="Table24.A1" office:value-type="string">
            <text:p text:style-name="P175">21-22</text:p>
          </table:table-cell>
          <table:table-cell table:style-name="Table24.A1" office:value-type="string">
            <text:p text:style-name="P291">unnumbered</text:p>
          </table:table-cell>
          <table:table-cell table:style-name="Table24.A1" office:value-type="string">
            <text:p text:style-name="P175">VRX</text:p>
          </table:table-cell>
          <table:table-cell table:style-name="Table24.A1" office:value-type="string">
            <text:p text:style-name="P203">yes</text:p>
          </table:table-cell>
          <table:table-cell table:style-name="Table24.A1" office:value-type="string">
            <text:p text:style-name="P95"/>
          </table:table-cell>
        </table:table-row>
        <table:table-row table:style-name="TableLine94187688219104">
          <table:table-cell table:style-name="Table24.A1" office:value-type="string">
            <text:p text:style-name="P469">VSTEBRG</text:p>
          </table:table-cell>
          <table:table-cell table:style-name="Table24.A1" office:value-type="string">
            <text:p text:style-name="P175">21-22</text:p>
          </table:table-cell>
          <table:table-cell table:style-name="Table24.A1" office:value-type="string">
            <text:p text:style-name="P291">unnumbered</text:p>
          </table:table-cell>
          <table:table-cell table:style-name="Table24.A1" office:value-type="string">
            <text:p text:style-name="P175">VRX</text:p>
          </table:table-cell>
          <table:table-cell table:style-name="Table24.A1" office:value-type="string">
            <text:p text:style-name="P203">yes</text:p>
          </table:table-cell>
          <table:table-cell table:style-name="Table24.A1" office:value-type="string">
            <text:p text:style-name="P95"/>
          </table:table-cell>
        </table:table-row>
        <table:table-row table:style-name="TableLine94187688291072">
          <table:table-cell table:style-name="Table24.A1" office:value-type="string">
            <text:p text:style-name="P470">VSTBR</text:p>
          </table:table-cell>
          <table:table-cell table:style-name="Table24.A1" office:value-type="string">
            <text:p text:style-name="P191">21-22</text:p>
          </table:table-cell>
          <table:table-cell table:style-name="Table24.A1" office:value-type="string">
            <text:p text:style-name="P291">unnumbered</text:p>
          </table:table-cell>
          <table:table-cell table:style-name="Table24.A1" office:value-type="string">
            <text:p text:style-name="P175">VRX</text:p>
          </table:table-cell>
          <table:table-cell table:style-name="Table24.A1" office:value-type="string">
            <text:p text:style-name="P203">yes</text:p>
          </table:table-cell>
          <table:table-cell table:style-name="Table24.A1" office:value-type="string">
            <text:p text:style-name="P95"/>
          </table:table-cell>
        </table:table-row>
        <table:table-row table:style-name="TableLine94187688292400">
          <table:table-cell table:style-name="Table24.A1" office:value-type="string">
            <text:p text:style-name="P470">VSTER</text:p>
          </table:table-cell>
          <table:table-cell table:style-name="Table24.A1" office:value-type="string">
            <text:p text:style-name="P191">21-24</text:p>
          </table:table-cell>
          <table:table-cell table:style-name="Table24.A1" office:value-type="string">
            <text:p text:style-name="P291">unnumbered</text:p>
          </table:table-cell>
          <table:table-cell table:style-name="Table24.A1" office:value-type="string">
            <text:p text:style-name="P175">VRX</text:p>
          </table:table-cell>
          <table:table-cell table:style-name="Table24.A1" office:value-type="string">
            <text:p text:style-name="P203">yes</text:p>
          </table:table-cell>
          <table:table-cell table:style-name="Table24.A1" office:value-type="string">
            <text:p text:style-name="P95"/>
          </table:table-cell>
        </table:table-row>
      </table:table>
      <text:p text:style-name="P8"/>
      <text:p text:style-name="P8">Programming Notes</text:p>
      <table:table table:name="Table25" table:style-name="Table25">
        <table:table-column table:style-name="Table25.A"/>
        <table:table-column table:style-name="Table25.B"/>
        <table:table-header-rows>
          <table:table-row table:style-name="TableLine94187699885808">
            <table:table-cell table:style-name="Table25.A1" office:value-type="string">
              <text:p text:style-name="P560">Note #</text:p>
            </table:table-cell>
            <table:table-cell table:style-name="Table25.A1" office:value-type="string">
              <text:p text:style-name="P560">Description</text:p>
            </table:table-cell>
          </table:table-row>
        </table:table-header-rows>
        <table:table-row table:style-name="TableLine94187768015712">
          <table:table-cell table:style-name="Table25.A1" office:value-type="string">
            <text:p text:style-name="P332">unnumbered</text:p>
          </table:table-cell>
          <table:table-cell table:style-name="Table25.A1" office:value-type="string">
            <text:p text:style-name="P338">Vector-Enhancements Facility 2</text:p>
          </table:table-cell>
        </table:table-row>
      </table:table>
      <text:p text:style-name="P570"><text:soft-page-break/></text:p>
      <text:p text:style-name="P570"/>
      <text:h text:style-name="Heading_20_2" text:outline-level="2"><text:bookmark-start text:name="__RefHeading___Toc5538_2229626716"/>Vector Integer Instructions – Chapter 22<text:bookmark-end text:name="__RefHeading___Toc5538_2229626716"/></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style-name="TableLine94187765409872">
            <table:table-cell table:style-name="Table26.A1" office:value-type="string">
              <text:p text:style-name="P532">Mnemonic</text:p>
            </table:table-cell>
            <table:table-cell table:style-name="Table26.A1" office:value-type="string">
              <text:p text:style-name="P532">Page #</text:p>
            </table:table-cell>
            <table:table-cell table:style-name="Table26.A1" office:value-type="string">
              <text:p text:style-name="P548">Prog. Notes</text:p>
            </table:table-cell>
            <table:table-cell table:style-name="Table26.A1" office:value-type="string">
              <text:p text:style-name="P532">MSL Format</text:p>
            </table:table-cell>
            <table:table-cell table:style-name="Table26.A1" office:value-type="string">
              <text:p text:style-name="P532">Implemented</text:p>
            </table:table-cell>
            <table:table-cell table:style-name="Table26.A1" office:value-type="string">
              <text:p text:style-name="P532">Notes</text:p>
            </table:table-cell>
          </table:table-row>
        </table:table-header-rows>
        <table:table-row table:style-name="TableLine94187768259168">
          <table:table-cell table:style-name="Table26.A1" office:value-type="string">
            <text:p text:style-name="P471">VSLD</text:p>
          </table:table-cell>
          <table:table-cell table:style-name="Table26.A1" office:value-type="string">
            <text:p text:style-name="P511"><text:span text:style-name="T23">2</text:span><text:span text:style-name="T17">2-25</text:span></text:p>
          </table:table-cell>
          <table:table-cell table:style-name="Table26.A1" office:value-type="string">
            <text:p text:style-name="P292">unnumbered</text:p>
          </table:table-cell>
          <table:table-cell table:style-name="Table26.A1" office:value-type="string">
            <text:p text:style-name="P176">VRID1</text:p>
          </table:table-cell>
          <table:table-cell table:style-name="Table26.A1" office:value-type="string">
            <text:p text:style-name="P203">yes</text:p>
          </table:table-cell>
          <table:table-cell table:style-name="Table26.A1" office:value-type="string">
            <text:p text:style-name="P364"/>
          </table:table-cell>
        </table:table-row>
        <table:table-row table:style-name="TableLine94187768191392">
          <table:table-cell table:style-name="Table26.A1" office:value-type="string">
            <text:p text:style-name="P472">VSRD</text:p>
          </table:table-cell>
          <table:table-cell table:style-name="Table26.A1" office:value-type="string">
            <text:p text:style-name="P177">22-26</text:p>
          </table:table-cell>
          <table:table-cell table:style-name="Table26.A1" office:value-type="string">
            <text:p text:style-name="P293">unnumbered</text:p>
          </table:table-cell>
          <table:table-cell table:style-name="Table26.A1" office:value-type="string">
            <text:p text:style-name="P177">VRID1</text:p>
          </table:table-cell>
          <table:table-cell table:style-name="Table26.A1" office:value-type="string">
            <text:p text:style-name="P203">yes</text:p>
          </table:table-cell>
          <table:table-cell table:style-name="Table26.A1" office:value-type="string">
            <text:p text:style-name="P96"/>
          </table:table-cell>
        </table:table-row>
      </table:table>
      <text:p text:style-name="P571"/>
      <text:p text:style-name="P17">Programming Notes</text:p>
      <table:table table:name="Table27" table:style-name="Table27">
        <table:table-column table:style-name="Table27.A"/>
        <table:table-column table:style-name="Table27.B"/>
        <table:table-header-rows>
          <table:table-row table:style-name="TableLine94187688250032">
            <table:table-cell table:style-name="Table27.A1" office:value-type="string">
              <text:p text:style-name="P561">Note #</text:p>
            </table:table-cell>
            <table:table-cell table:style-name="Table27.A1" office:value-type="string">
              <text:p text:style-name="P561">Description</text:p>
            </table:table-cell>
          </table:table-row>
        </table:table-header-rows>
        <table:table-row table:style-name="TableLine94187697371088">
          <table:table-cell table:style-name="Table27.A1" office:value-type="string">
            <text:p text:style-name="P333">unnumbered</text:p>
          </table:table-cell>
          <table:table-cell table:style-name="Table27.A1" office:value-type="string">
            <text:p text:style-name="P339">Vector-Enhancements Facility 2</text:p>
          </table:table-cell>
        </table:table-row>
      </table:table>
      <text:p text:style-name="P571"/>
      <text:p text:style-name="P571"/>
      <text:h text:style-name="P597" text:outline-level="2"><text:bookmark-start text:name="__RefHeading___Toc4606_2229626716"/>Vector String Instructions – Chapter 23<text:bookmark-end text:name="__RefHeading___Toc4606_2229626716"/></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style-name="TableLine94187699889120">
            <table:table-cell table:style-name="Table16.A1" office:value-type="string">
              <text:p text:style-name="P527">Mnemonic</text:p>
            </table:table-cell>
            <table:table-cell table:style-name="Table16.A1" office:value-type="string">
              <text:p text:style-name="P527">Page #</text:p>
            </table:table-cell>
            <table:table-cell table:style-name="Table16.A1" office:value-type="string">
              <text:p text:style-name="P543">Prog. Notes</text:p>
            </table:table-cell>
            <table:table-cell table:style-name="Table16.A1" office:value-type="string">
              <text:p text:style-name="P527">MSL Format</text:p>
            </table:table-cell>
            <table:table-cell table:style-name="Table16.A1" office:value-type="string">
              <text:p text:style-name="P527">Implemented</text:p>
            </table:table-cell>
            <table:table-cell table:style-name="Table16.A1" office:value-type="string">
              <text:p text:style-name="P527">Notes</text:p>
            </table:table-cell>
          </table:table-row>
        </table:table-header-rows>
        <table:table-row table:style-name="TableLine94187757646912">
          <table:table-cell table:style-name="Table16.A1" office:value-type="string">
            <text:p text:style-name="P473">VSTRS</text:p>
          </table:table-cell>
          <table:table-cell table:style-name="Table16.A1" office:value-type="string">
            <text:p text:style-name="P492"><text:span text:style-name="T18">2</text:span><text:span text:style-name="T23">3</text:span><text:span text:style-name="T19">-</text:span><text:span text:style-name="T23">8</text:span></text:p>
          </table:table-cell>
          <table:table-cell table:style-name="Table16.A1" office:value-type="string">
            <text:p text:style-name="P270">2</text:p>
          </table:table-cell>
          <table:table-cell table:style-name="Table16.A1" office:value-type="string">
            <text:p text:style-name="P151">VRRD</text:p>
          </table:table-cell>
          <table:table-cell table:style-name="Table16.A1" office:value-type="string">
            <text:p text:style-name="P203">yes</text:p>
          </table:table-cell>
          <table:table-cell table:style-name="Table16.A1" office:value-type="string">
            <text:p text:style-name="P365"/>
          </table:table-cell>
        </table:table-row>
      </table:table>
      <text:p text:style-name="P582"/>
      <text:p text:style-name="P13">Programming Notes</text:p>
      <table:table table:name="Table17" table:style-name="Table17">
        <table:table-column table:style-name="Table17.A"/>
        <table:table-column table:style-name="Table17.B"/>
        <table:table-header-rows>
          <table:table-row table:style-name="TableLine94187757648640">
            <table:table-cell table:style-name="Table17.A1" office:value-type="string">
              <text:p text:style-name="P556">Note #</text:p>
            </table:table-cell>
            <table:table-cell table:style-name="Table17.A1" office:value-type="string">
              <text:p text:style-name="P556">Description</text:p>
            </table:table-cell>
          </table:table-row>
        </table:table-header-rows>
        <table:table-row table:style-name="TableLine94187699117136">
          <table:table-cell table:style-name="Table17.A1" office:value-type="string">
            <text:p text:style-name="P340">2</text:p>
          </table:table-cell>
          <table:table-cell table:style-name="Table17.A1" office:value-type="string">
            <text:p text:style-name="P341">Vector-Enhancements Facility 2</text:p>
          </table:table-cell>
        </table:table-row>
      </table:table>
      <text:p text:style-name="P583"/>
      <text:p text:style-name="P583"/>
      <text:h text:style-name="Heading_20_2" text:outline-level="2"><text:bookmark-start text:name="__RefHeading___Toc4804_2229626716"/>Vector Floating Point Instructions – Chapter 24<text:bookmark-end text:name="__RefHeading___Toc4804_2229626716"/></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Line94187705512976">
            <table:table-cell table:style-name="Table18.A1" office:value-type="string">
              <text:p text:style-name="P528">Mnemonic</text:p>
            </table:table-cell>
            <table:table-cell table:style-name="Table18.A1" office:value-type="string">
              <text:p text:style-name="P528">Page #</text:p>
            </table:table-cell>
            <table:table-cell table:style-name="Table18.A1" office:value-type="string">
              <text:p text:style-name="P544">Prog. Notes</text:p>
            </table:table-cell>
            <table:table-cell table:style-name="Table18.A1" office:value-type="string">
              <text:p text:style-name="P528">MSL Format</text:p>
            </table:table-cell>
            <table:table-cell table:style-name="Table18.A1" office:value-type="string">
              <text:p text:style-name="P528">Implemented</text:p>
            </table:table-cell>
            <table:table-cell table:style-name="Table18.A1" office:value-type="string">
              <text:p text:style-name="P528">Notes</text:p>
            </table:table-cell>
          </table:table-row>
        </table:table-header-rows>
        <table:table-row table:style-name="TableLine94187699121728">
          <table:table-cell table:style-name="Table18.A1" office:value-type="string">
            <text:p text:style-name="P474">VCFPS</text:p>
          </table:table-cell>
          <table:table-cell table:style-name="Table18.A1" office:value-type="string">
            <text:p text:style-name="P508"><text:span text:style-name="T23">2</text:span><text:span text:style-name="T17">4-15</text:span></text:p>
          </table:table-cell>
          <table:table-cell table:style-name="Table18.A1" office:value-type="string">
            <text:p text:style-name="P271">unnumbered</text:p>
          </table:table-cell>
          <table:table-cell table:style-name="Table18.A1" office:value-type="string">
            <text:p text:style-name="P154">VRRA</text:p>
          </table:table-cell>
          <table:table-cell table:style-name="Table18.A1" office:value-type="string">
            <text:p text:style-name="P203">yes</text:p>
          </table:table-cell>
          <table:table-cell table:style-name="Table18.A1" office:value-type="string">
            <text:p text:style-name="P180">Rename VCDG</text:p>
          </table:table-cell>
        </table:table-row>
        <table:table-row table:style-name="TableLine94187699122864">
          <table:table-cell table:style-name="Table18.A1" office:value-type="string">
            <text:p text:style-name="P475">VCFPL</text:p>
          </table:table-cell>
          <table:table-cell table:style-name="Table18.A1" office:value-type="string">
            <text:p text:style-name="P181">24-17</text:p>
          </table:table-cell>
          <table:table-cell table:style-name="Table18.A1" office:value-type="string">
            <text:p text:style-name="P294">unnumbered</text:p>
          </table:table-cell>
          <table:table-cell table:style-name="Table18.A1" office:value-type="string">
            <text:p text:style-name="P181">VRRA</text:p>
          </table:table-cell>
          <table:table-cell table:style-name="Table18.A1" office:value-type="string">
            <text:p text:style-name="P203">yes</text:p>
          </table:table-cell>
          <table:table-cell table:style-name="Table18.A1" office:value-type="string">
            <text:p text:style-name="P180">Rename VCDLG</text:p>
          </table:table-cell>
        </table:table-row>
        <table:table-row table:style-name="TableLine94187699124304">
          <table:table-cell table:style-name="Table18.A1" office:value-type="string">
            <text:p text:style-name="P476">VCSFP</text:p>
          </table:table-cell>
          <table:table-cell table:style-name="Table18.A1" office:value-type="string">
            <text:p text:style-name="P183">24-18</text:p>
          </table:table-cell>
          <table:table-cell table:style-name="Table18.A1" office:value-type="string">
            <text:p text:style-name="P295">unnumbered</text:p>
          </table:table-cell>
          <table:table-cell table:style-name="Table18.A1" office:value-type="string">
            <text:p text:style-name="P183">VRRA</text:p>
          </table:table-cell>
          <table:table-cell table:style-name="Table18.A1" office:value-type="string">
            <text:p text:style-name="P203">yes</text:p>
          </table:table-cell>
          <table:table-cell table:style-name="Table18.A1" office:value-type="string">
            <text:p text:style-name="P182">Rename VC<text:span text:style-name="T183">G</text:span>D</text:p>
          </table:table-cell>
        </table:table-row>
        <table:table-row table:style-name="TableLine94187698674928">
          <table:table-cell table:style-name="Table18.A1" office:value-type="string">
            <text:p text:style-name="P477">VCLFP</text:p>
          </table:table-cell>
          <table:table-cell table:style-name="Table18.A1" office:value-type="string">
            <text:p text:style-name="P185">24-20</text:p>
          </table:table-cell>
          <table:table-cell table:style-name="Table18.A1" office:value-type="string">
            <text:p text:style-name="P296">unnumbered</text:p>
          </table:table-cell>
          <table:table-cell table:style-name="Table18.A1" office:value-type="string">
            <text:p text:style-name="P185">VRRA</text:p>
          </table:table-cell>
          <table:table-cell table:style-name="Table18.A1" office:value-type="string">
            <text:p text:style-name="P203">yes</text:p>
          </table:table-cell>
          <table:table-cell table:style-name="Table18.A1" office:value-type="string">
            <text:p text:style-name="P184">Rename VCLDG</text:p>
          </table:table-cell>
        </table:table-row>
      </table:table>
      <text:p text:style-name="P575"/>
      <text:p text:style-name="P14">Programming Notes</text:p>
      <table:table table:name="Table19" table:style-name="Table19">
        <table:table-column table:style-name="Table19.A"/>
        <table:table-column table:style-name="Table19.B"/>
        <table:table-header-rows>
          <table:table-row table:style-name="TableLine94187698676912">
            <table:table-cell table:style-name="Table19.A1" office:value-type="string">
              <text:p text:style-name="P557">Note #</text:p>
            </table:table-cell>
            <table:table-cell table:style-name="Table19.A1" office:value-type="string">
              <text:p text:style-name="P557">Description</text:p>
            </table:table-cell>
          </table:table-row>
        </table:table-header-rows>
        <table:table-row table:style-name="TableLine94187688274336">
          <table:table-cell table:style-name="Table19.A1" office:value-type="string">
            <text:p text:style-name="P325">unnumbered</text:p>
          </table:table-cell>
          <table:table-cell table:style-name="Table19.A1" office:value-type="string">
            <text:p text:style-name="P342">Vector-Enhancements Facility 2</text:p>
          </table:table-cell>
        </table:table-row>
      </table:table>
      <text:p text:style-name="P584"/>
      <text:p text:style-name="P584"/>
      <text:p text:style-name="P584"/>
      <text:p text:style-name="P584"/>
      <text:p text:style-name="P582"/>
      <text:h text:style-name="P590" text:outline-level="1"><text:bookmark-start text:name="__RefHeading___Toc21107_3647711227"/><text:span text:style-name="T11">SA22-7832-1</text:span><text:span text:style-name="T62">3</text:span><text:span text:style-name="T11"> – </text:span><text:span text:style-name="T62">May</text:span><text:span text:style-name="T11">, 20</text:span><text:span text:style-name="T62">22</text:span><text:bookmark-end text:name="__RefHeading___Toc21107_3647711227"/></text:h>
      <text:h text:style-name="P598" text:outline-level="2"><text:bookmark-start text:name="__RefHeading___Toc21109_3647711227"/>Control Instructions – Chapter 10<text:bookmark-end text:name="__RefHeading___Toc21109_3647711227"/></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Line94187704891360">
            <table:table-cell table:style-name="Table10.A1" office:value-type="string">
              <text:p text:style-name="P521">Mnemonic</text:p>
            </table:table-cell>
            <table:table-cell table:style-name="Table10.A1" office:value-type="string">
              <text:p text:style-name="P521">Page #</text:p>
            </table:table-cell>
            <table:table-cell table:style-name="Table10.A1" office:value-type="string">
              <text:p text:style-name="P538">Prog. Notes</text:p>
            </table:table-cell>
            <table:table-cell table:style-name="Table10.A1" office:value-type="string">
              <text:p text:style-name="P521">MSL Format</text:p>
            </table:table-cell>
            <table:table-cell table:style-name="Table10.A1" office:value-type="string">
              <text:p text:style-name="P521">Implemented</text:p>
            </table:table-cell>
            <table:table-cell table:style-name="Table10.A1" office:value-type="string">
              <text:p text:style-name="P521">Notes</text:p>
            </table:table-cell>
          </table:table-row>
        </table:table-header-rows>
        <table:table-row table:style-name="TableLine94187698787728">
          <table:table-cell table:style-name="Table10.A1" office:value-type="string">
            <text:p text:style-name="P413">LBEAR</text:p>
          </table:table-cell>
          <table:table-cell table:style-name="Table10.A1" office:value-type="string">
            <text:p text:style-name="P236">10-51</text:p>
          </table:table-cell>
          <table:table-cell table:style-name="Table10.A1" office:value-type="string">
            <text:p text:style-name="P236">13</text:p>
          </table:table-cell>
          <table:table-cell table:style-name="Table10.A1" office:value-type="string">
            <text:p text:style-name="P104">S0 (zero)</text:p>
          </table:table-cell>
          <table:table-cell table:style-name="Table10.A1" office:value-type="string">
            <text:p text:style-name="P110">yes</text:p>
          </table:table-cell>
          <table:table-cell table:style-name="Table10.A1" office:value-type="string">
            <text:p text:style-name="P103"/>
          </table:table-cell>
        </table:table-row>
        <table:table-row table:style-name="TableLine94187700894240">
          <table:table-cell table:style-name="Table10.A1" office:value-type="string">
            <text:p text:style-name="P413">LPSWEY</text:p>
          </table:table-cell>
          <table:table-cell table:style-name="Table10.A1" office:value-type="string">
            <text:p text:style-name="P236">10-57</text:p>
          </table:table-cell>
          <table:table-cell table:style-name="Table10.A1" office:value-type="string">
            <text:p text:style-name="P236">13</text:p>
          </table:table-cell>
          <table:table-cell table:style-name="Table10.A1" office:value-type="string">
            <text:p text:style-name="P241">SIY0 (zero)</text:p>
          </table:table-cell>
          <table:table-cell table:style-name="Table10.A1" office:value-type="string">
            <text:p text:style-name="P110">yes</text:p>
          </table:table-cell>
          <table:table-cell table:style-name="Table10.A1" office:value-type="string">
            <text:p text:style-name="P103"/>
          </table:table-cell>
        </table:table-row>
        <table:table-row table:style-name="TableLine94187768387984">
          <table:table-cell table:style-name="Table10.A1" office:value-type="string">
            <text:p text:style-name="P415">QPACI</text:p>
          </table:table-cell>
          <table:table-cell table:style-name="Table10.A1" office:value-type="string">
            <text:p text:style-name="P237">10-123</text:p>
          </table:table-cell>
          <table:table-cell table:style-name="Table10.A1" office:value-type="string">
            <text:p text:style-name="P237">15</text:p>
          </table:table-cell>
          <table:table-cell table:style-name="Table10.A1" office:value-type="string">
            <text:p text:style-name="P105">S0 (zero)</text:p>
          </table:table-cell>
          <table:table-cell table:style-name="Table10.A1" office:value-type="string">
            <text:p text:style-name="P111">yes</text:p>
          </table:table-cell>
          <table:table-cell table:style-name="Table10.A1" office:value-type="string">
            <text:p text:style-name="P103"/>
          </table:table-cell>
        </table:table-row>
        <table:table-row table:style-name="TableLine94187768389264">
          <table:table-cell table:style-name="Table10.A1" office:value-type="string">
            <text:p text:style-name="P416">RDP</text:p>
          </table:table-cell>
          <table:table-cell table:style-name="Table10.A1" office:value-type="string">
            <text:p text:style-name="P238">10-124</text:p>
          </table:table-cell>
          <table:table-cell table:style-name="Table10.A1" office:value-type="string">
            <text:p text:style-name="P238">14</text:p>
          </table:table-cell>
          <table:table-cell table:style-name="Table10.A1" office:value-type="string">
            <text:p text:style-name="P106">RRFB2</text:p>
          </table:table-cell>
          <table:table-cell table:style-name="Table10.A1" office:value-type="string">
            <text:p text:style-name="P112">yes</text:p>
          </table:table-cell>
          <table:table-cell table:style-name="Table10.A1" office:value-type="string">
            <text:p text:style-name="P103"/>
          </table:table-cell>
        </table:table-row>
        <table:table-row table:style-name="TableLine94187768390624">
          <table:table-cell table:style-name="Table10.A1" office:value-type="string">
            <text:p text:style-name="P414">STBEAR</text:p>
          </table:table-cell>
          <table:table-cell table:style-name="Table10.A1" office:value-type="string">
            <text:p text:style-name="P239">10-145</text:p>
          </table:table-cell>
          <table:table-cell table:style-name="Table10.A1" office:value-type="string">
            <text:p text:style-name="P239">13</text:p>
          </table:table-cell>
          <table:table-cell table:style-name="Table10.A1" office:value-type="string">
            <text:p text:style-name="P106">S0 (zero)</text:p>
          </table:table-cell>
          <table:table-cell table:style-name="Table10.A1" office:value-type="string">
            <text:p text:style-name="P110">yes</text:p>
          </table:table-cell>
          <table:table-cell table:style-name="Table10.A1" office:value-type="string">
            <text:p text:style-name="P103"/>
          </table:table-cell>
        </table:table-row>
      </table:table>
      <text:p text:style-name="P574"/>
      <text:p text:style-name="P12">Programming Notes</text:p>
      <table:table table:name="Table11" table:style-name="Table11">
        <table:table-column table:style-name="Table11.A"/>
        <table:table-column table:style-name="Table11.B"/>
        <table:table-header-rows>
          <table:table-row table:style-name="TableLine94187768392224">
            <table:table-cell table:style-name="Table11.A1" office:value-type="string">
              <text:p text:style-name="P555">Note #</text:p>
            </table:table-cell>
            <table:table-cell table:style-name="Table11.A1" office:value-type="string">
              <text:p text:style-name="P555">Description</text:p>
            </table:table-cell>
          </table:table-row>
        </table:table-header-rows>
        <table:table-row table:style-name="TableLine94187768012816">
          <table:table-cell table:style-name="Table11.A1" office:value-type="string">
            <text:p text:style-name="P323">13</text:p>
          </table:table-cell>
          <table:table-cell table:style-name="Table11.A1" office:value-type="string">
            <text:p text:style-name="P324">BEAR-Enhancement Facility</text:p>
          </table:table-cell>
        </table:table-row>
        <table:table-row table:style-name="TableLine94187768013072">
          <table:table-cell table:style-name="Table11.A1" office:value-type="string">
            <text:p text:style-name="P488"><text:span text:style-name="T65">1</text:span><text:span text:style-name="T66">4</text:span></text:p>
          </table:table-cell>
          <table:table-cell table:style-name="Table11.A1" office:value-type="string">
            <text:p text:style-name="P502"><text:span text:style-name="T66">Reset DAT-Protection</text:span><text:span text:style-name="T65"> Facility</text:span></text:p>
          </table:table-cell>
        </table:table-row>
        <table:table-row table:style-name="TableLine94187768013552">
          <table:table-cell table:style-name="Table11.A1" office:value-type="string">
            <text:p text:style-name="P348">15</text:p>
          </table:table-cell>
          <table:table-cell table:style-name="Table11.A1" office:value-type="string">
            <text:p text:style-name="P349">Processor-Activity-Instrumentation Facility</text:p>
          </table:table-cell>
        </table:table-row>
      </table:table>
      <text:p text:style-name="P566"/>
      <text:p text:style-name="P566"/>
      <text:h text:style-name="Heading_20_2" text:outline-level="2"><text:bookmark-start text:name="__RefHeading___Toc5168_2229626716"/>Vector Decimal Instructions – Chapter 25<text:bookmark-end text:name="__RefHeading___Toc5168_2229626716"/></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style-name="TableLine94187703165888">
            <table:table-cell table:style-name="Table20.A1" office:value-type="string">
              <text:p text:style-name="P529">Mnemonic</text:p>
            </table:table-cell>
            <table:table-cell table:style-name="Table20.A1" office:value-type="string">
              <text:p text:style-name="P529">Page #</text:p>
            </table:table-cell>
            <table:table-cell table:style-name="Table20.A1" office:value-type="string">
              <text:p text:style-name="P545">Prog. Notes</text:p>
            </table:table-cell>
            <table:table-cell table:style-name="Table20.A1" office:value-type="string">
              <text:p text:style-name="P529">MSL Format</text:p>
            </table:table-cell>
            <table:table-cell table:style-name="Table20.A1" office:value-type="string">
              <text:p text:style-name="P529">Implemented</text:p>
            </table:table-cell>
            <table:table-cell table:style-name="Table20.A1" office:value-type="string">
              <text:p text:style-name="P529">Notes</text:p>
            </table:table-cell>
          </table:table-row>
        </table:table-header-rows>
        <table:table-row table:style-name="TableLine94187688416720">
          <table:table-cell table:style-name="Table20.A1" office:value-type="string">
            <text:p text:style-name="P512"><text:bookmark-start text:name="__DdeLink__5779_3350395772"/><text:bookmark-start text:name="__DdeLink__5840_2620586954"/><text:bookmark-start text:name="__DdeLink__5781_3350395772"/><text:span text:style-name="T126">VSCS</text:span><text:span text:style-name="T127">H</text:span><text:span text:style-name="T126">P</text:span><text:bookmark-end text:name="__DdeLink__5779_3350395772"/><text:bookmark-end text:name="__DdeLink__5840_2620586954"/><text:bookmark-end text:name="__DdeLink__5781_3350395772"/></text:p>
          </table:table-cell>
          <table:table-cell table:style-name="Table20.A1" office:value-type="string">
            <text:p text:style-name="P509"><text:span text:style-name="T23">2</text:span><text:span text:style-name="T17">5-4</text:span></text:p>
          </table:table-cell>
          <table:table-cell table:style-name="Table20.A1" office:value-type="string">
            <text:p text:style-name="P272">2</text:p>
          </table:table-cell>
          <table:table-cell table:style-name="Table20.A1" office:value-type="string">
            <text:p text:style-name="P156">VRRC</text:p>
          </table:table-cell>
          <table:table-cell table:style-name="Table20.A1" office:value-type="string">
            <text:p text:style-name="P204">implemented</text:p>
          </table:table-cell>
          <table:table-cell table:style-name="Table20.A1" office:value-type="string">
            <text:p text:style-name="P366"/>
          </table:table-cell>
        </table:table-row>
        <table:table-row table:style-name="TableLine94187688417856">
          <table:table-cell table:style-name="Table20.A1" office:value-type="string">
            <text:p text:style-name="P433"><text:bookmark-start text:name="__DdeLink__5842_2620586954"/>VSCHP<text:bookmark-end text:name="__DdeLink__5842_2620586954"/></text:p>
          </table:table-cell>
          <table:table-cell table:style-name="Table20.A1" office:value-type="string">
            <text:p text:style-name="P157">25-5</text:p>
          </table:table-cell>
          <table:table-cell table:style-name="Table20.A1" office:value-type="string">
            <text:p text:style-name="P273">2</text:p>
          </table:table-cell>
          <table:table-cell table:style-name="Table20.A1" office:value-type="string">
            <text:p text:style-name="P157">VRRB</text:p>
          </table:table-cell>
          <table:table-cell table:style-name="Table20.A1" office:value-type="string">
            <text:p text:style-name="P204">implemented</text:p>
          </table:table-cell>
          <table:table-cell table:style-name="Table20.A1" office:value-type="string">
            <text:p text:style-name="P93"/>
          </table:table-cell>
        </table:table-row>
        <table:table-row table:style-name="TableLine94187688419296">
          <table:table-cell table:style-name="Table20.A1" office:value-type="string">
            <text:p text:style-name="P434"><text:bookmark-start text:name="__DdeLink__5844_2620586954"/>VCSPH<text:bookmark-end text:name="__DdeLink__5844_2620586954"/></text:p>
          </table:table-cell>
          <table:table-cell table:style-name="Table20.A1" office:value-type="string">
            <text:p text:style-name="P158">25-11</text:p>
          </table:table-cell>
          <table:table-cell table:style-name="Table20.A1" office:value-type="string">
            <text:p text:style-name="P274">2</text:p>
          </table:table-cell>
          <table:table-cell table:style-name="Table20.A1" office:value-type="string">
            <text:p text:style-name="P494"><text:span text:style-name="T36">VRR</text:span><text:span text:style-name="T37">J</text:span></text:p>
          </table:table-cell>
          <table:table-cell table:style-name="Table20.A1" office:value-type="string">
            <text:p text:style-name="P204">implemented</text:p>
          </table:table-cell>
          <table:table-cell table:style-name="Table20.A1" office:value-type="string">
            <text:p text:style-name="P93"/>
          </table:table-cell>
        </table:table-row>
        <table:table-row table:style-name="TableLine94187768245376">
          <table:table-cell table:style-name="Table20.A1" office:value-type="string">
            <text:p text:style-name="P435"><text:bookmark-start text:name="__DdeLink__5846_2620586954"/>VCLZDP<text:bookmark-end text:name="__DdeLink__5846_2620586954"/></text:p>
          </table:table-cell>
          <table:table-cell table:style-name="Table20.A1" office:value-type="string">
            <text:p text:style-name="P159">25-11</text:p>
          </table:table-cell>
          <table:table-cell table:style-name="Table20.A1" office:value-type="string">
            <text:p text:style-name="P275">2</text:p>
          </table:table-cell>
          <table:table-cell table:style-name="Table20.A1" office:value-type="string">
            <text:p text:style-name="P493"><text:span text:style-name="T34">VRR</text:span><text:span text:style-name="T35">K</text:span></text:p>
          </table:table-cell>
          <table:table-cell table:style-name="Table20.A1" office:value-type="string">
            <text:p text:style-name="P204">implemented</text:p>
          </table:table-cell>
          <table:table-cell table:style-name="Table20.A1" office:value-type="string">
            <text:p text:style-name="P93"/>
          </table:table-cell>
        </table:table-row>
        <table:table-row table:style-name="TableLine94187768246672">
          <table:table-cell table:style-name="Table20.A1" office:value-type="string">
            <text:p text:style-name="P436"><text:bookmark-start text:name="__DdeLink__5848_2620586954"/>VPKZR<text:bookmark-end text:name="__DdeLink__5848_2620586954"/></text:p>
          </table:table-cell>
          <table:table-cell table:style-name="Table20.A1" office:value-type="string">
            <text:p text:style-name="P160">25-18</text:p>
          </table:table-cell>
          <table:table-cell table:style-name="Table20.A1" office:value-type="string">
            <text:p text:style-name="P276">2</text:p>
          </table:table-cell>
          <table:table-cell table:style-name="Table20.A1" office:value-type="string">
            <text:p text:style-name="P160">VRIF</text:p>
          </table:table-cell>
          <table:table-cell table:style-name="Table20.A1" office:value-type="string">
            <text:p text:style-name="P205">implemented</text:p>
          </table:table-cell>
          <table:table-cell table:style-name="Table20.A1" office:value-type="string">
            <text:p text:style-name="P93"/>
          </table:table-cell>
        </table:table-row>
        <table:table-row table:style-name="TableLine94187768247952">
          <table:table-cell table:style-name="Table20.A1" office:value-type="string">
            <text:p text:style-name="P437"><text:bookmark-start text:name="__DdeLink__5860_2620586954"/>VSRPR<text:bookmark-end text:name="__DdeLink__5860_2620586954"/></text:p>
          </table:table-cell>
          <table:table-cell table:style-name="Table20.A1" office:value-type="string">
            <text:p text:style-name="P161">25-26</text:p>
          </table:table-cell>
          <table:table-cell table:style-name="Table20.A1" office:value-type="string">
            <text:p text:style-name="P277">2</text:p>
          </table:table-cell>
          <table:table-cell table:style-name="Table20.A1" office:value-type="string">
            <text:p text:style-name="P161">VRIF</text:p>
          </table:table-cell>
          <table:table-cell table:style-name="Table20.A1" office:value-type="string">
            <text:p text:style-name="P206">implemented</text:p>
          </table:table-cell>
          <table:table-cell table:style-name="Table20.A1" office:value-type="string">
            <text:p text:style-name="P93"/>
          </table:table-cell>
        </table:table-row>
        <table:table-row table:style-name="TableLine94187768249280">
          <table:table-cell table:style-name="Table20.A1" office:value-type="string">
            <text:p text:style-name="P438"><text:bookmark-start text:name="__DdeLink__5862_2620586954"/>VUPKZH<text:bookmark-end text:name="__DdeLink__5862_2620586954"/></text:p>
          </table:table-cell>
          <table:table-cell table:style-name="Table20.A1" office:value-type="string">
            <text:p text:style-name="P162">25-30</text:p>
          </table:table-cell>
          <table:table-cell table:style-name="Table20.A1" office:value-type="string">
            <text:p text:style-name="P278">2</text:p>
          </table:table-cell>
          <table:table-cell table:style-name="Table20.A1" office:value-type="string">
            <text:p text:style-name="P278">VRRK</text:p>
          </table:table-cell>
          <table:table-cell table:style-name="Table20.A1" office:value-type="string">
            <text:p text:style-name="P207">implemented</text:p>
          </table:table-cell>
          <table:table-cell table:style-name="Table20.A1" office:value-type="string">
            <text:p text:style-name="P164"/>
          </table:table-cell>
        </table:table-row>
        <table:table-row table:style-name="TableLine94187765225264">
          <table:table-cell table:style-name="Table20.A1" office:value-type="string">
            <text:p text:style-name="P439"><text:bookmark-start text:name="__DdeLink__5864_2620586954"/>VUPKZL<text:bookmark-end text:name="__DdeLink__5864_2620586954"/></text:p>
          </table:table-cell>
          <table:table-cell table:style-name="Table20.A1" office:value-type="string">
            <text:p text:style-name="P162">25-31</text:p>
          </table:table-cell>
          <table:table-cell table:style-name="Table20.A1" office:value-type="string">
            <text:p text:style-name="P278">2</text:p>
          </table:table-cell>
          <table:table-cell table:style-name="Table20.A1" office:value-type="string">
            <text:p text:style-name="P307">VRRK</text:p>
          </table:table-cell>
          <table:table-cell table:style-name="Table20.A1" office:value-type="string">
            <text:p text:style-name="P207">implemented</text:p>
          </table:table-cell>
          <table:table-cell table:style-name="Table20.A1" office:value-type="string">
            <text:p text:style-name="P164"/>
          </table:table-cell>
        </table:table-row>
      </table:table>
      <text:p text:style-name="P568"/>
      <text:p text:style-name="P15">Programming Notes</text:p>
      <table:table table:name="Table21" table:style-name="Table21">
        <table:table-column table:style-name="Table21.A"/>
        <table:table-column table:style-name="Table21.B"/>
        <table:table-header-rows>
          <table:table-row table:style-name="TableLine94187765227216">
            <table:table-cell table:style-name="Table21.A1" office:value-type="string">
              <text:p text:style-name="P558">Note #</text:p>
            </table:table-cell>
            <table:table-cell table:style-name="Table21.A1" office:value-type="string">
              <text:p text:style-name="P558">Description</text:p>
            </table:table-cell>
          </table:table-row>
        </table:table-header-rows>
        <table:table-row table:style-name="TableLine94187697710016">
          <table:table-cell table:style-name="Table21.A1" office:value-type="string">
            <text:p text:style-name="P352">2</text:p>
          </table:table-cell>
          <table:table-cell table:style-name="Table21.A1" office:value-type="string">
            <text:p text:style-name="P343">Vector-Packed-Decimal-Enhancement Facility 2</text:p>
          </table:table-cell>
        </table:table-row>
      </table:table>
      <text:p text:style-name="P568"/>
      <text:p text:style-name="P568"/>
      <text:h text:style-name="Heading_20_2" text:outline-level="2"><text:bookmark-start text:name="__RefHeading___Toc5170_2229626716"/>Specialized-Function-Assist Instructions – Chapter 26<text:bookmark-end text:name="__RefHeading___Toc5170_2229626716"/></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style-name="TableLine94187699177184">
            <table:table-cell table:style-name="Table23.A1" office:value-type="string">
              <text:p text:style-name="P530">Mnemonic</text:p>
            </table:table-cell>
            <table:table-cell table:style-name="Table23.A1" office:value-type="string">
              <text:p text:style-name="P530">Page #</text:p>
            </table:table-cell>
            <table:table-cell table:style-name="Table23.A1" office:value-type="string">
              <text:p text:style-name="P546">Prog. Notes</text:p>
            </table:table-cell>
            <table:table-cell table:style-name="Table23.A1" office:value-type="string">
              <text:p text:style-name="P530">MSL Format</text:p>
            </table:table-cell>
            <table:table-cell table:style-name="Table23.A1" office:value-type="string">
              <text:p text:style-name="P530">Implemented</text:p>
            </table:table-cell>
            <table:table-cell table:style-name="Table23.A1" office:value-type="string">
              <text:p text:style-name="P530">Notes</text:p>
            </table:table-cell>
          </table:table-row>
        </table:table-header-rows>
        <table:table-row table:style-name="TableLine94187699157952">
          <table:table-cell table:style-name="Table23.A1" office:value-type="string">
            <text:p text:style-name="P440"><text:bookmark-start text:name="__DdeLink__5866_2620586954"/>KDSA<text:bookmark-end text:name="__DdeLink__5866_2620586954"/></text:p>
          </table:table-cell>
          <table:table-cell table:style-name="Table23.A1" office:value-type="string">
            <text:p text:style-name="P279">26-2</text:p>
          </table:table-cell>
          <table:table-cell table:style-name="Table23.A1" office:value-type="string">
            <text:p text:style-name="P279">1</text:p>
          </table:table-cell>
          <table:table-cell table:style-name="Table23.A1" office:value-type="string">
            <text:p text:style-name="P163">RRE</text:p>
          </table:table-cell>
          <table:table-cell table:style-name="Table23.A1" office:value-type="string">
            <text:p text:style-name="P208">implemented</text:p>
          </table:table-cell>
          <table:table-cell table:style-name="Table23.A1" office:value-type="string">
            <text:p text:style-name="P367"/>
          </table:table-cell>
        </table:table-row>
        <table:table-row table:style-name="TableLine94187699159088">
          <table:table-cell table:style-name="Table23.A1" office:value-type="string">
            <text:p text:style-name="P441"><text:bookmark-start text:name="__DdeLink__5878_2620586954"/>DFLTCC<text:bookmark-end text:name="__DdeLink__5878_2620586954"/></text:p>
          </table:table-cell>
          <table:table-cell table:style-name="Table23.A1" office:value-type="string">
            <text:p text:style-name="P165">26-17</text:p>
          </table:table-cell>
          <table:table-cell table:style-name="Table23.A1" office:value-type="string">
            <text:p text:style-name="P280">2</text:p>
          </table:table-cell>
          <table:table-cell table:style-name="Table23.A1" office:value-type="string">
            <text:p text:style-name="P165">RRFA1</text:p>
          </table:table-cell>
          <table:table-cell table:style-name="Table23.A1" office:value-type="string">
            <text:p text:style-name="P208">implemented</text:p>
          </table:table-cell>
          <table:table-cell table:style-name="Table23.A1" office:value-type="string">
            <text:p text:style-name="P94"/>
          </table:table-cell>
        </table:table-row>
        <table:table-row table:style-name="TableLine94187699160176">
          <table:table-cell table:style-name="Table23.A1" office:value-type="string">
            <text:p text:style-name="P443"><text:bookmark-start text:name="__DdeLink__5890_2620586954"/>NNPA<text:bookmark-end text:name="__DdeLink__5890_2620586954"/></text:p>
          </table:table-cell>
          <table:table-cell table:style-name="Table23.A1" office:value-type="string">
            <text:p text:style-name="P186">26-61</text:p>
          </table:table-cell>
          <table:table-cell table:style-name="Table23.A1" office:value-type="string">
            <text:p text:style-name="P281">4</text:p>
          </table:table-cell>
          <table:table-cell table:style-name="Table23.A1" office:value-type="string">
            <text:p text:style-name="P166">RRE1</text:p>
          </table:table-cell>
          <table:table-cell table:style-name="Table23.A1" office:value-type="string">
            <text:p text:style-name="P208">implemented</text:p>
          </table:table-cell>
          <table:table-cell table:style-name="Table23.A1" office:value-type="string">
            <text:p text:style-name="P94"/>
          </table:table-cell>
        </table:table-row>
        <table:table-row table:style-name="TableLine94187688304624">
          <table:table-cell table:style-name="Table23.A1" office:value-type="string">
            <text:p text:style-name="P442">SORTL</text:p>
          </table:table-cell>
          <table:table-cell table:style-name="Table23.A1" office:value-type="string">
            <text:p text:style-name="P167">26-96</text:p>
          </table:table-cell>
          <table:table-cell table:style-name="Table23.A1" office:value-type="string">
            <text:p text:style-name="P282">3</text:p>
          </table:table-cell>
          <table:table-cell table:style-name="Table23.A1" office:value-type="string">
            <text:p text:style-name="P167">RRE</text:p>
          </table:table-cell>
          <table:table-cell table:style-name="Table23.A1" office:value-type="string">
            <text:p text:style-name="P208">implemented</text:p>
          </table:table-cell>
          <table:table-cell table:style-name="Table23.A1" office:value-type="string">
            <text:p text:style-name="P94"/>
          </table:table-cell>
        </table:table-row>
        <table:table-row table:style-name="TableLine94187688306032">
          <table:table-cell table:style-name="Table23.A1" office:value-type="string">
            <text:p text:style-name="P444"><text:bookmark-start text:name="__DdeLink__5892_2620586954"/>VCLFNH<text:bookmark-end text:name="__DdeLink__5892_2620586954"/></text:p>
          </table:table-cell>
          <table:table-cell table:style-name="Table23.A1" office:value-type="string">
            <text:p text:style-name="P168">26-121</text:p>
          </table:table-cell>
          <table:table-cell table:style-name="Table23.A1" office:value-type="string">
            <text:p text:style-name="P283">4</text:p>
          </table:table-cell>
          <table:table-cell table:style-name="Table23.A1" office:value-type="string">
            <text:p text:style-name="P168">VRRA4</text:p>
          </table:table-cell>
          <table:table-cell table:style-name="Table23.A1" office:value-type="string">
            <text:p text:style-name="P209">implemented</text:p>
          </table:table-cell>
          <table:table-cell table:style-name="Table23.A1" office:value-type="string">
            <text:p text:style-name="P94"/>
          </table:table-cell>
        </table:table-row>
        <table:table-row table:style-name="TableLine94187688307312">
          <table:table-cell table:style-name="Table23.A1" office:value-type="string">
            <text:p text:style-name="P444"><text:bookmark-start text:name="__DdeLink__5660_2620586954"/><text:bookmark-start text:name="__DdeLink__5894_2620586954"/>VCLFNL<text:bookmark-end text:name="__DdeLink__5660_2620586954"/><text:bookmark-end text:name="__DdeLink__5894_2620586954"/></text:p>
          </table:table-cell>
          <table:table-cell table:style-name="Table23.A1" office:value-type="string">
            <text:p text:style-name="P168">26-122</text:p>
          </table:table-cell>
          <table:table-cell table:style-name="Table23.A1" office:value-type="string">
            <text:p text:style-name="P283">4</text:p>
          </table:table-cell>
          <table:table-cell table:style-name="Table23.A1" office:value-type="string">
            <text:p text:style-name="P168">VRRA4</text:p>
          </table:table-cell>
          <table:table-cell table:style-name="Table23.A1" office:value-type="string">
            <text:p text:style-name="P209">implemented</text:p>
          </table:table-cell>
          <table:table-cell table:style-name="Table23.A1" office:value-type="string">
            <text:p text:style-name="P94"/>
          </table:table-cell>
        </table:table-row>
        <table:table-row table:style-name="TableLine94187688308640">
          <table:table-cell table:style-name="Table23.A1" office:value-type="string">
            <text:p text:style-name="P445"><text:bookmark-start text:name="__DdeLink__5672_2620586954"/><text:bookmark-start text:name="__DdeLink__5897_2620586954"/>VCRNF<text:bookmark-end text:name="__DdeLink__5672_2620586954"/><text:bookmark-end text:name="__DdeLink__5897_2620586954"/></text:p>
          </table:table-cell>
          <table:table-cell table:style-name="Table23.A1" office:value-type="string">
            <text:p text:style-name="P187">26-123</text:p>
          </table:table-cell>
          <table:table-cell table:style-name="Table23.A1" office:value-type="string">
            <text:p text:style-name="P284">4</text:p>
          </table:table-cell>
          <table:table-cell table:style-name="Table23.A1" office:value-type="string">
            <text:p text:style-name="P495"><text:span text:style-name="T24">VRR</text:span><text:span text:style-name="T25">A4</text:span></text:p>
          </table:table-cell>
          <table:table-cell table:style-name="Table23.A1" office:value-type="string">
            <text:p text:style-name="P210">implemented</text:p>
          </table:table-cell>
          <table:table-cell table:style-name="Table23.A1" office:value-type="string">
            <text:p text:style-name="P94"/>
          </table:table-cell>
        </table:table-row>
        <text:soft-page-break/>
        <table:table-row table:style-name="TableLine94187764643552">
          <table:table-cell table:style-name="Table23.A1" office:value-type="string">
            <text:p text:style-name="P446"><text:bookmark-start text:name="__DdeLink__5909_2620586954"/>VCFN<text:bookmark-end text:name="__DdeLink__5909_2620586954"/></text:p>
          </table:table-cell>
          <table:table-cell table:style-name="Table23.A1" office:value-type="string">
            <text:p text:style-name="P188">26-123</text:p>
          </table:table-cell>
          <table:table-cell table:style-name="Table23.A1" office:value-type="string">
            <text:p text:style-name="P285">4</text:p>
          </table:table-cell>
          <table:table-cell table:style-name="Table23.A1" office:value-type="string">
            <text:p text:style-name="P496"><text:span text:style-name="T26">VRR</text:span><text:span text:style-name="T27">A4</text:span></text:p>
          </table:table-cell>
          <table:table-cell table:style-name="Table23.A1" office:value-type="string">
            <text:p text:style-name="P211">implemented</text:p>
          </table:table-cell>
          <table:table-cell table:style-name="Table23.A1" office:value-type="string">
            <text:p text:style-name="P94"/>
          </table:table-cell>
        </table:table-row>
        <table:table-row table:style-name="TableLine94187764644800">
          <table:table-cell table:style-name="Table23.A1" office:value-type="string">
            <text:p text:style-name="P447"><text:bookmark-start text:name="__DdeLink__5911_2620586954"/>VCNF<text:bookmark-end text:name="__DdeLink__5911_2620586954"/></text:p>
          </table:table-cell>
          <table:table-cell table:style-name="Table23.A1" office:value-type="string">
            <text:p text:style-name="P189">26-124</text:p>
          </table:table-cell>
          <table:table-cell table:style-name="Table23.A1" office:value-type="string">
            <text:p text:style-name="P286">4</text:p>
          </table:table-cell>
          <table:table-cell table:style-name="Table23.A1" office:value-type="string">
            <text:p text:style-name="P286"><text:bookmark-start text:name="__DdeLink__5684_2620586954"/>VRRA<text:bookmark-end text:name="__DdeLink__5684_2620586954"/>4</text:p>
          </table:table-cell>
          <table:table-cell table:style-name="Table23.A1" office:value-type="string">
            <text:p text:style-name="P212">implemented</text:p>
          </table:table-cell>
          <table:table-cell table:style-name="Table23.A1" office:value-type="string">
            <text:p text:style-name="P94"/>
          </table:table-cell>
        </table:table-row>
      </table:table>
      <text:p text:style-name="P577"/>
      <text:p text:style-name="P16">Programming Notes</text:p>
      <table:table table:name="Table22" table:style-name="Table22">
        <table:table-column table:style-name="Table22.A"/>
        <table:table-column table:style-name="Table22.B"/>
        <table:table-header-rows>
          <table:table-row table:style-name="TableLine94187764646752">
            <table:table-cell table:style-name="Table22.A1" office:value-type="string">
              <text:p text:style-name="P559">Note #</text:p>
            </table:table-cell>
            <table:table-cell table:style-name="Table22.A1" office:value-type="string">
              <text:p text:style-name="P559">Description</text:p>
            </table:table-cell>
          </table:table-row>
        </table:table-header-rows>
        <table:table-row table:style-name="TableLine94187768065680">
          <table:table-cell table:style-name="Table22.A1" office:value-type="string">
            <text:p text:style-name="P326">1</text:p>
          </table:table-cell>
          <table:table-cell table:style-name="Table22.A1" office:value-type="string">
            <text:p text:style-name="P327">Message-Security-Assist Extension 9</text:p>
          </table:table-cell>
        </table:table-row>
        <table:table-row table:style-name="TableLine94187768065936">
          <table:table-cell table:style-name="Table22.A1" office:value-type="string">
            <text:p text:style-name="P328">2</text:p>
          </table:table-cell>
          <table:table-cell table:style-name="Table22.A1" office:value-type="string">
            <text:p text:style-name="P329">DEFLATE-Conversion Facility</text:p>
          </table:table-cell>
        </table:table-row>
        <table:table-row table:style-name="TableLine94187768066416">
          <table:table-cell table:style-name="Table22.A1" office:value-type="string">
            <text:p text:style-name="P330">3</text:p>
          </table:table-cell>
          <table:table-cell table:style-name="Table22.A1" office:value-type="string">
            <text:p text:style-name="P331">Enhanced-Sort Facility</text:p>
          </table:table-cell>
        </table:table-row>
        <table:table-row table:style-name="TableLine94187768067008">
          <table:table-cell table:style-name="Table22.A1" office:value-type="string">
            <text:p text:style-name="P330">4</text:p>
          </table:table-cell>
          <table:table-cell table:style-name="Table22.A1" office:value-type="string">
            <text:p text:style-name="P331">Neural-Network-Processing-Assist Facility</text:p>
          </table:table-cell>
        </table:table-row>
      </table:table>
      <text:p text:style-name="P569"/>
      <text:p text:style-name="P577"/>
      <text:p text:style-name="P577"/>
      <text:p text:style-name="P578"/>
      <text:p text:style-name="P34"/>
      <text:p text:style-name="P34"/>
      <text:p text:style-name="P577"/>
      <text:h text:style-name="P588" text:outline-level="1"><text:bookmark-start text:name="__RefHeading___Toc2485_1933542494"/>Extended Mnemonics<text:bookmark-end text:name="__RefHeading___Toc2485_1933542494"/></text:h>
      <text:p text:style-name="P31">This section documents the current status of extended mnemonics in ASMA. <text:s/>Support for the base machine instruction mnemonics are described in the preceding sections.</text:p>
      <text:p text:style-name="P6">Refer to SA22-7832-13, Appendix J, for details. <text:s/><text:span text:style-name="T168">The following table only reflect</text:span><text:span text:style-name="T180">s</text:span><text:span text:style-name="T168"> the base mnemonic for which extended mnemonics are defined. <text:s/></text:span><text:span text:style-name="T170">Page numbers are for the -13 version.</text:span></text:p>
      <text:p text:style-name="P45"><text:span text:style-name="T81">All of the extended mnemonics requiring the MSL enhancements were defined by SA22-7832-0</text:span><text:span text:style-name="T82">4</text:span><text:span text:style-name="T81"> or later versions </text:span><text:span text:style-name="T84">and are </text:span><text:span text:style-name="T7">not</text:span><text:span text:style-name="T84"> presently supported by ASMA</text:span><text:span text:style-name="T81">. <text:s/></text:span></text:p>
      <text:p text:style-name="P45"><text:span text:style-name="T83">All extended mnemonics </text:span><text:span text:style-name="T84">up to and including</text:span><text:span text:style-name="T83"> ESA/390 either separate from z/Architecture or ESA/390 on a z/Architecture system </text:span><text:span text:style-name="T8">are</text:span><text:span text:style-name="T83"> supported </text:span><text:span text:style-name="T84">by ASMA</text:span><text:span text:style-name="T83">. <text:s/>While ESA/390 continued to be available on z/Architecture until the release of the CZAM facility, ESA/390 ceased being enhanced </text:span><text:span text:style-name="T84">on z/Architecture</text:span><text:span text:style-name="T83"> beyond PoO -02.</text:span></text:p>
      <text:p text:style-name="P56"><text:span text:style-name="T83">E</text:span><text:span text:style-name="T99">xtended mnemonics introduced by z/Architecture in Chapters 22, 23, 24, and 25 are yet to be researched, planned, and implemented. <text:s/>Future updates to this manual will be made for these extended mnemonics.</text:span></text:p>
      <text:h text:style-name="P599" text:outline-level="2"><text:bookmark-start text:name="__RefHeading___Toc2487_1933542494"/>General Instructions – Chapter 7<text:bookmark-end text:name="__RefHeading___Toc2487_1933542494"/></text:h>
      <text:p text:style-name="P35">This table describes the base mnemonic for which extend mnemonics are defined. <text:s/></text:p>
      <text:p text:style-name="P35">“Page #” is the page on which the base machine instruction is described in the -13 PoO version. <text:s/></text:p>
      <text:p text:style-name="P35">“Base ASMA Target” is the ASMA target instruction set architecture in which the mnemonic was introduced. <text:s/>The number preceded by a dash “-” refers to the z/Architecture PoO version in which the base mnemonic was introduced. <text:s/>The dash applies only to SA22-7832 manual versions. <text:s/></text:p>
      <text:p text:style-name="P35">“EM MSL Format” is the MSL format used when the extended mnemonic is defined.</text:p>
      <text:p text:style-name="P55"><text:span text:style-name="T1">“Opcode” is the </text:span><text:span text:style-name="T100">hexadecimal </text:span><text:span text:style-name="T1">machine instruction operation code of the base mnemonic and is the operation code used by all extended mnemonics </text:span><text:span text:style-name="T105">of that machine instruction</text:span><text:span text:style-name="T1">.</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style-name="TableLine94187699193248">
            <table:table-cell table:style-name="Table14.A1" office:value-type="string">
              <text:p text:style-name="P523"><text:span text:style-name="T172">Base </text:span>Mnemonic</text:p>
            </table:table-cell>
            <table:table-cell table:style-name="Table14.A1" office:value-type="string">
              <text:p text:style-name="P523">Page #</text:p>
            </table:table-cell>
            <table:table-cell table:style-name="Table14.A1" office:value-type="string">
              <text:p text:style-name="P549">Base ASMA Target</text:p>
            </table:table-cell>
            <table:table-cell table:style-name="Table14.A1" office:value-type="string">
              <text:p text:style-name="P550"><text:span text:style-name="T198">EM </text:span>MSL Format</text:p>
            </table:table-cell>
            <table:table-cell table:style-name="Table14.A1" office:value-type="string">
              <text:p text:style-name="P551">Opcode</text:p>
            </table:table-cell>
            <table:table-cell table:style-name="Table14.A1" office:value-type="string">
              <text:p text:style-name="P523">Notes</text:p>
            </table:table-cell>
          </table:table-row>
        </table:table-header-rows>
        <table:table-row table:style-name="TableLine94187699921264">
          <table:table-cell table:style-name="Table14.A70" office:value-type="string">
            <text:p text:style-name="P422">BCR</text:p>
          </table:table-cell>
          <table:table-cell table:style-name="Table14.B2" office:value-type="string">
            <text:p text:style-name="P242">7-40</text:p>
          </table:table-cell>
          <table:table-cell table:style-name="Table14.C2" office:value-type="string">
            <text:p text:style-name="P114"><text:span text:style-name="T131">s</text:span><text:span text:style-name="T113">360</text:span></text:p>
          </table:table-cell>
          <table:table-cell table:style-name="Table14.D2" office:value-type="string">
            <text:p text:style-name="P368">ER</text:p>
          </table:table-cell>
          <table:table-cell table:style-name="Table14.E2" office:value-type="string">
            <text:p text:style-name="P368">07</text:p>
          </table:table-cell>
          <table:table-cell table:style-name="Table14.F2" office:value-type="string">
            <text:p text:style-name="P91"/>
          </table:table-cell>
        </table:table-row>
        <table:table-row table:style-name="TableLine94187752037424">
          <table:table-cell table:style-name="Table14.A70" office:value-type="string">
            <text:p text:style-name="P422">BC</text:p>
          </table:table-cell>
          <table:table-cell table:style-name="Table14.B3" office:value-type="string">
            <text:p text:style-name="P242">7-40</text:p>
          </table:table-cell>
          <table:table-cell table:style-name="Table14.C3" office:value-type="string">
            <text:p text:style-name="P114"><text:span text:style-name="T131">s</text:span><text:span text:style-name="T113">360</text:span></text:p>
          </table:table-cell>
          <table:table-cell table:style-name="Table14.D3" office:value-type="string">
            <text:p text:style-name="P368">ERXB</text:p>
          </table:table-cell>
          <table:table-cell table:style-name="Table14.E3" office:value-type="string">
            <text:p text:style-name="P368">47</text:p>
          </table:table-cell>
          <table:table-cell table:style-name="Table14.F3" office:value-type="string">
            <text:p text:style-name="P91"/>
          </table:table-cell>
        </table:table-row>
        <table:table-row table:style-name="TableLine94187752040864">
          <table:table-cell table:style-name="Table14.A70" office:value-type="string">
            <text:p text:style-name="P422">BRAS</text:p>
          </table:table-cell>
          <table:table-cell table:style-name="Table14.B4" office:value-type="string">
            <text:p text:style-name="P242">7-45</text:p>
          </table:table-cell>
          <table:table-cell table:style-name="Table14.C4" office:value-type="string">
            <text:p text:style-name="P114"><text:span text:style-name="T131">e</text:span><text:span text:style-name="T113">390</text:span></text:p>
          </table:table-cell>
          <table:table-cell table:style-name="Table14.D4" office:value-type="string">
            <text:p text:style-name="P450">RIB</text:p>
          </table:table-cell>
          <table:table-cell table:style-name="Table14.E4" office:value-type="string">
            <text:p text:style-name="P368">A75</text:p>
          </table:table-cell>
          <table:table-cell table:style-name="Table14.F4" office:value-type="string">
            <text:p text:style-name="P217">JAS mnemonic</text:p>
          </table:table-cell>
        </table:table-row>
        <table:table-row table:style-name="TableLine94187706519392">
          <table:table-cell table:style-name="Table14.A70" office:value-type="string">
            <text:p text:style-name="P423">BRC</text:p>
          </table:table-cell>
          <table:table-cell table:style-name="Table14.B5" office:value-type="string">
            <text:p text:style-name="P243">7-46</text:p>
          </table:table-cell>
          <table:table-cell table:style-name="Table14.C5" office:value-type="string">
            <text:p text:style-name="P505"><text:span text:style-name="T131">e</text:span><text:span text:style-name="T133">390</text:span></text:p>
          </table:table-cell>
          <table:table-cell table:style-name="Table14.D5" office:value-type="string">
            <text:p text:style-name="P368">ERIC</text:p>
          </table:table-cell>
          <table:table-cell table:style-name="Table14.E5" office:value-type="string">
            <text:p text:style-name="P368">A74</text:p>
          </table:table-cell>
          <table:table-cell table:style-name="Table14.F5" office:value-type="string">
            <text:p text:style-name="P122"/>
          </table:table-cell>
        </table:table-row>
        <table:table-row table:style-name="TableLine94187706523088">
          <table:table-cell table:style-name="Table14.A70" office:value-type="string">
            <text:p text:style-name="P423">BR<text:span text:style-name="T173">C</text:span>T</text:p>
          </table:table-cell>
          <table:table-cell table:style-name="Table14.B6" office:value-type="string">
            <text:p text:style-name="P243">7-47</text:p>
          </table:table-cell>
          <table:table-cell table:style-name="Table14.C6" office:value-type="string">
            <text:p text:style-name="P115"><text:span text:style-name="T131">e</text:span><text:span text:style-name="T113">390</text:span></text:p>
          </table:table-cell>
          <table:table-cell table:style-name="Table14.D6" office:value-type="string">
            <text:p text:style-name="P368">RIB</text:p>
          </table:table-cell>
          <table:table-cell table:style-name="Table14.E6" office:value-type="string">
            <text:p text:style-name="P368">A76</text:p>
          </table:table-cell>
          <table:table-cell table:style-name="Table14.F6" office:value-type="string">
            <text:p text:style-name="P217">JCT mnemonic</text:p>
          </table:table-cell>
        </table:table-row>
        <table:table-row table:style-name="TableLine94187699889888">
          <table:table-cell table:style-name="Table14.A70" office:value-type="string">
            <text:p text:style-name="P423">BRXH</text:p>
          </table:table-cell>
          <table:table-cell table:style-name="Table14.B7" office:value-type="string">
            <text:p text:style-name="P243">7-48</text:p>
          </table:table-cell>
          <table:table-cell table:style-name="Table14.C7" office:value-type="string">
            <text:p text:style-name="P115"><text:span text:style-name="T131">e</text:span><text:span text:style-name="T113">390</text:span></text:p>
          </table:table-cell>
          <table:table-cell table:style-name="Table14.D7" office:value-type="string">
            <text:p text:style-name="P369">RSI</text:p>
          </table:table-cell>
          <table:table-cell table:style-name="Table14.E7" office:value-type="string">
            <text:p text:style-name="P369">84</text:p>
          </table:table-cell>
          <table:table-cell table:style-name="Table14.F7" office:value-type="string">
            <text:p text:style-name="P217">JXH mnemonic</text:p>
          </table:table-cell>
        </table:table-row>
        <text:soft-page-break/>
        <table:table-row table:style-name="TableLine94187699893696">
          <table:table-cell table:style-name="Table14.A70" office:value-type="string">
            <text:p text:style-name="P423">BRXLE</text:p>
          </table:table-cell>
          <table:table-cell table:style-name="Table14.B8" office:value-type="string">
            <text:p text:style-name="P243">7-48</text:p>
          </table:table-cell>
          <table:table-cell table:style-name="Table14.C8" office:value-type="string">
            <text:p text:style-name="P115"><text:span text:style-name="T131">e</text:span><text:span text:style-name="T113">390</text:span></text:p>
          </table:table-cell>
          <table:table-cell table:style-name="Table14.D8" office:value-type="string">
            <text:p text:style-name="P369">RSI</text:p>
          </table:table-cell>
          <table:table-cell table:style-name="Table14.E8" office:value-type="string">
            <text:p text:style-name="P369">85</text:p>
          </table:table-cell>
          <table:table-cell table:style-name="Table14.F8" office:value-type="string">
            <text:p text:style-name="P217">JXLE mnemonic</text:p>
          </table:table-cell>
        </table:table-row>
        <table:table-row table:style-name="TableLine94187703462272">
          <table:table-cell table:style-name="Table14.A70" office:value-type="string">
            <text:p text:style-name="P422">BRASL</text:p>
          </table:table-cell>
          <table:table-cell table:style-name="Table14.B9" office:value-type="string">
            <text:p text:style-name="P242">7-45</text:p>
          </table:table-cell>
          <table:table-cell table:style-name="Table14.C9" office:value-type="string">
            <text:p text:style-name="P114"><text:span text:style-name="T131">s</text:span><text:span text:style-name="T113">390</text:span></text:p>
          </table:table-cell>
          <table:table-cell table:style-name="Table14.D9" office:value-type="string">
            <text:p text:style-name="P369">RILB</text:p>
          </table:table-cell>
          <table:table-cell table:style-name="Table14.E9" office:value-type="string">
            <text:p text:style-name="P369">C05</text:p>
          </table:table-cell>
          <table:table-cell table:style-name="Table14.F9" office:value-type="string">
            <text:p text:style-name="P217">JASL mnemonic</text:p>
          </table:table-cell>
        </table:table-row>
        <table:table-row table:style-name="TableLine94187703466112">
          <table:table-cell table:style-name="Table14.A70" office:value-type="string">
            <text:p text:style-name="P423">BRCL</text:p>
          </table:table-cell>
          <table:table-cell table:style-name="Table14.B10" office:value-type="string">
            <text:p text:style-name="P243">7-46</text:p>
          </table:table-cell>
          <table:table-cell table:style-name="Table14.C10" office:value-type="string">
            <text:p text:style-name="P115"><text:span text:style-name="T131">s</text:span><text:span text:style-name="T132">390</text:span></text:p>
          </table:table-cell>
          <table:table-cell table:style-name="Table14.D10" office:value-type="string">
            <text:p text:style-name="P369">ERILC</text:p>
          </table:table-cell>
          <table:table-cell table:style-name="Table14.E10" office:value-type="string">
            <text:p text:style-name="P369">C04</text:p>
          </table:table-cell>
          <table:table-cell table:style-name="Table14.F10" office:value-type="string">
            <text:p text:style-name="P91"/>
          </table:table-cell>
        </table:table-row>
        <table:table-row table:style-name="TableLine94187768431856">
          <table:table-cell table:style-name="Table14.A70" office:value-type="string">
            <text:p text:style-name="P423">BRCTG</text:p>
          </table:table-cell>
          <table:table-cell table:style-name="Table14.B11" office:value-type="string">
            <text:p text:style-name="P243">7-47</text:p>
          </table:table-cell>
          <table:table-cell table:style-name="Table14.C11" office:value-type="string">
            <text:p text:style-name="P114"><text:span text:style-name="T131">S</text:span><text:span text:style-name="T113">390</text:span><text:span text:style-name="T131">x </text:span>-<text:span text:style-name="T174">00</text:span></text:p>
          </table:table-cell>
          <table:table-cell table:style-name="Table14.D11" office:value-type="string">
            <text:p text:style-name="P370">RIB</text:p>
          </table:table-cell>
          <table:table-cell table:style-name="Table14.E11" office:value-type="string">
            <text:p text:style-name="P370">A77</text:p>
          </table:table-cell>
          <table:table-cell table:style-name="Table14.F11" office:value-type="string">
            <text:p text:style-name="P218">JCTG mnemonic</text:p>
          </table:table-cell>
        </table:table-row>
        <table:table-row table:style-name="TableLine94187768435904">
          <table:table-cell table:style-name="Table14.A70" office:value-type="string">
            <text:p text:style-name="P424">BRCTH</text:p>
          </table:table-cell>
          <table:table-cell table:style-name="Table14.B12" office:value-type="string">
            <text:p text:style-name="P265">7-47</text:p>
          </table:table-cell>
          <table:table-cell table:style-name="Table14.C12" office:value-type="string">
            <text:p text:style-name="P116"><text:span text:style-name="T131">S</text:span><text:span text:style-name="T113">390</text:span><text:span text:style-name="T131">x </text:span>-<text:span text:style-name="T174">00</text:span></text:p>
          </table:table-cell>
          <table:table-cell table:style-name="Table14.D12" office:value-type="string">
            <text:p text:style-name="P370">RILB</text:p>
          </table:table-cell>
          <table:table-cell table:style-name="Table14.E12" office:value-type="string">
            <text:p text:style-name="P370">CC6</text:p>
          </table:table-cell>
          <table:table-cell table:style-name="Table14.F12" office:value-type="string">
            <text:p text:style-name="P218"><text:span text:style-name="T197">JCTH</text:span> mnemonic</text:p>
          </table:table-cell>
        </table:table-row>
        <table:table-row table:style-name="TableLine94187697762464">
          <table:table-cell table:style-name="Table14.A70" office:value-type="string">
            <text:p text:style-name="P423">BRXHG</text:p>
          </table:table-cell>
          <table:table-cell table:style-name="Table14.B13" office:value-type="string">
            <text:p text:style-name="P243">7-48</text:p>
          </table:table-cell>
          <table:table-cell table:style-name="Table14.C13" office:value-type="string">
            <text:p text:style-name="P116"><text:span text:style-name="T131">S</text:span><text:span text:style-name="T113">390</text:span><text:span text:style-name="T131">x </text:span>-<text:span text:style-name="T174">00</text:span></text:p>
          </table:table-cell>
          <table:table-cell table:style-name="Table14.D13" office:value-type="string">
            <text:p text:style-name="P371">RIEE</text:p>
          </table:table-cell>
          <table:table-cell table:style-name="Table14.E13" office:value-type="string">
            <text:p text:style-name="P371">EC44</text:p>
          </table:table-cell>
          <table:table-cell table:style-name="Table14.F13" office:value-type="string">
            <text:p text:style-name="P218">JXHG mnemonic</text:p>
          </table:table-cell>
        </table:table-row>
        <table:table-row table:style-name="TableLine94187697766384">
          <table:table-cell table:style-name="Table14.A70" office:value-type="string">
            <text:p text:style-name="P423">BR<text:span text:style-name="T175">X</text:span>LG</text:p>
          </table:table-cell>
          <table:table-cell table:style-name="Table14.B14" office:value-type="string">
            <text:p text:style-name="P243">7-48</text:p>
          </table:table-cell>
          <table:table-cell table:style-name="Table14.C14" office:value-type="string">
            <text:p text:style-name="P116"><text:span text:style-name="T131">S</text:span><text:span text:style-name="T113">390</text:span><text:span text:style-name="T131">x </text:span>-<text:span text:style-name="T174">00</text:span></text:p>
          </table:table-cell>
          <table:table-cell table:style-name="Table14.D14" office:value-type="string">
            <text:p text:style-name="P371">RIEE</text:p>
          </table:table-cell>
          <table:table-cell table:style-name="Table14.E14" office:value-type="string">
            <text:p text:style-name="P371">EC45</text:p>
          </table:table-cell>
          <table:table-cell table:style-name="Table14.F14" office:value-type="string">
            <text:p text:style-name="P218">JXLEG mnemonic</text:p>
          </table:table-cell>
        </table:table-row>
        <table:table-row table:style-name="TableLine94187698312096">
          <table:table-cell table:style-name="Table14.A70" office:value-type="string">
            <text:p text:style-name="P451">IILF</text:p>
          </table:table-cell>
          <table:table-cell table:style-name="Table14.B15" office:value-type="string">
            <text:p text:style-name="P251">7-266</text:p>
          </table:table-cell>
          <table:table-cell table:style-name="Table14.C15" office:value-type="string">
            <text:p text:style-name="P123"><text:span text:style-name="T131">S</text:span><text:span text:style-name="T113">390</text:span><text:span text:style-name="T131">x </text:span>-<text:span text:style-name="T178">04</text:span></text:p>
          </table:table-cell>
          <table:table-cell table:style-name="Table14.D15" office:value-type="string">
            <text:p text:style-name="P372">RILD</text:p>
          </table:table-cell>
          <table:table-cell table:style-name="Table14.E15" office:value-type="string">
            <text:p text:style-name="P372">C09</text:p>
          </table:table-cell>
          <table:table-cell table:style-name="Table14.F15" office:value-type="string">
            <text:p text:style-name="P213"><text:span text:style-name="T138">LFI</text:span><text:span text:style-name="T199"> l</text:span>isted in Appendix J, but no<text:span text:style-name="T199">t</text:span> on 7-266. <text:span text:style-name="T199">Renames </text:span><text:span text:style-name="T139">IILF</text:span><text:span text:style-name="T199">. <text:s/>See also Note 1.</text:span></text:p>
          </table:table-cell>
        </table:table-row>
        <table:table-row table:style-name="TableLine94187698316144">
          <table:table-cell table:style-name="Table14.A70" office:value-type="string">
            <text:p text:style-name="P452">LLILF</text:p>
          </table:table-cell>
          <table:table-cell table:style-name="Table14.B16" office:value-type="string">
            <text:p text:style-name="P256">7-284</text:p>
          </table:table-cell>
          <table:table-cell table:style-name="Table14.C16" office:value-type="string">
            <text:p text:style-name="P124"><text:span text:style-name="T131">S</text:span><text:span text:style-name="T113">390</text:span><text:span text:style-name="T131">x </text:span>-<text:span text:style-name="T178">04</text:span></text:p>
          </table:table-cell>
          <table:table-cell table:style-name="Table14.D16" office:value-type="string">
            <text:p text:style-name="P372">RILD</text:p>
          </table:table-cell>
          <table:table-cell table:style-name="Table14.E16" office:value-type="string">
            <text:p text:style-name="P372">C0F</text:p>
          </table:table-cell>
          <table:table-cell table:style-name="Table14.F16" office:value-type="string">
            <text:p text:style-name="P516"><text:span text:style-name="T125">LLGFI</text:span><text:span text:style-name="T43"> L</text:span><text:span text:style-name="T38">isted in Appendix J, but no</text:span><text:span text:style-name="T43">t</text:span><text:span text:style-name="T38"> on 7-284. </text:span><text:span text:style-name="T43">Renames </text:span><text:span text:style-name="T128">LLILF</text:span><text:span text:style-name="T43">. <text:s/>See also Note 1.</text:span></text:p>
          </table:table-cell>
        </table:table-row>
        <table:table-row table:style-name="TableLine94187706061264">
          <table:table-cell table:style-name="Table14.A70" office:value-type="string">
            <text:p text:style-name="P448">CRB</text:p>
          </table:table-cell>
          <table:table-cell table:style-name="Table14.B17" office:value-type="string">
            <text:p text:style-name="P247">7-137</text:p>
          </table:table-cell>
          <table:table-cell table:style-name="Table14.C17" office:value-type="string">
            <text:p text:style-name="P114"><text:span text:style-name="T131">S</text:span><text:span text:style-name="T113">390</text:span><text:span text:style-name="T131">x </text:span>-<text:span text:style-name="T176">06</text:span></text:p>
          </table:table-cell>
          <table:table-cell table:style-name="Table14.D17" office:value-type="string">
            <text:p text:style-name="P373">ERRS</text:p>
          </table:table-cell>
          <table:table-cell table:style-name="Table14.E17" office:value-type="string">
            <text:p text:style-name="P373">ECF6</text:p>
          </table:table-cell>
          <table:table-cell table:style-name="Table14.F17" office:value-type="string">
            <text:p text:style-name="P214">Compare branch</text:p>
          </table:table-cell>
        </table:table-row>
        <table:table-row table:style-name="TableLine94187706065312">
          <table:table-cell table:style-name="Table14.A70" office:value-type="string">
            <text:p text:style-name="P448">CGRB</text:p>
          </table:table-cell>
          <table:table-cell table:style-name="Table14.B18" office:value-type="string">
            <text:p text:style-name="P247">7-137</text:p>
          </table:table-cell>
          <table:table-cell table:style-name="Table14.C18" office:value-type="string">
            <text:p text:style-name="P115"><text:span text:style-name="T131">S</text:span><text:span text:style-name="T113">390</text:span><text:span text:style-name="T131">x </text:span>-<text:span text:style-name="T176">06</text:span></text:p>
          </table:table-cell>
          <table:table-cell table:style-name="Table14.D18" office:value-type="string">
            <text:p text:style-name="P373">ERRS</text:p>
          </table:table-cell>
          <table:table-cell table:style-name="Table14.E18" office:value-type="string">
            <text:p text:style-name="P373">ECE4</text:p>
          </table:table-cell>
          <table:table-cell table:style-name="Table14.F18" office:value-type="string">
            <text:p text:style-name="P214">Compare branch </text:p>
          </table:table-cell>
        </table:table-row>
        <table:table-row table:style-name="TableLine94187757622752">
          <table:table-cell table:style-name="Table14.A70" office:value-type="string">
            <text:p text:style-name="P449">CRJ</text:p>
          </table:table-cell>
          <table:table-cell table:style-name="Table14.B19" office:value-type="string">
            <text:p text:style-name="P248">7-137</text:p>
          </table:table-cell>
          <table:table-cell table:style-name="Table14.C19" office:value-type="string">
            <text:p text:style-name="P115"><text:span text:style-name="T131">S</text:span><text:span text:style-name="T113">390</text:span><text:span text:style-name="T131">x </text:span>-<text:span text:style-name="T176">06</text:span></text:p>
          </table:table-cell>
          <table:table-cell table:style-name="Table14.D19" office:value-type="string">
            <text:p text:style-name="P373">ERIEB</text:p>
          </table:table-cell>
          <table:table-cell table:style-name="Table14.E19" office:value-type="string">
            <text:p text:style-name="P373">EC76</text:p>
          </table:table-cell>
          <table:table-cell table:style-name="Table14.F19" office:value-type="string">
            <text:p text:style-name="P214">Compare branch </text:p>
          </table:table-cell>
        </table:table-row>
        <table:table-row table:style-name="TableLine94187757626800">
          <table:table-cell table:style-name="Table14.A70" office:value-type="string">
            <text:p text:style-name="P449">CGRJ</text:p>
          </table:table-cell>
          <table:table-cell table:style-name="Table14.B20" office:value-type="string">
            <text:p text:style-name="P248">7-137</text:p>
          </table:table-cell>
          <table:table-cell table:style-name="Table14.C20" office:value-type="string">
            <text:p text:style-name="P115"><text:span text:style-name="T131">S</text:span><text:span text:style-name="T113">390</text:span><text:span text:style-name="T131">x </text:span>-<text:span text:style-name="T176">06</text:span></text:p>
          </table:table-cell>
          <table:table-cell table:style-name="Table14.D20" office:value-type="string">
            <text:p text:style-name="P373">ERIEB</text:p>
          </table:table-cell>
          <table:table-cell table:style-name="Table14.E20" office:value-type="string">
            <text:p text:style-name="P373">EC64</text:p>
          </table:table-cell>
          <table:table-cell table:style-name="Table14.F20" office:value-type="string">
            <text:p text:style-name="P214">Compare branch</text:p>
          </table:table-cell>
        </table:table-row>
        <table:table-row table:style-name="TableLine94187755962896">
          <table:table-cell table:style-name="Table14.A70" office:value-type="string">
            <text:p text:style-name="P449">CRT</text:p>
          </table:table-cell>
          <table:table-cell table:style-name="Table14.B21" office:value-type="string">
            <text:p text:style-name="P248">7-150</text:p>
          </table:table-cell>
          <table:table-cell table:style-name="Table14.C21" office:value-type="string">
            <text:p text:style-name="P115"><text:span text:style-name="T131">S</text:span><text:span text:style-name="T113">390</text:span><text:span text:style-name="T131">x </text:span>-<text:span text:style-name="T176">06</text:span></text:p>
          </table:table-cell>
          <table:table-cell table:style-name="Table14.D21" office:value-type="string">
            <text:p text:style-name="P373">ERRFC</text:p>
          </table:table-cell>
          <table:table-cell table:style-name="Table14.E21" office:value-type="string">
            <text:p text:style-name="P373">B972</text:p>
          </table:table-cell>
          <table:table-cell table:style-name="Table14.F21" office:value-type="string">
            <text:p text:style-name="P215">Compare branch; <text:span text:style-name="T193">l</text:span><text:span text:style-name="T191">isted in Appendix J, but no extended mnemonic</text:span><text:span text:style-name="T193">s</text:span><text:span text:style-name="T191"> on 7-</text:span><text:span text:style-name="T193">150</text:span></text:p>
          </table:table-cell>
        </table:table-row>
        <table:table-row table:style-name="TableLine94187755966944">
          <table:table-cell table:style-name="Table14.A70" office:value-type="string">
            <text:p text:style-name="P449">CGRT</text:p>
          </table:table-cell>
          <table:table-cell table:style-name="Table14.B22" office:value-type="string">
            <text:p text:style-name="P248">7-150</text:p>
          </table:table-cell>
          <table:table-cell table:style-name="Table14.C22" office:value-type="string">
            <text:p text:style-name="P115"><text:span text:style-name="T131">S</text:span><text:span text:style-name="T113">390</text:span><text:span text:style-name="T131">x </text:span>-<text:span text:style-name="T176">06</text:span></text:p>
          </table:table-cell>
          <table:table-cell table:style-name="Table14.D22" office:value-type="string">
            <text:p text:style-name="P373">ERRFC</text:p>
          </table:table-cell>
          <table:table-cell table:style-name="Table14.E22" office:value-type="string">
            <text:p text:style-name="P373">B960</text:p>
          </table:table-cell>
          <table:table-cell table:style-name="Table14.F22" office:value-type="string">
            <text:p text:style-name="P215">Compare branch; <text:span text:style-name="T193">l</text:span><text:span text:style-name="T191">isted in Appendix J, but no extended mnemonic</text:span><text:span text:style-name="T193">s</text:span><text:span text:style-name="T191"> on 7-</text:span><text:span text:style-name="T193">150</text:span></text:p>
          </table:table-cell>
        </table:table-row>
        <table:table-row table:style-name="TableLine94187688317456">
          <table:table-cell table:style-name="Table14.A70" office:value-type="string">
            <text:p text:style-name="P449">CIB</text:p>
          </table:table-cell>
          <table:table-cell table:style-name="Table14.B23" office:value-type="string">
            <text:p text:style-name="P248">7-137</text:p>
          </table:table-cell>
          <table:table-cell table:style-name="Table14.C23" office:value-type="string">
            <text:p text:style-name="P115"><text:span text:style-name="T131">S</text:span><text:span text:style-name="T113">390</text:span><text:span text:style-name="T131">x </text:span>-<text:span text:style-name="T176">06</text:span></text:p>
          </table:table-cell>
          <table:table-cell table:style-name="Table14.D23" office:value-type="string">
            <text:p text:style-name="P374">ERIS</text:p>
          </table:table-cell>
          <table:table-cell table:style-name="Table14.E23" office:value-type="string">
            <text:p text:style-name="P374">ECFE</text:p>
          </table:table-cell>
          <table:table-cell table:style-name="Table14.F23" office:value-type="string">
            <text:p text:style-name="P214">Compare branch</text:p>
          </table:table-cell>
        </table:table-row>
        <table:table-row table:style-name="TableLine94187688321504">
          <table:table-cell table:style-name="Table14.A70" office:value-type="string">
            <text:p text:style-name="P449">CGIB</text:p>
          </table:table-cell>
          <table:table-cell table:style-name="Table14.B24" office:value-type="string">
            <text:p text:style-name="P248">7-137</text:p>
          </table:table-cell>
          <table:table-cell table:style-name="Table14.C24" office:value-type="string">
            <text:p text:style-name="P115"><text:span text:style-name="T131">S</text:span><text:span text:style-name="T113">390</text:span><text:span text:style-name="T131">x </text:span>-<text:span text:style-name="T176">06</text:span></text:p>
          </table:table-cell>
          <table:table-cell table:style-name="Table14.D24" office:value-type="string">
            <text:p text:style-name="P375">ERIS</text:p>
          </table:table-cell>
          <table:table-cell table:style-name="Table14.E24" office:value-type="string">
            <text:p text:style-name="P375">ECFC</text:p>
          </table:table-cell>
          <table:table-cell table:style-name="Table14.F24" office:value-type="string">
            <text:p text:style-name="P214">Compare branch</text:p>
          </table:table-cell>
        </table:table-row>
        <table:table-row table:style-name="TableLine94187688325584">
          <table:table-cell table:style-name="Table14.A70" office:value-type="string">
            <text:p text:style-name="P449">CIJ</text:p>
          </table:table-cell>
          <table:table-cell table:style-name="Table14.B25" office:value-type="string">
            <text:p text:style-name="P248">7-137</text:p>
          </table:table-cell>
          <table:table-cell table:style-name="Table14.C25" office:value-type="string">
            <text:p text:style-name="P115"><text:span text:style-name="T131">S</text:span><text:span text:style-name="T113">390</text:span><text:span text:style-name="T131">x </text:span>-<text:span text:style-name="T176">06</text:span></text:p>
          </table:table-cell>
          <table:table-cell table:style-name="Table14.D25" office:value-type="string">
            <text:p text:style-name="P376">ERIEC</text:p>
          </table:table-cell>
          <table:table-cell table:style-name="Table14.E25" office:value-type="string">
            <text:p text:style-name="P376">EC7E</text:p>
          </table:table-cell>
          <table:table-cell table:style-name="Table14.F25" office:value-type="string">
            <text:p text:style-name="P214">Compare branch</text:p>
          </table:table-cell>
        </table:table-row>
        <table:table-row table:style-name="TableLine94187688329632">
          <table:table-cell table:style-name="Table14.A70" office:value-type="string">
            <text:p text:style-name="P453">CGIJ</text:p>
          </table:table-cell>
          <table:table-cell table:style-name="Table14.B26" office:value-type="string">
            <text:p text:style-name="P249">7-137</text:p>
          </table:table-cell>
          <table:table-cell table:style-name="Table14.C26" office:value-type="string">
            <text:p text:style-name="P115"><text:span text:style-name="T131">S</text:span><text:span text:style-name="T113">390</text:span><text:span text:style-name="T131">x </text:span>-<text:span text:style-name="T176">06</text:span></text:p>
          </table:table-cell>
          <table:table-cell table:style-name="Table14.D26" office:value-type="string">
            <text:p text:style-name="P382">ERIEC</text:p>
          </table:table-cell>
          <table:table-cell table:style-name="Table14.E26" office:value-type="string">
            <text:p text:style-name="P377"><text:bookmark-start text:name="__DdeLink__6173_2044794206"/>EC7C<text:bookmark-end text:name="__DdeLink__6173_2044794206"/></text:p>
          </table:table-cell>
          <table:table-cell table:style-name="Table14.F26" office:value-type="string">
            <text:p text:style-name="P214">Compare branch</text:p>
          </table:table-cell>
        </table:table-row>
        <table:table-row table:style-name="TableLine94187765683616">
          <table:table-cell table:style-name="Table14.A70" office:value-type="string">
            <text:p text:style-name="P453">CIT</text:p>
          </table:table-cell>
          <table:table-cell table:style-name="Table14.B27" office:value-type="string">
            <text:p text:style-name="P249">7-150</text:p>
          </table:table-cell>
          <table:table-cell table:style-name="Table14.C27" office:value-type="string">
            <text:p text:style-name="P115"><text:span text:style-name="T131">S</text:span><text:span text:style-name="T113">390</text:span><text:span text:style-name="T131">x </text:span>-<text:span text:style-name="T176">06</text:span></text:p>
          </table:table-cell>
          <table:table-cell table:style-name="Table14.D27" office:value-type="string">
            <text:p text:style-name="P383">ERIE<text:span text:style-name="T200">A</text:span></text:p>
          </table:table-cell>
          <table:table-cell table:style-name="Table14.E27" office:value-type="string">
            <text:p text:style-name="P377">EC72</text:p>
          </table:table-cell>
          <table:table-cell table:style-name="Table14.F27" office:value-type="string">
            <text:p text:style-name="P513"><text:span text:style-name="T39">Compare branch; </text:span><text:span text:style-name="T40">l</text:span><text:span text:style-name="T38">isted in Appendix J, but no extended mnemonic</text:span><text:span text:style-name="T40">s</text:span><text:span text:style-name="T38"> on 7-</text:span><text:span text:style-name="T40">150</text:span></text:p>
          </table:table-cell>
        </table:table-row>
        <table:table-row table:style-name="TableLine94187765687664">
          <table:table-cell table:style-name="Table14.A70" office:value-type="string">
            <text:p text:style-name="P456">CGIT</text:p>
          </table:table-cell>
          <table:table-cell table:style-name="Table14.B28" office:value-type="string">
            <text:p text:style-name="P250">7-150</text:p>
          </table:table-cell>
          <table:table-cell table:style-name="Table14.C28" office:value-type="string">
            <text:p text:style-name="P115"><text:span text:style-name="T131">S</text:span><text:span text:style-name="T113">390</text:span><text:span text:style-name="T131">x </text:span>-<text:span text:style-name="T176">06</text:span></text:p>
          </table:table-cell>
          <table:table-cell table:style-name="Table14.D28" office:value-type="string">
            <text:p text:style-name="P386">ERIEA</text:p>
          </table:table-cell>
          <table:table-cell table:style-name="Table14.E28" office:value-type="string">
            <text:p text:style-name="P377">EC70</text:p>
          </table:table-cell>
          <table:table-cell table:style-name="Table14.F28" office:value-type="string">
            <text:p text:style-name="P215">Compare branch; <text:span text:style-name="T193">l</text:span><text:span text:style-name="T191">isted in Appendix J, but no extended mnemonic</text:span><text:span text:style-name="T193">s</text:span><text:span text:style-name="T191"> on 7-</text:span><text:span text:style-name="T193">150</text:span></text:p>
          </table:table-cell>
        </table:table-row>
        <table:table-row table:style-name="TableLine94187697423472">
          <table:table-cell table:style-name="Table14.A70" office:value-type="string">
            <text:p text:style-name="P456">CLRB</text:p>
          </table:table-cell>
          <table:table-cell table:style-name="Table14.B29" office:value-type="string">
            <text:p text:style-name="P250">7-155</text:p>
          </table:table-cell>
          <table:table-cell table:style-name="Table14.C29" office:value-type="string">
            <text:p text:style-name="P115"><text:span text:style-name="T131">S</text:span><text:span text:style-name="T113">390</text:span><text:span text:style-name="T131">x </text:span>-<text:span text:style-name="T176">06</text:span></text:p>
          </table:table-cell>
          <table:table-cell table:style-name="Table14.D29" office:value-type="string">
            <text:p text:style-name="P497"><text:span text:style-name="T129">E</text:span><text:span text:style-name="T130">RRS</text:span></text:p>
          </table:table-cell>
          <table:table-cell table:style-name="Table14.E29" office:value-type="string">
            <text:p text:style-name="P378">ECF7</text:p>
          </table:table-cell>
          <table:table-cell table:style-name="Table14.F29" office:value-type="string">
            <text:p text:style-name="P216">Compare branch; <text:span text:style-name="T193">l</text:span><text:span text:style-name="T191">isted in Appendix J, but no extended mnemonic</text:span><text:span text:style-name="T193">s</text:span><text:span text:style-name="T191"> on 7-</text:span><text:span text:style-name="T193">15</text:span><text:span text:style-name="T194">5</text:span></text:p>
          </table:table-cell>
        </table:table-row>
        <table:table-row table:style-name="TableLine94187697427520">
          <table:table-cell table:style-name="Table14.A70" office:value-type="string">
            <text:p text:style-name="P456">CLGRB</text:p>
          </table:table-cell>
          <table:table-cell table:style-name="Table14.B30" office:value-type="string">
            <text:p text:style-name="P250">7-155</text:p>
          </table:table-cell>
          <table:table-cell table:style-name="Table14.C30" office:value-type="string">
            <text:p text:style-name="P115"><text:span text:style-name="T131">S</text:span><text:span text:style-name="T113">390</text:span><text:span text:style-name="T131">x </text:span>-<text:span text:style-name="T176">06</text:span></text:p>
          </table:table-cell>
          <table:table-cell table:style-name="Table14.D30" office:value-type="string">
            <text:p text:style-name="P117"><text:span text:style-name="T113">E</text:span><text:span text:style-name="T140">RRS</text:span></text:p>
          </table:table-cell>
          <table:table-cell table:style-name="Table14.E30" office:value-type="string">
            <text:p text:style-name="P378">ECE5</text:p>
          </table:table-cell>
          <table:table-cell table:style-name="Table14.F30" office:value-type="string">
            <text:p text:style-name="P216">Compare branch; <text:span text:style-name="T193">l</text:span><text:span text:style-name="T191">isted in Appendix J, but no extended mnemonic</text:span><text:span text:style-name="T193">s</text:span><text:span text:style-name="T191"> on 7-</text:span><text:span text:style-name="T193">15</text:span><text:span text:style-name="T194">5</text:span></text:p>
          </table:table-cell>
        </table:table-row>
        <table:table-row table:style-name="TableLine94187688362048">
          <table:table-cell table:style-name="Table14.A70" office:value-type="string">
            <text:p text:style-name="P456">CLRJ</text:p>
          </table:table-cell>
          <table:table-cell table:style-name="Table14.B31" office:value-type="string">
            <text:p text:style-name="P250">7-155</text:p>
          </table:table-cell>
          <table:table-cell table:style-name="Table14.C31" office:value-type="string">
            <text:p text:style-name="P115"><text:span text:style-name="T131">S</text:span><text:span text:style-name="T113">390</text:span><text:span text:style-name="T131">x </text:span>-<text:span text:style-name="T176">06</text:span></text:p>
          </table:table-cell>
          <table:table-cell table:style-name="Table14.D31" office:value-type="string">
            <text:p text:style-name="P455">ERIEB</text:p>
          </table:table-cell>
          <table:table-cell table:style-name="Table14.E31" office:value-type="string">
            <text:p text:style-name="P378">EC77</text:p>
          </table:table-cell>
          <table:table-cell table:style-name="Table14.F31" office:value-type="string">
            <text:p text:style-name="P216">Compare branch; <text:span text:style-name="T193">l</text:span><text:span text:style-name="T191">isted in Appendix J, but no extended mnemonic</text:span><text:span text:style-name="T193">s</text:span><text:span text:style-name="T191"> on 7-</text:span><text:span text:style-name="T193">15</text:span><text:span text:style-name="T194">5</text:span></text:p>
          </table:table-cell>
        </table:table-row>
        <table:table-row table:style-name="TableLine94187688366096">
          <table:table-cell table:style-name="Table14.A70" office:value-type="string">
            <text:p text:style-name="P456">CLGRJ</text:p>
          </table:table-cell>
          <table:table-cell table:style-name="Table14.B32" office:value-type="string">
            <text:p text:style-name="P250">7-155</text:p>
          </table:table-cell>
          <table:table-cell table:style-name="Table14.C32" office:value-type="string">
            <text:p text:style-name="P115"><text:span text:style-name="T131">S</text:span><text:span text:style-name="T113">390</text:span><text:span text:style-name="T131">x </text:span>-<text:span text:style-name="T176">06</text:span></text:p>
          </table:table-cell>
          <table:table-cell table:style-name="Table14.D32" office:value-type="string">
            <text:p text:style-name="P387">ERIEB</text:p>
          </table:table-cell>
          <table:table-cell table:style-name="Table14.E32" office:value-type="string">
            <text:p text:style-name="P378">EC65</text:p>
          </table:table-cell>
          <table:table-cell table:style-name="Table14.F32" office:value-type="string">
            <text:p text:style-name="P216">Compare branch; <text:span text:style-name="T193">l</text:span><text:span text:style-name="T191">isted in Appendix J, but no extended mnemonic</text:span><text:span text:style-name="T193">s</text:span><text:span text:style-name="T191"> on 7-</text:span><text:span text:style-name="T193">15</text:span><text:span text:style-name="T194">5</text:span></text:p>
          </table:table-cell>
        </table:table-row>
        <table:table-row table:style-name="TableLine94187765103472">
          <table:table-cell table:style-name="Table14.A70" office:value-type="string">
            <text:p text:style-name="P456">CLRT</text:p>
          </table:table-cell>
          <table:table-cell table:style-name="Table14.B33" office:value-type="string">
            <text:p text:style-name="P250">7-156</text:p>
          </table:table-cell>
          <table:table-cell table:style-name="Table14.C33" office:value-type="string">
            <text:p text:style-name="P115"><text:span text:style-name="T131">S</text:span><text:span text:style-name="T113">390</text:span><text:span text:style-name="T131">x </text:span>-<text:span text:style-name="T176">06</text:span></text:p>
          </table:table-cell>
          <table:table-cell table:style-name="Table14.D33" office:value-type="string">
            <text:p text:style-name="P387">ERRFC</text:p>
          </table:table-cell>
          <table:table-cell table:style-name="Table14.E33" office:value-type="string">
            <text:p text:style-name="P378">B973</text:p>
          </table:table-cell>
          <table:table-cell table:style-name="Table14.F33" office:value-type="string">
            <text:p text:style-name="P514"><text:span text:style-name="T39">Compare branch; </text:span><text:span text:style-name="T40">l</text:span><text:span text:style-name="T38">isted in Appendix J, but no extended mnemonic</text:span><text:span text:style-name="T40">s</text:span><text:span text:style-name="T38"> on 7-</text:span><text:span text:style-name="T40">15</text:span><text:span text:style-name="T41">6</text:span></text:p>
          </table:table-cell>
        </table:table-row>
        <table:table-row table:style-name="TableLine94187765107520">
          <table:table-cell table:style-name="Table14.A70" office:value-type="string">
            <text:p text:style-name="P456">CLGRT</text:p>
          </table:table-cell>
          <table:table-cell table:style-name="Table14.B34" office:value-type="string">
            <text:p text:style-name="P250">7-156</text:p>
          </table:table-cell>
          <table:table-cell table:style-name="Table14.C34" office:value-type="string">
            <text:p text:style-name="P115"><text:span text:style-name="T131">S</text:span><text:span text:style-name="T113">390</text:span><text:span text:style-name="T131">x </text:span>-<text:span text:style-name="T176">06</text:span></text:p>
          </table:table-cell>
          <table:table-cell table:style-name="Table14.D34" office:value-type="string">
            <text:p text:style-name="P388">ERRFC</text:p>
          </table:table-cell>
          <table:table-cell table:style-name="Table14.E34" office:value-type="string">
            <text:p text:style-name="P378">B961</text:p>
          </table:table-cell>
          <table:table-cell table:style-name="Table14.F34" office:value-type="string">
            <text:p text:style-name="P97"><text:span text:style-name="T192">Compare branch; </text:span><text:span text:style-name="T193">l</text:span><text:span text:style-name="T191">isted in Appendix J, but no extended mnemonic</text:span><text:span text:style-name="T193">s</text:span><text:span text:style-name="T191"> on 7-</text:span><text:span text:style-name="T193">15</text:span><text:span text:style-name="T195">6</text:span></text:p>
          </table:table-cell>
        </table:table-row>
        <table:table-row table:style-name="TableLine94187699070848">
          <table:table-cell table:style-name="Table14.A70" office:value-type="string">
            <text:p text:style-name="P451">CLIB</text:p>
          </table:table-cell>
          <table:table-cell table:style-name="Table14.B35" office:value-type="string">
            <text:p text:style-name="P251">7-155</text:p>
          </table:table-cell>
          <table:table-cell table:style-name="Table14.C35" office:value-type="string">
            <text:p text:style-name="P115"><text:span text:style-name="T131">S</text:span><text:span text:style-name="T113">390</text:span><text:span text:style-name="T131">x </text:span>-<text:span text:style-name="T176">06</text:span></text:p>
          </table:table-cell>
          <table:table-cell table:style-name="Table14.D35" office:value-type="string">
            <text:p text:style-name="P387">ERIS</text:p>
          </table:table-cell>
          <table:table-cell table:style-name="Table14.E35" office:value-type="string">
            <text:p text:style-name="P379">ECFF</text:p>
          </table:table-cell>
          <table:table-cell table:style-name="Table14.F35" office:value-type="string">
            <text:p text:style-name="P515"><text:span text:style-name="T39">Compare branch; </text:span><text:span text:style-name="T40">l</text:span><text:span text:style-name="T38">isted in Appendix J, but no extended mnemonic</text:span><text:span text:style-name="T40">s</text:span><text:span text:style-name="T38"> on 7-</text:span><text:span text:style-name="T40">15</text:span><text:span text:style-name="T42">5</text:span></text:p>
          </table:table-cell>
        </table:table-row>
        <table:table-row table:style-name="TableLine94187699074896">
          <table:table-cell table:style-name="Table14.A70" office:value-type="string">
            <text:p text:style-name="P451">CLGIB</text:p>
          </table:table-cell>
          <table:table-cell table:style-name="Table14.B36" office:value-type="string">
            <text:p text:style-name="P251">7-155</text:p>
          </table:table-cell>
          <table:table-cell table:style-name="Table14.C36" office:value-type="string">
            <text:p text:style-name="P115"><text:span text:style-name="T131">S</text:span><text:span text:style-name="T113">390</text:span><text:span text:style-name="T131">x </text:span>-<text:span text:style-name="T176">06</text:span></text:p>
          </table:table-cell>
          <table:table-cell table:style-name="Table14.D36" office:value-type="string">
            <text:p text:style-name="P389">ERIS</text:p>
          </table:table-cell>
          <table:table-cell table:style-name="Table14.E36" office:value-type="string">
            <text:p text:style-name="P379">ECFD</text:p>
          </table:table-cell>
          <table:table-cell table:style-name="Table14.F36" office:value-type="string">
            <text:p text:style-name="P97"><text:span text:style-name="T192">Compare branch; </text:span><text:span text:style-name="T193">l</text:span><text:span text:style-name="T191">isted in Appendix J, but no extended mnemonic</text:span><text:span text:style-name="T193">s</text:span><text:span text:style-name="T191"> on 7-</text:span><text:span text:style-name="T193">15</text:span><text:span text:style-name="T196">5</text:span></text:p>
          </table:table-cell>
        </table:table-row>
        <table:table-row table:style-name="TableLine94187699078944">
          <table:table-cell table:style-name="Table14.A70" office:value-type="string">
            <text:p text:style-name="P451">CLIJ</text:p>
          </table:table-cell>
          <table:table-cell table:style-name="Table14.B37" office:value-type="string">
            <text:p text:style-name="P251">7-155</text:p>
          </table:table-cell>
          <table:table-cell table:style-name="Table14.C37" office:value-type="string">
            <text:p text:style-name="P115"><text:span text:style-name="T131">S</text:span><text:span text:style-name="T113">390</text:span><text:span text:style-name="T131">x </text:span>-<text:span text:style-name="T176">06</text:span></text:p>
          </table:table-cell>
          <table:table-cell table:style-name="Table14.D37" office:value-type="string">
            <text:p text:style-name="P387">ERIEC</text:p>
          </table:table-cell>
          <table:table-cell table:style-name="Table14.E37" office:value-type="string">
            <text:p text:style-name="P379">EC7F</text:p>
          </table:table-cell>
          <table:table-cell table:style-name="Table14.F37" office:value-type="string">
            <text:p text:style-name="P97"><text:span text:style-name="T192">Compare branch; </text:span><text:span text:style-name="T193">l</text:span><text:span text:style-name="T191">isted in Appendix J, but no extended mnemonic</text:span><text:span text:style-name="T193">s</text:span><text:span text:style-name="T191"> on 7-</text:span><text:span text:style-name="T193">15</text:span><text:span text:style-name="T196">5</text:span></text:p>
          </table:table-cell>
        </table:table-row>
        <table:table-row table:style-name="TableLine94187758915712">
          <table:table-cell table:style-name="Table14.A70" office:value-type="string">
            <text:p text:style-name="P451">CLGIJ</text:p>
          </table:table-cell>
          <table:table-cell table:style-name="Table14.B38" office:value-type="string">
            <text:p text:style-name="P251">7-155</text:p>
          </table:table-cell>
          <table:table-cell table:style-name="Table14.C38" office:value-type="string">
            <text:p text:style-name="P115"><text:span text:style-name="T131">S</text:span><text:span text:style-name="T113">390</text:span><text:span text:style-name="T131">x </text:span>-<text:span text:style-name="T176">06</text:span></text:p>
          </table:table-cell>
          <table:table-cell table:style-name="Table14.D38" office:value-type="string">
            <text:p text:style-name="P390"><text:bookmark-start text:name="__DdeLink__6095_120362239"/>ERIEC<text:bookmark-end text:name="__DdeLink__6095_120362239"/></text:p>
          </table:table-cell>
          <table:table-cell table:style-name="Table14.E38" office:value-type="string">
            <text:p text:style-name="P379">EC7D</text:p>
          </table:table-cell>
          <table:table-cell table:style-name="Table14.F38" office:value-type="string">
            <text:p text:style-name="P97"><text:span text:style-name="T192">Compare branch; </text:span><text:span text:style-name="T193">l</text:span><text:span text:style-name="T191">isted in Appendix J, but no extended mnemonic</text:span><text:span text:style-name="T193">s</text:span><text:span text:style-name="T191"> on 7-</text:span><text:span text:style-name="T193">15</text:span><text:span text:style-name="T196">5</text:span></text:p>
          </table:table-cell>
        </table:table-row>
        <table:table-row table:style-name="TableLine94187758919760">
          <table:table-cell table:style-name="Table14.A70" office:value-type="string">
            <text:p text:style-name="P451">CLFIT</text:p>
          </table:table-cell>
          <table:table-cell table:style-name="Table14.B39" office:value-type="string">
            <text:p text:style-name="P251">7-157</text:p>
          </table:table-cell>
          <table:table-cell table:style-name="Table14.C39" office:value-type="string">
            <text:p text:style-name="P115"><text:span text:style-name="T131">S</text:span><text:span text:style-name="T113">390</text:span><text:span text:style-name="T131">x </text:span>-<text:span text:style-name="T176">06</text:span></text:p>
          </table:table-cell>
          <table:table-cell table:style-name="Table14.D39" office:value-type="string">
            <text:p text:style-name="P387">ERIEA</text:p>
          </table:table-cell>
          <table:table-cell table:style-name="Table14.E39" office:value-type="string">
            <text:p text:style-name="P379">EC73</text:p>
          </table:table-cell>
          <table:table-cell table:style-name="Table14.F39" office:value-type="string">
            <text:p text:style-name="P515"><text:span text:style-name="T39">Compare branch; </text:span><text:span text:style-name="T40">l</text:span><text:span text:style-name="T38">isted in Appendix J, but no extended mnemonic</text:span><text:span text:style-name="T40">s</text:span><text:span text:style-name="T38"> on 7-</text:span><text:span text:style-name="T40">15</text:span><text:span text:style-name="T42">7</text:span></text:p>
          </table:table-cell>
        </table:table-row>
        <table:table-row table:style-name="TableLine94187764661808">
          <table:table-cell table:style-name="Table14.A70" office:value-type="string">
            <text:p text:style-name="P451">CLGIT</text:p>
          </table:table-cell>
          <table:table-cell table:style-name="Table14.B40" office:value-type="string">
            <text:p text:style-name="P251">7-157</text:p>
          </table:table-cell>
          <table:table-cell table:style-name="Table14.C40" office:value-type="string">
            <text:p text:style-name="P115"><text:span text:style-name="T131">S</text:span><text:span text:style-name="T113">390</text:span><text:span text:style-name="T131">x </text:span>-<text:span text:style-name="T176">06</text:span></text:p>
          </table:table-cell>
          <table:table-cell table:style-name="Table14.D40" office:value-type="string">
            <text:p text:style-name="P391"><text:bookmark-start text:name="__DdeLink__8212_120362239"/>ERIEA<text:bookmark-end text:name="__DdeLink__8212_120362239"/></text:p>
          </table:table-cell>
          <table:table-cell table:style-name="Table14.E40" office:value-type="string">
            <text:p text:style-name="P379">EC71</text:p>
          </table:table-cell>
          <table:table-cell table:style-name="Table14.F40" office:value-type="string">
            <text:p text:style-name="P97"><text:span text:style-name="T192">Compare branch; </text:span><text:span text:style-name="T193">l</text:span><text:span text:style-name="T191">isted in Appendix J, but no </text:span><text:soft-page-break/><text:span text:style-name="T191">extended mnemonic</text:span><text:span text:style-name="T193">s</text:span><text:span text:style-name="T191"> on 7-</text:span><text:span text:style-name="T193">15</text:span><text:span text:style-name="T196">7</text:span></text:p>
          </table:table-cell>
        </table:table-row>
        <table:table-row table:style-name="TableLine94187764665856">
          <table:table-cell table:style-name="Table14.A70" office:value-type="string">
            <text:p text:style-name="P457">RNSBG</text:p>
          </table:table-cell>
          <table:table-cell table:style-name="Table14.B41" office:value-type="string">
            <text:p text:style-name="P261">7-372</text:p>
          </table:table-cell>
          <table:table-cell table:style-name="Table14.C41" office:value-type="string">
            <text:p text:style-name="P115"><text:span text:style-name="T131">S</text:span><text:span text:style-name="T113">390</text:span><text:span text:style-name="T131">x </text:span>-<text:span text:style-name="T176">06</text:span></text:p>
          </table:table-cell>
          <table:table-cell table:style-name="Table14.D41" office:value-type="string">
            <text:p text:style-name="P387">ERIEF</text:p>
          </table:table-cell>
          <table:table-cell table:style-name="Table14.E41" office:value-type="string">
            <text:p text:style-name="P379">EC54</text:p>
          </table:table-cell>
          <table:table-cell table:style-name="Table14.F41" office:value-type="string">
            <text:p text:style-name="P91"/>
          </table:table-cell>
        </table:table-row>
        <table:table-row table:style-name="TableLine94187755949888">
          <table:table-cell table:style-name="Table14.A70" office:value-type="string">
            <text:p text:style-name="P458">RNSBGT</text:p>
          </table:table-cell>
          <table:table-cell table:style-name="Table14.B42" office:value-type="string">
            <text:p text:style-name="P262">7-373</text:p>
          </table:table-cell>
          <table:table-cell table:style-name="Table14.C42" office:value-type="string">
            <text:p text:style-name="P115"><text:span text:style-name="T131">S</text:span><text:span text:style-name="T113">390</text:span><text:span text:style-name="T131">x </text:span>-<text:span text:style-name="T176">06</text:span></text:p>
          </table:table-cell>
          <table:table-cell table:style-name="Table14.D42" office:value-type="string">
            <text:p text:style-name="P387">ERIEF-A</text:p>
          </table:table-cell>
          <table:table-cell table:style-name="Table14.E42" office:value-type="string">
            <text:p text:style-name="P379">EC54</text:p>
          </table:table-cell>
          <table:table-cell table:style-name="Table14.F42" office:value-type="string">
            <text:p text:style-name="P126">Treat this base as an extended mnemonic</text:p>
          </table:table-cell>
        </table:table-row>
        <table:table-row table:style-name="TableLine94187755953888">
          <table:table-cell table:style-name="Table14.A70" office:value-type="string">
            <text:p text:style-name="P459">RXSGB</text:p>
          </table:table-cell>
          <table:table-cell table:style-name="Table14.B44" office:value-type="string">
            <text:p text:style-name="P245">7-372</text:p>
          </table:table-cell>
          <table:table-cell table:style-name="Table14.C44" office:value-type="string">
            <text:p text:style-name="P115"><text:span text:style-name="T131">S</text:span><text:span text:style-name="T113">390</text:span><text:span text:style-name="T131">x </text:span>-<text:span text:style-name="T176">06</text:span></text:p>
          </table:table-cell>
          <table:table-cell table:style-name="Table14.D44" office:value-type="string">
            <text:p text:style-name="P387">ERIEF</text:p>
          </table:table-cell>
          <table:table-cell table:style-name="Table14.E44" office:value-type="string">
            <text:p text:style-name="P379">EC57</text:p>
          </table:table-cell>
          <table:table-cell table:style-name="Table14.F44" office:value-type="string">
            <text:p text:style-name="P91"/>
          </table:table-cell>
        </table:table-row>
        <table:table-row table:style-name="TableLine94187688315280">
          <table:table-cell table:style-name="Table14.A70" office:value-type="string">
            <text:p text:style-name="P460">RXSGBT</text:p>
          </table:table-cell>
          <table:table-cell table:style-name="Table14.B44" office:value-type="string">
            <text:p text:style-name="P308">7-372</text:p>
          </table:table-cell>
          <table:table-cell table:style-name="Table14.C44" office:value-type="string">
            <text:p text:style-name="P118"><text:span text:style-name="T131">S</text:span><text:span text:style-name="T113">390</text:span><text:span text:style-name="T131">x </text:span>-<text:span text:style-name="T176">06</text:span></text:p>
          </table:table-cell>
          <table:table-cell table:style-name="Table14.D44" office:value-type="string">
            <text:p text:style-name="P392">ERIEF-A</text:p>
          </table:table-cell>
          <table:table-cell table:style-name="Table14.E44" office:value-type="string">
            <text:p text:style-name="P380">EC57</text:p>
          </table:table-cell>
          <table:table-cell table:style-name="Table14.F44" office:value-type="string">
            <text:p text:style-name="P127"/>
          </table:table-cell>
        </table:table-row>
        <table:table-row table:style-name="TableLine94187755957280">
          <table:table-cell table:style-name="Table14.A70" office:value-type="string">
            <text:p text:style-name="P459">RISBG</text:p>
          </table:table-cell>
          <table:table-cell table:style-name="Table14.B46" office:value-type="string">
            <text:p text:style-name="P245">7-374</text:p>
          </table:table-cell>
          <table:table-cell table:style-name="Table14.C46" office:value-type="string">
            <text:p text:style-name="P115"><text:span text:style-name="T131">S</text:span><text:span text:style-name="T113">390</text:span><text:span text:style-name="T131">x </text:span>-<text:span text:style-name="T176">06</text:span></text:p>
          </table:table-cell>
          <table:table-cell table:style-name="Table14.D46" office:value-type="string">
            <text:p text:style-name="P393">ERIEF-A</text:p>
          </table:table-cell>
          <table:table-cell table:style-name="Table14.E46" office:value-type="string">
            <text:p text:style-name="P379">EC55</text:p>
          </table:table-cell>
          <table:table-cell table:style-name="Table14.F46" office:value-type="string">
            <text:p text:style-name="P91"/>
          </table:table-cell>
        </table:table-row>
        <table:table-row table:style-name="TableLine94187688154736">
          <table:table-cell table:style-name="Table14.A70" office:value-type="string">
            <text:p text:style-name="P462">RISBGN</text:p>
          </table:table-cell>
          <table:table-cell table:style-name="Table14.B46" office:value-type="string">
            <text:p text:style-name="P246">7-374</text:p>
          </table:table-cell>
          <table:table-cell table:style-name="Table14.C46" office:value-type="string">
            <text:p text:style-name="P119"><text:span text:style-name="T131">S</text:span><text:span text:style-name="T113">390</text:span><text:span text:style-name="T131">x </text:span>-<text:span text:style-name="T176">06</text:span></text:p>
          </table:table-cell>
          <table:table-cell table:style-name="Table14.D46" office:value-type="string">
            <text:p text:style-name="P387">ERIEF-A</text:p>
          </table:table-cell>
          <table:table-cell table:style-name="Table14.E46" office:value-type="string">
            <text:p text:style-name="P398">EC59</text:p>
          </table:table-cell>
          <table:table-cell table:style-name="Table14.F46" office:value-type="string">
            <text:p text:style-name="P91"/>
          </table:table-cell>
        </table:table-row>
        <table:table-row table:style-name="TableLine94187688156112">
          <table:table-cell table:style-name="Table14.A70" office:value-type="string">
            <text:p text:style-name="P459">ROSBG</text:p>
          </table:table-cell>
          <table:table-cell table:style-name="Table14.B48" office:value-type="string">
            <text:p text:style-name="P245">7-372</text:p>
          </table:table-cell>
          <table:table-cell table:style-name="Table14.C48" office:value-type="string">
            <text:p text:style-name="P115"><text:span text:style-name="T131">S</text:span><text:span text:style-name="T113">390</text:span><text:span text:style-name="T131">x </text:span>-<text:span text:style-name="T176">06</text:span></text:p>
          </table:table-cell>
          <table:table-cell table:style-name="Table14.D48" office:value-type="string">
            <text:p text:style-name="P394">ERIEF</text:p>
          </table:table-cell>
          <table:table-cell table:style-name="Table14.E48" office:value-type="string">
            <text:p text:style-name="P379">EC56</text:p>
          </table:table-cell>
          <table:table-cell table:style-name="Table14.F48" office:value-type="string">
            <text:p text:style-name="P91"/>
          </table:table-cell>
        </table:table-row>
        <table:table-row table:style-name="TableLine94187765634512">
          <table:table-cell table:style-name="Table14.A70" office:value-type="string">
            <text:p text:style-name="P461">ROSBGT</text:p>
          </table:table-cell>
          <table:table-cell table:style-name="Table14.B48" office:value-type="string">
            <text:p text:style-name="P245">7-372</text:p>
          </table:table-cell>
          <table:table-cell table:style-name="Table14.C48" office:value-type="string">
            <text:p text:style-name="P115"><text:span text:style-name="T131">S</text:span><text:span text:style-name="T113">390</text:span><text:span text:style-name="T131">x </text:span>-<text:span text:style-name="T176">06</text:span></text:p>
          </table:table-cell>
          <table:table-cell table:style-name="Table14.D48" office:value-type="string">
            <text:p text:style-name="P394">ERIEF-A</text:p>
          </table:table-cell>
          <table:table-cell table:style-name="Table14.E48" office:value-type="string">
            <text:p text:style-name="P381">EC56</text:p>
          </table:table-cell>
          <table:table-cell table:style-name="Table14.F48" office:value-type="string">
            <text:p text:style-name="P91"/>
          </table:table-cell>
        </table:table-row>
        <table:table-row table:style-name="TableLine94187765635888">
          <table:table-cell table:style-name="Table14.A70" office:value-type="string">
            <text:p text:style-name="P423"><text:bookmark-start text:name="__DdeLink__6021_190607099"/>BRCTH<text:bookmark-end text:name="__DdeLink__6021_190607099"/></text:p>
          </table:table-cell>
          <table:table-cell table:style-name="Table14.B49" office:value-type="string">
            <text:p text:style-name="P243">7-47</text:p>
          </table:table-cell>
          <table:table-cell table:style-name="Table14.C49" office:value-type="string">
            <text:p text:style-name="P115"><text:span text:style-name="T131">S</text:span><text:span text:style-name="T113">390</text:span><text:span text:style-name="T131">x </text:span>-<text:span text:style-name="T174">08</text:span></text:p>
          </table:table-cell>
          <table:table-cell table:style-name="Table14.D49" office:value-type="string">
            <text:p text:style-name="P399">RILB</text:p>
          </table:table-cell>
          <table:table-cell table:style-name="Table14.E49" office:value-type="string">
            <text:p text:style-name="P384">CC6</text:p>
          </table:table-cell>
          <table:table-cell table:style-name="Table14.F49" office:value-type="string">
            <text:p text:style-name="P91"/>
          </table:table-cell>
        </table:table-row>
        <table:table-row table:style-name="TableLine94187765639888">
          <table:table-cell table:style-name="Table14.A70" office:value-type="string">
            <text:p text:style-name="P478">LOCR</text:p>
          </table:table-cell>
          <table:table-cell table:style-name="Table14.B50" office:value-type="string">
            <text:p text:style-name="P257">7-287</text:p>
          </table:table-cell>
          <table:table-cell table:style-name="Table14.C50" office:value-type="string">
            <text:p text:style-name="P115"><text:span text:style-name="T131">S</text:span><text:span text:style-name="T113">390</text:span><text:span text:style-name="T131">x </text:span>-<text:span text:style-name="T174">08</text:span></text:p>
          </table:table-cell>
          <table:table-cell table:style-name="Table14.D50" office:value-type="string">
            <text:p text:style-name="P400">ERRFC</text:p>
          </table:table-cell>
          <table:table-cell table:style-name="Table14.E50" office:value-type="string">
            <text:p text:style-name="P454">B9F2</text:p>
          </table:table-cell>
          <table:table-cell table:style-name="Table14.F50" office:value-type="string">
            <text:p text:style-name="P91"/>
          </table:table-cell>
        </table:table-row>
        <table:table-row table:style-name="TableLine94187765651728">
          <table:table-cell table:style-name="Table14.A70" office:value-type="string">
            <text:p text:style-name="P479">LOCGR</text:p>
          </table:table-cell>
          <table:table-cell table:style-name="Table14.B51" office:value-type="string">
            <text:p text:style-name="P258">7-287</text:p>
          </table:table-cell>
          <table:table-cell table:style-name="Table14.C51" office:value-type="string">
            <text:p text:style-name="P115"><text:span text:style-name="T131">S</text:span><text:span text:style-name="T113">390</text:span><text:span text:style-name="T131">x </text:span>-<text:span text:style-name="T174">08</text:span></text:p>
          </table:table-cell>
          <table:table-cell table:style-name="Table14.D51" office:value-type="string">
            <text:p text:style-name="P401">ERRFC</text:p>
          </table:table-cell>
          <table:table-cell table:style-name="Table14.E51" office:value-type="string">
            <text:p text:style-name="P385">B9E2</text:p>
          </table:table-cell>
          <table:table-cell table:style-name="Table14.F51" office:value-type="string">
            <text:p text:style-name="P91"/>
          </table:table-cell>
        </table:table-row>
        <table:table-row table:style-name="TableLine94187765655728">
          <table:table-cell table:style-name="Table14.A70" office:value-type="string">
            <text:p text:style-name="P480">LOC</text:p>
          </table:table-cell>
          <table:table-cell table:style-name="Table14.B52" office:value-type="string">
            <text:p text:style-name="P260">7-287</text:p>
          </table:table-cell>
          <table:table-cell table:style-name="Table14.C52" office:value-type="string">
            <text:p text:style-name="P115"><text:span text:style-name="T131">S</text:span><text:span text:style-name="T113">390</text:span><text:span text:style-name="T131">x </text:span>-<text:span text:style-name="T174">08</text:span></text:p>
          </table:table-cell>
          <table:table-cell table:style-name="Table14.D52" office:value-type="string">
            <text:p text:style-name="P387"><text:bookmark-start text:name="__DdeLink__6429_2020142593"/>ERSYB1<text:bookmark-end text:name="__DdeLink__6429_2020142593"/></text:p>
          </table:table-cell>
          <table:table-cell table:style-name="Table14.E52" office:value-type="string">
            <text:p text:style-name="P385">EBF2</text:p>
          </table:table-cell>
          <table:table-cell table:style-name="Table14.F52" office:value-type="string">
            <text:p text:style-name="P91"/>
          </table:table-cell>
        </table:table-row>
        <table:table-row table:style-name="TableLine94187765659776">
          <table:table-cell table:style-name="Table14.A70" office:value-type="string">
            <text:p text:style-name="P481">LOCG</text:p>
          </table:table-cell>
          <table:table-cell table:style-name="Table14.B53" office:value-type="string">
            <text:p text:style-name="P259">7-287</text:p>
          </table:table-cell>
          <table:table-cell table:style-name="Table14.C53" office:value-type="string">
            <text:p text:style-name="P115"><text:span text:style-name="T131">S</text:span><text:span text:style-name="T113">390</text:span><text:span text:style-name="T131">x </text:span>-<text:span text:style-name="T174">08</text:span></text:p>
          </table:table-cell>
          <table:table-cell table:style-name="Table14.D53" office:value-type="string">
            <text:p text:style-name="P395">ERSYB1</text:p>
          </table:table-cell>
          <table:table-cell table:style-name="Table14.E53" office:value-type="string">
            <text:p text:style-name="P385">EBE2</text:p>
          </table:table-cell>
          <table:table-cell table:style-name="Table14.F53" office:value-type="string">
            <text:p text:style-name="P91"/>
          </table:table-cell>
        </table:table-row>
        <table:table-row table:style-name="TableLine94187688334544">
          <table:table-cell table:style-name="Table14.A70" office:value-type="string">
            <text:p text:style-name="P456">CLT</text:p>
          </table:table-cell>
          <table:table-cell table:style-name="Table14.B54" office:value-type="string">
            <text:p text:style-name="P250">7-156</text:p>
          </table:table-cell>
          <table:table-cell table:style-name="Table14.C54" office:value-type="string">
            <text:p text:style-name="P115"><text:span text:style-name="T131">S</text:span><text:span text:style-name="T113">390</text:span><text:span text:style-name="T131">x </text:span>-<text:span text:style-name="T174">08</text:span></text:p>
          </table:table-cell>
          <table:table-cell table:style-name="Table14.D54" office:value-type="string">
            <text:p text:style-name="P387"><text:bookmark-start text:name="__DdeLink__6260_620819146"/>ERSYB1<text:bookmark-end text:name="__DdeLink__6260_620819146"/></text:p>
          </table:table-cell>
          <table:table-cell table:style-name="Table14.E54" office:value-type="string">
            <text:p text:style-name="P385">EB23</text:p>
          </table:table-cell>
          <table:table-cell table:style-name="Table14.F54" office:value-type="string">
            <text:p text:style-name="P91"/>
          </table:table-cell>
        </table:table-row>
        <table:table-row table:style-name="TableLine94187688338592">
          <table:table-cell table:style-name="Table14.A70" office:value-type="string">
            <text:p text:style-name="P459">RISB<text:span text:style-name="T171">H</text:span>G</text:p>
          </table:table-cell>
          <table:table-cell table:style-name="Table14.B55" office:value-type="string">
            <text:p text:style-name="P498"><text:span text:style-name="T28">7-37</text:span><text:span text:style-name="T29">5</text:span></text:p>
          </table:table-cell>
          <table:table-cell table:style-name="Table14.C55" office:value-type="string">
            <text:p text:style-name="P115"><text:span text:style-name="T131">S</text:span><text:span text:style-name="T113">390</text:span><text:span text:style-name="T131">x </text:span>-<text:span text:style-name="T174">08</text:span></text:p>
          </table:table-cell>
          <table:table-cell table:style-name="Table14.D55" office:value-type="string">
            <text:p text:style-name="P396"><text:bookmark-start text:name="__DdeLink__6237_4135615437"/>ERIEF<text:bookmark-end text:name="__DdeLink__6237_4135615437"/></text:p>
          </table:table-cell>
          <table:table-cell table:style-name="Table14.E55" office:value-type="string">
            <text:p text:style-name="P385">EC5D</text:p>
          </table:table-cell>
          <table:table-cell table:style-name="Table14.F55" office:value-type="string">
            <text:p text:style-name="P91"/>
          </table:table-cell>
        </table:table-row>
        <table:table-row table:style-name="TableLine94187764982240">
          <table:table-cell table:style-name="Table14.A70" office:value-type="string">
            <text:p text:style-name="P459">RISBLG</text:p>
          </table:table-cell>
          <table:table-cell table:style-name="Table14.B56" office:value-type="string">
            <text:p text:style-name="P245">7-375</text:p>
          </table:table-cell>
          <table:table-cell table:style-name="Table14.C56" office:value-type="string">
            <text:p text:style-name="P115"><text:span text:style-name="T131">S</text:span><text:span text:style-name="T113">390</text:span><text:span text:style-name="T131">x </text:span>-<text:span text:style-name="T174">08</text:span></text:p>
          </table:table-cell>
          <table:table-cell table:style-name="Table14.D56" office:value-type="string">
            <text:p text:style-name="P402">ERIEF</text:p>
          </table:table-cell>
          <table:table-cell table:style-name="Table14.E56" office:value-type="string">
            <text:p text:style-name="P385">EC51</text:p>
          </table:table-cell>
          <table:table-cell table:style-name="Table14.F56" office:value-type="string">
            <text:p text:style-name="P91"/>
          </table:table-cell>
        </table:table-row>
        <table:table-row table:style-name="TableLine94187764986288">
          <table:table-cell table:style-name="Table14.A70" office:value-type="string">
            <text:p text:style-name="P482">STOC</text:p>
          </table:table-cell>
          <table:table-cell table:style-name="Table14.B57" office:value-type="string">
            <text:p text:style-name="P263">7-397</text:p>
          </table:table-cell>
          <table:table-cell table:style-name="Table14.C57" office:value-type="string">
            <text:p text:style-name="P115"><text:span text:style-name="T131">S</text:span><text:span text:style-name="T113">390</text:span><text:span text:style-name="T131">x </text:span>-<text:span text:style-name="T174">08</text:span></text:p>
          </table:table-cell>
          <table:table-cell table:style-name="Table14.D57" office:value-type="string">
            <text:p text:style-name="P387">ERSYB1</text:p>
          </table:table-cell>
          <table:table-cell table:style-name="Table14.E57" office:value-type="string">
            <text:p text:style-name="P385">EBF3</text:p>
          </table:table-cell>
          <table:table-cell table:style-name="Table14.F57" office:value-type="string">
            <text:p text:style-name="P91"/>
          </table:table-cell>
        </table:table-row>
        <table:table-row table:style-name="TableLine94187764990336">
          <table:table-cell table:style-name="Table14.A70" office:value-type="string">
            <text:p text:style-name="P483">STOCG</text:p>
          </table:table-cell>
          <table:table-cell table:style-name="Table14.B58" office:value-type="string">
            <text:p text:style-name="P264">7-397</text:p>
          </table:table-cell>
          <table:table-cell table:style-name="Table14.C58" office:value-type="string">
            <text:p text:style-name="P115"><text:span text:style-name="T131">S</text:span><text:span text:style-name="T113">390</text:span><text:span text:style-name="T131">x </text:span>-<text:span text:style-name="T174">08</text:span></text:p>
          </table:table-cell>
          <table:table-cell table:style-name="Table14.D58" office:value-type="string">
            <text:p text:style-name="P397">ERSYB1</text:p>
          </table:table-cell>
          <table:table-cell table:style-name="Table14.E58" office:value-type="string">
            <text:p text:style-name="P385">EBE3</text:p>
          </table:table-cell>
          <table:table-cell table:style-name="Table14.F58" office:value-type="string">
            <text:p text:style-name="P91"/>
          </table:table-cell>
        </table:table-row>
        <table:table-row table:style-name="TableLine94187755866304">
          <table:table-cell table:style-name="Table14.A70" office:value-type="string">
            <text:p text:style-name="P456">CLGT</text:p>
          </table:table-cell>
          <table:table-cell table:style-name="Table14.B59" office:value-type="string">
            <text:p text:style-name="P250">7-156</text:p>
          </table:table-cell>
          <table:table-cell table:style-name="Table14.C59" office:value-type="string">
            <text:p text:style-name="P124"><text:span text:style-name="T131">S</text:span><text:span text:style-name="T133">390</text:span><text:span text:style-name="T131">x </text:span>-<text:span text:style-name="T177">09</text:span></text:p>
          </table:table-cell>
          <table:table-cell table:style-name="Table14.D59" office:value-type="string">
            <text:p text:style-name="P403">ERSYB1</text:p>
          </table:table-cell>
          <table:table-cell table:style-name="Table14.E59" office:value-type="string">
            <text:p text:style-name="P385">EB2B</text:p>
          </table:table-cell>
          <table:table-cell table:style-name="Table14.F59" office:value-type="string">
            <text:p text:style-name="P91"/>
          </table:table-cell>
        </table:table-row>
        <table:table-row table:style-name="TableLine94187755870352">
          <table:table-cell table:style-name="Table14.A70" office:value-type="string">
            <text:p text:style-name="P451">LOCHHI</text:p>
          </table:table-cell>
          <table:table-cell table:style-name="Table14.B60" office:value-type="string">
            <text:p text:style-name="P251">7-280</text:p>
          </table:table-cell>
          <table:table-cell table:style-name="Table14.C60" office:value-type="string">
            <text:p text:style-name="P124"><text:span text:style-name="T131">S</text:span><text:span text:style-name="T133">390</text:span><text:span text:style-name="T131">x </text:span>-<text:span text:style-name="T178">10</text:span></text:p>
          </table:table-cell>
          <table:table-cell table:style-name="Table14.D60" office:value-type="string">
            <text:p text:style-name="P403">ERIEG</text:p>
          </table:table-cell>
          <table:table-cell table:style-name="Table14.E60" office:value-type="string">
            <text:p text:style-name="P406">EC4E</text:p>
          </table:table-cell>
          <table:table-cell table:style-name="Table14.F60" office:value-type="string">
            <text:p text:style-name="P91"/>
          </table:table-cell>
        </table:table-row>
        <table:table-row table:style-name="TableLine94187755874400">
          <table:table-cell table:style-name="Table14.A70" office:value-type="string">
            <text:p text:style-name="P484">LOCHI</text:p>
          </table:table-cell>
          <table:table-cell table:style-name="Table14.B61" office:value-type="string">
            <text:p text:style-name="P252">7-280</text:p>
          </table:table-cell>
          <table:table-cell table:style-name="Table14.C61" office:value-type="string">
            <text:p text:style-name="P125"><text:span text:style-name="T131">S</text:span><text:span text:style-name="T133">390</text:span><text:span text:style-name="T131">x </text:span>-<text:span text:style-name="T178">10</text:span></text:p>
          </table:table-cell>
          <table:table-cell table:style-name="Table14.D61" office:value-type="string">
            <text:p text:style-name="P404">ERIEG</text:p>
          </table:table-cell>
          <table:table-cell table:style-name="Table14.E61" office:value-type="string">
            <text:p text:style-name="P406">EC42</text:p>
          </table:table-cell>
          <table:table-cell table:style-name="Table14.F61" office:value-type="string">
            <text:p text:style-name="P91"/>
          </table:table-cell>
        </table:table-row>
        <table:table-row table:style-name="TableLine94187765837824">
          <table:table-cell table:style-name="Table14.A70" office:value-type="string">
            <text:p text:style-name="P485">LOCGHI</text:p>
          </table:table-cell>
          <table:table-cell table:style-name="Table14.B62" office:value-type="string">
            <text:p text:style-name="P253">7-280</text:p>
          </table:table-cell>
          <table:table-cell table:style-name="Table14.C62" office:value-type="string">
            <text:p text:style-name="P125"><text:span text:style-name="T131">S</text:span><text:span text:style-name="T133">390</text:span><text:span text:style-name="T131">x </text:span>-<text:span text:style-name="T178">10</text:span></text:p>
          </table:table-cell>
          <table:table-cell table:style-name="Table14.D62" office:value-type="string">
            <text:p text:style-name="P405">ERIEG</text:p>
          </table:table-cell>
          <table:table-cell table:style-name="Table14.E62" office:value-type="string">
            <text:p text:style-name="P407">EC46</text:p>
          </table:table-cell>
          <table:table-cell table:style-name="Table14.F62" office:value-type="string">
            <text:p text:style-name="P91"/>
          </table:table-cell>
        </table:table-row>
        <table:table-row table:style-name="TableLine94187765841872">
          <table:table-cell table:style-name="Table14.A70" office:value-type="string">
            <text:p text:style-name="P486"><text:bookmark-start text:name="__DdeLink__6288_3248597285"/>LOCFHR<text:bookmark-end text:name="__DdeLink__6288_3248597285"/></text:p>
          </table:table-cell>
          <table:table-cell table:style-name="Table14.B63" office:value-type="string">
            <text:p text:style-name="P254">7-287</text:p>
          </table:table-cell>
          <table:table-cell table:style-name="Table14.C63" office:value-type="string">
            <text:p text:style-name="P125"><text:span text:style-name="T131">S</text:span><text:span text:style-name="T133">390</text:span><text:span text:style-name="T131">x </text:span>-<text:span text:style-name="T178">10</text:span></text:p>
          </table:table-cell>
          <table:table-cell table:style-name="Table14.D63" office:value-type="string">
            <text:p text:style-name="P410"><text:bookmark-start text:name="__DdeLink__6300_3248597285"/>ERRFC<text:bookmark-end text:name="__DdeLink__6300_3248597285"/></text:p>
          </table:table-cell>
          <table:table-cell table:style-name="Table14.E63" office:value-type="string">
            <text:p text:style-name="P408">B9E0</text:p>
          </table:table-cell>
          <table:table-cell table:style-name="Table14.F63" office:value-type="string">
            <text:p text:style-name="P91"/>
          </table:table-cell>
        </table:table-row>
        <table:table-row table:style-name="TableLine94187765845920">
          <table:table-cell table:style-name="Table14.A70" office:value-type="string">
            <text:p text:style-name="P487">LOCFH</text:p>
          </table:table-cell>
          <table:table-cell table:style-name="Table14.B64" office:value-type="string">
            <text:p text:style-name="P255">7-287</text:p>
          </table:table-cell>
          <table:table-cell table:style-name="Table14.C64" office:value-type="string">
            <text:p text:style-name="P125"><text:span text:style-name="T131">S</text:span><text:span text:style-name="T133">390</text:span><text:span text:style-name="T131">x </text:span>-<text:span text:style-name="T178">10</text:span></text:p>
          </table:table-cell>
          <table:table-cell table:style-name="Table14.D64" office:value-type="string">
            <text:p text:style-name="P404">ERSYB1</text:p>
          </table:table-cell>
          <table:table-cell table:style-name="Table14.E64" office:value-type="string">
            <text:p text:style-name="P408">EBE0</text:p>
          </table:table-cell>
          <table:table-cell table:style-name="Table14.F64" office:value-type="string">
            <text:p text:style-name="P91"/>
          </table:table-cell>
        </table:table-row>
        <table:table-row table:style-name="TableLine94187767984608">
          <table:table-cell table:style-name="Table14.A70" office:value-type="string">
            <text:p text:style-name="P482">STOCFH</text:p>
          </table:table-cell>
          <table:table-cell table:style-name="Table14.B65" office:value-type="string">
            <text:p text:style-name="P263">7-397</text:p>
          </table:table-cell>
          <table:table-cell table:style-name="Table14.C65" office:value-type="string">
            <text:p text:style-name="P125"><text:span text:style-name="T131">S</text:span><text:span text:style-name="T133">390</text:span><text:span text:style-name="T131">x </text:span>-<text:span text:style-name="T178">10</text:span></text:p>
          </table:table-cell>
          <table:table-cell table:style-name="Table14.D65" office:value-type="string">
            <text:p text:style-name="P404">ERSYB1</text:p>
          </table:table-cell>
          <table:table-cell table:style-name="Table14.E65" office:value-type="string">
            <text:p text:style-name="P409">EBE1</text:p>
          </table:table-cell>
          <table:table-cell table:style-name="Table14.F65" office:value-type="string">
            <text:p text:style-name="P91"/>
          </table:table-cell>
        </table:table-row>
        <table:table-row table:style-name="TableLine94187767988656">
          <table:table-cell table:style-name="Table14.A70" office:value-type="string">
            <text:p text:style-name="P422">BIC</text:p>
          </table:table-cell>
          <table:table-cell table:style-name="Table14.B66" office:value-type="string">
            <text:p text:style-name="P242"><text:span text:style-name="T169">7-</text:span>39</text:p>
          </table:table-cell>
          <table:table-cell table:style-name="Table14.C66" office:value-type="string">
            <text:p text:style-name="P121"><text:span text:style-name="T131">S</text:span><text:span text:style-name="T133">390</text:span><text:span text:style-name="T131">x </text:span>-<text:span text:style-name="T174">11</text:span></text:p>
          </table:table-cell>
          <table:table-cell table:style-name="Table14.D66" office:value-type="string">
            <text:p text:style-name="P608"><text:bookmark-start text:name="__DdeLink__6175_3897418689"/>ERXYB<text:bookmark-end text:name="__DdeLink__6175_3897418689"/></text:p>
          </table:table-cell>
          <table:table-cell table:style-name="Table14.E66" office:value-type="string">
            <text:p text:style-name="P600">E347</text:p>
          </table:table-cell>
          <table:table-cell table:style-name="Table14.F66" office:value-type="string">
            <text:p text:style-name="P91"/>
          </table:table-cell>
        </table:table-row>
        <table:table-row table:style-name="TableLine94187767992704">
          <table:table-cell table:style-name="Table14.A70" office:value-type="string">
            <text:p text:style-name="P606">NORK</text:p>
          </table:table-cell>
          <table:table-cell table:style-name="Table14.B67" office:value-type="string">
            <text:p text:style-name="P244">7-314</text:p>
          </table:table-cell>
          <table:table-cell table:style-name="Table14.C67" office:value-type="string">
            <text:p text:style-name="P120"><text:span text:style-name="T131">S</text:span><text:span text:style-name="T133">390</text:span><text:span text:style-name="T131">x </text:span>-<text:span text:style-name="T179">12</text:span></text:p>
          </table:table-cell>
          <table:table-cell table:style-name="Table14.D67" office:value-type="string">
            <text:p text:style-name="P609">ERRFA1</text:p>
          </table:table-cell>
          <table:table-cell table:style-name="Table14.E67" office:value-type="string">
            <text:p text:style-name="P601"><text:bookmark-start text:name="__DdeLink__6251_3897418689"/>B976<text:bookmark-end text:name="__DdeLink__6251_3897418689"/></text:p>
          </table:table-cell>
          <table:table-cell table:style-name="Table14.F67" office:value-type="string">
            <text:p text:style-name="P91"/>
          </table:table-cell>
        </table:table-row>
        <table:table-row table:style-name="TableLine94187706478704">
          <table:table-cell table:style-name="Table14.A70" office:value-type="string">
            <text:p text:style-name="P606">NOGRK</text:p>
          </table:table-cell>
          <table:table-cell table:style-name="Table14.B68" office:value-type="string">
            <text:p text:style-name="P244">7-314</text:p>
          </table:table-cell>
          <table:table-cell table:style-name="Table14.C68" office:value-type="string">
            <text:p text:style-name="P120"><text:span text:style-name="T131">S</text:span><text:span text:style-name="T133">390</text:span><text:span text:style-name="T131">x </text:span>-<text:span text:style-name="T179">12</text:span></text:p>
          </table:table-cell>
          <table:table-cell table:style-name="Table14.D68" office:value-type="string">
            <text:p text:style-name="P610">ERRFA1</text:p>
          </table:table-cell>
          <table:table-cell table:style-name="Table14.E68" office:value-type="string">
            <text:p text:style-name="P601">B966</text:p>
          </table:table-cell>
          <table:table-cell table:style-name="Table14.F68" office:value-type="string">
            <text:p text:style-name="P91"/>
          </table:table-cell>
        </table:table-row>
        <table:table-row table:style-name="TableLine94187706482752">
          <table:table-cell table:style-name="Table14.A70" office:value-type="string">
            <text:p text:style-name="P459">SELR</text:p>
          </table:table-cell>
          <table:table-cell table:style-name="Table14.B69" office:value-type="string">
            <text:p text:style-name="P245">7-380</text:p>
          </table:table-cell>
          <table:table-cell table:style-name="Table14.C69" office:value-type="string">
            <text:p text:style-name="P120"><text:span text:style-name="T131">S</text:span><text:span text:style-name="T133">390</text:span><text:span text:style-name="T131">x </text:span>-<text:span text:style-name="T179">12</text:span></text:p>
          </table:table-cell>
          <table:table-cell table:style-name="Table14.D69" office:value-type="string">
            <text:p text:style-name="P613"><text:bookmark-start text:name="__DdeLink__6295_3897418689"/><text:span text:style-name="T207">ERRFA</text:span><text:span text:style-name="T208">2</text:span><text:bookmark-end text:name="__DdeLink__6295_3897418689"/></text:p>
          </table:table-cell>
          <table:table-cell table:style-name="Table14.E69" office:value-type="string">
            <text:p text:style-name="P601">B9F0</text:p>
          </table:table-cell>
          <table:table-cell table:style-name="Table14.F69" office:value-type="string">
            <text:p text:style-name="P91"/>
          </table:table-cell>
        </table:table-row>
        <table:table-row table:style-name="TableLine94187706486800">
          <table:table-cell table:style-name="Table14.A70" office:value-type="string">
            <text:p text:style-name="P459">SELGR</text:p>
          </table:table-cell>
          <table:table-cell table:style-name="Table14.B70" office:value-type="string">
            <text:p text:style-name="P245">7-380</text:p>
          </table:table-cell>
          <table:table-cell table:style-name="Table14.C70" office:value-type="string">
            <text:p text:style-name="P120"><text:span text:style-name="T131">S</text:span><text:span text:style-name="T133">390</text:span><text:span text:style-name="T131">x </text:span>-<text:span text:style-name="T179">12</text:span></text:p>
          </table:table-cell>
          <table:table-cell table:style-name="Table14.D70" office:value-type="string">
            <text:p text:style-name="P618"><text:span text:style-name="T113">ERRFA</text:span><text:span text:style-name="T209">2</text:span></text:p>
          </table:table-cell>
          <table:table-cell table:style-name="Table14.E70" office:value-type="string">
            <text:p text:style-name="P601">B9E3</text:p>
          </table:table-cell>
          <table:table-cell table:style-name="Table14.F70" office:value-type="string">
            <text:p text:style-name="P91"/>
          </table:table-cell>
        </table:table-row>
        <table:table-row table:style-name="TableLine94187768375440">
          <table:table-cell table:style-name="Table14.A71" office:value-type="string">
            <text:p text:style-name="P459">SELFHR</text:p>
          </table:table-cell>
          <table:table-cell table:style-name="Table14.B71" office:value-type="string">
            <text:p text:style-name="P245">7-380</text:p>
          </table:table-cell>
          <table:table-cell table:style-name="Table14.C71" office:value-type="string">
            <text:p text:style-name="P120"><text:span text:style-name="T131">S</text:span><text:span text:style-name="T133">390</text:span><text:span text:style-name="T131">x </text:span>-<text:span text:style-name="T179">12</text:span></text:p>
          </table:table-cell>
          <table:table-cell table:style-name="Table14.D71" office:value-type="string">
            <text:p text:style-name="P619"><text:span text:style-name="T113">ERRFA</text:span><text:span text:style-name="T209">2</text:span></text:p>
          </table:table-cell>
          <table:table-cell table:style-name="Table14.E71" office:value-type="string">
            <text:p text:style-name="P601">B9C0</text:p>
          </table:table-cell>
          <table:table-cell table:style-name="Table14.F71" office:value-type="string">
            <text:p text:style-name="P91"/>
          </table:table-cell>
        </table:table-row>
      </table:table>
      <text:p text:style-name="P576"/>
      <text:p text:style-name="P632"><text:span text:style-name="T101">Note 1. <text:s/>These two extended mnemonics rename their respective base mnemonics. <text:s/>The two extended mnemonics, </text:span><text:span text:style-name="T137">LFI</text:span><text:span text:style-name="T101"> and </text:span><text:span text:style-name="T137">LLGFI</text:span><text:span text:style-name="T101">, appear to have been introduced with the -13 version of the PoO. <text:s/>The entries for the base mnemonics, <text:s/></text:span><text:span text:style-name="T137">IILF</text:span><text:span text:style-name="T101"> and </text:span><text:span text:style-name="T137">LLILF</text:span><text:span text:style-name="T101">, have change bars next to them in the -13 PoO </text:span><text:span text:style-name="T103">J appendix</text:span><text:span text:style-name="T101">. <text:s/>The base mnemonics for the machine instructions, </text:span><text:span text:style-name="T137">IILF</text:span><text:span text:style-name="T101"> and </text:span><text:span text:style-name="T137">LLILF</text:span><text:span text:style-name="T101">, </text:span><text:span text:style-name="T102">were</text:span><text:span text:style-name="T101"> introduced with the -04 version of the PoO in which </text:span><text:span text:style-name="T102">its </text:span><text:span text:style-name="T101">Appendix B, List of Instructions, has change bars next to these instructions. <text:s/></text:span><text:span text:style-name="T102">It can only be speculated why there are 17 years between the introduction of the machine instructions with the -04 PoO manual (September, 2005) and the introduction of the extended mnemonics with the -13 PoO manual, (May, 2022). <text:s/>The extended mnemonic implementation plan documented here is based upon when the base instruction was introduced. <text:s/>So these two extended mnemonics introduced in 2022 are </text:span><text:span text:style-name="T103">implemented as if they were introduced by</text:span><text:span text:style-name="T102"> the -04 PoO version.</text:span></text:p>
      <text:h text:style-name="Heading_20_2" text:outline-level="2"><text:bookmark-start text:name="__RefHeading___Toc6568_3897418689"/><text:soft-page-break/><text:span text:style-name="T102">F</text:span><text:span text:style-name="T1">loating Point Instructions – To Be Supplied</text:span><text:bookmark-end text:name="__RefHeading___Toc6568_3897418689"/></text:h>
      <text:p text:style-name="P633"><text:span text:style-name="T1"/></text:p>
      <text:h text:style-name="Heading_20_2" text:outline-level="2"><text:bookmark-start text:name="__RefHeading___Toc6570_3897418689"/>Vector Instructions – To Be Supplied<text:bookmark-end text:name="__RefHeading___Toc6570_3897418689"/></text:h>
      <text:p text:style-name="P633"><text:span text:style-name="T1"/></text:p>
      <text:h text:style-name="P591" text:outline-level="1"><text:bookmark-start text:name="__RefHeading___Toc2119_462580562"/>Appendix A – Extended Mnemonic Limitation<text:bookmark-end text:name="__RefHeading___Toc2119_462580562"/></text:h>
      <text:p text:style-name="P29">This appendix explains the current (2022) situation with regards to extended mnemonics and in general terms what enhances are needed within MSL and where those enhancements affect the rest of ASMA.</text:p>
      <text:p text:style-name="P25">Extended mnemonics when ASMA was under active development was limited to use of the mask field (bits 8-11) in various branch-type instructions. <text:s/>At the same time, there were a few instructions that utilized some or all of bits 8-15 for an extended operation field. <text:s/><text:span text:style-name="T163">Extended operation fields are used for operation codes in excess of eight bits.</text:span> <text:s/>This influenced the design of the Machine Specification Language (MSL). <text:s/>MSL was from the start created to support an extended operation field, referred to as the <text:span text:style-name="T113">XOP</text:span> field in MSL formats.</text:p>
      <text:p text:style-name="P25">Lacking multi-year imagination, the implementation decision was made to overload the XOP field as the implied mask for extended mnemonics. <text:s/>XOP at the time was a good decision. <text:s/>The contents of the XOP field is part of the instruction definition, not the format. <text:s/>So an extended mnemonic, while requiring a specific format for the source fields in the assembly, can be shared with all instructions using bits 8-11 for the mask.</text:p>
      <text:p text:style-name="P25">In this paradigm, an instruction can define bits in 8-11, or 8-15 as part of an extended mnemonic <text:span text:style-name="T163">(the </text:span><text:span text:style-name="T118">BC</text:span><text:span text:style-name="T163"> mask field)</text:span> or an extended operation code <text:span text:style-name="T163">(</text:span><text:span text:style-name="T118">SAMx</text:span><text:span text:style-name="T163"> instructions), but not both</text:span>. <text:s/></text:p>
      <text:p text:style-name="P25">Fast forward a decade and a half and ASMA is faced with a different situation. <text:s/><text:span text:style-name="T163">For one, an instruction may have an extended operation code field in bits other than 8-15. <text:s/>As it turns out MSL from the beginning supported that structure. <text:s/>However, some instructions now have extended mnemonics that use bits 8-11 for a mask </text:span><text:span text:style-name="T148">and</text:span><text:span text:style-name="T163"> an extended operation code. <text:s/>The BIC instruction is a case in point. <text:s/>The overloading of the function of XOP precludes definition of extended mnemonics for this instruction.</text:span></text:p>
      <text:p text:style-name="P26">Additionally, for a number of complex instructions, fields outside of bits 8-11 are used for the extended mnemonic. <text:s/>MSL has no way to describe what is to be placed in those extended mnemonic fields. <text:s/>It is this enhancement that is required of the MSL for these new extended mnemonics.</text:p>
      <text:p text:style-name="P26">This enhancement touches three main portions of ASMA:</text:p>
      <text:list xml:id="list1469130946" text:style-name="L3">
        <text:list-item>
          <text:p text:style-name="P625">MSL itself <text:span text:style-name="T164">(</text:span><text:span text:style-name="T120">doc/asma/MSL.odt</text:span><text:span text:style-name="T164"> and </text:span><text:span text:style-name="T120">doc/asma/MSL.pdf</text:span><text:span text:style-name="T164">)</text:span>, the</text:p>
        </text:list-item>
        <text:list-item>
          <text:p text:style-name="P630"><text:span text:style-name="T74">MSL database built by ASMA at program start </text:span><text:span text:style-name="T75">(</text:span><text:span text:style-name="T120">asma/msldb.py</text:span><text:span text:style-name="T75">)</text:span><text:span text:style-name="T74">, and the</text:span></text:p>
        </text:list-item>
        <text:list-item>
          <text:p text:style-name="P625">instruction builder <text:span text:style-name="T164">(</text:span><text:span text:style-name="T120">asma/insnbldr.py</text:span><text:span text:style-name="T164">)</text:span> to fill the extended mnemonic fields for the instruction.</text:p>
        </text:list-item>
      </text:list>
      <text:p text:style-name="P27"><text:soft-page-break/>The database creation is really conversion of the MSL text files into Python constructs. <text:s/><text:span text:style-name="T121">msldb.py</text:span><text:span text:style-name="T166"> is essentially the syntax analyzer of the MSL. <text:s/></text:span>The Python constructs are passed to the instruction builder to fill in the value<text:span text:style-name="T167">s</text:span> of the instruction fields. <text:s/>It identifies the source of for the machine instruction. <text:s/><text:span text:style-name="T166">In the context of a language, </text:span><text:span text:style-name="T121">insnbldr.py</text:span><text:span text:style-name="T166"> performs semantic processing o</text:span><text:span text:style-name="T167">f</text:span><text:span text:style-name="T166"> MSL.</text:span></text:p>
      <text:p text:style-name="P27">Two MSL statements participate in instruction definition: the</text:p>
      <text:list xml:id="list1476868890" text:style-name="L4">
        <text:list-item>
          <text:p text:style-name="P626"><text:span text:style-name="T113">inst</text:span> statement, and the</text:p>
        </text:list-item>
        <text:list-item>
          <text:p text:style-name="P626"><text:span text:style-name="T113">format</text:span> statement.</text:p>
        </text:list-item>
      </text:list>
      <text:p text:style-name="P42"><text:span text:style-name="T119">inst</text:span><text:span text:style-name="T73"> defines which format is used by the instruction and machine instruction constant content, such as the operation code or extended operation code.</text:span></text:p>
      <text:p text:style-name="P43"><text:span text:style-name="T113">format</text:span><text:span text:style-name="T1"> maps the instruction’s </text:span><text:span text:style-name="T76">source </text:span><text:span text:style-name="T1">operands to the destination field within the machine instruction </text:span><text:span text:style-name="T77">in</text:span><text:span text:style-name="T1">to which the operand value is inserted.</text:span></text:p>
      <text:p text:style-name="P28">A new extended mnemonic format is required for those instructions that have extended mnemonics. <text:s/>This is because the instruction’s source syntax changes as a result of the extended mnemonic.</text:p>
      <text:p text:style-name="P28">However, the values used by each instruction in the extended mnemonic is instruction specific and should appear within the individual extended mnemonic’s <text:span text:style-name="T113">inst</text:span> statement, as is the case for the <text:span text:style-name="T113">XOP</text:span> field content currently supported by MSL.</text:p>
      <text:p text:style-name="P36">Additionally, certain extended mnemonics effect specific bits in certain ways, and some bits should be ignored. <text:s/>A <text:span text:style-name="T201">new parameter </text:span>for support of these individual cases require<text:span text:style-name="T201">s</text:span> addition to MSL. <text:s/>And example is the <text:span text:style-name="T113">ROTATE</text:span> <text:span text:style-name="T113">THEN</text:span>… instructions. <text:s/>Others may appear. <text:s/><text:span text:style-name="T165">In the general case a special routine within ASMA must be triggered by the MSL to handle these cases.</text:span></text:p>
      <text:p text:style-name="P37">The limitation described above is eliminated by implementation of two new parameters to the <text:span text:style-name="T113">inst</text:span> statement:</text:p>
      <text:list xml:id="list1478677058" text:style-name="L5">
        <text:list-item>
          <text:p text:style-name="P627"><text:span text:style-name="T113">fixed</text:span> – used to insert a specific value into an instruction’s field, and</text:p>
        </text:list-item>
        <text:list-item>
          <text:p text:style-name="P627"><text:span text:style-name="T113">filter</text:span> – used to manipulate the assembled operand when placed in the instruction.</text:p>
        </text:list-item>
      </text:list>
      <text:p text:style-name="P57"><text:span text:style-name="T106">With</text:span><text:span text:style-name="T75"> these </text:span><text:span text:style-name="T106">two </text:span><text:span text:style-name="T75">enhancements, the missing extended mnemonics </text:span><text:span text:style-name="T106">can be defined</text:span><text:span text:style-name="T75"> within the MSL files </text:span><text:span text:style-name="T107">for </text:span><text:span text:style-name="T75">them. <text:s/></text:span><text:span text:style-name="T106">Enhancements to other components involved in instruction creation in particular, </text:span><text:span text:style-name="T141">insnbldr.py</text:span><text:span text:style-name="T106">, allow these instructions to be be assembled.</text:span></text:p>
      <text:p text:style-name="P58"><text:span text:style-name="T106">T</text:span><text:span text:style-name="T1">hese enhancements also open up the possibility of re-implementing extended mnemonics using the </text:span><text:span text:style-name="T113">XOP</text:span><text:span text:style-name="T1"> overload approach using the new parameters.</text:span></text:p>
      <text:p text:style-name="P44"><text:soft-page-break/><text:span text:style-name="T75">It should be noted that a number of MSL parameters </text:span><text:span text:style-name="T76">as they appear in the text file and are placed within the database are</text:span><text:span text:style-name="T75"> </text:span><text:span text:style-name="T9">tightly</text:span><text:span text:style-name="T75"> coupled with </text:span><text:span text:style-name="T76">operand syntax parsing and </text:span><text:span text:style-name="T75">the </text:span><text:span text:style-name="T76">instruction builder</text:span><text:span text:style-name="T75">. </text:span><text:span text:style-name="T76"><text:s/>Arbitrary changes to source operand names or machine instruction fields should not be made.</text:span></text:p>
      <text:h text:style-name="Heading_20_2" text:outline-level="2"><text:bookmark-start text:name="__RefHeading___Toc5830_3670416869"/>Implementation and Testing Considerations<text:bookmark-end text:name="__RefHeading___Toc5830_3670416869"/></text:h>
      <text:p text:style-name="P48"><text:span text:style-name="T1">The above is written as though the MSL language can be enhanced separate from instruction definition and implementation by ASMA. <text:s/>The realities of implementation and testing is that, while MSL changes must precede instruction definition, testing can not occur without all three components being enhanced. <text:s/>Yes, </text:span><text:span text:style-name="T113">mslrpt.py</text:span><text:span text:style-name="T1"> allows testing of the MSL language. <text:s/>However, instructions that utilize the MSL enhancements and that can then be successfully assembled (</text:span><text:span text:style-name="T113">insnbldr.py</text:span><text:span text:style-name="T1">) is the real test. <text:s/>Those tests may result in changes to the MSL language or adjustments to </text:span><text:span text:style-name="T113">msldb.py</text:span><text:span text:style-name="T1"> </text:span><text:span text:style-name="T89">or </text:span><text:span text:style-name="T134">insnbldr.py</text:span><text:span text:style-name="T89"> </text:span><text:span text:style-name="T107">or other modules </text:span><text:span text:style-name="T1">to achieve successful assembly.</text:span></text:p>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ans" svg:font-family="'Liberation Sans'" style:font-family-generic="swiss"/>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paragraph-rsid="00058f2f"/>
    </style:style>
    <style:style style:name="MP2" style:family="paragraph" style:parent-style-name="Footer">
      <style:paragraph-properties fo:text-align="center" style:justify-single-word="false"/>
      <style:text-properties style:font-name="Liberation Sans1" officeooo:rsid="00058f2f" officeooo:paragraph-rsid="00058f2f"/>
    </style:style>
    <style:style style:name="MT1" style:family="text">
      <style:text-properties style:font-name="Liberation Sans1" fo:font-size="14pt" officeooo:rsid="00058f2f" style:font-size-asian="12.25pt" style:font-size-complex="14pt"/>
    </style:style>
    <style:style style:name="MT2" style:family="text">
      <style:text-properties style:font-name="Liberation Sans1" fo:font-size="14pt" officeooo:rsid="0011aab1" style:font-size-asian="12.25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Instruction </text:span><text:span text:style-name="MT2">Status</text:span></text:p>
      </style:header>
      <style:footer>
        <text:p text:style-name="MP2">Page <text:page-number text:select-page="current">18</text:page-number><text:s/>of <text:page-count>18</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1T10:25:17.170157390</meta:creation-date>
    <meta:generator>LibreOffice/6.4.7.2$Linux_X86_64 LibreOffice_project/40$Build-2</meta:generator>
    <dc:date>2022-10-17T10:42:22.839126887</dc:date>
    <meta:editing-duration>P2DT10H42M6S</meta:editing-duration>
    <meta:editing-cycles>497</meta:editing-cycles>
    <meta:document-statistic meta:table-count="29" meta:image-count="0" meta:object-count="0" meta:page-count="18" meta:paragraph-count="1311" meta:word-count="4422" meta:character-count="26530" meta:non-whitespace-character-count="23293"/>
  </office:meta>
</office:document-meta>
</file>